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39.197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8.287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oblacio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ncesionario</text:p>
          </table:table-cell>
          <table:table-cell office:value-type="string" calcext:value-type="string">
            <text:p>Distintiv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Potencia W</text:p>
          </table:table-cell>
          <table:table-cell table:style-name="Default" office:value-type="string" calcext:value-type="string">
            <text:p>Inicio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Altura</text:p>
          </table:table-cell>
          <table:table-cell/>
        </table:table-row>
        <table:table-row table:style-name="ro1">
          <table:table-cell office:value-type="string" calcext:value-type="string">
            <text:p><text:s/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NUEL GUADALUPE, J. JESÚS, MARÍA CRISTINA, MARÍA TERESA, JOSÉ ABRAHAM Y ALFONSO RAMÍREZ DE LA TORRE</text:p>
          </table:table-cell>
          <table:table-cell office:value-type="string" calcext:value-type="string">
            <text:p>XH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AGS, S.A. DE C.V.</text:p>
          </table:table-cell>
          <table:table-cell office:value-type="string" calcext:value-type="string">
            <text:p>XHAG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10/08</text:p>
          </table:table-cell>
          <table:table-cell office:value-type="string" calcext:value-type="string">
            <text:p>28/10/20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 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XCEDRA, S.A. DE C.V.</text:p>
          </table:table-cell>
          <table:table-cell office:value-type="string" calcext:value-type="string">
            <text:p>XHAG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8/09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RMA GRACIELA PEÑA TORRES</text:p>
          </table:table-cell>
          <table:table-cell office:value-type="string" calcext:value-type="string">
            <text:p>XHAG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56700" calcext:value-type="float">
            <text:p>56700</text:p>
          </table:table-cell>
          <table:table-cell office:value-type="string" calcext:value-type="string">
            <text:p>30/10/07</text:p>
          </table:table-cell>
          <table:table-cell office:value-type="string" calcext:value-type="string">
            <text:p>29/10/19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AR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1/08/11</text:p>
          </table:table-cell>
          <table:table-cell office:value-type="string" calcext:value-type="string">
            <text:p>30/08/23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ENTRAL, S.A. DE C.V.</text:p>
          </table:table-cell>
          <table:table-cell office:value-type="string" calcext:value-type="string">
            <text:p>XHB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ALVILLO, S.A. DE C.V.</text:p>
          </table:table-cell>
          <table:table-cell office:value-type="string" calcext:value-type="string">
            <text:p>XHCA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11/13</text:p>
          </table:table-cell>
          <table:table-cell office:value-type="string" calcext:value-type="string">
            <text:p>21/11/25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RADIO XEDC, S.A. DE C.V.</text:p>
          </table:table-cell>
          <table:table-cell office:value-type="string" calcext:value-type="string">
            <text:p>XHD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DC-AM</text:p>
          </table:table-cell>
          <table:table-cell table:style-name="Default"/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AN MARCOS, S.A. DE C.V.</text:p>
          </table:table-cell>
          <table:table-cell office:value-type="string" calcext:value-type="string">
            <text:p>XHE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NDEL, A.C.</text:p>
          </table:table-cell>
          <table:table-cell office:value-type="string" calcext:value-type="string">
            <text:p>XHM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04/09/7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LIBERTAD, S.A. DE C.V.</text:p>
          </table:table-cell>
          <table:table-cell office:value-type="string" calcext:value-type="string">
            <text:p>XHPL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1/09</text:p>
          </table:table-cell>
          <table:table-cell office:value-type="string" calcext:value-type="string">
            <text:p>12/01/19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AGUASCALIENTES</text:p>
          </table:table-cell>
          <table:table-cell office:value-type="string" calcext:value-type="string">
            <text:p>XHR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17/11/10</text:p>
          </table:table-cell>
          <table:table-cell office:value-type="string" calcext:value-type="string">
            <text:p>16/11/22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NERGÍA DIGITAL F.M., S.A. DE C.V.</text:p>
          </table:table-cell>
          <table:table-cell office:value-type="string" calcext:value-type="string">
            <text:p>XHUN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58803" calcext:value-type="float">
            <text:p>58803</text:p>
          </table:table-cell>
          <table:table-cell office:value-type="string" calcext:value-type="string">
            <text:p>27/05/08</text:p>
          </table:table-cell>
          <table:table-cell office:value-type="string" calcext:value-type="string">
            <text:p>26/05/20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OLASOL, S.A. DE C.V.</text:p>
          </table:table-cell>
          <table:table-cell office:value-type="string" calcext:value-type="string">
            <text:p>XHUV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9/04</text:p>
          </table:table-cell>
          <table:table-cell office:value-type="string" calcext:value-type="string">
            <text:p>20/09/16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FM, S.A. DE C.V.</text:p>
          </table:table-cell>
          <table:table-cell office:value-type="string" calcext:value-type="string">
            <text:p>XHU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58803" calcext:value-type="float">
            <text:p>58803</text:p>
          </table:table-cell>
          <table:table-cell office:value-type="string" calcext:value-type="string">
            <text:p>11/04/13</text:p>
          </table:table-cell>
          <table:table-cell office:value-type="string" calcext:value-type="string">
            <text:p>10/04/25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AGUASCALIENTES</text:p>
          </table:table-cell>
          <table:table-cell office:value-type="string" calcext:value-type="string">
            <text:p>XHUA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11/12</text:p>
          </table:table-cell>
          <table:table-cell office:value-type="string" calcext:value-type="string">
            <text:p>03/11/24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PUBLICIDAD DE AGUASCALIENTES, S.A. DE C.V.</text:p>
          </table:table-cell>
          <table:table-cell office:value-type="string" calcext:value-type="string">
            <text:p>XHY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YZ-AM.</text:p>
          </table:table-cell>
          <table:table-cell table:style-name="Default"/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SMORRADIAL, S.A. DE C.V.</text:p>
          </table:table-cell>
          <table:table-cell office:value-type="string" calcext:value-type="string">
            <text:p>XHLT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15251" calcext:value-type="float">
            <text:p>215251</text:p>
          </table:table-cell>
          <table:table-cell office:value-type="float" office:value="1021746" calcext:value-type="float">
            <text:p>102174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CALVILLO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EFINA REYES SAHAGÚN</text:p>
          </table:table-cell>
          <table:table-cell office:value-type="string" calcext:value-type="string">
            <text:p>XHE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EY-AM</text:p>
          </table:table-cell>
          <table:table-cell table:style-name="Default"/>
          <table:table-cell office:value-type="float" office:value="215049" calcext:value-type="float">
            <text:p>215049</text:p>
          </table:table-cell>
          <table:table-cell office:value-type="float" office:value="1024307" calcext:value-type="float">
            <text:p>1024307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JESÚS MARÍA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AGUASCALIENTES</text:p>
          </table:table-cell>
          <table:table-cell office:value-type="string" calcext:value-type="string">
            <text:p>XHN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string" calcext:value-type="string">
            <text:p>Cambio de frecuencia de la estación XENM-AM</text:p>
          </table:table-cell>
          <table:table-cell table:style-name="Default"/>
          <table:table-cell office:value-type="float" office:value="215740" calcext:value-type="float">
            <text:p>215740</text:p>
          </table:table-cell>
          <table:table-cell office:value-type="float" office:value="1022036" calcext:value-type="float">
            <text:p>1022036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CALVILLO</text:p>
          </table:table-cell>
          <table:table-cell office:value-type="string" calcext:value-type="string">
            <text:p>AG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UNICACIÓN INTEGRAL PARA LA FAMILIA, A.C.</text:p>
          </table:table-cell>
          <table:table-cell office:value-type="string" calcext:value-type="string">
            <text:p>XHCI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215049" calcext:value-type="float">
            <text:p>215049</text:p>
          </table:table-cell>
          <table:table-cell office:value-type="float" office:value="1024307" calcext:value-type="float">
            <text:p>1024307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CD. MORELOS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PRODUCCIÓN DE CALIDAD, S.A. DE C.V.</text:p>
          </table:table-cell>
          <table:table-cell office:value-type="string" calcext:value-type="string">
            <text:p>XHD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323756" calcext:value-type="float">
            <text:p>323756</text:p>
          </table:table-cell>
          <table:table-cell office:value-type="float" office:value="1145103" calcext:value-type="float">
            <text:p>114510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A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7/08/06</text:p>
          </table:table-cell>
          <table:table-cell office:value-type="string" calcext:value-type="string">
            <text:p>26/08/18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16/02/09</text:p>
          </table:table-cell>
          <table:table-cell office:value-type="string" calcext:value-type="string">
            <text:p>15/02/21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ENSENADA, S.A.</text:p>
          </table:table-cell>
          <table:table-cell office:value-type="string" calcext:value-type="string">
            <text:p>XHD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B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1/11/04</text:p>
          </table:table-cell>
          <table:table-cell office:value-type="string" calcext:value-type="string">
            <text:p>10/11/16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EN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16/02/09</text:p>
          </table:table-cell>
          <table:table-cell office:value-type="string" calcext:value-type="string">
            <text:p>15/02/21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LORIA HERMINIA ENCISO POWER, GLORIA HERMINIA, MARICEL, JOSÉ ENRIQUE, MARCIA, CLAUDIA BEATRIZ Y LAURA ELENA, TODOS DE APELLIDOS JIMÉNEZ ENCISO</text:p>
          </table:table-cell>
          <table:table-cell office:value-type="string" calcext:value-type="string">
            <text:p>XHEP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LORIA HERMINIA ENCISO POWER</text:p>
          </table:table-cell>
          <table:table-cell office:value-type="string" calcext:value-type="string">
            <text:p>XHH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XHU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3/03/87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315128" calcext:value-type="float">
            <text:p>315128</text:p>
          </table:table-cell>
          <table:table-cell office:value-type="float" office:value="1163621" calcext:value-type="float">
            <text:p>1163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SENADA (C. LA BUFADORA)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UZIVRA, S.A. DE C.V.</text:p>
          </table:table-cell>
          <table:table-cell office:value-type="string" calcext:value-type="string">
            <text:p>XHFZ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8/08/09</text:p>
          </table:table-cell>
          <table:table-cell office:value-type="string" calcext:value-type="string">
            <text:p>17/08/21</text:p>
          </table:table-cell>
          <table:table-cell office:value-type="float" office:value="315124" calcext:value-type="float">
            <text:p>315124</text:p>
          </table:table-cell>
          <table:table-cell office:value-type="float" office:value="1163628" calcext:value-type="float">
            <text:p>116362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MOTORA DE MEXICALI, S.A.</text:p>
          </table:table-cell>
          <table:table-cell office:value-type="string" calcext:value-type="string">
            <text:p>XEW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XHB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6/10/7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CM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6/02/09</text:p>
          </table:table-cell>
          <table:table-cell office:value-type="string" calcext:value-type="string">
            <text:p>15/02/21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J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31/01/10</text:p>
          </table:table-cell>
          <table:table-cell office:value-type="string" calcext:value-type="string">
            <text:p>30/01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MC, S.A. DE C.V.</text:p>
          </table:table-cell>
          <table:table-cell office:value-type="string" calcext:value-type="string">
            <text:p>XHM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10/11/02</text:p>
          </table:table-cell>
          <table:table-cell office:value-type="string" calcext:value-type="string">
            <text:p>09/11/14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FEMMEX, S.A. DE C.V.</text:p>
          </table:table-cell>
          <table:table-cell office:value-type="string" calcext:value-type="string">
            <text:p>XHMM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12/02/10</text:p>
          </table:table-cell>
          <table:table-cell office:value-type="string" calcext:value-type="string">
            <text:p>11/02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TELEVISORA DE MEXICALI, S.A. DE C.V.</text:p>
          </table:table-cell>
          <table:table-cell office:value-type="string" calcext:value-type="string">
            <text:p>XHMO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4/08/08</text:p>
          </table:table-cell>
          <table:table-cell office:value-type="string" calcext:value-type="string">
            <text:p>23/08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TELEVISIÓN INTERNACIONAL, S.A. DE C.V.</text:p>
          </table:table-cell>
          <table:table-cell office:value-type="string" calcext:value-type="string">
            <text:p>XHMU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30/03/09</text:p>
          </table:table-cell>
          <table:table-cell office:value-type="string" calcext:value-type="string">
            <text:p>29/03/21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 <text:s/></text:p>
          </table:table-cell>
          <table:table-cell office:value-type="string" calcext:value-type="string">
            <text:p>XHP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14118" calcext:value-type="float">
            <text:p>14118</text:p>
          </table:table-cell>
          <table:table-cell office:value-type="string" calcext:value-type="string">
            <text:p>24/02/06</text:p>
          </table:table-cell>
          <table:table-cell office:value-type="string" calcext:value-type="string">
            <text:p>23/02/18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S ESPECIALES, S.A.</text:p>
          </table:table-cell>
          <table:table-cell office:value-type="string" calcext:value-type="string">
            <text:p>XHS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04/05/10</text:p>
          </table:table-cell>
          <table:table-cell office:value-type="string" calcext:value-type="string">
            <text:p>03/05/20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SU, S.A.</text:p>
          </table:table-cell>
          <table:table-cell office:value-type="string" calcext:value-type="string">
            <text:p>XHS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SU-AM</text:p>
          </table:table-cell>
          <table:table-cell table:style-name="Default"/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EXICALI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V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14118" calcext:value-type="float">
            <text:p>14118</text:p>
          </table:table-cell>
          <table:table-cell office:value-type="string" calcext:value-type="string">
            <text:p>10/12/12</text:p>
          </table:table-cell>
          <table:table-cell office:value-type="string" calcext:value-type="string">
            <text:p>09/12/24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MOROS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ISTEMAS DE COMUNICACIÓN BAJACALIFORNIANA, S.A. DE C.V.</text:p>
          </table:table-cell>
          <table:table-cell office:value-type="string" calcext:value-type="string">
            <text:p>XHMI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323948" calcext:value-type="float">
            <text:p>323948</text:p>
          </table:table-cell>
          <table:table-cell office:value-type="float" office:value="1152804" calcext:value-type="float">
            <text:p>11528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N FELIPE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UMBERTO ARECHIGA ESPINOZA</text:p>
          </table:table-cell>
          <table:table-cell office:value-type="string" calcext:value-type="string">
            <text:p>XHSF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3/03/10</text:p>
          </table:table-cell>
          <table:table-cell office:value-type="string" calcext:value-type="string">
            <text:p>22/03/20</text:p>
          </table:table-cell>
          <table:table-cell office:value-type="float" office:value="310151" calcext:value-type="float">
            <text:p>310151</text:p>
          </table:table-cell>
          <table:table-cell office:value-type="float" office:value="1145004" calcext:value-type="float">
            <text:p>114500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ECATE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HHI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07/11/03</text:p>
          </table:table-cell>
          <table:table-cell office:value-type="string" calcext:value-type="string">
            <text:p>06/11/15</text:p>
          </table:table-cell>
          <table:table-cell office:value-type="float" office:value="323420" calcext:value-type="float">
            <text:p>323420</text:p>
          </table:table-cell>
          <table:table-cell office:value-type="float" office:value="1163825" calcext:value-type="float">
            <text:p>1163825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TECATE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UCHUMA, S.A.</text:p>
          </table:table-cell>
          <table:table-cell office:value-type="string" calcext:value-type="string">
            <text:p>XHK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420" calcext:value-type="float">
            <text:p>323420</text:p>
          </table:table-cell>
          <table:table-cell office:value-type="float" office:value="1163825" calcext:value-type="float">
            <text:p>1163825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TECATE (C. BOLA)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DIA SPORTS DE MÉXICO, S.A. DE C.V.</text:p>
          </table:table-cell>
          <table:table-cell office:value-type="string" calcext:value-type="string">
            <text:p>XHP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16/11/03</text:p>
          </table:table-cell>
          <table:table-cell office:value-type="string" calcext:value-type="string">
            <text:p>15/11/15</text:p>
          </table:table-cell>
          <table:table-cell office:value-type="float" office:value="321852" calcext:value-type="float">
            <text:p>321852</text:p>
          </table:table-cell>
          <table:table-cell office:value-type="float" office:value="1163953" calcext:value-type="float">
            <text:p>116395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XERSA, S.A. DE C.V.</text:p>
          </table:table-cell>
          <table:table-cell office:value-type="string" calcext:value-type="string">
            <text:p>XET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BROADCASTING BAJA CALIFORNIA, S.A. DE C.V.</text:p>
          </table:table-cell>
          <table:table-cell office:value-type="string" calcext:value-type="string">
            <text:p>XH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21/07/09</text:p>
          </table:table-cell>
          <table:table-cell office:value-type="string" calcext:value-type="string">
            <text:p>20/07/19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GL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06/07/05</text:p>
          </table:table-cell>
          <table:table-cell office:value-type="string" calcext:value-type="string">
            <text:p>05/07/17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FG, S.A. DE C.V.</text:p>
          </table:table-cell>
          <table:table-cell office:value-type="string" calcext:value-type="string">
            <text:p>XHF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20600" calcext:value-type="float">
            <text:p>20600</text:p>
          </table:table-cell>
          <table:table-cell office:value-type="string" calcext:value-type="string">
            <text:p>25/09/09</text:p>
          </table:table-cell>
          <table:table-cell office:value-type="string" calcext:value-type="string">
            <text:p>24/09/19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<text:s/>FRECUENCIA MODULADA DEL NOROESTE, S.A.</text:p>
          </table:table-cell>
          <table:table-cell office:value-type="string" calcext:value-type="string">
            <text:p>XHOC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6/05</text:p>
          </table:table-cell>
          <table:table-cell office:value-type="string" calcext:value-type="string">
            <text:p>05/06/17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TECNOLÓGICO DE TIJUANA</text:p>
          </table:table-cell>
          <table:table-cell office:value-type="string" calcext:value-type="string">
            <text:p>XHIT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30/09/86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XERSA, S.A. DE C.V.</text:p>
          </table:table-cell>
          <table:table-cell office:value-type="string" calcext:value-type="string">
            <text:p>XHIT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2/11/03</text:p>
          </table:table-cell>
          <table:table-cell office:value-type="string" calcext:value-type="string">
            <text:p>11/11/15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MARTHA MARGARITA BARBA DE LA TORRE</text:p>
          </table:table-cell>
          <table:table-cell office:value-type="string" calcext:value-type="string">
            <text:p>XHLN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25/01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LT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57290" calcext:value-type="float">
            <text:p>57290</text:p>
          </table:table-cell>
          <table:table-cell office:value-type="string" calcext:value-type="string">
            <text:p>10/12/12</text:p>
          </table:table-cell>
          <table:table-cell office:value-type="string" calcext:value-type="string">
            <text:p>09/12/24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ENSACIÓN DE TIJUANA, S.A.</text:p>
          </table:table-cell>
          <table:table-cell office:value-type="string" calcext:value-type="string">
            <text:p>XHMO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9/09/07</text:p>
          </table:table-cell>
          <table:table-cell office:value-type="string" calcext:value-type="string">
            <text:p>08/09/19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XERSA, S.A. DE C.V.</text:p>
          </table:table-cell>
          <table:table-cell office:value-type="string" calcext:value-type="string">
            <text:p>XHR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9/01/07</text:p>
          </table:table-cell>
          <table:table-cell office:value-type="string" calcext:value-type="string">
            <text:p>18/01/19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IMPULSOR DE MEDIOS, S.A. DE C.V. </text:p>
          </table:table-cell>
          <table:table-cell office:value-type="string" calcext:value-type="string">
            <text:p>XHRS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/10/04</text:p>
          </table:table-cell>
          <table:table-cell office:value-type="string" calcext:value-type="string">
            <text:p>05/10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TI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18/08/03</text:p>
          </table:table-cell>
          <table:table-cell office:value-type="string" calcext:value-type="string">
            <text:p>17/08/15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U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32790" calcext:value-type="float">
            <text:p>32790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IJUANA 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IJUANA FM, S.A. DE C.V.</text:p>
          </table:table-cell>
          <table:table-cell office:value-type="string" calcext:value-type="string">
            <text:p>XHT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7/11/04</text:p>
          </table:table-cell>
          <table:table-cell office:value-type="string" calcext:value-type="string">
            <text:p>06/11/16</text:p>
          </table:table-cell>
          <table:table-cell office:value-type="float" office:value="323205" calcext:value-type="float">
            <text:p>323205</text:p>
          </table:table-cell>
          <table:table-cell office:value-type="float" office:value="1170237" calcext:value-type="float">
            <text:p>117023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AHÍA ASUNCIÓN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UMBERTO ESPINOZA PIEDRÍN</text:p>
          </table:table-cell>
          <table:table-cell office:value-type="string" calcext:value-type="string">
            <text:p>XHA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270825" calcext:value-type="float">
            <text:p>270825</text:p>
          </table:table-cell>
          <table:table-cell office:value-type="float" office:value="1141745" calcext:value-type="float">
            <text:p>11417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HÍA ASUNCIÓN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BERTHA JOSEFA CESARIA COTA AGUILAR</text:p>
          </table:table-cell>
          <table:table-cell office:value-type="string" calcext:value-type="string">
            <text:p>XHB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BAC-AM</text:p>
          </table:table-cell>
          <table:table-cell table:style-name="Default"/>
          <table:table-cell office:value-type="float" office:value="270825" calcext:value-type="float">
            <text:p>270825</text:p>
          </table:table-cell>
          <table:table-cell office:value-type="float" office:value="1141745" calcext:value-type="float">
            <text:p>11417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HÍA DE TORTUGAS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DOLFO ROMEO HERNÁNDEZ Y ESPINOZA</text:p>
          </table:table-cell>
          <table:table-cell office:value-type="string" calcext:value-type="string">
            <text:p>XHB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274159" calcext:value-type="float">
            <text:p>274159</text:p>
          </table:table-cell>
          <table:table-cell office:value-type="float" office:value="1145359" calcext:value-type="float">
            <text:p>114535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BAHÍA DE TORTUGAS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H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1/11/11</text:p>
          </table:table-cell>
          <table:table-cell office:value-type="string" calcext:value-type="string">
            <text:p>31/10/23</text:p>
          </table:table-cell>
          <table:table-cell office:value-type="float" office:value="274159" calcext:value-type="float">
            <text:p>274159</text:p>
          </table:table-cell>
          <table:table-cell office:value-type="float" office:value="1145359" calcext:value-type="float">
            <text:p>114535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BAHÍA DE TORTUGAS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NDELARIO SERNA GURROLA</text:p>
          </table:table-cell>
          <table:table-cell office:value-type="string" calcext:value-type="string">
            <text:p>XHB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5/05</text:p>
          </table:table-cell>
          <table:table-cell office:value-type="string" calcext:value-type="string">
            <text:p>07/05/17</text:p>
          </table:table-cell>
          <table:table-cell office:value-type="float" office:value="274159" calcext:value-type="float">
            <text:p>274159</text:p>
          </table:table-cell>
          <table:table-cell office:value-type="float" office:value="1145359" calcext:value-type="float">
            <text:p>114535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CABO SAN LUCAS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LU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25244" calcext:value-type="float">
            <text:p>225244</text:p>
          </table:table-cell>
          <table:table-cell office:value-type="float" office:value="1095521" calcext:value-type="float">
            <text:p>109552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D. CONSTITUCIÓN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RÍA GUADALUPE ESPINOZA PIEDRÍN</text:p>
          </table:table-cell>
          <table:table-cell office:value-type="string" calcext:value-type="string">
            <text:p>XHVS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9/01/13</text:p>
          </table:table-cell>
          <table:table-cell office:value-type="string" calcext:value-type="string">
            <text:p>18/01/25</text:p>
          </table:table-cell>
          <table:table-cell office:value-type="float" office:value="275800" calcext:value-type="float">
            <text:p>275800</text:p>
          </table:table-cell>
          <table:table-cell office:value-type="float" office:value="1140159" calcext:value-type="float">
            <text:p>114015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D. CONSTITUCIÓN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C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50156" calcext:value-type="float">
            <text:p>250156</text:p>
          </table:table-cell>
          <table:table-cell office:value-type="float" office:value="1113901" calcext:value-type="float">
            <text:p>111390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UERRERO NEGR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ESÚS MAYORAL LÓPEZ</text:p>
          </table:table-cell>
          <table:table-cell office:value-type="string" calcext:value-type="string">
            <text:p>XHGN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/03/02</text:p>
          </table:table-cell>
          <table:table-cell office:value-type="string" calcext:value-type="string">
            <text:p>23/03/14</text:p>
          </table:table-cell>
          <table:table-cell office:value-type="float" office:value="275802" calcext:value-type="float">
            <text:p>275802</text:p>
          </table:table-cell>
          <table:table-cell office:value-type="float" office:value="1140156" calcext:value-type="float">
            <text:p>11401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UERRERO NEGR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ÍA TERESA ARECHIGA ESPINOZA</text:p>
          </table:table-cell>
          <table:table-cell office:value-type="string" calcext:value-type="string">
            <text:p>XHG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27/09/08</text:p>
          </table:table-cell>
          <table:table-cell office:value-type="string" calcext:value-type="string">
            <text:p>26/09/20</text:p>
          </table:table-cell>
          <table:table-cell office:value-type="float" office:value="275802" calcext:value-type="float">
            <text:p>275802</text:p>
          </table:table-cell>
          <table:table-cell office:value-type="float" office:value="1140156" calcext:value-type="float">
            <text:p>11401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UERRERO NEGR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NE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75802" calcext:value-type="float">
            <text:p>275802</text:p>
          </table:table-cell>
          <table:table-cell office:value-type="float" office:value="1140156" calcext:value-type="float">
            <text:p>11401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ENSAJES MUSICALES, S.A.</text:p>
          </table:table-cell>
          <table:table-cell office:value-type="string" calcext:value-type="string">
            <text:p>XHELP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ELEBRIDAD, S.A.</text:p>
          </table:table-cell>
          <table:table-cell office:value-type="string" calcext:value-type="string">
            <text:p>XHP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9/10/06</text:p>
          </table:table-cell>
          <table:table-cell office:value-type="string" calcext:value-type="string">
            <text:p>08/10/18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EBC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9920" calcext:value-type="float">
            <text:p>9920</text:p>
          </table:table-cell>
          <table:table-cell table:style-name="Default" office:value-type="string" calcext:value-type="string">
            <text:p>Cambio de frecuencia de la estación XEBCS-AM</text:p>
          </table:table-cell>
          <table:table-cell table:style-name="Default"/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ARECHIGA ESPINOZA</text:p>
          </table:table-cell>
          <table:table-cell office:value-type="string" calcext:value-type="string">
            <text:p>XHH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HZ-AM</text:p>
          </table:table-cell>
          <table:table-cell table:style-name="Default"/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HN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NT-AM</text:p>
          </table:table-cell>
          <table:table-cell table:style-name="Default"/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MARÍA ESPINOZA PIEDRÍN</text:p>
          </table:table-cell>
          <table:table-cell office:value-type="string" calcext:value-type="string">
            <text:p>XHP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ARECHIGA ESPINOZA</text:p>
          </table:table-cell>
          <table:table-cell office:value-type="string" calcext:value-type="string">
            <text:p>XHPA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9770" calcext:value-type="float">
            <text:p>9770</text:p>
          </table:table-cell>
          <table:table-cell office:value-type="string" calcext:value-type="string">
            <text:p>05/03/10</text:p>
          </table:table-cell>
          <table:table-cell office:value-type="string" calcext:value-type="string">
            <text:p>04/03/20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LA PAZ, S. A.</text:p>
          </table:table-cell>
          <table:table-cell office:value-type="string" calcext:value-type="string">
            <text:p>XH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19/06/10</text:p>
          </table:table-cell>
          <table:table-cell office:value-type="string" calcext:value-type="string">
            <text:p>18/06/20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ÍA REGINA DE LA PEZA BERRIOS</text:p>
          </table:table-cell>
          <table:table-cell office:value-type="string" calcext:value-type="string">
            <text:p>XHZP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 PAZ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BC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40832" calcext:value-type="float">
            <text:p>240832</text:p>
          </table:table-cell>
          <table:table-cell office:value-type="float" office:value="1101839" calcext:value-type="float">
            <text:p>11018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ORET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BERTO LORETO COTA ARAIZA</text:p>
          </table:table-cell>
          <table:table-cell office:value-type="string" calcext:value-type="string">
            <text:p>XHLB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LBC-AM</text:p>
          </table:table-cell>
          <table:table-cell table:style-name="Default"/>
          <table:table-cell office:value-type="float" office:value="260046" calcext:value-type="float">
            <text:p>260046</text:p>
          </table:table-cell>
          <table:table-cell office:value-type="float" office:value="1112036" calcext:value-type="float">
            <text:p>11120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RET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LO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60046" calcext:value-type="float">
            <text:p>260046</text:p>
          </table:table-cell>
          <table:table-cell office:value-type="float" office:value="1112036" calcext:value-type="float">
            <text:p>11120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LEGÉ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AVID MEZA CARLÓN</text:p>
          </table:table-cell>
          <table:table-cell office:value-type="string" calcext:value-type="string">
            <text:p>XHEP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PAS-AM</text:p>
          </table:table-cell>
          <table:table-cell table:style-name="Default"/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LEGÉ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LICIA CARLÓN TOLEDO</text:p>
          </table:table-cell>
          <table:table-cell office:value-type="string" calcext:value-type="string">
            <text:p>XHP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7/02/06</text:p>
          </table:table-cell>
          <table:table-cell office:value-type="string" calcext:value-type="string">
            <text:p>26/02/18</text:p>
          </table:table-cell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N JOSÉ DEL CAB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ANTONIO ARECHIGA ESPINOZA</text:p>
          </table:table-cell>
          <table:table-cell office:value-type="string" calcext:value-type="string">
            <text:p>XHESJ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SJC-AM</text:p>
          </table:table-cell>
          <table:table-cell table:style-name="Default"/>
          <table:table-cell office:value-type="float" office:value="230341" calcext:value-type="float">
            <text:p>230341</text:p>
          </table:table-cell>
          <table:table-cell office:value-type="float" office:value="1094229" calcext:value-type="float">
            <text:p>10942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N JOSÉ DEL CABO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BO MIL, S.A. DE C.V.</text:p>
          </table:table-cell>
          <table:table-cell office:value-type="string" calcext:value-type="string">
            <text:p>XHSJ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21/08/04</text:p>
          </table:table-cell>
          <table:table-cell office:value-type="string" calcext:value-type="string">
            <text:p>20/08/16</text:p>
          </table:table-cell>
          <table:table-cell office:value-type="float" office:value="230341" calcext:value-type="float">
            <text:p>230341</text:p>
          </table:table-cell>
          <table:table-cell office:value-type="float" office:value="1094229" calcext:value-type="float">
            <text:p>109422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NTA ROSALÍA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TONIO RIGOBERTO ESPINOZA PIEDRÍN</text:p>
          </table:table-cell>
          <table:table-cell office:value-type="string" calcext:value-type="string">
            <text:p>XHRL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RLA-AM</text:p>
          </table:table-cell>
          <table:table-cell table:style-name="Default"/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NTA ROSALÍA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RÍA GUADALUPE ESPINOZA PIEDRÍN</text:p>
          </table:table-cell>
          <table:table-cell office:value-type="string" calcext:value-type="string">
            <text:p>XHES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2/10</text:p>
          </table:table-cell>
          <table:table-cell office:value-type="string" calcext:value-type="string">
            <text:p>25/02/20</text:p>
          </table:table-cell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NTA ROSALÍA</text:p>
          </table:table-cell>
          <table:table-cell office:value-type="string" calcext:value-type="string">
            <text:p>B.C.S.</text:p>
          </table:table-cell>
          <table:table-cell office:value-type="string" calcext:value-type="string">
            <text:p><text:s/>(P)*</text:p>
          </table:table-cell>
          <table:table-cell office:value-type="string" calcext:value-type="string">
            <text:p>GOBIERNO DEL ESTADO DE BAJA CALIFORNIA SUR</text:p>
          </table:table-cell>
          <table:table-cell office:value-type="string" calcext:value-type="string">
            <text:p>XHSR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72020" calcext:value-type="float">
            <text:p>272020</text:p>
          </table:table-cell>
          <table:table-cell office:value-type="float" office:value="1121601" calcext:value-type="float">
            <text:p>11216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D-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CARMEN</text:p>
          </table:table-cell>
          <table:table-cell office:value-type="string" calcext:value-type="string">
            <text:p>XHUA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3/02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ACELY DEL CARMEN ESCALANTE JASSO</text:p>
          </table:table-cell>
          <table:table-cell office:value-type="string" calcext:value-type="string">
            <text:p>XHB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CC-AM</text:p>
          </table:table-cell>
          <table:table-cell table:style-name="Default"/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DE RADIO XHCMN-FM, S.A. DE C.V.</text:p>
          </table:table-cell>
          <table:table-cell office:value-type="string" calcext:value-type="string">
            <text:p>XHCM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7/08/06</text:p>
          </table:table-cell>
          <table:table-cell office:value-type="string" calcext:value-type="string">
            <text:p>26/08/18</text:p>
          </table:table-cell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RMEN, S. DE R.L.</text:p>
          </table:table-cell>
          <table:table-cell office:value-type="string" calcext:value-type="string">
            <text:p>XHI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IT-AM</text:p>
          </table:table-cell>
          <table:table-cell table:style-name="Default"/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D. DEL CARME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MAB-AM, S.A. DE C.V.</text:p>
          </table:table-cell>
          <table:table-cell office:value-type="string" calcext:value-type="string">
            <text:p>XHM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MAB-AM</text:p>
          </table:table-cell>
          <table:table-cell table:style-name="Default"/>
          <table:table-cell office:value-type="float" office:value="183818" calcext:value-type="float">
            <text:p>183818</text:p>
          </table:table-cell>
          <table:table-cell office:value-type="float" office:value="915007" calcext:value-type="float">
            <text:p>915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AMPOTÓN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OMERCIAL DE CAMPECHE, S.A.</text:p>
          </table:table-cell>
          <table:table-cell office:value-type="string" calcext:value-type="string">
            <text:p>XHES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7/10/10</text:p>
          </table:table-cell>
          <table:table-cell office:value-type="string" calcext:value-type="string">
            <text:p>16/10/20</text:p>
          </table:table-cell>
          <table:table-cell office:value-type="float" office:value="192120" calcext:value-type="float">
            <text:p>192120</text:p>
          </table:table-cell>
          <table:table-cell office:value-type="float" office:value="904324" calcext:value-type="float">
            <text:p>9043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RANCISCO ESCÁRCEGA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LBERTO ARCEO CORCUERA</text:p>
          </table:table-cell>
          <table:table-cell office:value-type="string" calcext:value-type="string">
            <text:p>XHES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8/06/10</text:p>
          </table:table-cell>
          <table:table-cell office:value-type="string" calcext:value-type="string">
            <text:p>27/06/20</text:p>
          </table:table-cell>
          <table:table-cell office:value-type="float" office:value="183658" calcext:value-type="float">
            <text:p>183658</text:p>
          </table:table-cell>
          <table:table-cell office:value-type="float" office:value="904307" calcext:value-type="float">
            <text:p>90430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LIZADA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ALIZADA, S.A.</text:p>
          </table:table-cell>
          <table:table-cell office:value-type="string" calcext:value-type="string">
            <text:p>XHT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81513" calcext:value-type="float">
            <text:p>181513</text:p>
          </table:table-cell>
          <table:table-cell office:value-type="float" office:value="920519" calcext:value-type="float">
            <text:p>9205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RAMA DEL SURESTE, S.A.</text:p>
          </table:table-cell>
          <table:table-cell office:value-type="string" calcext:value-type="string">
            <text:p>XH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MPECHE, S.A. DE C.V.</text:p>
          </table:table-cell>
          <table:table-cell office:value-type="string" calcext:value-type="string">
            <text:p>XHC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CAM-AM</text:p>
          </table:table-cell>
          <table:table-cell table:style-name="Default"/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CAMPECHE</text:p>
          </table:table-cell>
          <table:table-cell office:value-type="string" calcext:value-type="string">
            <text:p>XHCU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INSTITUTO CAMPECHANO</text:p>
          </table:table-cell>
          <table:table-cell office:value-type="string" calcext:value-type="string">
            <text:p>XH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8/10</text:p>
          </table:table-cell>
          <table:table-cell office:value-type="string" calcext:value-type="string">
            <text:p>25/08/22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MIGA, S.A.</text:p>
          </table:table-cell>
          <table:table-cell office:value-type="string" calcext:value-type="string">
            <text:p>XHM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26/07/08</text:p>
          </table:table-cell>
          <table:table-cell office:value-type="string" calcext:value-type="string">
            <text:p>25/07/20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 FRANCISCO DE CAMPECHE</text:p>
          </table:table-cell>
          <table:table-cell office:value-type="string" calcext:value-type="string">
            <text:p>CAM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AÑÍA CAMPECHANA DE RADIO, S.A.</text:p>
          </table:table-cell>
          <table:table-cell office:value-type="string" calcext:value-type="string">
            <text:p>XHR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045" calcext:value-type="float">
            <text:p>195045</text:p>
          </table:table-cell>
          <table:table-cell office:value-type="float" office:value="903212" calcext:value-type="float">
            <text:p>9032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TEAG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D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DE-AM</text:p>
          </table:table-cell>
          <table:table-cell table:style-name="Default"/>
          <table:table-cell office:value-type="float" office:value="252643" calcext:value-type="float">
            <text:p>252643</text:p>
          </table:table-cell>
          <table:table-cell office:value-type="float" office:value="1005048" calcext:value-type="float">
            <text:p>100504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BARROTERA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BT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4115981" calcext:value-type="float">
            <text:p>274115981</text:p>
          </table:table-cell>
          <table:table-cell office:value-type="float" office:value="1011807316" calcext:value-type="float">
            <text:p>1011807316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EL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65025" calcext:value-type="float">
            <text:p>265025</text:p>
          </table:table-cell>
          <table:table-cell office:value-type="float" office:value="1003950" calcext:value-type="float">
            <text:p>100395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CASTAÑO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CS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64707" calcext:value-type="float">
            <text:p>264707</text:p>
          </table:table-cell>
          <table:table-cell office:value-type="float" office:value="1012550" calcext:value-type="float">
            <text:p>1012550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NOVA TELERADIO, S.A. DE C.V.</text:p>
          </table:table-cell>
          <table:table-cell office:value-type="string" calcext:value-type="string">
            <text:p>XHD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DH-AM</text:p>
          </table:table-cell>
          <table:table-cell table:style-name="Default"/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LENIUM, S.A. DE C.V.</text:p>
          </table:table-cell>
          <table:table-cell office:value-type="string" calcext:value-type="string">
            <text:p>XHCD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G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GRANDE DE COAHUILA, S.A. DE C.V.</text:p>
          </table:table-cell>
          <table:table-cell office:value-type="string" calcext:value-type="string">
            <text:p>XHH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7/11/03</text:p>
          </table:table-cell>
          <table:table-cell office:value-type="string" calcext:value-type="string">
            <text:p>16/11/15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UILLERMO GARZA CASTILLO</text:p>
          </table:table-cell>
          <table:table-cell office:value-type="string" calcext:value-type="string">
            <text:p>XHP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5/06/05</text:p>
          </table:table-cell>
          <table:table-cell office:value-type="string" calcext:value-type="string">
            <text:p>04/06/17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KD, S.A.</text:p>
          </table:table-cell>
          <table:table-cell office:value-type="string" calcext:value-type="string">
            <text:p>XHK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LIDA TREVIÑO GONZÁLEZ</text:p>
          </table:table-cell>
          <table:table-cell office:value-type="string" calcext:value-type="string">
            <text:p>XHRC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R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string" calcext:value-type="string">
            <text:p>Cambio de frecuencia de la estación XERF-AM</text:p>
          </table:table-cell>
          <table:table-cell table:style-name="Default"/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CUÑ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BERTO CASIMIRO GONZÁLEZ TREVIÑO</text:p>
          </table:table-cell>
          <table:table-cell office:value-type="string" calcext:value-type="string">
            <text:p>XHR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3/04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1927" calcext:value-type="float">
            <text:p>291927</text:p>
          </table:table-cell>
          <table:table-cell office:value-type="float" office:value="1005554" calcext:value-type="float">
            <text:p>1005554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D. ALLENDE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SUÉ RODRIGO, JOSÉ LUIS Y ROSARIO DEL CARMEN MORENO AGUIRRE</text:p>
          </table:table-cell>
          <table:table-cell office:value-type="string" calcext:value-type="string">
            <text:p>XHV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0/11/06</text:p>
          </table:table-cell>
          <table:table-cell office:value-type="string" calcext:value-type="string">
            <text:p>09/11/16</text:p>
          </table:table-cell>
          <table:table-cell office:value-type="float" office:value="282050" calcext:value-type="float">
            <text:p>282050</text:p>
          </table:table-cell>
          <table:table-cell office:value-type="float" office:value="1005115" calcext:value-type="float">
            <text:p>100511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CUATROCIENEG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G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65909" calcext:value-type="float">
            <text:p>265909</text:p>
          </table:table-cell>
          <table:table-cell office:value-type="float" office:value="1020400" calcext:value-type="float">
            <text:p>1020400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FRANCISCO I. MADER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YD-AM, S.A. DE C.V.</text:p>
          </table:table-cell>
          <table:table-cell office:value-type="string" calcext:value-type="string">
            <text:p>XHY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3/11/13</text:p>
          </table:table-cell>
          <table:table-cell office:value-type="string" calcext:value-type="string">
            <text:p>22/11/25</text:p>
          </table:table-cell>
          <table:table-cell office:value-type="float" office:value="254630" calcext:value-type="float">
            <text:p>254630</text:p>
          </table:table-cell>
          <table:table-cell office:value-type="float" office:value="1031623" calcext:value-type="float">
            <text:p>1031623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FRONTER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STELAR 920, S.A. DE C.V.</text:p>
          </table:table-cell>
          <table:table-cell office:value-type="string" calcext:value-type="string">
            <text:p>XHGI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5450" calcext:value-type="float">
            <text:p>5450</text:p>
          </table:table-cell>
          <table:table-cell table:style-name="Default" office:value-type="string" calcext:value-type="string">
            <text:p>Cambio de frecuencia de la estación XEGIK-AM</text:p>
          </table:table-cell>
          <table:table-cell table:style-name="Default"/>
          <table:table-cell office:value-type="float" office:value="254142996" calcext:value-type="float">
            <text:p>254142996</text:p>
          </table:table-cell>
          <table:table-cell office:value-type="float" office:value="1025634245" calcext:value-type="float">
            <text:p>1025634245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FRONTER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ON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54142996" calcext:value-type="float">
            <text:p>254142996</text:p>
          </table:table-cell>
          <table:table-cell office:value-type="float" office:value="1025634245" calcext:value-type="float">
            <text:p>1025634245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FRONTER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RANCISCO EVERARDO ELIZONDO CEDILLO</text:p>
          </table:table-cell>
          <table:table-cell office:value-type="string" calcext:value-type="string">
            <text:p>XHX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12/07</text:p>
          </table:table-cell>
          <table:table-cell office:value-type="string" calcext:value-type="string">
            <text:p>05/12/19</text:p>
          </table:table-cell>
          <table:table-cell office:value-type="float" office:value="254142996" calcext:value-type="float">
            <text:p>254142996</text:p>
          </table:table-cell>
          <table:table-cell office:value-type="float" office:value="1025634245" calcext:value-type="float">
            <text:p>1025634245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HÉRCULE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ASOCIACIÓN AMIGA, A.C.</text:p>
          </table:table-cell>
          <table:table-cell office:value-type="string" calcext:value-type="string">
            <text:p>XHH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/10/12</text:p>
          </table:table-cell>
          <table:table-cell office:value-type="string" calcext:value-type="string">
            <text:p>30/10/24</text:p>
          </table:table-cell>
          <table:table-cell office:value-type="float" office:value="280235" calcext:value-type="float">
            <text:p>280235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LA LOM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RADIOFÓNICA DEL NORTE, S.A. DE C.V.</text:p>
          </table:table-cell>
          <table:table-cell office:value-type="string" calcext:value-type="string">
            <text:p>XHEP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3916981" calcext:value-type="float">
            <text:p>253916981</text:p>
          </table:table-cell>
          <table:table-cell office:value-type="float" office:value="1031537254" calcext:value-type="float">
            <text:p>1031537254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UBLICIDAD RADIOFÓNICA DE LA LAGUNA, S.A. DE C.V.</text:p>
          </table:table-cell>
          <table:table-cell office:value-type="string" calcext:value-type="string">
            <text:p>XHETO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140" calcext:value-type="float">
            <text:p>253140</text:p>
          </table:table-cell>
          <table:table-cell office:value-type="float" office:value="1031341" calcext:value-type="float">
            <text:p>103134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MELCHOR MUZQUIZ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GRANDE DE COAHUILA, S.A. DE C.V.</text:p>
          </table:table-cell>
          <table:table-cell office:value-type="string" calcext:value-type="string">
            <text:p>XHMZ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49770" calcext:value-type="float">
            <text:p>4977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75239" calcext:value-type="float">
            <text:p>275239</text:p>
          </table:table-cell>
          <table:table-cell office:value-type="float" office:value="1013052" calcext:value-type="float">
            <text:p>1013052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MELCHOR MUZQUIZ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UI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5239" calcext:value-type="float">
            <text:p>275239</text:p>
          </table:table-cell>
          <table:table-cell office:value-type="float" office:value="1013052" calcext:value-type="float">
            <text:p>1013052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DIOS DE COAHUILA, S.A. DE C.V.</text:p>
          </table:table-cell>
          <table:table-cell office:value-type="string" calcext:value-type="string">
            <text:p>XHCC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1/11/06</text:p>
          </table:table-cell>
          <table:table-cell office:value-type="string" calcext:value-type="string">
            <text:p>10/11/18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ULTIGRABACIONES DEL NORTE, S.A. DE C.V.</text:p>
          </table:table-cell>
          <table:table-cell office:value-type="string" calcext:value-type="string">
            <text:p>XHM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3/07</text:p>
          </table:table-cell>
          <table:table-cell office:value-type="string" calcext:value-type="string">
            <text:p>25/03/19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CL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03/07</text:p>
          </table:table-cell>
          <table:table-cell office:value-type="string" calcext:value-type="string">
            <text:p>13/03/19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DE MONCLOVA, S.A.</text:p>
          </table:table-cell>
          <table:table-cell office:value-type="string" calcext:value-type="string">
            <text:p>XHEM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PATRONATO CULTURAL MONCLOVA, A.C.</text:p>
          </table:table-cell>
          <table:table-cell office:value-type="string" calcext:value-type="string">
            <text:p>XHP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PU-AM</text:p>
          </table:table-cell>
          <table:table-cell table:style-name="Default"/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MELCHOR SÁNCHEZ DOVALINA</text:p>
          </table:table-cell>
          <table:table-cell office:value-type="string" calcext:value-type="string">
            <text:p>XHF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19/07/11</text:p>
          </table:table-cell>
          <table:table-cell office:value-type="string" calcext:value-type="string">
            <text:p>18/07/23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DIOS DE MONCLOVA, S.A. DE C.V.</text:p>
          </table:table-cell>
          <table:table-cell office:value-type="string" calcext:value-type="string">
            <text:p>XHM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ÚL EDUARDO MARTÍNEZ RAMÓN <text:s/></text:p>
          </table:table-cell>
          <table:table-cell office:value-type="string" calcext:value-type="string">
            <text:p>XHT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5896" calcext:value-type="float">
            <text:p>5896</text:p>
          </table:table-cell>
          <table:table-cell office:value-type="string" calcext:value-type="string">
            <text:p>17/02/09</text:p>
          </table:table-cell>
          <table:table-cell office:value-type="string" calcext:value-type="string">
            <text:p>16/02/19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MF, S.A. DE C.V.</text:p>
          </table:table-cell>
          <table:table-cell office:value-type="string" calcext:value-type="string">
            <text:p>XHWG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2397" calcext:value-type="float">
            <text:p>2397</text:p>
          </table:table-cell>
          <table:table-cell table:style-name="Default" office:value-type="string" calcext:value-type="string">
            <text:p>Es Frecuencia adicional de la XEWGR-AM</text:p>
          </table:table-cell>
          <table:table-cell table:style-name="Default"/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MONCLOV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IUNFADORA DE COAHUILA, S.A. DE C.V.</text:p>
          </table:table-cell>
          <table:table-cell office:value-type="string" calcext:value-type="string">
            <text:p>XHW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65403" calcext:value-type="float">
            <text:p>265403</text:p>
          </table:table-cell>
          <table:table-cell office:value-type="float" office:value="1012500" calcext:value-type="float">
            <text:p>1012500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NUEVA ROSIT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DANIEL BOONE MENCHACA</text:p>
          </table:table-cell>
          <table:table-cell office:value-type="string" calcext:value-type="string">
            <text:p>XHEN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3</text:p>
          </table:table-cell>
          <table:table-cell office:value-type="string" calcext:value-type="string">
            <text:p>02/07/15</text:p>
          </table:table-cell>
          <table:table-cell office:value-type="float" office:value="275610" calcext:value-type="float">
            <text:p>275610</text:p>
          </table:table-cell>
          <table:table-cell office:value-type="float" office:value="1011337" calcext:value-type="float">
            <text:p>1011337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NUEVA ROSIT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N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5610" calcext:value-type="float">
            <text:p>275610</text:p>
          </table:table-cell>
          <table:table-cell office:value-type="float" office:value="1011337" calcext:value-type="float">
            <text:p>1011337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NUEVA ROSIT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TELEVISIÓN NORTEÑA, S.A. DE C.V.</text:p>
          </table:table-cell>
          <table:table-cell office:value-type="string" calcext:value-type="string">
            <text:p>XHY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5610" calcext:value-type="float">
            <text:p>275610</text:p>
          </table:table-cell>
          <table:table-cell office:value-type="float" office:value="1011337" calcext:value-type="float">
            <text:p>1011337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OCAMP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M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1850" calcext:value-type="float">
            <text:p>271850</text:p>
          </table:table-cell>
          <table:table-cell office:value-type="float" office:value="1022350" calcext:value-type="float">
            <text:p>1022350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string" calcext:value-type="string">
            <text:p>PAR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PC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52613" calcext:value-type="float">
            <text:p>252613</text:p>
          </table:table-cell>
          <table:table-cell office:value-type="float" office:value="1021101" calcext:value-type="float">
            <text:p>1021101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string" calcext:value-type="string">
            <text:p>PARRAS DE LA FUENTE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DIFUSIÓN COMERCIAL, S.A.</text:p>
          </table:table-cell>
          <table:table-cell office:value-type="string" calcext:value-type="string">
            <text:p>XHJ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2613" calcext:value-type="float">
            <text:p>252613</text:p>
          </table:table-cell>
          <table:table-cell office:value-type="float" office:value="1021101" calcext:value-type="float">
            <text:p>1021101</text:p>
          </table:table-cell>
          <table:table-cell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CPN-AM, S.A. DE C.V.</text:p>
          </table:table-cell>
          <table:table-cell office:value-type="string" calcext:value-type="string">
            <text:p>XHCP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4/11/03</text:p>
          </table:table-cell>
          <table:table-cell office:value-type="string" calcext:value-type="string">
            <text:p>13/11/15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IK, S.A. DE C.V.</text:p>
          </table:table-cell>
          <table:table-cell office:value-type="string" calcext:value-type="string">
            <text:p>XHI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6/13</text:p>
          </table:table-cell>
          <table:table-cell office:value-type="string" calcext:value-type="string">
            <text:p>29/06/25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OPULAR FRONTERIZA, S.A.</text:p>
          </table:table-cell>
          <table:table-cell office:value-type="string" calcext:value-type="string">
            <text:p>XHM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2/06/06</text:p>
          </table:table-cell>
          <table:table-cell office:value-type="string" calcext:value-type="string">
            <text:p>11/06/18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LAUDIO MARIO BRES MEDINA</text:p>
          </table:table-cell>
          <table:table-cell office:value-type="string" calcext:value-type="string">
            <text:p>XHEM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0/03/20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N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ZÓCALO, S.A. DE C.V.</text:p>
          </table:table-cell>
          <table:table-cell office:value-type="string" calcext:value-type="string">
            <text:p>XH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8/04/13</text:p>
          </table:table-cell>
          <table:table-cell office:value-type="string" calcext:value-type="string">
            <text:p>17/04/25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FRONTERA DE COAHUILA, S.A. DE C.V.</text:p>
          </table:table-cell>
          <table:table-cell office:value-type="string" calcext:value-type="string">
            <text:p>XHP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SP-FM, S.A. DE C.V.</text:p>
          </table:table-cell>
          <table:table-cell office:value-type="string" calcext:value-type="string">
            <text:p>XHPS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14617" calcext:value-type="float">
            <text:p>14617</text:p>
          </table:table-cell>
          <table:table-cell office:value-type="string" calcext:value-type="string">
            <text:p>04/10/04</text:p>
          </table:table-cell>
          <table:table-cell office:value-type="string" calcext:value-type="string">
            <text:p>03/10/16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MEDIOS DE COAHUILA, S.A. DE C.V.</text:p>
          </table:table-cell>
          <table:table-cell office:value-type="string" calcext:value-type="string">
            <text:p>XH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26770" calcext:value-type="float">
            <text:p>26770</text:p>
          </table:table-cell>
          <table:table-cell office:value-type="string" calcext:value-type="string">
            <text:p>24/03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PULSORA RADIAL DEL NORTE, S.A. DE C.V.</text:p>
          </table:table-cell>
          <table:table-cell office:value-type="string" calcext:value-type="string">
            <text:p>XHS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21690" calcext:value-type="float">
            <text:p>21690</text:p>
          </table:table-cell>
          <table:table-cell office:value-type="string" calcext:value-type="string">
            <text:p>28/10/10</text:p>
          </table:table-cell>
          <table:table-cell office:value-type="string" calcext:value-type="string">
            <text:p>27/10/20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MEDIOS DE COAHUILA, S.A. DE C.V.</text:p>
          </table:table-cell>
          <table:table-cell office:value-type="string" calcext:value-type="string">
            <text:p>XHS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8/10</text:p>
          </table:table-cell>
          <table:table-cell office:value-type="string" calcext:value-type="string">
            <text:p>10/08/20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TA, S.A. DE C.V.</text:p>
          </table:table-cell>
          <table:table-cell office:value-type="string" calcext:value-type="string">
            <text:p>XH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5/10/10</text:p>
          </table:table-cell>
          <table:table-cell office:value-type="string" calcext:value-type="string">
            <text:p>14/10/20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MISORA DEL NORTE, S.A. DE C.V.</text:p>
          </table:table-cell>
          <table:table-cell office:value-type="string" calcext:value-type="string">
            <text:p>XHV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/07/04</text:p>
          </table:table-cell>
          <table:table-cell office:value-type="string" calcext:value-type="string">
            <text:p>23/07/16</text:p>
          </table:table-cell>
          <table:table-cell office:value-type="float" office:value="1003123" calcext:value-type="float">
            <text:p>1003123</text:p>
          </table:table-cell>
          <table:table-cell office:value-type="float" office:value="223" calcext:value-type="float">
            <text:p>223</text:p>
          </table:table-cell>
          <table:table-cell office:value-type="float" office:value="284200" calcext:value-type="float">
            <text:p>284200</text:p>
          </table:table-cell>
          <table:table-cell/>
        </table:table-row>
        <table:table-row table:style-name="ro1">
          <table:table-cell office:value-type="string" calcext:value-type="string">
            <text:p>SABIN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  <text:p/>
          </table:table-cell>
          <table:table-cell office:value-type="string" calcext:value-type="string">
            <text:p>RADIODIFUSORAS COAHUILA, S.A. </text:p>
          </table:table-cell>
          <table:table-cell office:value-type="string" calcext:value-type="string">
            <text:p>XHB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08/06</text:p>
          </table:table-cell>
          <table:table-cell office:value-type="string" calcext:value-type="string">
            <text:p>21/08/18</text:p>
          </table:table-cell>
          <table:table-cell office:value-type="float" office:value="1010712" calcext:value-type="float">
            <text:p>1010712</text:p>
          </table:table-cell>
          <table:table-cell office:value-type="float" office:value="331" calcext:value-type="float">
            <text:p>331</text:p>
          </table:table-cell>
          <table:table-cell office:value-type="float" office:value="275054" calcext:value-type="float">
            <text:p>275054</text:p>
          </table:table-cell>
          <table:table-cell/>
        </table:table-row>
        <table:table-row table:style-name="ro1">
          <table:table-cell office:value-type="string" calcext:value-type="string">
            <text:p>SABIN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FÓNICA DEL NORTE, S.A. DE C.V.</text:p>
          </table:table-cell>
          <table:table-cell office:value-type="string" calcext:value-type="string">
            <text:p>XH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4/10/10</text:p>
          </table:table-cell>
          <table:table-cell office:value-type="string" calcext:value-type="string">
            <text:p>13/10/20</text:p>
          </table:table-cell>
          <table:table-cell office:value-type="float" office:value="1010712" calcext:value-type="float">
            <text:p>1010712</text:p>
          </table:table-cell>
          <table:table-cell office:value-type="float" office:value="331" calcext:value-type="float">
            <text:p>331</text:p>
          </table:table-cell>
          <table:table-cell office:value-type="float" office:value="275054" calcext:value-type="float">
            <text:p>275054</text:p>
          </table:table-cell>
          <table:table-cell/>
        </table:table-row>
        <table:table-row table:style-name="ro1">
          <table:table-cell office:value-type="string" calcext:value-type="string">
            <text:p>SABIN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DIVERTIDA XESC, S.A. DE C.V.</text:p>
          </table:table-cell>
          <table:table-cell office:value-type="string" calcext:value-type="string">
            <text:p>XHES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04/05</text:p>
          </table:table-cell>
          <table:table-cell office:value-type="string" calcext:value-type="string">
            <text:p>21/04/17</text:p>
          </table:table-cell>
          <table:table-cell office:value-type="float" office:value="1010712" calcext:value-type="float">
            <text:p>1010712</text:p>
          </table:table-cell>
          <table:table-cell office:value-type="float" office:value="331" calcext:value-type="float">
            <text:p>331</text:p>
          </table:table-cell>
          <table:table-cell office:value-type="float" office:value="275054" calcext:value-type="float">
            <text:p>275054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ARMANDO SERGIO FUENTES AGUIRRE</text:p>
          </table:table-cell>
          <table:table-cell office:value-type="string" calcext:value-type="string">
            <text:p>XHA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AÑÍA PERIODÍSTICA CRITERIOS, S.A. DE C.V.</text:p>
          </table:table-cell>
          <table:table-cell office:value-type="string" calcext:value-type="string">
            <text:p>XHA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VOLER, S.A. DE C.V.</text:p>
          </table:table-cell>
          <table:table-cell office:value-type="string" calcext:value-type="string">
            <text:p>XHEI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1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TECNOLÓGICO DE SALTILLO</text:p>
          </table:table-cell>
          <table:table-cell office:value-type="string" calcext:value-type="string">
            <text:p>XHI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5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ORGANIZACIÓN SALTILLO (ROSSA), S.A.</text:p>
          </table:table-cell>
          <table:table-cell office:value-type="string" calcext:value-type="string">
            <text:p>XHK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HQ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6/07/09</text:p>
          </table:table-cell>
          <table:table-cell office:value-type="string" calcext:value-type="string">
            <text:p>15/07/21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R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24/08/10</text:p>
          </table:table-cell>
          <table:table-cell office:value-type="string" calcext:value-type="string">
            <text:p>23/08/20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LER, S.A. DE C.V.</text:p>
          </table:table-cell>
          <table:table-cell office:value-type="string" calcext:value-type="string">
            <text:p>XHS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31/05/05</text:p>
          </table:table-cell>
          <table:table-cell office:value-type="string" calcext:value-type="string">
            <text:p>30/05/17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SAC-AM, S.A. DE C.V.</text:p>
          </table:table-cell>
          <table:table-cell office:value-type="string" calcext:value-type="string">
            <text:p>XHS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5/06/07</text:p>
          </table:table-cell>
          <table:table-cell office:value-type="string" calcext:value-type="string">
            <text:p>14/06/19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SHT-AM, S.A. DE C.V.</text:p>
          </table:table-cell>
          <table:table-cell office:value-type="string" calcext:value-type="string">
            <text:p>XHSH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04/08</text:p>
          </table:table-cell>
          <table:table-cell office:value-type="string" calcext:value-type="string">
            <text:p>28/04/20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HERCIANA FRECUENCIA, S.A. DE C.V. </text:p>
          </table:table-cell>
          <table:table-cell office:value-type="string" calcext:value-type="string">
            <text:p>XHS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5/02/03</text:p>
          </table:table-cell>
          <table:table-cell office:value-type="string" calcext:value-type="string">
            <text:p>04/02/15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SO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VRESTRINGIDA DEL NORTE, S.A. DE C.V.</text:p>
          </table:table-cell>
          <table:table-cell office:value-type="string" calcext:value-type="string">
            <text:p>XHZC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5/06/05</text:p>
          </table:table-cell>
          <table:table-cell office:value-type="string" calcext:value-type="string">
            <text:p>04/06/17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LTILLO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AUTÓNOMA DE COAHUILA</text:p>
          </table:table-cell>
          <table:table-cell office:value-type="string" calcext:value-type="string">
            <text:p>XHUAC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52600" calcext:value-type="float">
            <text:p>2526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string" calcext:value-type="string">
            <text:p>SAN PEDRO DE LAS COLONI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OAHUILA, S.A.</text:p>
          </table:table-cell>
          <table:table-cell office:value-type="string" calcext:value-type="string">
            <text:p>XHB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301" calcext:value-type="float">
            <text:p>254301</text:p>
          </table:table-cell>
          <table:table-cell office:value-type="float" office:value="1025858" calcext:value-type="float">
            <text:p>1025858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SAN PEDRO DE LAS COLONIAS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D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54301" calcext:value-type="float">
            <text:p>254301</text:p>
          </table:table-cell>
          <table:table-cell office:value-type="float" office:value="1025858" calcext:value-type="float">
            <text:p>1025858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SIERRA MOJAD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SM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1720" calcext:value-type="float">
            <text:p>271720</text:p>
          </table:table-cell>
          <table:table-cell office:value-type="float" office:value="1034202" calcext:value-type="float">
            <text:p>1034202</text:p>
          </table:table-cell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C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38560" calcext:value-type="float">
            <text:p>38560</text:p>
          </table:table-cell>
          <table:table-cell office:value-type="string" calcext:value-type="string">
            <text:p>19/05/07</text:p>
          </table:table-cell>
          <table:table-cell office:value-type="string" calcext:value-type="string">
            <text:p>18/05/19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31/08/05</text:p>
          </table:table-cell>
          <table:table-cell office:value-type="string" calcext:value-type="string">
            <text:p>30/08/17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E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LER, S.A. DE C.V.</text:p>
          </table:table-cell>
          <table:table-cell office:value-type="string" calcext:value-type="string">
            <text:p>XHL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LZ-AM</text:p>
          </table:table-cell>
          <table:table-cell table:style-name="Default"/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BRAULIO MANUEL FERNÁNDEZ AGUIRRE</text:p>
          </table:table-cell>
          <table:table-cell office:value-type="string" calcext:value-type="string">
            <text:p>XHM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08/05/09</text:p>
          </table:table-cell>
          <table:table-cell office:value-type="string" calcext:value-type="string">
            <text:p>07/05/19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.L.R. RADIO, S.A. DE C.V.</text:p>
          </table:table-cell>
          <table:table-cell office:value-type="string" calcext:value-type="string">
            <text:p>XHP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9/12/05</text:p>
          </table:table-cell>
          <table:table-cell office:value-type="string" calcext:value-type="string">
            <text:p>08/12/17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FÓRMULA, S.A. DE C.V.</text:p>
          </table:table-cell>
          <table:table-cell office:value-type="string" calcext:value-type="string">
            <text:p>XHQ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QN-AM</text:p>
          </table:table-cell>
          <table:table-cell table:style-name="Default"/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RADIOFÓNICA DE LA LAGUNA, S.A. DE C.V.</text:p>
          </table:table-cell>
          <table:table-cell office:value-type="string" calcext:value-type="string">
            <text:p>XHR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Es Frecuencia adicional de la XERCA-AM </text:p>
          </table:table-cell>
          <table:table-cell table:style-name="Default"/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AYRAN, S.A. DE C.V.</text:p>
          </table:table-cell>
          <table:table-cell office:value-type="string" calcext:value-type="string">
            <text:p>XHT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XHTOR RADIO TORREÓN</text:p>
          </table:table-cell>
          <table:table-cell office:value-type="string" calcext:value-type="string">
            <text:p>XHTO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T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0/11/05</text:p>
          </table:table-cell>
          <table:table-cell office:value-type="string" calcext:value-type="string">
            <text:p>29/11/17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LA LAGUNA, A.C.</text:p>
          </table:table-cell>
          <table:table-cell office:value-type="string" calcext:value-type="string">
            <text:p>XHU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13/07/12</text:p>
          </table:table-cell>
          <table:table-cell office:value-type="string" calcext:value-type="string">
            <text:p>12/07/24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MILLENNIUM INTERNACIONAL, S.C.</text:p>
          </table:table-cell>
          <table:table-cell office:value-type="string" calcext:value-type="string">
            <text:p>XHUM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/02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AUTÓNOMA DE COAHUILA</text:p>
          </table:table-cell>
          <table:table-cell office:value-type="string" calcext:value-type="string">
            <text:p>XHUC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TORRE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RADIOFÓNICA DE LA LAGUNA, S.A. DE C.V.</text:p>
          </table:table-cell>
          <table:table-cell office:value-type="string" calcext:value-type="string">
            <text:p>XHW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WN-AM</text:p>
          </table:table-cell>
          <table:table-cell table:style-name="Default"/>
          <table:table-cell office:value-type="float" office:value="253240" calcext:value-type="float">
            <text:p>253240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VILLA UNI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RADIOFÓNICA DEL NORTE, S.A. DE C.V.</text:p>
          </table:table-cell>
          <table:table-cell office:value-type="string" calcext:value-type="string">
            <text:p>XHVU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12/06</text:p>
          </table:table-cell>
          <table:table-cell office:value-type="string" calcext:value-type="string">
            <text:p>13/12/18</text:p>
          </table:table-cell>
          <table:table-cell office:value-type="float" office:value="281410" calcext:value-type="float">
            <text:p>281410</text:p>
          </table:table-cell>
          <table:table-cell office:value-type="float" office:value="1004400" calcext:value-type="float">
            <text:p>100440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VILLA UNIÓN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FÓNICA DEL NORTE, S.A. DE C.V.</text:p>
          </table:table-cell>
          <table:table-cell office:value-type="string" calcext:value-type="string">
            <text:p>XHVU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3/04/05</text:p>
          </table:table-cell>
          <table:table-cell office:value-type="string" calcext:value-type="string">
            <text:p>02/04/17</text:p>
          </table:table-cell>
          <table:table-cell office:value-type="float" office:value="281410" calcext:value-type="float">
            <text:p>281410</text:p>
          </table:table-cell>
          <table:table-cell office:value-type="float" office:value="1004400" calcext:value-type="float">
            <text:p>100440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AHUILA</text:p>
          </table:table-cell>
          <table:table-cell office:value-type="string" calcext:value-type="string">
            <text:p>XHOZ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70518" calcext:value-type="float">
            <text:p>270518</text:p>
          </table:table-cell>
          <table:table-cell office:value-type="float" office:value="1045835" calcext:value-type="float">
            <text:p>104583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A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TELEVISIÓN NORTEÑA, S.A. DE C.V.</text:p>
          </table:table-cell>
          <table:table-cell office:value-type="string" calcext:value-type="string">
            <text:p>XHZ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0518" calcext:value-type="float">
            <text:p>270518</text:p>
          </table:table-cell>
          <table:table-cell office:value-type="float" office:value="1045835" calcext:value-type="float">
            <text:p>104583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28/10/08</text:p>
          </table:table-cell>
          <table:table-cell office:value-type="string" calcext:value-type="string">
            <text:p>27/10/20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LIMA FRECUENCIA MODULADA, S.A. DE C.V.</text:p>
          </table:table-cell>
          <table:table-cell office:value-type="string" calcext:value-type="string">
            <text:p>XHC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31440" calcext:value-type="float">
            <text:p>31440</text:p>
          </table:table-cell>
          <table:table-cell office:value-type="string" calcext:value-type="string">
            <text:p>28/09/08</text:p>
          </table:table-cell>
          <table:table-cell office:value-type="string" calcext:value-type="string">
            <text:p>27/09/20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CO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10/08</text:p>
          </table:table-cell>
          <table:table-cell office:value-type="string" calcext:value-type="string">
            <text:p>10/10/20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RL, SUCESORES DE J. ROBERTO LEVY, S.A. DE C.V.</text:p>
          </table:table-cell>
          <table:table-cell office:value-type="string" calcext:value-type="string">
            <text:p>XHER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V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2/06/05</text:p>
          </table:table-cell>
          <table:table-cell office:value-type="string" calcext:value-type="string">
            <text:p>11/06/17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OLIMA</text:p>
          </table:table-cell>
          <table:table-cell office:value-type="string" calcext:value-type="string">
            <text:p>XHI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2/05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TELEVISIÓN DE COLIMA, S.A. DE C.V.</text:p>
          </table:table-cell>
          <table:table-cell office:value-type="string" calcext:value-type="string">
            <text:p>XHTT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COLIMA</text:p>
          </table:table-cell>
          <table:table-cell office:value-type="string" calcext:value-type="string">
            <text:p>XHUD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0/01/13</text:p>
          </table:table-cell>
          <table:table-cell office:value-type="string" calcext:value-type="string">
            <text:p>09/01/25</text:p>
          </table:table-cell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OLIM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OLIMA, S.A.</text:p>
          </table:table-cell>
          <table:table-cell office:value-type="string" calcext:value-type="string">
            <text:p>XHU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UU-AM</text:p>
          </table:table-cell>
          <table:table-cell table:style-name="Default"/>
          <table:table-cell office:value-type="float" office:value="191437" calcext:value-type="float">
            <text:p>191437</text:p>
          </table:table-cell>
          <table:table-cell office:value-type="float" office:value="1034351" calcext:value-type="float">
            <text:p>1034351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CÓMALA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AIA FM, A.C.</text:p>
          </table:table-cell>
          <table:table-cell office:value-type="string" calcext:value-type="string">
            <text:p>XHO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191915" calcext:value-type="float">
            <text:p>191915</text:p>
          </table:table-cell>
          <table:table-cell office:value-type="float" office:value="1034537" calcext:value-type="float">
            <text:p>1034537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MANZANILLO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SILVIA EVANGELINA GODOY CÁRDENAS</text:p>
          </table:table-cell>
          <table:table-cell office:value-type="string" calcext:value-type="string">
            <text:p>XH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AL-AM</text:p>
          </table:table-cell>
          <table:table-cell table:style-name="Default"/>
          <table:table-cell office:value-type="float" office:value="190308" calcext:value-type="float">
            <text:p>190308</text:p>
          </table:table-cell>
          <table:table-cell office:value-type="float" office:value="1041857" calcext:value-type="float">
            <text:p>1041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NZANILLO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ANZANILLO, S.A. DE C.V.</text:p>
          </table:table-cell>
          <table:table-cell office:value-type="string" calcext:value-type="string">
            <text:p>XHEC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3/10</text:p>
          </table:table-cell>
          <table:table-cell office:value-type="string" calcext:value-type="string">
            <text:p>07/03/20</text:p>
          </table:table-cell>
          <table:table-cell office:value-type="float" office:value="190308" calcext:value-type="float">
            <text:p>190308</text:p>
          </table:table-cell>
          <table:table-cell office:value-type="float" office:value="1041857" calcext:value-type="float">
            <text:p>1041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NZANILLO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MAC-AM, S.A. DE C.V.</text:p>
          </table:table-cell>
          <table:table-cell office:value-type="string" calcext:value-type="string">
            <text:p>XHM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/02/08</text:p>
          </table:table-cell>
          <table:table-cell office:value-type="string" calcext:value-type="string">
            <text:p>23/02/20</text:p>
          </table:table-cell>
          <table:table-cell office:value-type="float" office:value="190308" calcext:value-type="float">
            <text:p>190308</text:p>
          </table:table-cell>
          <table:table-cell office:value-type="float" office:value="1041857" calcext:value-type="float">
            <text:p>1041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NZANILLO (CERRO DEL ROCIÓ)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ESORO, S.A. DE C.V.</text:p>
          </table:table-cell>
          <table:table-cell office:value-type="string" calcext:value-type="string">
            <text:p>XHZZ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1/10/04</text:p>
          </table:table-cell>
          <table:table-cell office:value-type="string" calcext:value-type="string">
            <text:p>20/10/16</text:p>
          </table:table-cell>
          <table:table-cell office:value-type="float" office:value="190305" calcext:value-type="float">
            <text:p>190305</text:p>
          </table:table-cell>
          <table:table-cell office:value-type="float" office:value="1041738" calcext:value-type="float">
            <text:p>10417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NZANILLO (CERRO DEL TORO)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ONDA DEL MAR, S.A. DE C.V.</text:p>
          </table:table-cell>
          <table:table-cell office:value-type="string" calcext:value-type="string">
            <text:p>XHMZ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0/04/06</text:p>
          </table:table-cell>
          <table:table-cell office:value-type="string" calcext:value-type="string">
            <text:p>09/04/18</text:p>
          </table:table-cell>
          <table:table-cell office:value-type="float" office:value="190310" calcext:value-type="float">
            <text:p>190310</text:p>
          </table:table-cell>
          <table:table-cell office:value-type="float" office:value="1041911" calcext:value-type="float">
            <text:p>10419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COMÁN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ECO-FM, S.A. DE C.V.</text:p>
          </table:table-cell>
          <table:table-cell office:value-type="string" calcext:value-type="string">
            <text:p>XHEC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07/04/08</text:p>
          </table:table-cell>
          <table:table-cell office:value-type="string" calcext:value-type="string">
            <text:p>06/04/20</text:p>
          </table:table-cell>
          <table:table-cell office:value-type="float" office:value="185432" calcext:value-type="float">
            <text:p>185432</text:p>
          </table:table-cell>
          <table:table-cell office:value-type="float" office:value="1035229" calcext:value-type="float">
            <text:p>103522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ECOMÁN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ARMERÍA, S.A. DE C.V.</text:p>
          </table:table-cell>
          <table:table-cell office:value-type="string" calcext:value-type="string">
            <text:p>XHEM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10/08/04</text:p>
          </table:table-cell>
          <table:table-cell office:value-type="string" calcext:value-type="string">
            <text:p>09/08/16</text:p>
          </table:table-cell>
          <table:table-cell office:value-type="float" office:value="185432" calcext:value-type="float">
            <text:p>185432</text:p>
          </table:table-cell>
          <table:table-cell office:value-type="float" office:value="1035229" calcext:value-type="float">
            <text:p>103522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ECOMÁN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Y-AM, S.A. DE C.V.</text:p>
          </table:table-cell>
          <table:table-cell office:value-type="string" calcext:value-type="string">
            <text:p>XHT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Y-AM</text:p>
          </table:table-cell>
          <table:table-cell table:style-name="Default"/>
          <table:table-cell office:value-type="float" office:value="185432" calcext:value-type="float">
            <text:p>185432</text:p>
          </table:table-cell>
          <table:table-cell office:value-type="float" office:value="1035229" calcext:value-type="float">
            <text:p>103522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RIAG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MG RADIO, S.A. DE C.V.</text:p>
          </table:table-cell>
          <table:table-cell office:value-type="string" calcext:value-type="string">
            <text:p>XHEM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1402" calcext:value-type="float">
            <text:p>161402</text:p>
          </table:table-cell>
          <table:table-cell office:value-type="float" office:value="935355" calcext:value-type="float">
            <text:p>93535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CHILÓN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COMUNICACIÓN EDUCATIVA Y CULTURAL BATS´IL K´OP, A.C.</text:p>
          </table:table-cell>
          <table:table-cell office:value-type="string" calcext:value-type="string">
            <text:p>XHBA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26/09/14</text:p>
          </table:table-cell>
          <table:table-cell office:value-type="string" calcext:value-type="string">
            <text:p>25/09/26</text:p>
          </table:table-cell>
          <table:table-cell office:value-type="float" office:value="170617" calcext:value-type="float">
            <text:p>170617</text:p>
          </table:table-cell>
          <table:table-cell office:value-type="float" office:value="921613" calcext:value-type="float">
            <text:p>921613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CACAHOATAN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JUANA PATRICIA RUIZ SÁNCHEZ</text:p>
          </table:table-cell>
          <table:table-cell office:value-type="string" calcext:value-type="string">
            <text:p>XHVD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1/02/12</text:p>
          </table:table-cell>
          <table:table-cell office:value-type="string" calcext:value-type="string">
            <text:p>31/01/24</text:p>
          </table:table-cell>
          <table:table-cell office:value-type="float" office:value="145921" calcext:value-type="float">
            <text:p>145921</text:p>
          </table:table-cell>
          <table:table-cell office:value-type="float" office:value="920955" calcext:value-type="float">
            <text:p>920955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CACAHOATAN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CA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145921" calcext:value-type="float">
            <text:p>145921</text:p>
          </table:table-cell>
          <table:table-cell office:value-type="float" office:value="920955" calcext:value-type="float">
            <text:p>920955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CHIAPA DE CORZ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CH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4/04</text:p>
          </table:table-cell>
          <table:table-cell office:value-type="string" calcext:value-type="string">
            <text:p>13/04/16</text:p>
          </table:table-cell>
          <table:table-cell office:value-type="float" office:value="164229564" calcext:value-type="float">
            <text:p>164229564</text:p>
          </table:table-cell>
          <table:table-cell office:value-type="float" office:value="930100978" calcext:value-type="float">
            <text:p>930100978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CINTALAPA DE FIGUERO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IN, LA VOZ DEL VALLE, S.A. DE C.V.</text:p>
          </table:table-cell>
          <table:table-cell office:value-type="string" calcext:value-type="string">
            <text:p>XHEI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9/04/13</text:p>
          </table:table-cell>
          <table:table-cell office:value-type="string" calcext:value-type="string">
            <text:p>18/04/25</text:p>
          </table:table-cell>
          <table:table-cell office:value-type="float" office:value="164152" calcext:value-type="float">
            <text:p>164152</text:p>
          </table:table-cell>
          <table:table-cell office:value-type="float" office:value="934313" calcext:value-type="float">
            <text:p>934313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COMITÁN DE DOMÍNGUEZ 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EMI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801" calcext:value-type="float">
            <text:p>801</text:p>
          </table:table-cell>
          <table:table-cell table:style-name="Default" office:value-type="string" calcext:value-type="string">
            <text:p>Cambio de frecuencia de la estación XEMIT-AM</text:p>
          </table:table-cell>
          <table:table-cell table:style-name="Default"/>
          <table:table-cell office:value-type="float" office:value="161504" calcext:value-type="float">
            <text:p>161504</text:p>
          </table:table-cell>
          <table:table-cell office:value-type="float" office:value="920803" calcext:value-type="float">
            <text:p>920803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COMITÁN DE DOMÍNGU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INÁMICA DEL SURESTE, S.A. DE C.V.</text:p>
          </table:table-cell>
          <table:table-cell office:value-type="string" calcext:value-type="string">
            <text:p>XHC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/08/05</text:p>
          </table:table-cell>
          <table:table-cell office:value-type="string" calcext:value-type="string">
            <text:p>07/08/17</text:p>
          </table:table-cell>
          <table:table-cell office:value-type="float" office:value="161504" calcext:value-type="float">
            <text:p>161504</text:p>
          </table:table-cell>
          <table:table-cell office:value-type="float" office:value="920803" calcext:value-type="float">
            <text:p>920803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COMITÁN DE DOMÍNGU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FRONTERA DEL SURESTE, S.A. DE C.V.</text:p>
          </table:table-cell>
          <table:table-cell office:value-type="string" calcext:value-type="string">
            <text:p>XHFR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09/04</text:p>
          </table:table-cell>
          <table:table-cell office:value-type="string" calcext:value-type="string">
            <text:p>29/09/16</text:p>
          </table:table-cell>
          <table:table-cell office:value-type="float" office:value="161504" calcext:value-type="float">
            <text:p>161504</text:p>
          </table:table-cell>
          <table:table-cell office:value-type="float" office:value="920803" calcext:value-type="float">
            <text:p>920803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COMITÁN DE DOMÍNGU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UI RADIO COMITÁN, S.A. DE C.V.</text:p>
          </table:table-cell>
          <table:table-cell office:value-type="string" calcext:value-type="string">
            <text:p>XHU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1504" calcext:value-type="float">
            <text:p>161504</text:p>
          </table:table-cell>
          <table:table-cell office:value-type="float" office:value="920803" calcext:value-type="float">
            <text:p>920803</text:p>
          </table:table-cell>
          <table:table-cell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string" calcext:value-type="string">
            <text:p>HUIXT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KY-AM, S.A. DE C.V.</text:p>
          </table:table-cell>
          <table:table-cell office:value-type="string" calcext:value-type="string">
            <text:p>XHK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50807" calcext:value-type="float">
            <text:p>150807</text:p>
          </table:table-cell>
          <table:table-cell office:value-type="float" office:value="922743" calcext:value-type="float">
            <text:p>92274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UIXT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MK-AM, S.A. DE C.V.</text:p>
          </table:table-cell>
          <table:table-cell office:value-type="string" calcext:value-type="string">
            <text:p>XHM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50807" calcext:value-type="float">
            <text:p>150807</text:p>
          </table:table-cell>
          <table:table-cell office:value-type="float" office:value="922743" calcext:value-type="float">
            <text:p>92274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A TRINITARI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CT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9/10/11</text:p>
          </table:table-cell>
          <table:table-cell office:value-type="string" calcext:value-type="string">
            <text:p>18/10/23</text:p>
          </table:table-cell>
          <table:table-cell office:value-type="float" office:value="160720" calcext:value-type="float">
            <text:p>160720</text:p>
          </table:table-cell>
          <table:table-cell office:value-type="float" office:value="920300" calcext:value-type="float">
            <text:p>9203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PASTEPEC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AI-FM, S.A. DE C.V.</text:p>
          </table:table-cell>
          <table:table-cell office:value-type="string" calcext:value-type="string">
            <text:p>XHMA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03/11/04</text:p>
          </table:table-cell>
          <table:table-cell office:value-type="string" calcext:value-type="string">
            <text:p>02/11/16</text:p>
          </table:table-cell>
          <table:table-cell office:value-type="float" office:value="152630" calcext:value-type="float">
            <text:p>152630</text:p>
          </table:table-cell>
          <table:table-cell office:value-type="float" office:value="925330" calcext:value-type="float">
            <text:p>9253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ICHUCALC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OB PROMOTORA DE RADIO, S.A. DE C.V.</text:p>
          </table:table-cell>
          <table:table-cell office:value-type="string" calcext:value-type="string">
            <text:p>XHEO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1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3034" calcext:value-type="float">
            <text:p>173034</text:p>
          </table:table-cell>
          <table:table-cell office:value-type="float" office:value="930705" calcext:value-type="float">
            <text:p>93070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ICHUCALC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P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8/10/11</text:p>
          </table:table-cell>
          <table:table-cell office:value-type="string" calcext:value-type="string">
            <text:p>17/10/23</text:p>
          </table:table-cell>
          <table:table-cell office:value-type="float" office:value="173034" calcext:value-type="float">
            <text:p>173034</text:p>
          </table:table-cell>
          <table:table-cell office:value-type="float" office:value="930705" calcext:value-type="float">
            <text:p>93070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RANCISCO JOSÉ NARVÁEZ RINCÓN</text:p>
          </table:table-cell>
          <table:table-cell office:value-type="string" calcext:value-type="string">
            <text:p>XHCR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09/08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4412" calcext:value-type="float">
            <text:p>164412</text:p>
          </table:table-cell>
          <table:table-cell office:value-type="float" office:value="923818" calcext:value-type="float">
            <text:p>923818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VERITAS MEDIOS GLOBAL, A.C.</text:p>
          </table:table-cell>
          <table:table-cell office:value-type="string" calcext:value-type="string">
            <text:p>XHCRI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4412" calcext:value-type="float">
            <text:p>164412</text:p>
          </table:table-cell>
          <table:table-cell office:value-type="float" office:value="923818" calcext:value-type="float">
            <text:p>923818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MPULSORA PRO CULTURA Y SALUD DEL ESTADO DE CHIAPAS, A.C.</text:p>
          </table:table-cell>
          <table:table-cell office:value-type="string" calcext:value-type="string">
            <text:p>XHS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4412" calcext:value-type="float">
            <text:p>164412</text:p>
          </table:table-cell>
          <table:table-cell office:value-type="float" office:value="923818" calcext:value-type="float">
            <text:p>923818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SAN CRISTÓBAL DE LAS CASA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RANCISCO JOSÉ NARVÁEZ RINCÓN</text:p>
          </table:table-cell>
          <table:table-cell office:value-type="string" calcext:value-type="string">
            <text:p>XHW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164412" calcext:value-type="float">
            <text:p>164412</text:p>
          </table:table-cell>
          <table:table-cell office:value-type="float" office:value="923818" calcext:value-type="float">
            <text:p>923818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SANTO DOMINGO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SD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9/10/11</text:p>
          </table:table-cell>
          <table:table-cell office:value-type="string" calcext:value-type="string">
            <text:p>18/10/23</text:p>
          </table:table-cell>
          <table:table-cell office:value-type="float" office:value="165428" calcext:value-type="float">
            <text:p>165428</text:p>
          </table:table-cell>
          <table:table-cell office:value-type="float" office:value="920535" calcext:value-type="float">
            <text:p>920535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PERADORA DE RADIO Z.Z.Z., S.A. DE C.V.</text:p>
          </table:table-cell>
          <table:table-cell office:value-type="string" calcext:value-type="string">
            <text:p>XHEZZ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HTS-FM RADIO, S.A. DE C.V.</text:p>
          </table:table-cell>
          <table:table-cell office:value-type="string" calcext:value-type="string">
            <text:p>XHH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16/11/03</text:p>
          </table:table-cell>
          <table:table-cell office:value-type="string" calcext:value-type="string">
            <text:p>15/11/15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KQ-AM, S.A. DE C.V.</text:p>
          </table:table-cell>
          <table:table-cell office:value-type="string" calcext:value-type="string">
            <text:p>XHK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9/03</text:p>
          </table:table-cell>
          <table:table-cell office:value-type="string" calcext:value-type="string">
            <text:p>20/09/15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FÓNICA ESTEREOFIEL, S.A. DE C.V.</text:p>
          </table:table-cell>
          <table:table-cell office:value-type="string" calcext:value-type="string">
            <text:p>XHM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17/05/08</text:p>
          </table:table-cell>
          <table:table-cell office:value-type="string" calcext:value-type="string">
            <text:p>16/05/20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OE-AM, S.A. DE C.V.</text:p>
          </table:table-cell>
          <table:table-cell office:value-type="string" calcext:value-type="string">
            <text:p>XHEO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 CHIAPAS, S.A. DE C.V.</text:p>
          </table:table-cell>
          <table:table-cell office:value-type="string" calcext:value-type="string">
            <text:p>XHT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AC-AM</text:p>
          </table:table-cell>
          <table:table-cell table:style-name="Default"/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NFORMACIÓN RADIOFÓNICA, S.A.</text:p>
          </table:table-cell>
          <table:table-cell office:value-type="string" calcext:value-type="string">
            <text:p>XHTA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5/06/07</text:p>
          </table:table-cell>
          <table:table-cell office:value-type="string" calcext:value-type="string">
            <text:p>14/06/19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TAP-AM, S.A. DE C.V.</text:p>
          </table:table-cell>
          <table:table-cell office:value-type="string" calcext:value-type="string">
            <text:p>XHT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7/07/13</text:p>
          </table:table-cell>
          <table:table-cell office:value-type="string" calcext:value-type="string">
            <text:p>16/07/25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TC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APACHULA, S.A.</text:p>
          </table:table-cell>
          <table:table-cell office:value-type="string" calcext:value-type="string">
            <text:p>XHE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APACHULA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SIMÓN VALANCI BUZALI</text:p>
          </table:table-cell>
          <table:table-cell office:value-type="string" calcext:value-type="string">
            <text:p>XHT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45429" calcext:value-type="float">
            <text:p>145429</text:p>
          </table:table-cell>
          <table:table-cell office:value-type="float" office:value="921538" calcext:value-type="float">
            <text:p>921538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TONALÁ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DB RADIO, S.A. DE C.V.</text:p>
          </table:table-cell>
          <table:table-cell office:value-type="string" calcext:value-type="string">
            <text:p>XHD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0522" calcext:value-type="float">
            <text:p>160522</text:p>
          </table:table-cell>
          <table:table-cell office:value-type="float" office:value="934505" calcext:value-type="float">
            <text:p>93450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ONALÁ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N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0522" calcext:value-type="float">
            <text:p>160522</text:p>
          </table:table-cell>
          <table:table-cell office:value-type="float" office:value="934505" calcext:value-type="float">
            <text:p>93450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ELEBRIDAD, S.A.</text:p>
          </table:table-cell>
          <table:table-cell office:value-type="string" calcext:value-type="string">
            <text:p>XHRP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2/08</text:p>
          </table:table-cell>
          <table:table-cell office:value-type="string" calcext:value-type="string">
            <text:p>24/02/20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SISTEMA, S.A.</text:p>
          </table:table-cell>
          <table:table-cell office:value-type="string" calcext:value-type="string">
            <text:p>XHC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20/03/09</text:p>
          </table:table-cell>
          <table:table-cell office:value-type="string" calcext:value-type="string">
            <text:p>19/03/19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IO-AM, S.A. DE C.V.</text:p>
          </table:table-cell>
          <table:table-cell office:value-type="string" calcext:value-type="string">
            <text:p>XHI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4/10</text:p>
          </table:table-cell>
          <table:table-cell office:value-type="string" calcext:value-type="string">
            <text:p>07/04/20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MPULSORA PRO CULTURA Y SALUD DEL ESTADO DE CHIAPAS, A.C.</text:p>
          </table:table-cell>
          <table:table-cell office:value-type="string" calcext:value-type="string">
            <text:p>XHIT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KR-FM, S.A. DE C.V. </text:p>
          </table:table-cell>
          <table:table-cell office:value-type="string" calcext:value-type="string">
            <text:p>XHK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19/06/10</text:p>
          </table:table-cell>
          <table:table-cell office:value-type="string" calcext:value-type="string">
            <text:p>18/06/20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LM-AM, S.A. DE C.V.</text:p>
          </table:table-cell>
          <table:table-cell office:value-type="string" calcext:value-type="string">
            <text:p>XHL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MPULSORA DE RADIO DEL SURESTE, S.A.</text:p>
          </table:table-cell>
          <table:table-cell office:value-type="string" calcext:value-type="string">
            <text:p>XHON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12/05</text:p>
          </table:table-cell>
          <table:table-cell office:value-type="string" calcext:value-type="string">
            <text:p>21/12/17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IMÓN VALANCI BUZALI</text:p>
          </table:table-cell>
          <table:table-cell office:value-type="string" calcext:value-type="string">
            <text:p>XHRE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9/06/12</text:p>
          </table:table-cell>
          <table:table-cell office:value-type="string" calcext:value-type="string">
            <text:p>08/06/24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G-AM LA GRANDE DEL SURESTE, S.A. DE C.V.</text:p>
          </table:table-cell>
          <table:table-cell office:value-type="string" calcext:value-type="string">
            <text:p>XHT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9680" calcext:value-type="float">
            <text:p>9680</text:p>
          </table:table-cell>
          <table:table-cell table:style-name="Default" office:value-type="string" calcext:value-type="string">
            <text:p>Cambio de frecuencia de la estación XETG-AM</text:p>
          </table:table-cell>
          <table:table-cell table:style-name="Default"/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CHIAPAS</text:p>
          </table:table-cell>
          <table:table-cell office:value-type="string" calcext:value-type="string">
            <text:p>XHTG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19/10/99</text:p>
          </table:table-cell>
          <table:table-cell table:style-name="Default" office:value-type="string" calcext:value-type="string">
            <text:p>ND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TGZ-FM RADIO, S.A. DE C.V.</text:p>
          </table:table-cell>
          <table:table-cell office:value-type="string" calcext:value-type="string">
            <text:p>XHTG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30490" calcext:value-type="float">
            <text:p>30490</text:p>
          </table:table-cell>
          <table:table-cell office:value-type="string" calcext:value-type="string">
            <text:p>15/12/13</text:p>
          </table:table-cell>
          <table:table-cell office:value-type="string" calcext:value-type="string">
            <text:p>14/12/25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TUG-AM, S.A. DE C.V.</text:p>
          </table:table-cell>
          <table:table-cell office:value-type="string" calcext:value-type="string">
            <text:p>XHTU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ROMOTORA DE LA PROVINCIA, S.A. DE C.V.</text:p>
          </table:table-cell>
          <table:table-cell office:value-type="string" calcext:value-type="string">
            <text:p>XHU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10/07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UE-AM, S.A. DE C.V.</text:p>
          </table:table-cell>
          <table:table-cell office:value-type="string" calcext:value-type="string">
            <text:p>XHU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ESPECTÁCULO, S.A.</text:p>
          </table:table-cell>
          <table:table-cell office:value-type="string" calcext:value-type="string">
            <text:p>XHV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CIENCIAS Y ARTES DE CHIAPAS</text:p>
          </table:table-cell>
          <table:table-cell office:value-type="string" calcext:value-type="string">
            <text:p>XHUCA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06/06/12</text:p>
          </table:table-cell>
          <table:table-cell office:value-type="string" calcext:value-type="string">
            <text:p>05/06/24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TUXTLA GUTIERREZ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JOSÉ RODOLFO CALVO FONSECA</text:p>
          </table:table-cell>
          <table:table-cell office:value-type="string" calcext:value-type="string">
            <text:p>XHRC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9/08/12</text:p>
          </table:table-cell>
          <table:table-cell office:value-type="string" calcext:value-type="string">
            <text:p>28/08/24</text:p>
          </table:table-cell>
          <table:table-cell office:value-type="float" office:value="164511" calcext:value-type="float">
            <text:p>164511</text:p>
          </table:table-cell>
          <table:table-cell office:value-type="float" office:value="930656" calcext:value-type="float">
            <text:p>9306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VILLAFLORES</text:p>
          </table:table-cell>
          <table:table-cell office:value-type="string" calcext:value-type="string">
            <text:p>CHI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SCAR FONSECA ALFARO</text:p>
          </table:table-cell>
          <table:table-cell office:value-type="string" calcext:value-type="string">
            <text:p>XHV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61401" calcext:value-type="float">
            <text:p>161401</text:p>
          </table:table-cell>
          <table:table-cell office:value-type="float" office:value="931600" calcext:value-type="float">
            <text:p>93160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BUENAVENTUR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SRAEL BELTRÁN MONTES</text:p>
          </table:table-cell>
          <table:table-cell office:value-type="string" calcext:value-type="string">
            <text:p>XHSB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95037" calcext:value-type="float">
            <text:p>295037</text:p>
          </table:table-cell>
          <table:table-cell office:value-type="float" office:value="1072819" calcext:value-type="float">
            <text:p>1072819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CD. CAMARGO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ELEVISORA INTEGRAL, S.A. DE C.V.</text:p>
          </table:table-cell>
          <table:table-cell office:value-type="string" calcext:value-type="string">
            <text:p>XHCR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03/07</text:p>
          </table:table-cell>
          <table:table-cell office:value-type="string" calcext:value-type="string">
            <text:p>13/03/19</text:p>
          </table:table-cell>
          <table:table-cell office:value-type="float" office:value="274059" calcext:value-type="float">
            <text:p>274059</text:p>
          </table:table-cell>
          <table:table-cell office:value-type="float" office:value="1050955" calcext:value-type="float">
            <text:p>1050955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string" calcext:value-type="string">
            <text:p>CD. CAMARGO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OH-AM DE CAMARGO, S.A. DE C.V.</text:p>
          </table:table-cell>
          <table:table-cell office:value-type="string" calcext:value-type="string">
            <text:p>XHEO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3/06</text:p>
          </table:table-cell>
          <table:table-cell office:value-type="string" calcext:value-type="string">
            <text:p>25/03/18</text:p>
          </table:table-cell>
          <table:table-cell office:value-type="float" office:value="274001" calcext:value-type="float">
            <text:p>274001</text:p>
          </table:table-cell>
          <table:table-cell office:value-type="float" office:value="1051000" calcext:value-type="float">
            <text:p>1051000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CDH, S.A. DE C.V.</text:p>
          </table:table-cell>
          <table:table-cell office:value-type="string" calcext:value-type="string">
            <text:p>XHCD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ERVICIOS PUBLICITARIOS DE CUAUHTÉMOC, S.A.</text:p>
          </table:table-cell>
          <table:table-cell office:value-type="string" calcext:value-type="string">
            <text:p>XHD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/06/06</text:p>
          </table:table-cell>
          <table:table-cell office:value-type="string" calcext:value-type="string">
            <text:p>07/06/18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CT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7/06/05</text:p>
          </table:table-cell>
          <table:table-cell office:value-type="string" calcext:value-type="string">
            <text:p>06/06/17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DIVERTIDA XEDT, S.A. DE C.V.</text:p>
          </table:table-cell>
          <table:table-cell office:value-type="string" calcext:value-type="string">
            <text:p>XHD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03/04</text:p>
          </table:table-cell>
          <table:table-cell office:value-type="string" calcext:value-type="string">
            <text:p>26/03/16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RTHA CONSUELO TRUJILLO MENDOZA</text:p>
          </table:table-cell>
          <table:table-cell office:value-type="string" calcext:value-type="string">
            <text:p>XH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CUAUHTÉMOC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LISA SALINAS ENRÍQUEZ, CESAR ANÍBAL MORENO SALINAS, FRANCO ULISES MORENO SALINAS Y BETZABE MORENO SALINAS</text:p>
          </table:table-cell>
          <table:table-cell office:value-type="string" calcext:value-type="string">
            <text:p>XHEP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PL-AM</text:p>
          </table:table-cell>
          <table:table-cell table:style-name="Default"/>
          <table:table-cell office:value-type="float" office:value="282418" calcext:value-type="float">
            <text:p>282418</text:p>
          </table:table-cell>
          <table:table-cell office:value-type="float" office:value="1065200" calcext:value-type="float">
            <text:p>1065200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ZA, S.A. DE C.V.</text:p>
          </table:table-cell>
          <table:table-cell office:value-type="string" calcext:value-type="string">
            <text:p>XHAC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9/07</text:p>
          </table:table-cell>
          <table:table-cell office:value-type="string" calcext:value-type="string">
            <text:p>12/09/19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DELICIAS, S.A.</text:p>
          </table:table-cell>
          <table:table-cell office:value-type="string" calcext:value-type="string">
            <text:p>XHB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7/01/13</text:p>
          </table:table-cell>
          <table:table-cell office:value-type="string" calcext:value-type="string">
            <text:p>16/01/25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BZ LA VOZ DE MEOQUI, S.A. DE C.V.</text:p>
          </table:table-cell>
          <table:table-cell office:value-type="string" calcext:value-type="string">
            <text:p>XHB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PÉREZ RAMÍREZ</text:p>
          </table:table-cell>
          <table:table-cell office:value-type="string" calcext:value-type="string">
            <text:p>XHCD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ZA, S.A. DE C.V.</text:p>
          </table:table-cell>
          <table:table-cell office:value-type="string" calcext:value-type="string">
            <text:p>XHDI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7/07/07</text:p>
          </table:table-cell>
          <table:table-cell office:value-type="string" calcext:value-type="string">
            <text:p>16/07/19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HM, S.A.</text:p>
          </table:table-cell>
          <table:table-cell office:value-type="string" calcext:value-type="string">
            <text:p>XHH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DELICIA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LEJANDRO Y JOSÉ ANTONIO CHAVERO SOUSA </text:p>
          </table:table-cell>
          <table:table-cell office:value-type="string" calcext:value-type="string">
            <text:p>XHJ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1136" calcext:value-type="float">
            <text:p>281136</text:p>
          </table:table-cell>
          <table:table-cell office:value-type="float" office:value="1052816" calcext:value-type="float">
            <text:p>1052816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CD. JIMÉN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UIS CHAVERO RESÉNDIZ</text:p>
          </table:table-cell>
          <table:table-cell office:value-type="string" calcext:value-type="string">
            <text:p>XHCJ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70748" calcext:value-type="float">
            <text:p>270748</text:p>
          </table:table-cell>
          <table:table-cell office:value-type="float" office:value="1045524" calcext:value-type="float">
            <text:p>1045524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CD. JIMÉN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ERGIO VILLARREAL LUJAN</text:p>
          </table:table-cell>
          <table:table-cell office:value-type="string" calcext:value-type="string">
            <text:p>XHJI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23/09/07</text:p>
          </table:table-cell>
          <table:table-cell office:value-type="string" calcext:value-type="string">
            <text:p>22/09/19</text:p>
          </table:table-cell>
          <table:table-cell office:value-type="float" office:value="270748" calcext:value-type="float">
            <text:p>270748</text:p>
          </table:table-cell>
          <table:table-cell office:value-type="float" office:value="1045524" calcext:value-type="float">
            <text:p>1045524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CD. JIMÉN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RGE CRUZ RAMOS LÓPEZ</text:p>
          </table:table-cell>
          <table:table-cell office:value-type="string" calcext:value-type="string">
            <text:p>XHJ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2/11/07</text:p>
          </table:table-cell>
          <table:table-cell office:value-type="string" calcext:value-type="string">
            <text:p>11/11/19</text:p>
          </table:table-cell>
          <table:table-cell office:value-type="float" office:value="270748" calcext:value-type="float">
            <text:p>270748</text:p>
          </table:table-cell>
          <table:table-cell office:value-type="float" office:value="1045524" calcext:value-type="float">
            <text:p>1045524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ONTERADIO, S.A.</text:p>
          </table:table-cell>
          <table:table-cell office:value-type="string" calcext:value-type="string">
            <text:p>XH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19/10/10</text:p>
          </table:table-cell>
          <table:table-cell office:value-type="string" calcext:value-type="string">
            <text:p>18/10/20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P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9/10/07</text:p>
          </table:table-cell>
          <table:table-cell office:value-type="string" calcext:value-type="string">
            <text:p>18/10/19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GU, S.A. DE C.V.</text:p>
          </table:table-cell>
          <table:table-cell office:value-type="string" calcext:value-type="string">
            <text:p>XHG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8/10/12</text:p>
          </table:table-cell>
          <table:table-cell office:value-type="string" calcext:value-type="string">
            <text:p>17/10/24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STÉREO XHH-FM, S.A. DE C.V.</text:p>
          </table:table-cell>
          <table:table-cell office:value-type="string" calcext:value-type="string">
            <text:p>XH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IM-FM, S.A. DE C.V.</text:p>
          </table:table-cell>
          <table:table-cell office:value-type="string" calcext:value-type="string">
            <text:p>XHI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17/12/05</text:p>
          </table:table-cell>
          <table:table-cell office:value-type="string" calcext:value-type="string">
            <text:p>16/12/17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NZ-FM, S.A. DE C.V.</text:p>
          </table:table-cell>
          <table:table-cell office:value-type="string" calcext:value-type="string">
            <text:p>XHN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57500" calcext:value-type="float">
            <text:p>57500</text:p>
          </table:table-cell>
          <table:table-cell office:value-type="string" calcext:value-type="string">
            <text:p>09/02/02</text:p>
          </table:table-cell>
          <table:table-cell office:value-type="string" calcext:value-type="string">
            <text:p>08/02/14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CIUDAD JUÁREZ, S.A.</text:p>
          </table:table-cell>
          <table:table-cell office:value-type="string" calcext:value-type="string">
            <text:p>XH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07/04/10</text:p>
          </table:table-cell>
          <table:table-cell office:value-type="string" calcext:value-type="string">
            <text:p>06/04/20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JUÁREZ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<text:s/>DE LA RADIO</text:p>
          </table:table-cell>
          <table:table-cell office:value-type="string" calcext:value-type="string">
            <text:p>XHU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314422" calcext:value-type="float">
            <text:p>314422</text:p>
          </table:table-cell>
          <table:table-cell office:value-type="float" office:value="1062913" calcext:value-type="float">
            <text:p>106291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string" calcext:value-type="string">
            <text:p>CD. MADER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IUDAD MADERA, S.A.</text:p>
          </table:table-cell>
          <table:table-cell office:value-type="string" calcext:value-type="string">
            <text:p>XHES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Cambio de frecuencia de la estación XESW-AM</text:p>
          </table:table-cell>
          <table:table-cell table:style-name="Default"/>
          <table:table-cell office:value-type="float" office:value="291124" calcext:value-type="float">
            <text:p>291124</text:p>
          </table:table-cell>
          <table:table-cell office:value-type="float" office:value="1080829" calcext:value-type="float">
            <text:p>1080829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AH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/07/06</text:p>
          </table:table-cell>
          <table:table-cell office:value-type="string" calcext:value-type="string">
            <text:p>25/07/18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CH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9/09/06</text:p>
          </table:table-cell>
          <table:table-cell office:value-type="string" calcext:value-type="string">
            <text:p>18/09/18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CH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11/04</text:p>
          </table:table-cell>
          <table:table-cell office:value-type="string" calcext:value-type="string">
            <text:p>21/11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IFUSORAS DE CHIHUAHUA, S.A.</text:p>
          </table:table-cell>
          <table:table-cell office:value-type="string" calcext:value-type="string">
            <text:p>XHD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DI-AM</text:p>
          </table:table-cell>
          <table:table-cell table:style-name="Default"/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UNIDAS DE CHIHUAHUA, S.A.</text:p>
          </table:table-cell>
          <table:table-cell office:value-type="string" calcext:value-type="string">
            <text:p>XHEF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MPULSORA X.E.E.S., S.A.</text:p>
          </table:table-cell>
          <table:table-cell office:value-type="string" calcext:value-type="string">
            <text:p>XH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8/12/08</text:p>
          </table:table-cell>
          <table:table-cell office:value-type="string" calcext:value-type="string">
            <text:p>17/12/20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PULSORA DE RADIO DE CHIHUAHUA, S.A.</text:p>
          </table:table-cell>
          <table:table-cell office:value-type="string" calcext:value-type="string">
            <text:p>XHF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FA-AM</text:p>
          </table:table-cell>
          <table:table-cell table:style-name="Default"/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L VOCERO DEL NORTE, S.A.</text:p>
          </table:table-cell>
          <table:table-cell office:value-type="string" calcext:value-type="string">
            <text:p>XHF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FI-AM</text:p>
          </table:table-cell>
          <table:table-cell table:style-name="Default"/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HIHUAHUA, S.A.</text:p>
          </table:table-cell>
          <table:table-cell office:value-type="string" calcext:value-type="string">
            <text:p>XHH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15220" calcext:value-type="float">
            <text:p>1522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HES-AM, S.A. DE C.V.</text:p>
          </table:table-cell>
          <table:table-cell office:value-type="string" calcext:value-type="string">
            <text:p>XHH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2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GUILLERMO LÓPEZ BORJA</text:p>
          </table:table-cell>
          <table:table-cell office:value-type="string" calcext:value-type="string">
            <text:p>XHL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5220" calcext:value-type="float">
            <text:p>15220</text:p>
          </table:table-cell>
          <table:table-cell office:value-type="string" calcext:value-type="string">
            <text:p>26/10/06</text:p>
          </table:table-cell>
          <table:table-cell office:value-type="string" calcext:value-type="string">
            <text:p>25/10/18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ED NACIONAL RADIOEMISORA, S.A.</text:p>
          </table:table-cell>
          <table:table-cell office:value-type="string" calcext:value-type="string">
            <text:p>XHR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AUTÓNOMA DE CHIHUAHUA</text:p>
          </table:table-cell>
          <table:table-cell office:value-type="string" calcext:value-type="string">
            <text:p>XHER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RU-AM</text:p>
          </table:table-cell>
          <table:table-cell table:style-name="Default"/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CHIHUAHUA</text:p>
          </table:table-cell>
          <table:table-cell office:value-type="string" calcext:value-type="string">
            <text:p>XHR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2/09/0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L CHUVISCAR, S.A. DE C.V.</text:p>
          </table:table-cell>
          <table:table-cell office:value-type="string" calcext:value-type="string">
            <text:p>XHS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12/12/02</text:p>
          </table:table-cell>
          <table:table-cell office:value-type="string" calcext:value-type="string">
            <text:p>11/12/14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UA-FM, S.A. DE C.V.</text:p>
          </table:table-cell>
          <table:table-cell office:value-type="string" calcext:value-type="string">
            <text:p>XHU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9640" calcext:value-type="float">
            <text:p>1964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BU, S.A. DE C.V.</text:p>
          </table:table-cell>
          <table:table-cell office:value-type="string" calcext:value-type="string">
            <text:p>XHB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FÓNICA XEBW DEL NORTE, S.A. DE C.V.</text:p>
          </table:table-cell>
          <table:table-cell office:value-type="string" calcext:value-type="string">
            <text:p>XHB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QD, S.A. DE C.V.</text:p>
          </table:table-cell>
          <table:table-cell office:value-type="string" calcext:value-type="string">
            <text:p>XHQ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CH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6/10/04</text:p>
          </table:table-cell>
          <table:table-cell office:value-type="string" calcext:value-type="string">
            <text:p>05/10/16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H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5/05/07</text:p>
          </table:table-cell>
          <table:table-cell office:value-type="string" calcext:value-type="string">
            <text:p>04/05/19</text:p>
          </table:table-cell>
          <table:table-cell office:value-type="float" office:value="283807" calcext:value-type="float">
            <text:p>283807</text:p>
          </table:table-cell>
          <table:table-cell office:value-type="float" office:value="1060520" calcext:value-type="float">
            <text:p>1060520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string" calcext:value-type="string">
            <text:p>EL PORVENIR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P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312444" calcext:value-type="float">
            <text:p>312444</text:p>
          </table:table-cell>
          <table:table-cell office:value-type="float" office:value="1062553" calcext:value-type="float">
            <text:p>106255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L REFUGIO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RANCISCO ANTONIO MUÑOZ MUÑOZ</text:p>
          </table:table-cell>
          <table:table-cell office:value-type="string" calcext:value-type="string">
            <text:p>XHFA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04/05</text:p>
          </table:table-cell>
          <table:table-cell office:value-type="string" calcext:value-type="string">
            <text:p>27/04/17</text:p>
          </table:table-cell>
          <table:table-cell office:value-type="float" office:value="274152" calcext:value-type="float">
            <text:p>274152</text:p>
          </table:table-cell>
          <table:table-cell office:value-type="float" office:value="1051001" calcext:value-type="float">
            <text:p>1051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ICARDO LEÓN GARZA LIMÓN</text:p>
          </table:table-cell>
          <table:table-cell office:value-type="string" calcext:value-type="string">
            <text:p>XHCP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6/05</text:p>
          </table:table-cell>
          <table:table-cell office:value-type="string" calcext:value-type="string">
            <text:p>03/06/17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DABAR RADIO, A.C.</text:p>
          </table:table-cell>
          <table:table-cell office:value-type="string" calcext:value-type="string">
            <text:p>XHD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9070" calcext:value-type="float">
            <text:p>3907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DALBERTO GUTIÉRREZ MELÉNDEZ</text:p>
          </table:table-cell>
          <table:table-cell office:value-type="string" calcext:value-type="string">
            <text:p>XHE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ARRALENSE, S.A. DE C.V. </text:p>
          </table:table-cell>
          <table:table-cell office:value-type="string" calcext:value-type="string">
            <text:p>XHG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/08/10</text:p>
          </table:table-cell>
          <table:table-cell office:value-type="string" calcext:value-type="string">
            <text:p>19/08/20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HPC-AM, S.A. DE C.V.</text:p>
          </table:table-cell>
          <table:table-cell office:value-type="string" calcext:value-type="string">
            <text:p>XHH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7/04/07</text:p>
          </table:table-cell>
          <table:table-cell office:value-type="string" calcext:value-type="string">
            <text:p>06/04/19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HP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03/07</text:p>
          </table:table-cell>
          <table:table-cell office:value-type="string" calcext:value-type="string">
            <text:p>13/03/19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HHI-AM, S.A. DE C.V.</text:p>
          </table:table-cell>
          <table:table-cell office:value-type="string" calcext:value-type="string">
            <text:p>XHHH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6/11/03</text:p>
          </table:table-cell>
          <table:table-cell office:value-type="string" calcext:value-type="string">
            <text:p>15/11/15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HIDALGO DEL PARRAL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ADIODIFUSORA DE CHIHUAHUA, S.A.</text:p>
          </table:table-cell>
          <table:table-cell office:value-type="string" calcext:value-type="string">
            <text:p>XHJ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7/09</text:p>
          </table:table-cell>
          <table:table-cell office:value-type="string" calcext:value-type="string">
            <text:p>05/07/19</text:p>
          </table:table-cell>
          <table:table-cell office:value-type="float" office:value="265557" calcext:value-type="float">
            <text:p>265557</text:p>
          </table:table-cell>
          <table:table-cell office:value-type="float" office:value="1053947" calcext:value-type="float">
            <text:p>1053947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string" calcext:value-type="string">
            <text:p>MEOQUI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ALFREDO ROHANA ESTRADA</text:p>
          </table:table-cell>
          <table:table-cell office:value-type="string" calcext:value-type="string">
            <text:p>XHA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6/10</text:p>
          </table:table-cell>
          <table:table-cell office:value-type="string" calcext:value-type="string">
            <text:p>12/06/20</text:p>
          </table:table-cell>
          <table:table-cell office:value-type="float" office:value="281604" calcext:value-type="float">
            <text:p>281604</text:p>
          </table:table-cell>
          <table:table-cell office:value-type="float" office:value="1052856" calcext:value-type="float">
            <text:p>1052856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string" calcext:value-type="string">
            <text:p>NUEVO CASAS GRANDE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SAS GRANDES, S.A.</text:p>
          </table:table-cell>
          <table:table-cell office:value-type="string" calcext:value-type="string">
            <text:p>XHT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TX-AM</text:p>
          </table:table-cell>
          <table:table-cell table:style-name="Default"/>
          <table:table-cell office:value-type="float" office:value="302448" calcext:value-type="float">
            <text:p>302448</text:p>
          </table:table-cell>
          <table:table-cell office:value-type="float" office:value="1075445" calcext:value-type="float">
            <text:p>1075445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NUEVO CASAS GRANDES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SRAEL BELTRÁN MONTES</text:p>
          </table:table-cell>
          <table:table-cell office:value-type="string" calcext:value-type="string">
            <text:p>XHNV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49650" calcext:value-type="float">
            <text:p>49650</text:p>
          </table:table-cell>
          <table:table-cell office:value-type="string" calcext:value-type="string">
            <text:p>16/11/04</text:p>
          </table:table-cell>
          <table:table-cell office:value-type="string" calcext:value-type="string">
            <text:p>15/11/16</text:p>
          </table:table-cell>
          <table:table-cell office:value-type="float" office:value="302448" calcext:value-type="float">
            <text:p>302448</text:p>
          </table:table-cell>
          <table:table-cell office:value-type="float" office:value="1075445" calcext:value-type="float">
            <text:p>1075445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OJINAG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GERARDO LÓPEZ DE LA ROCHA</text:p>
          </table:table-cell>
          <table:table-cell office:value-type="string" calcext:value-type="string">
            <text:p>XHHI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9530" calcext:value-type="float">
            <text:p>9530</text:p>
          </table:table-cell>
          <table:table-cell office:value-type="string" calcext:value-type="string">
            <text:p>10/11/03</text:p>
          </table:table-cell>
          <table:table-cell office:value-type="string" calcext:value-type="string">
            <text:p>09/11/15</text:p>
          </table:table-cell>
          <table:table-cell office:value-type="float" office:value="293352" calcext:value-type="float">
            <text:p>293352</text:p>
          </table:table-cell>
          <table:table-cell office:value-type="float" office:value="1042459" calcext:value-type="float">
            <text:p>104245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OJINAG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ISTEMA RADIO RANCHITO, S.A.</text:p>
          </table:table-cell>
          <table:table-cell office:value-type="string" calcext:value-type="string">
            <text:p>XHO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93352" calcext:value-type="float">
            <text:p>293352</text:p>
          </table:table-cell>
          <table:table-cell office:value-type="float" office:value="1042459" calcext:value-type="float">
            <text:p>104245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OJINAG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ONG-FM, S.A. DE C.V.</text:p>
          </table:table-cell>
          <table:table-cell office:value-type="string" calcext:value-type="string">
            <text:p>XHON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05/12/07</text:p>
          </table:table-cell>
          <table:table-cell office:value-type="string" calcext:value-type="string">
            <text:p>04/12/19</text:p>
          </table:table-cell>
          <table:table-cell office:value-type="float" office:value="293352" calcext:value-type="float">
            <text:p>293352</text:p>
          </table:table-cell>
          <table:table-cell office:value-type="float" office:value="1042459" calcext:value-type="float">
            <text:p>104245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OJINAG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GRUPO CHIHUAHUA, S.A.</text:p>
          </table:table-cell>
          <table:table-cell office:value-type="string" calcext:value-type="string">
            <text:p>XHRC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12/03</text:p>
          </table:table-cell>
          <table:table-cell office:value-type="string" calcext:value-type="string">
            <text:p>13/12/15</text:p>
          </table:table-cell>
          <table:table-cell office:value-type="float" office:value="293352" calcext:value-type="float">
            <text:p>293352</text:p>
          </table:table-cell>
          <table:table-cell office:value-type="float" office:value="1042459" calcext:value-type="float">
            <text:p>104245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SAN FRANCISCO DEL ORO 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EH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HB-AM</text:p>
          </table:table-cell>
          <table:table-cell table:style-name="Default"/>
          <table:table-cell office:value-type="float" office:value="265133" calcext:value-type="float">
            <text:p>265133</text:p>
          </table:table-cell>
          <table:table-cell office:value-type="float" office:value="1055051" calcext:value-type="float">
            <text:p>1055051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ANTA ANIT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MISORA DE DELICIAS, S.A. DE C.V.</text:p>
          </table:table-cell>
          <table:table-cell office:value-type="string" calcext:value-type="string">
            <text:p>XHDC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81302" calcext:value-type="float">
            <text:p>281302</text:p>
          </table:table-cell>
          <table:table-cell office:value-type="float" office:value="1052757" calcext:value-type="float">
            <text:p>1052757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Cambio de Freq</text:p>
          </table:table-cell>
        </table:table-row>
        <table:table-row table:style-name="ro1">
          <table:table-cell office:value-type="string" calcext:value-type="string">
            <text:p>SANTA BÁRBARA</text:p>
          </table:table-cell>
          <table:table-cell office:value-type="string" calcext:value-type="string">
            <text:p>CHI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ANTA BÁRBARA, S.A. DE C.V.</text:p>
          </table:table-cell>
          <table:table-cell office:value-type="string" calcext:value-type="string">
            <text:p>XHS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9/06/07</text:p>
          </table:table-cell>
          <table:table-cell office:value-type="string" calcext:value-type="string">
            <text:p>18/06/17</text:p>
          </table:table-cell>
          <table:table-cell office:value-type="float" office:value="264808" calcext:value-type="float">
            <text:p>264808</text:p>
          </table:table-cell>
          <table:table-cell office:value-type="float" office:value="1054913" calcext:value-type="float">
            <text:p>10549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TELECOMUNICACIONES, S.A. DE C.V.</text:p>
          </table:table-cell>
          <table:table-cell office:value-type="string" calcext:value-type="string">
            <text:p>XE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UNO FM, S.A.</text:p>
          </table:table-cell>
          <table:table-cell office:value-type="string" calcext:value-type="string">
            <text:p>XED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58130" calcext:value-type="float">
            <text:p>58130</text:p>
          </table:table-cell>
          <table:table-cell office:value-type="string" calcext:value-type="string">
            <text:p>02/03/04</text:p>
          </table:table-cell>
          <table:table-cell office:value-type="string" calcext:value-type="string">
            <text:p>01/03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JP-FM, S.A. DE C.V.</text:p>
          </table:table-cell>
          <table:table-cell office:value-type="string" calcext:value-type="string">
            <text:p>XEJ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60480" calcext:value-type="float">
            <text:p>60480</text:p>
          </table:table-cell>
          <table:table-cell office:value-type="string" calcext:value-type="string">
            <text:p>31/12/12</text:p>
          </table:table-cell>
          <table:table-cell office:value-type="string" calcext:value-type="string">
            <text:p>30/12/24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YECCIÓN, S.A. DE C.V. </text:p>
          </table:table-cell>
          <table:table-cell office:value-type="string" calcext:value-type="string">
            <text:p>XEOY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79070" calcext:value-type="float">
            <text:p>7907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R-FM, S.A. DE C.V.</text:p>
          </table:table-cell>
          <table:table-cell office:value-type="string" calcext:value-type="string">
            <text:p>XEQ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92320" calcext:value-type="float">
            <text:p>9232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RC-FM, S.A. DE C.V.</text:p>
          </table:table-cell>
          <table:table-cell office:value-type="string" calcext:value-type="string">
            <text:p>XE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99710" calcext:value-type="float">
            <text:p>9971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B GRANDE FM, S.A.</text:p>
          </table:table-cell>
          <table:table-cell office:value-type="string" calcext:value-type="string">
            <text:p>XERF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58130" calcext:value-type="float">
            <text:p>5813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XEU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7/12/73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51190" calcext:value-type="float">
            <text:p>5119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E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51190" calcext:value-type="float">
            <text:p>5119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MELÓDICA, S.A. DE C.V.</text:p>
          </table:table-cell>
          <table:table-cell office:value-type="string" calcext:value-type="string">
            <text:p>XHD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23/07/04</text:p>
          </table:table-cell>
          <table:table-cell office:value-type="string" calcext:value-type="string">
            <text:p>2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TELECOMUNICACIONES, S.A. DE C.V.</text:p>
          </table:table-cell>
          <table:table-cell office:value-type="string" calcext:value-type="string">
            <text:p>XHD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EX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ACIÓN ALFA, S.A. DE C.V.</text:p>
          </table:table-cell>
          <table:table-cell office:value-type="string" calcext:value-type="string">
            <text:p>XHFA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99450" calcext:value-type="float">
            <text:p>99450</text:p>
          </table:table-cell>
          <table:table-cell office:value-type="string" calcext:value-type="string">
            <text:p>30/07/04</text:p>
          </table:table-cell>
          <table:table-cell office:value-type="string" calcext:value-type="string">
            <text:p>29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AL SIETE, S.A. DE C.V.</text:p>
          </table:table-cell>
          <table:table-cell office:value-type="string" calcext:value-type="string">
            <text:p>XHF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7/11/04</text:p>
          </table:table-cell>
          <table:table-cell office:value-type="string" calcext:value-type="string">
            <text:p>26/11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IM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IM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1/12/04</text:p>
          </table:table-cell>
          <table:table-cell office:value-type="string" calcext:value-type="string">
            <text:p>20/12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88.8, S.A. DE C.V.</text:p>
          </table:table-cell>
          <table:table-cell office:value-type="string" calcext:value-type="string">
            <text:p>XH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MM-FM, S.A. DE C.V.</text:p>
          </table:table-cell>
          <table:table-cell office:value-type="string" calcext:value-type="string">
            <text:p>XHM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MV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80100" calcext:value-type="float">
            <text:p>801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36080" calcext:value-type="float">
            <text:p>36080</text:p>
          </table:table-cell>
          <table:table-cell office:value-type="string" calcext:value-type="string">
            <text:p>11/08/12</text:p>
          </table:table-cell>
          <table:table-cell office:value-type="string" calcext:value-type="string">
            <text:p>10/08/24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FRECUENCIA MODULADA, S.A. DE C.V.</text:p>
          </table:table-cell>
          <table:table-cell office:value-type="string" calcext:value-type="string">
            <text:p>XHPO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RED FM, S.A. DE C.V.</text:p>
          </table:table-cell>
          <table:table-cell office:value-type="string" calcext:value-type="string">
            <text:p>XHRE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1</text:p>
          </table:table-cell>
          <table:table-cell office:value-type="float" office:value="95128" calcext:value-type="float">
            <text:p>95128</text:p>
          </table:table-cell>
          <table:table-cell office:value-type="string" calcext:value-type="string">
            <text:p>11/12/07</text:p>
          </table:table-cell>
          <table:table-cell office:value-type="string" calcext:value-type="string">
            <text:p>10/12/19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S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ELEVIDEO, S.A. DE C.V.</text:p>
          </table:table-cell>
          <table:table-cell office:value-type="string" calcext:value-type="string">
            <text:p>XHS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ADIO IBERO, A.C.</text:p>
          </table:table-cell>
          <table:table-cell office:value-type="string" calcext:value-type="string">
            <text:p>XHU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3/10/13</text:p>
          </table:table-cell>
          <table:table-cell office:value-type="string" calcext:value-type="string">
            <text:p>03/10/25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ESCUELA SUPERIOR DE INGENIERÍA MECÁNICA Y ELÉCTRICA</text:p>
          </table:table-cell>
          <table:table-cell office:value-type="string" calcext:value-type="string">
            <text:p>XHU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/02/87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AUTÓNOMA METROPOLITANA</text:p>
          </table:table-cell>
          <table:table-cell office:value-type="string" calcext:value-type="string">
            <text:p>XHUA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1/03/22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METROPOLITANA</text:p>
          </table:table-cell>
          <table:table-cell office:value-type="string" calcext:value-type="string">
            <text:p>XHUAM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1/03/22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METROPOLITANA</text:p>
          </table:table-cell>
          <table:table-cell office:value-type="string" calcext:value-type="string">
            <text:p>XHUAM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1/03/22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METROPOLITANA</text:p>
          </table:table-cell>
          <table:table-cell office:value-type="string" calcext:value-type="string">
            <text:p>XHUAM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1/03/22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CD. DE MÉXICO</text:p>
          </table:table-cell>
          <table:table-cell office:value-type="string" calcext:value-type="string">
            <text:p>D.F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METROPOLITANA</text:p>
          </table:table-cell>
          <table:table-cell office:value-type="string" calcext:value-type="string">
            <text:p>XHUAM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/03/10</text:p>
          </table:table-cell>
          <table:table-cell office:value-type="string" calcext:value-type="string">
            <text:p>11/03/22</text:p>
          </table:table-cell>
          <table:table-cell office:value-type="float" office:value="192600" calcext:value-type="float">
            <text:p>192600</text:p>
          </table:table-cell>
          <table:table-cell office:value-type="float" office:value="998000" calcext:value-type="float">
            <text:p>998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ords. Wiki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MISORA DE DURANGO, S.A.</text:p>
          </table:table-cell>
          <table:table-cell office:value-type="string" calcext:value-type="string">
            <text:p>XHCA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DIFUSORAS DE DURANGO, S.A.</text:p>
          </table:table-cell>
          <table:table-cell office:value-type="string" calcext:value-type="string">
            <text:p>XHC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9/02</text:p>
          </table:table-cell>
          <table:table-cell office:value-type="string" calcext:value-type="string">
            <text:p>25/09/14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UNIVERSIDAD JUÁREZ DEL ESTADO DE DURANGO</text:p>
          </table:table-cell>
          <table:table-cell office:value-type="string" calcext:value-type="string">
            <text:p>XHH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24790" calcext:value-type="float">
            <text:p>24790</text:p>
          </table:table-cell>
          <table:table-cell office:value-type="string" calcext:value-type="string">
            <text:p>07/11/7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URANGO, S.A.</text:p>
          </table:table-cell>
          <table:table-cell office:value-type="string" calcext:value-type="string">
            <text:p>XHD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DGO-AM.</text:p>
          </table:table-cell>
          <table:table-cell table:style-name="Default"/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ICARDO LEÓN GARZA LIMÓN</text:p>
          </table:table-cell>
          <table:table-cell office:value-type="string" calcext:value-type="string">
            <text:p>XHDN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3/09/05</text:p>
          </table:table-cell>
          <table:table-cell office:value-type="string" calcext:value-type="string">
            <text:p>12/09/17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DRD-AM, S.A. DE C.V.</text:p>
          </table:table-cell>
          <table:table-cell office:value-type="string" calcext:value-type="string">
            <text:p>XHD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MISORA DE DURANGO, S.A.</text:p>
          </table:table-cell>
          <table:table-cell office:value-type="string" calcext:value-type="string">
            <text:p>XHD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H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E-AM.</text:p>
          </table:table-cell>
          <table:table-cell table:style-name="Default"/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ATRONATO PROMOTOR DEL DESARROLLO DEL I.T.D., A.C.</text:p>
          </table:table-cell>
          <table:table-cell office:value-type="string" calcext:value-type="string">
            <text:p>XHIT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3/07/9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OH-FM, S.A. DE C.V.</text:p>
          </table:table-cell>
          <table:table-cell office:value-type="string" calcext:value-type="string">
            <text:p>XHO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25/08/08</text:p>
          </table:table-cell>
          <table:table-cell office:value-type="string" calcext:value-type="string">
            <text:p>24/08/20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TELEVISIÓN DE DURANGO, S.A. DE C.V.</text:p>
          </table:table-cell>
          <table:table-cell office:value-type="string" calcext:value-type="string">
            <text:p>XHRP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2850" calcext:value-type="float">
            <text:p>2850</text:p>
          </table:table-cell>
          <table:table-cell table:style-name="Default" office:value-type="string" calcext:value-type="string">
            <text:p>Es frecuencia adicional de la XERPU-AM.</text:p>
          </table:table-cell>
          <table:table-cell table:style-name="Default"/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OMENTO EDUCATIVO Y CULTURAL FRANCISCO DE IBARRA, A.C.</text:p>
          </table:table-cell>
          <table:table-cell office:value-type="string" calcext:value-type="string">
            <text:p>XHUA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7/12/11</text:p>
          </table:table-cell>
          <table:table-cell office:value-type="string" calcext:value-type="string">
            <text:p>16/12/23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ESPAÑA DE DURANGO</text:p>
          </table:table-cell>
          <table:table-cell office:value-type="string" calcext:value-type="string">
            <text:p>XHUN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/11/11</text:p>
          </table:table-cell>
          <table:table-cell office:value-type="string" calcext:value-type="string">
            <text:p>07/11/23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DURANG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WX-AM, S.A. DE C.V.</text:p>
          </table:table-cell>
          <table:table-cell office:value-type="string" calcext:value-type="string">
            <text:p>XHW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5/04</text:p>
          </table:table-cell>
          <table:table-cell office:value-type="string" calcext:value-type="string">
            <text:p>02/05/16</text:p>
          </table:table-cell>
          <table:table-cell office:value-type="float" office:value="240122" calcext:value-type="float">
            <text:p>240122</text:p>
          </table:table-cell>
          <table:table-cell office:value-type="float" office:value="1043916" calcext:value-type="float">
            <text:p>1043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BP-AM, S.A. DE C.V.</text:p>
          </table:table-cell>
          <table:table-cell office:value-type="string" calcext:value-type="string">
            <text:p>XHB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DIFUSORAS DEL NORTE, S.A.</text:p>
          </table:table-cell>
          <table:table-cell office:value-type="string" calcext:value-type="string">
            <text:p>XHD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7</text:p>
          </table:table-cell>
          <table:table-cell office:value-type="string" calcext:value-type="string">
            <text:p>02/07/19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RS-AM, S.A. DE C.V.</text:p>
          </table:table-cell>
          <table:table-cell office:value-type="string" calcext:value-type="string">
            <text:p>XHE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7/10</text:p>
          </table:table-cell>
          <table:table-cell office:value-type="string" calcext:value-type="string">
            <text:p>05/07/20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GZ, S.A. DE C.V.</text:p>
          </table:table-cell>
          <table:table-cell office:value-type="string" calcext:value-type="string">
            <text:p>XHG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.E.T.J., S.A.</text:p>
          </table:table-cell>
          <table:table-cell office:value-type="string" calcext:value-type="string">
            <text:p>XHT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8/04/03</text:p>
          </table:table-cell>
          <table:table-cell office:value-type="string" calcext:value-type="string">
            <text:p>17/04/15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MISORAS DE TORREÓN, S.A.</text:p>
          </table:table-cell>
          <table:table-cell office:value-type="string" calcext:value-type="string">
            <text:p>XHV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GÓMEZ PALACIO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OMENTO EDUCATIVO Y CULTURAL FRANCISCO DE IBARRA, A.C.</text:p>
          </table:table-cell>
          <table:table-cell office:value-type="string" calcext:value-type="string">
            <text:p>XHLUA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53340" calcext:value-type="float">
            <text:p>253340</text:p>
          </table:table-cell>
          <table:table-cell office:value-type="float" office:value="1032954" calcext:value-type="float">
            <text:p>1032954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MEZQUITAL</text:p>
          </table:table-cell>
          <table:table-cell office:value-type="string" calcext:value-type="string">
            <text:p>D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ICARDO LEÓN GARZA LIMÓN</text:p>
          </table:table-cell>
          <table:table-cell office:value-type="string" calcext:value-type="string">
            <text:p>XHS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Cambio de frecuencia de la estación XESRD-AM</text:p>
          </table:table-cell>
          <table:table-cell table:style-name="Default"/>
          <table:table-cell office:value-type="float" office:value="232823" calcext:value-type="float">
            <text:p>232823</text:p>
          </table:table-cell>
          <table:table-cell office:value-type="float" office:value="1042344" calcext:value-type="float">
            <text:p>104234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ACÁMBAR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ORGANIZACIÓN RADIOFÓNICA DE ACÁMBARO, S.A. DE C.V.</text:p>
          </table:table-cell>
          <table:table-cell office:value-type="string" calcext:value-type="string">
            <text:p>XHA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AK-AM</text:p>
          </table:table-cell>
          <table:table-cell table:style-name="Default"/>
          <table:table-cell office:value-type="float" office:value="200157" calcext:value-type="float">
            <text:p>200157</text:p>
          </table:table-cell>
          <table:table-cell office:value-type="float" office:value="1004317" calcext:value-type="float">
            <text:p>1004317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ACÁMBAR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RADIOFÓNICA DE ACÁMBARO, S.A. DE C.V.</text:p>
          </table:table-cell>
          <table:table-cell office:value-type="string" calcext:value-type="string">
            <text:p>XHV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0157" calcext:value-type="float">
            <text:p>200157</text:p>
          </table:table-cell>
          <table:table-cell office:value-type="float" office:value="1004317" calcext:value-type="float">
            <text:p>1004317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ATRONATO PRO-ESTACIÓN RADIODIFUSORA DEL INSTITUTO TECNOLÓGICO REGIONAL DE CELAYA, A.C.</text:p>
          </table:table-cell>
          <table:table-cell office:value-type="string" calcext:value-type="string">
            <text:p>XHIT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9/03/7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COMERCIAL XENC, S.A.</text:p>
          </table:table-cell>
          <table:table-cell office:value-type="string" calcext:value-type="string">
            <text:p>XHN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RE-AM</text:p>
          </table:table-cell>
          <table:table-cell table:style-name="Default"/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2/07/04</text:p>
          </table:table-cell>
          <table:table-cell office:value-type="string" calcext:value-type="string">
            <text:p>01/07/16</text:p>
          </table:table-cell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OZ-FM, S.A. DE C.V.</text:p>
          </table:table-cell>
          <table:table-cell office:value-type="string" calcext:value-type="string">
            <text:p>XHZ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ZN-AM</text:p>
          </table:table-cell>
          <table:table-cell table:style-name="Default"/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ELAY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AF-AM, S.A. DE C.V.</text:p>
          </table:table-cell>
          <table:table-cell office:value-type="string" calcext:value-type="string">
            <text:p>XHA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9/06/09</text:p>
          </table:table-cell>
          <table:table-cell office:value-type="string" calcext:value-type="string">
            <text:p>28/06/19</text:p>
          </table:table-cell>
          <table:table-cell office:value-type="float" office:value="203144" calcext:value-type="float">
            <text:p>203144</text:p>
          </table:table-cell>
          <table:table-cell office:value-type="float" office:value="1004854" calcext:value-type="float">
            <text:p>100485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ORTÁZAR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CIÓN RADIOFÓNICA DE CELAYA, S.A. DE C.V.</text:p>
          </table:table-cell>
          <table:table-cell office:value-type="string" calcext:value-type="string">
            <text:p>XHQ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20/03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2858" calcext:value-type="float">
            <text:p>202858</text:p>
          </table:table-cell>
          <table:table-cell office:value-type="float" office:value="1005740" calcext:value-type="float">
            <text:p>1005740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string" calcext:value-type="string">
            <text:p>CUARTEL DE POZOS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YOLANDA GONZÁLEZ MEZA SÁNCHEZ</text:p>
          </table:table-cell>
          <table:table-cell office:value-type="string" calcext:value-type="string">
            <text:p>XHG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08/04</text:p>
          </table:table-cell>
          <table:table-cell office:value-type="string" calcext:value-type="string">
            <text:p>31/07/16</text:p>
          </table:table-cell>
          <table:table-cell office:value-type="float" office:value="211319" calcext:value-type="float">
            <text:p>211319</text:p>
          </table:table-cell>
          <table:table-cell office:value-type="float" office:value="1002944" calcext:value-type="float">
            <text:p>1002944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DOLORES HIDALG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EYNA LÓPEZ HERMANOS, S.A. DE C.V.</text:p>
          </table:table-cell>
          <table:table-cell office:value-type="string" calcext:value-type="string">
            <text:p>XHEJ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922" calcext:value-type="float">
            <text:p>210922</text:p>
          </table:table-cell>
          <table:table-cell office:value-type="float" office:value="1005557" calcext:value-type="float">
            <text:p>1005557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EL PUES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EÑAL 84, S.A. DE C.V. </text:p>
          </table:table-cell>
          <table:table-cell office:value-type="string" calcext:value-type="string">
            <text:p>XHEF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104" calcext:value-type="float">
            <text:p>203104</text:p>
          </table:table-cell>
          <table:table-cell office:value-type="float" office:value="1004905" calcext:value-type="float">
            <text:p>1004905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string" calcext:value-type="string">
            <text:p>EL PUES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OF-AM, S.A. DE C.V.</text:p>
          </table:table-cell>
          <table:table-cell office:value-type="string" calcext:value-type="string">
            <text:p>XHE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3104" calcext:value-type="float">
            <text:p>203104</text:p>
          </table:table-cell>
          <table:table-cell office:value-type="float" office:value="1004905" calcext:value-type="float">
            <text:p>1004905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ANTA FE DE GUANAJUATO, S.A.</text:p>
          </table:table-cell>
          <table:table-cell office:value-type="string" calcext:value-type="string">
            <text:p>XHF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FL-AM</text:p>
          </table:table-cell>
          <table:table-cell table:style-name="Default"/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GTO, S.A. </text:p>
          </table:table-cell>
          <table:table-cell office:value-type="string" calcext:value-type="string">
            <text:p>XHG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Es frecuencia adicional de la XEGTO-AM.</text:p>
          </table:table-cell>
          <table:table-cell table:style-name="Default"/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NAJUATO</text:p>
          </table:table-cell>
          <table:table-cell office:value-type="string" calcext:value-type="string">
            <text:p>XHJU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18630" calcext:value-type="float">
            <text:p>18630</text:p>
          </table:table-cell>
          <table:table-cell office:value-type="string" calcext:value-type="string">
            <text:p>06/07/12</text:p>
          </table:table-cell>
          <table:table-cell office:value-type="string" calcext:value-type="string">
            <text:p>05/07/24</text:p>
          </table:table-cell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OO-FM, S.A. DE C.V.</text:p>
          </table:table-cell>
          <table:table-cell office:value-type="string" calcext:value-type="string">
            <text:p>XHO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DE LA COMUNICACIÓN, S.A. </text:p>
          </table:table-cell>
          <table:table-cell office:value-type="string" calcext:value-type="string">
            <text:p>XHVL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7/11/10</text:p>
          </table:table-cell>
          <table:table-cell office:value-type="string" calcext:value-type="string">
            <text:p>26/11/20</text:p>
          </table:table-cell>
          <table:table-cell office:value-type="float" office:value="210104" calcext:value-type="float">
            <text:p>210104</text:p>
          </table:table-cell>
          <table:table-cell office:value-type="float" office:value="1011524" calcext:value-type="float">
            <text:p>1011524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AMOR, S.A. DE C.V.</text:p>
          </table:table-cell>
          <table:table-cell office:value-type="string" calcext:value-type="string">
            <text:p>XHAM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2/08/10</text:p>
          </table:table-cell>
          <table:table-cell office:value-type="string" calcext:value-type="string">
            <text:p>21/08/20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CN, S.A. DE C.V.</text:p>
          </table:table-cell>
          <table:table-cell office:value-type="string" calcext:value-type="string">
            <text:p>XHC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I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23/10/07</text:p>
          </table:table-cell>
          <table:table-cell office:value-type="string" calcext:value-type="string">
            <text:p>22/10/19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J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25080" calcext:value-type="float">
            <text:p>25080</text:p>
          </table:table-cell>
          <table:table-cell office:value-type="string" calcext:value-type="string">
            <text:p>26/01/10</text:p>
          </table:table-cell>
          <table:table-cell office:value-type="string" calcext:value-type="string">
            <text:p>25/01/20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CO ANTONIO CONTRERAS SANTOSCOY; DOMITILA MAQUEDA E HIDALGO; ALICIA HORTENSIA, AMPARO HILDA Y ADELA CONTRERAS SANTOS </text:p>
          </table:table-cell>
          <table:table-cell office:value-type="string" calcext:value-type="string">
            <text:p>XHN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36030" calcext:value-type="float">
            <text:p>36030</text:p>
          </table:table-cell>
          <table:table-cell office:value-type="string" calcext:value-type="string">
            <text:p>15/10/06</text:p>
          </table:table-cell>
          <table:table-cell office:value-type="string" calcext:value-type="string">
            <text:p>14/10/16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ESORES DE SERGIO OLIVARES GASCÓN, S.A. DE C.V.</text:p>
          </table:table-cell>
          <table:table-cell office:value-type="string" calcext:value-type="string">
            <text:p>XHN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30030" calcext:value-type="float">
            <text:p>30030</text:p>
          </table:table-cell>
          <table:table-cell office:value-type="string" calcext:value-type="string">
            <text:p>23/04/13</text:p>
          </table:table-cell>
          <table:table-cell office:value-type="string" calcext:value-type="string">
            <text:p>22/04/25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WE RADIO IRAPUATO, S.A. DE C.V.</text:p>
          </table:table-cell>
          <table:table-cell office:value-type="string" calcext:value-type="string">
            <text:p>XHW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AÑÍA RADIOFÓNICA DEL CENTRO, S.A. DE C.V.</text:p>
          </table:table-cell>
          <table:table-cell office:value-type="string" calcext:value-type="string">
            <text:p>XHY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IRAPUAT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IRG-AM, S.A. DE C.V.</text:p>
          </table:table-cell>
          <table:table-cell office:value-type="string" calcext:value-type="string">
            <text:p>XHIR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04027" calcext:value-type="float">
            <text:p>204027</text:p>
          </table:table-cell>
          <table:table-cell office:value-type="float" office:value="1012051" calcext:value-type="float">
            <text:p>1012051</text:p>
          </table:table-cell>
          <table:table-cell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HAC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R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M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7/07/06</text:p>
          </table:table-cell>
          <table:table-cell office:value-type="string" calcext:value-type="string">
            <text:p>16/07/18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MOTORA DE LEÓN, S.A.</text:p>
          </table:table-cell>
          <table:table-cell office:value-type="string" calcext:value-type="string">
            <text:p>XHL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9/05/10</text:p>
          </table:table-cell>
          <table:table-cell office:value-type="string" calcext:value-type="string">
            <text:p>18/05/20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NAJUATO</text:p>
          </table:table-cell>
          <table:table-cell office:value-type="string" calcext:value-type="string">
            <text:p>XHL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18330" calcext:value-type="float">
            <text:p>18330</text:p>
          </table:table-cell>
          <table:table-cell office:value-type="string" calcext:value-type="string">
            <text:p>06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L-FM, S.A. DE C.V.</text:p>
          </table:table-cell>
          <table:table-cell office:value-type="string" calcext:value-type="string">
            <text:p>XHM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37960" calcext:value-type="float">
            <text:p>3796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INDEPENDIENTE DE FOMENTO MUSICAL, S.A.</text:p>
          </table:table-cell>
          <table:table-cell office:value-type="string" calcext:value-type="string">
            <text:p>XHO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7/03/10</text:p>
          </table:table-cell>
          <table:table-cell office:value-type="string" calcext:value-type="string">
            <text:p>06/03/20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P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31540" calcext:value-type="float">
            <text:p>31540</text:p>
          </table:table-cell>
          <table:table-cell office:value-type="string" calcext:value-type="string">
            <text:p>13/11/10</text:p>
          </table:table-cell>
          <table:table-cell office:value-type="string" calcext:value-type="string">
            <text:p>12/11/20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ROMOTORA LEONESA, S.A. DE C.V.</text:p>
          </table:table-cell>
          <table:table-cell office:value-type="string" calcext:value-type="string">
            <text:p>XHRP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string" calcext:value-type="string">
            <text:p>Es frecuencia adicional de la XERPL-AM</text:p>
          </table:table-cell>
          <table:table-cell table:style-name="Default"/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ANSMISORA DEL PACÍFICO, S.A. DE C.V.</text:p>
          </table:table-cell>
          <table:table-cell office:value-type="string" calcext:value-type="string">
            <text:p>XHER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S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X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MPULSORA DEL CENTRO, S.A.</text:p>
          </table:table-cell>
          <table:table-cell office:value-type="string" calcext:value-type="string">
            <text:p>XHEL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/02/04</text:p>
          </table:table-cell>
          <table:table-cell office:value-type="string" calcext:value-type="string">
            <text:p>01/02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ISTEMA DEL BAJÍO, S.A.</text:p>
          </table:table-cell>
          <table:table-cell office:value-type="string" calcext:value-type="string">
            <text:p>XHLE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315" calcext:value-type="float">
            <text:p>210315</text:p>
          </table:table-cell>
          <table:table-cell office:value-type="float" office:value="1013638" calcext:value-type="float">
            <text:p>1013638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string" calcext:value-type="string">
            <text:p>MOROLEÓN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OROLEÓN, S.A. DE C.V.</text:p>
          </table:table-cell>
          <table:table-cell office:value-type="string" calcext:value-type="string">
            <text:p>XHB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3/09/09</text:p>
          </table:table-cell>
          <table:table-cell office:value-type="string" calcext:value-type="string">
            <text:p>12/09/19</text:p>
          </table:table-cell>
          <table:table-cell office:value-type="float" office:value="200747" calcext:value-type="float">
            <text:p>200747</text:p>
          </table:table-cell>
          <table:table-cell office:value-type="float" office:value="1011124" calcext:value-type="float">
            <text:p>1011124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string" calcext:value-type="string">
            <text:p>PRADERAS DE LA SOLEDAD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CEL, S.A. DE C.V.</text:p>
          </table:table-cell>
          <table:table-cell office:value-type="string" calcext:value-type="string">
            <text:p>XHCE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3/03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015" calcext:value-type="float">
            <text:p>203015</text:p>
          </table:table-cell>
          <table:table-cell office:value-type="float" office:value="1005521" calcext:value-type="float">
            <text:p>1005521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string" calcext:value-type="string">
            <text:p>SALVATIERR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MAGEN RADIOFÓNICA, S.A.</text:p>
          </table:table-cell>
          <table:table-cell office:value-type="string" calcext:value-type="string">
            <text:p>XHF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1/04/10</text:p>
          </table:table-cell>
          <table:table-cell office:value-type="string" calcext:value-type="string">
            <text:p>31/03/20</text:p>
          </table:table-cell>
          <table:table-cell office:value-type="float" office:value="201254" calcext:value-type="float">
            <text:p>201254</text:p>
          </table:table-cell>
          <table:table-cell office:value-type="float" office:value="1005241" calcext:value-type="float">
            <text:p>1005241</text:p>
          </table:table-cell>
          <table:table-cell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string" calcext:value-type="string">
            <text:p>SAN JOSÉ DE LA SONAJ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ESORES ALFONSO MARTÍNEZ VELA, XEBO, S.A. DE C.V.</text:p>
          </table:table-cell>
          <table:table-cell office:value-type="string" calcext:value-type="string">
            <text:p>XHB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/01/04</text:p>
          </table:table-cell>
          <table:table-cell office:value-type="string" calcext:value-type="string">
            <text:p>17/01/16</text:p>
          </table:table-cell>
          <table:table-cell office:value-type="float" office:value="203755" calcext:value-type="float">
            <text:p>203755</text:p>
          </table:table-cell>
          <table:table-cell office:value-type="float" office:value="1012135" calcext:value-type="float">
            <text:p>1012135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string" calcext:value-type="string">
            <text:p>SAN MIGUEL ALLENDE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MI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7/07/09</text:p>
          </table:table-cell>
          <table:table-cell office:value-type="string" calcext:value-type="string">
            <text:p>26/07/21</text:p>
          </table:table-cell>
          <table:table-cell office:value-type="float" office:value="205400" calcext:value-type="float">
            <text:p>205400</text:p>
          </table:table-cell>
          <table:table-cell office:value-type="float" office:value="1004403" calcext:value-type="float">
            <text:p>1004403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SAN MIGUEL ALLENDE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AN MIGUEL, S.A.</text:p>
          </table:table-cell>
          <table:table-cell office:value-type="string" calcext:value-type="string">
            <text:p>XHS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500" calcext:value-type="float">
            <text:p>205500</text:p>
          </table:table-cell>
          <table:table-cell office:value-type="float" office:value="1004501" calcext:value-type="float">
            <text:p>1004501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SAN MIGUEL DE ALLENDE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NAJUATO</text:p>
          </table:table-cell>
          <table:table-cell office:value-type="string" calcext:value-type="string">
            <text:p>XHSM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5455" calcext:value-type="float">
            <text:p>205455</text:p>
          </table:table-cell>
          <table:table-cell office:value-type="float" office:value="1004438" calcext:value-type="float">
            <text:p>1004438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SILAO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ACED, S.A. DE C.V.</text:p>
          </table:table-cell>
          <table:table-cell office:value-type="string" calcext:value-type="string">
            <text:p>XHS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SD-AM, <text:s/></text:p>
          </table:table-cell>
          <table:table-cell table:style-name="Default"/>
          <table:table-cell office:value-type="float" office:value="205637" calcext:value-type="float">
            <text:p>205637</text:p>
          </table:table-cell>
          <table:table-cell office:value-type="float" office:value="1012536" calcext:value-type="float">
            <text:p>1012536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TIERRA BLANCA</text:p>
          </table:table-cell>
          <table:table-cell office:value-type="string" calcext:value-type="string">
            <text:p>GT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HX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XV-AM</text:p>
          </table:table-cell>
          <table:table-cell table:style-name="Default"/>
          <table:table-cell office:value-type="float" office:value="210604" calcext:value-type="float">
            <text:p>210604</text:p>
          </table:table-cell>
          <table:table-cell office:value-type="float" office:value="1000928" calcext:value-type="float">
            <text:p>1000928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ANSMISORA DEL PACIFICO, S.A. DE C.V.</text:p>
          </table:table-cell>
          <table:table-cell office:value-type="string" calcext:value-type="string">
            <text:p>XHA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UNDO DE ACAPULCO, S.A.</text:p>
          </table:table-cell>
          <table:table-cell office:value-type="string" calcext:value-type="string">
            <text:p>XHAC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AG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9/01/08</text:p>
          </table:table-cell>
          <table:table-cell office:value-type="string" calcext:value-type="string">
            <text:p>28/01/20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AG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AGR-AM</text:p>
          </table:table-cell>
          <table:table-cell table:style-name="Default"/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AGS, S.A. DE C.V.</text:p>
          </table:table-cell>
          <table:table-cell office:value-type="string" calcext:value-type="string">
            <text:p>XHAG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string" calcext:value-type="string">
            <text:p>Es frecuencia adicional de la XEAGS-AM</text:p>
          </table:table-cell>
          <table:table-cell table:style-name="Default"/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B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B-AM</text:p>
          </table:table-cell>
          <table:table-cell table:style-name="Default"/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CI, S.A.</text:p>
          </table:table-cell>
          <table:table-cell office:value-type="string" calcext:value-type="string">
            <text:p>XHC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VP-AM, S.A. DE C.V.</text:p>
          </table:table-cell>
          <table:table-cell office:value-type="string" calcext:value-type="string">
            <text:p>XHEV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3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AR, S.A.</text:p>
          </table:table-cell>
          <table:table-cell office:value-type="string" calcext:value-type="string">
            <text:p>XHK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KOK MEDIO RADIAL DEL PACIFICO, S.A. DE C.V.</text:p>
          </table:table-cell>
          <table:table-cell office:value-type="string" calcext:value-type="string">
            <text:p>XHKO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10/08</text:p>
          </table:table-cell>
          <table:table-cell office:value-type="string" calcext:value-type="string">
            <text:p>05/10/20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RAÍSO, S.A. DE C.V.</text:p>
          </table:table-cell>
          <table:table-cell office:value-type="string" calcext:value-type="string">
            <text:p>XHM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MAR-AM</text:p>
          </table:table-cell>
          <table:table-cell table:style-name="Default"/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N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24/07/06</text:p>
          </table:table-cell>
          <table:table-cell office:value-type="string" calcext:value-type="string">
            <text:p>23/07/18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HG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91536" calcext:value-type="float">
            <text:p>91536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RITMO, S.A.</text:p>
          </table:table-cell>
          <table:table-cell office:value-type="string" calcext:value-type="string">
            <text:p>XH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12/09/03</text:p>
          </table:table-cell>
          <table:table-cell office:value-type="string" calcext:value-type="string">
            <text:p>11/09/15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NU-FM, S.A.</text:p>
          </table:table-cell>
          <table:table-cell office:value-type="string" calcext:value-type="string">
            <text:p>XHN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05/01/07</text:p>
          </table:table-cell>
          <table:table-cell office:value-type="string" calcext:value-type="string">
            <text:p>04/01/19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ONCIERTO ACAPULCO, S.A.</text:p>
          </table:table-cell>
          <table:table-cell office:value-type="string" calcext:value-type="string">
            <text:p>XHP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16/08/04</text:p>
          </table:table-cell>
          <table:table-cell office:value-type="string" calcext:value-type="string">
            <text:p>15/08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O-FM, S.A. DE C.V.</text:p>
          </table:table-cell>
          <table:table-cell office:value-type="string" calcext:value-type="string">
            <text:p>XH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CAPULC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S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03/08/04</text:p>
          </table:table-cell>
          <table:table-cell office:value-type="string" calcext:value-type="string">
            <text:p>02/08/16</text:p>
          </table:table-cell>
          <table:table-cell office:value-type="float" office:value="165142" calcext:value-type="float">
            <text:p>165142</text:p>
          </table:table-cell>
          <table:table-cell office:value-type="float" office:value="995311" calcext:value-type="float">
            <text:p>9953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RCELI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SUCN. DE RAFAEL GARCÍA VERGARA</text:p>
          </table:table-cell>
          <table:table-cell office:value-type="string" calcext:value-type="string">
            <text:p>XH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RY-AM</text:p>
          </table:table-cell>
          <table:table-cell table:style-name="Default"/>
          <table:table-cell office:value-type="float" office:value="181916" calcext:value-type="float">
            <text:p>181916</text:p>
          </table:table-cell>
          <table:table-cell office:value-type="float" office:value="1001654" calcext:value-type="float">
            <text:p>1001654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ATOYAC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TIVA DE COMUNICACIÓN DE GUERRERO, S.A. DE C.V.</text:p>
          </table:table-cell>
          <table:table-cell office:value-type="string" calcext:value-type="string">
            <text:p>XHAY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29340" calcext:value-type="float">
            <text:p>29340</text:p>
          </table:table-cell>
          <table:table-cell office:value-type="string" calcext:value-type="string">
            <text:p>18/06/06</text:p>
          </table:table-cell>
          <table:table-cell office:value-type="string" calcext:value-type="string">
            <text:p>17/06/18</text:p>
          </table:table-cell>
          <table:table-cell office:value-type="float" office:value="171201" calcext:value-type="float">
            <text:p>171201</text:p>
          </table:table-cell>
          <table:table-cell office:value-type="float" office:value="1002601" calcext:value-type="float">
            <text:p>100260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D. ALTAMIRAN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SUCN. DE RAFAEL GARCÍA VERGARA</text:p>
          </table:table-cell>
          <table:table-cell office:value-type="string" calcext:value-type="string">
            <text:p>XHX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XY-AM</text:p>
          </table:table-cell>
          <table:table-cell table:style-name="Default"/>
          <table:table-cell office:value-type="float" office:value="182117" calcext:value-type="float">
            <text:p>182117</text:p>
          </table:table-cell>
          <table:table-cell office:value-type="float" office:value="1003958" calcext:value-type="float">
            <text:p>1003958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CHILAPA DE ÁLVAREZ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ADIAL DEL SUR, S.A. DE C.V.</text:p>
          </table:table-cell>
          <table:table-cell office:value-type="string" calcext:value-type="string">
            <text:p>XHSU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2/08/04</text:p>
          </table:table-cell>
          <table:table-cell office:value-type="string" calcext:value-type="string">
            <text:p>01/08/16</text:p>
          </table:table-cell>
          <table:table-cell office:value-type="float" office:value="173557" calcext:value-type="float">
            <text:p>173557</text:p>
          </table:table-cell>
          <table:table-cell office:value-type="float" office:value="991026" calcext:value-type="float">
            <text:p>991026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HG-AM, S.A. DE C.V.</text:p>
          </table:table-cell>
          <table:table-cell office:value-type="string" calcext:value-type="string">
            <text:p>XHCH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CHG-AM</text:p>
          </table:table-cell>
          <table:table-cell table:style-name="Default"/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EZU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11/08</text:p>
          </table:table-cell>
          <table:table-cell office:value-type="string" calcext:value-type="string">
            <text:p>28/11/20</text:p>
          </table:table-cell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CHILPANCING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Z DEL SUR, S.A.</text:p>
          </table:table-cell>
          <table:table-cell office:value-type="string" calcext:value-type="string">
            <text:p>XHL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778" calcext:value-type="float">
            <text:p>2778</text:p>
          </table:table-cell>
          <table:table-cell table:style-name="Default" office:value-type="string" calcext:value-type="string">
            <text:p>Es frecuencia adicional de la XELI-AM</text:p>
          </table:table-cell>
          <table:table-cell table:style-name="Default"/>
          <table:table-cell office:value-type="float" office:value="173300" calcext:value-type="float">
            <text:p>173300</text:p>
          </table:table-cell>
          <table:table-cell office:value-type="float" office:value="993004" calcext:value-type="float">
            <text:p>993004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IGUAL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GUALA, S.A. DE C.V.</text:p>
          </table:table-cell>
          <table:table-cell office:value-type="string" calcext:value-type="string">
            <text:p>XHI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4436" calcext:value-type="float">
            <text:p>164436</text:p>
          </table:table-cell>
          <table:table-cell office:value-type="float" office:value="982839" calcext:value-type="float">
            <text:p>98283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IGUAL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IG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5/11/06</text:p>
          </table:table-cell>
          <table:table-cell office:value-type="string" calcext:value-type="string">
            <text:p>14/11/18</text:p>
          </table:table-cell>
          <table:table-cell office:value-type="float" office:value="164436" calcext:value-type="float">
            <text:p>164436</text:p>
          </table:table-cell>
          <table:table-cell office:value-type="float" office:value="982839" calcext:value-type="float">
            <text:p>98283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IGUAL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HK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7/10/07</text:p>
          </table:table-cell>
          <table:table-cell office:value-type="string" calcext:value-type="string">
            <text:p>16/10/19</text:p>
          </table:table-cell>
          <table:table-cell office:value-type="float" office:value="164436" calcext:value-type="float">
            <text:p>164436</text:p>
          </table:table-cell>
          <table:table-cell office:value-type="float" office:value="982839" calcext:value-type="float">
            <text:p>98283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IGUALA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TECNOLÓGICA DE LA REGIÓN NORTE DE GUERRERO</text:p>
          </table:table-cell>
          <table:table-cell office:value-type="string" calcext:value-type="string">
            <text:p>XHUT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164436" calcext:value-type="float">
            <text:p>164436</text:p>
          </table:table-cell>
          <table:table-cell office:value-type="float" office:value="982839" calcext:value-type="float">
            <text:p>982839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PETATLÁN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MANDO PUENTE CÓRDOVA</text:p>
          </table:table-cell>
          <table:table-cell office:value-type="string" calcext:value-type="string">
            <text:p>XHJ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JR-AM</text:p>
          </table:table-cell>
          <table:table-cell table:style-name="Default"/>
          <table:table-cell office:value-type="float" office:value="173222" calcext:value-type="float">
            <text:p>173222</text:p>
          </table:table-cell>
          <table:table-cell office:value-type="float" office:value="1011605" calcext:value-type="float">
            <text:p>101160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AXCO DE ALARCÓN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TX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04/09/06</text:p>
          </table:table-cell>
          <table:table-cell office:value-type="string" calcext:value-type="string">
            <text:p>03/09/18</text:p>
          </table:table-cell>
          <table:table-cell office:value-type="float" office:value="183323" calcext:value-type="float">
            <text:p>183323</text:p>
          </table:table-cell>
          <table:table-cell office:value-type="float" office:value="993641" calcext:value-type="float">
            <text:p>993641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TAXCO DE ALARCÓN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X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3323" calcext:value-type="float">
            <text:p>183323</text:p>
          </table:table-cell>
          <table:table-cell office:value-type="float" office:value="993641" calcext:value-type="float">
            <text:p>993641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string" calcext:value-type="string">
            <text:p>TIXTLA GUERRER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RECUENCIA AMIGA, S.A. DE C.V.</text:p>
          </table:table-cell>
          <table:table-cell office:value-type="string" calcext:value-type="string">
            <text:p>XHEP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3356" calcext:value-type="float">
            <text:p>173356</text:p>
          </table:table-cell>
          <table:table-cell office:value-type="float" office:value="992408" calcext:value-type="float">
            <text:p>992408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string" calcext:value-type="string">
            <text:p>ZIHUATANEJ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SÉ MARIO MORALES VALLEJO</text:p>
          </table:table-cell>
          <table:table-cell office:value-type="string" calcext:value-type="string">
            <text:p>XHU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73820" calcext:value-type="float">
            <text:p>173820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HUATANEJ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EGASO RADIOCOMUNICACIONES, S.A. DE C.V.</text:p>
          </table:table-cell>
          <table:table-cell office:value-type="string" calcext:value-type="string">
            <text:p>XHZH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6/10/04</text:p>
          </table:table-cell>
          <table:table-cell office:value-type="string" calcext:value-type="string">
            <text:p>25/10/16</text:p>
          </table:table-cell>
          <table:table-cell office:value-type="float" office:value="173820" calcext:value-type="float">
            <text:p>173820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HUATANEJ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ESTEREOFONICA, S.A. DE C.V.</text:p>
          </table:table-cell>
          <table:table-cell office:value-type="string" calcext:value-type="string">
            <text:p>XHZI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28/06/03</text:p>
          </table:table-cell>
          <table:table-cell office:value-type="string" calcext:value-type="string">
            <text:p>27/06/15</text:p>
          </table:table-cell>
          <table:table-cell office:value-type="float" office:value="173820" calcext:value-type="float">
            <text:p>173820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HUATANEJ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GUERRERO</text:p>
          </table:table-cell>
          <table:table-cell office:value-type="string" calcext:value-type="string">
            <text:p>XHZ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3820" calcext:value-type="float">
            <text:p>173820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UMPANGO DEL RIO</text:p>
          </table:table-cell>
          <table:table-cell office:value-type="string" calcext:value-type="string">
            <text:p>G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HCH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CHH-AM</text:p>
          </table:table-cell>
          <table:table-cell table:style-name="Default"/>
          <table:table-cell office:value-type="float" office:value="181535546" calcext:value-type="float">
            <text:p>181535546</text:p>
          </table:table-cell>
          <table:table-cell office:value-type="float" office:value="1000920145" calcext:value-type="float">
            <text:p>1000920145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ACTO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AC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1605" calcext:value-type="float">
            <text:p>201605</text:p>
          </table:table-cell>
          <table:table-cell office:value-type="float" office:value="985639" calcext:value-type="float">
            <text:p>985639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ARDONAL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CAR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Cambio de frecuencia de la estación XECARH-AM</text:p>
          </table:table-cell>
          <table:table-cell table:style-name="Default"/>
          <table:table-cell office:value-type="float" office:value="203645" calcext:value-type="float">
            <text:p>203645</text:p>
          </table:table-cell>
          <table:table-cell office:value-type="float" office:value="990700" calcext:value-type="float">
            <text:p>990700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string" calcext:value-type="string">
            <text:p>HUEJUTLA DE REYES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ELECOMUNICACIONES DE LA HUASTECA, S.A. DE C.V. </text:p>
          </table:table-cell>
          <table:table-cell office:value-type="string" calcext:value-type="string">
            <text:p>XHC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10824" calcext:value-type="float">
            <text:p>210824</text:p>
          </table:table-cell>
          <table:table-cell office:value-type="float" office:value="982510" calcext:value-type="float">
            <text:p>98251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HUICHA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HU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Cambio de frecuencia de la estación XEHUI-AM</text:p>
          </table:table-cell>
          <table:table-cell table:style-name="Default"/>
          <table:table-cell office:value-type="float" office:value="202231" calcext:value-type="float">
            <text:p>202231</text:p>
          </table:table-cell>
          <table:table-cell office:value-type="float" office:value="993902" calcext:value-type="float">
            <text:p>993902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IXMIQUIL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2903" calcext:value-type="float">
            <text:p>202903</text:p>
          </table:table-cell>
          <table:table-cell office:value-type="float" office:value="991308" calcext:value-type="float">
            <text:p>99130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IXMIQUIL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Z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ZG-AM</text:p>
          </table:table-cell>
          <table:table-cell table:style-name="Default"/>
          <table:table-cell office:value-type="float" office:value="202903" calcext:value-type="float">
            <text:p>202903</text:p>
          </table:table-cell>
          <table:table-cell office:value-type="float" office:value="991308" calcext:value-type="float">
            <text:p>99130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IXMIQUILP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ILENIUM ORBITAL, S.A. DE C.V.</text:p>
          </table:table-cell>
          <table:table-cell office:value-type="string" calcext:value-type="string">
            <text:p>XHQ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6/10/10</text:p>
          </table:table-cell>
          <table:table-cell office:value-type="string" calcext:value-type="string">
            <text:p>15/10/20</text:p>
          </table:table-cell>
          <table:table-cell office:value-type="float" office:value="202903" calcext:value-type="float">
            <text:p>202903</text:p>
          </table:table-cell>
          <table:table-cell office:value-type="float" office:value="991308" calcext:value-type="float">
            <text:p>991308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JACAL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AW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AWL-AM</text:p>
          </table:table-cell>
          <table:table-cell table:style-name="Default"/>
          <table:table-cell office:value-type="float" office:value="210026" calcext:value-type="float">
            <text:p>210026</text:p>
          </table:table-cell>
          <table:table-cell office:value-type="float" office:value="991123" calcext:value-type="float">
            <text:p>991123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string" calcext:value-type="string">
            <text:p>MINERAL DEL MONTE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Y-FM, S.A. DE C.V.</text:p>
          </table:table-cell>
          <table:table-cell office:value-type="string" calcext:value-type="string">
            <text:p>XHM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03/05/04</text:p>
          </table:table-cell>
          <table:table-cell office:value-type="string" calcext:value-type="string">
            <text:p>02/05/16</text:p>
          </table:table-cell>
          <table:table-cell office:value-type="float" office:value="200821" calcext:value-type="float">
            <text:p>200821</text:p>
          </table:table-cell>
          <table:table-cell office:value-type="float" office:value="984018" calcext:value-type="float">
            <text:p>984018</text:p>
          </table:table-cell>
          <table:table-cell office:value-type="float" office:value="2712" calcext:value-type="float">
            <text:p>2712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BC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NUEVA RADIO, S.A. DE C.V.</text:p>
          </table:table-cell>
          <table:table-cell office:value-type="string" calcext:value-type="string">
            <text:p>XHP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6/05/06</text:p>
          </table:table-cell>
          <table:table-cell office:value-type="string" calcext:value-type="string">
            <text:p>25/05/18</text:p>
          </table:table-cell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RPORACIÓN RADIOFÓNICA DE PACHUCA, S.A. DE C.V.</text:p>
          </table:table-cell>
          <table:table-cell office:value-type="string" calcext:value-type="string">
            <text:p>XHP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ED CENTRAL RADIOFÓNICA, S.A. DE C.V.</text:p>
          </table:table-cell>
          <table:table-cell office:value-type="string" calcext:value-type="string">
            <text:p>XHR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RD-AM.</text:p>
          </table:table-cell>
          <table:table-cell table:style-name="Default"/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PACHUC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ESTADO DE HIDALGO</text:p>
          </table:table-cell>
          <table:table-cell office:value-type="string" calcext:value-type="string">
            <text:p>XHUA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9/03/12</text:p>
          </table:table-cell>
          <table:table-cell office:value-type="string" calcext:value-type="string">
            <text:p>08/03/24</text:p>
          </table:table-cell>
          <table:table-cell office:value-type="float" office:value="200718" calcext:value-type="float">
            <text:p>200718</text:p>
          </table:table-cell>
          <table:table-cell office:value-type="float" office:value="984409" calcext:value-type="float">
            <text:p>984409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SAN BARTOLO TUTOTEPEC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P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PEC-AM</text:p>
          </table:table-cell>
          <table:table-cell table:style-name="Default"/>
          <table:table-cell office:value-type="float" office:value="202356" calcext:value-type="float">
            <text:p>202356</text:p>
          </table:table-cell>
          <table:table-cell office:value-type="float" office:value="981207" calcext:value-type="float">
            <text:p>981207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string" calcext:value-type="string">
            <text:p>SAN ILDEFONSO, TEPEJI DEL RIO DE OCAMPO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DESARROLLO COMUNITARIO Y CULTURAL MA NGHUE, A.C.</text:p>
          </table:table-cell>
          <table:table-cell office:value-type="string" calcext:value-type="string">
            <text:p>XHD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9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5419" calcext:value-type="float">
            <text:p>195419</text:p>
          </table:table-cell>
          <table:table-cell office:value-type="float" office:value="992030" calcext:value-type="float">
            <text:p>992030</text:p>
          </table:table-cell>
          <table:table-cell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string" calcext:value-type="string">
            <text:p>SINGUILUCAN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NQ RADIO TULANCINGO, S.A. DE C.V.</text:p>
          </table:table-cell>
          <table:table-cell office:value-type="string" calcext:value-type="string">
            <text:p>XHN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50000" calcext:value-type="float">
            <text:p>50000</text:p>
          </table:table-cell>
          <table:table-cell table:style-name="Default" office:value-type="string" calcext:value-type="string">
            <text:p>Es frecuencia adicional de la XENQ-AM.</text:p>
          </table:table-cell>
          <table:table-cell table:style-name="Default"/>
          <table:table-cell office:value-type="float" office:value="195803" calcext:value-type="float">
            <text:p>195803</text:p>
          </table:table-cell>
          <table:table-cell office:value-type="float" office:value="983102" calcext:value-type="float">
            <text:p>983102</text:p>
          </table:table-cell>
          <table:table-cell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string" calcext:value-type="string">
            <text:p>TEPEAPULCO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AP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94706" calcext:value-type="float">
            <text:p>194706</text:p>
          </table:table-cell>
          <table:table-cell office:value-type="float" office:value="983311" calcext:value-type="float">
            <text:p>983311</text:p>
          </table:table-cell>
          <table:table-cell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string" calcext:value-type="string">
            <text:p>TLANCHINOL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IN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Cambio de frecuencia de la estación XEIND-AM</text:p>
          </table:table-cell>
          <table:table-cell table:style-name="Default"/>
          <table:table-cell office:value-type="float" office:value="205916" calcext:value-type="float">
            <text:p>205916</text:p>
          </table:table-cell>
          <table:table-cell office:value-type="float" office:value="983936" calcext:value-type="float">
            <text:p>983936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string" calcext:value-type="string">
            <text:p>TUL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STEREO DE TULA, S.A. DE C.V.</text:p>
          </table:table-cell>
          <table:table-cell office:value-type="string" calcext:value-type="string">
            <text:p>XHID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6/08/08</text:p>
          </table:table-cell>
          <table:table-cell office:value-type="string" calcext:value-type="string">
            <text:p>05/08/20</text:p>
          </table:table-cell>
          <table:table-cell office:value-type="float" office:value="200323" calcext:value-type="float">
            <text:p>200323</text:p>
          </table:table-cell>
          <table:table-cell office:value-type="float" office:value="992031" calcext:value-type="float">
            <text:p>992031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TULA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HIDALGO</text:p>
          </table:table-cell>
          <table:table-cell office:value-type="string" calcext:value-type="string">
            <text:p>XHLL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9/11/10</text:p>
          </table:table-cell>
          <table:table-cell office:value-type="string" calcext:value-type="string">
            <text:p>28/11/22</text:p>
          </table:table-cell>
          <table:table-cell office:value-type="float" office:value="200323" calcext:value-type="float">
            <text:p>200323</text:p>
          </table:table-cell>
          <table:table-cell office:value-type="float" office:value="992031" calcext:value-type="float">
            <text:p>992031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TULANCINGO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ULANCINGO, S.A.</text:p>
          </table:table-cell>
          <table:table-cell office:value-type="string" calcext:value-type="string">
            <text:p>XHQ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6/06/05</text:p>
          </table:table-cell>
          <table:table-cell office:value-type="string" calcext:value-type="string">
            <text:p>25/06/17</text:p>
          </table:table-cell>
          <table:table-cell office:value-type="float" office:value="200509" calcext:value-type="float">
            <text:p>200509</text:p>
          </table:table-cell>
          <table:table-cell office:value-type="float" office:value="982148" calcext:value-type="float">
            <text:p>982148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TULANCINGO</text:p>
          </table:table-cell>
          <table:table-cell office:value-type="string" calcext:value-type="string">
            <text:p>HG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ULTRADIGITAL TULANCINGO, S.A. DE C.V.</text:p>
          </table:table-cell>
          <table:table-cell office:value-type="string" calcext:value-type="string">
            <text:p>XHTN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2/07/07</text:p>
          </table:table-cell>
          <table:table-cell office:value-type="string" calcext:value-type="string">
            <text:p>21/07/19</text:p>
          </table:table-cell>
          <table:table-cell office:value-type="float" office:value="200509" calcext:value-type="float">
            <text:p>200509</text:p>
          </table:table-cell>
          <table:table-cell office:value-type="float" office:value="982148" calcext:value-type="float">
            <text:p>982148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AMEC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  <text:p/>
          </table:table-cell>
          <table:table-cell office:value-type="string" calcext:value-type="string">
            <text:p>SANDRA LÓPEZ BENAVIDES, LAURA ENRIQUETA, MARÍA TERESA, MARCELA, TOMAS SALVADOR, MARÍA DEL CARMEN, GABRIELA Y AURELIO LÓPEZ ROCHA, HÉCTOR QUIRARTE GUTIERREZ, HÉCTOR Y LUCIA QUIRARTE LÓPEZ</text:p>
          </table:table-cell>
          <table:table-cell office:value-type="string" calcext:value-type="string">
            <text:p>XHE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3255" calcext:value-type="float">
            <text:p>203255</text:p>
          </table:table-cell>
          <table:table-cell office:value-type="float" office:value="1040235" calcext:value-type="float">
            <text:p>1040235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string" calcext:value-type="string">
            <text:p>AMEC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G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05/12/07</text:p>
          </table:table-cell>
          <table:table-cell office:value-type="string" calcext:value-type="string">
            <text:p>04/12/14</text:p>
          </table:table-cell>
          <table:table-cell office:value-type="float" office:value="203255" calcext:value-type="float">
            <text:p>203255</text:p>
          </table:table-cell>
          <table:table-cell office:value-type="float" office:value="1040235" calcext:value-type="float">
            <text:p>1040235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string" calcext:value-type="string">
            <text:p>ARANDAS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MPULSA POR EL BIEN COMÚN DE JALISCO, A.C.</text:p>
          </table:table-cell>
          <table:table-cell office:value-type="string" calcext:value-type="string">
            <text:p>XHARD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04220" calcext:value-type="float">
            <text:p>204220</text:p>
          </table:table-cell>
          <table:table-cell office:value-type="float" office:value="1022025" calcext:value-type="float">
            <text:p>1022025</text:p>
          </table:table-cell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string" calcext:value-type="string">
            <text:p>ATOTONILCO EL ALT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IGUEL OCHOA BELTRÁN</text:p>
          </table:table-cell>
          <table:table-cell office:value-type="string" calcext:value-type="string">
            <text:p>XHH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3302" calcext:value-type="float">
            <text:p>203302</text:p>
          </table:table-cell>
          <table:table-cell office:value-type="float" office:value="1023015" calcext:value-type="float">
            <text:p>1023015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string" calcext:value-type="string">
            <text:p>AUTLÁN DE NAVARR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PABLO PÉREZ RAMÍREZ</text:p>
          </table:table-cell>
          <table:table-cell office:value-type="string" calcext:value-type="string">
            <text:p>XHAN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6/09/07</text:p>
          </table:table-cell>
          <table:table-cell office:value-type="string" calcext:value-type="string">
            <text:p>25/09/19</text:p>
          </table:table-cell>
          <table:table-cell office:value-type="float" office:value="195125" calcext:value-type="float">
            <text:p>195125</text:p>
          </table:table-cell>
          <table:table-cell office:value-type="float" office:value="1042034" calcext:value-type="float">
            <text:p>1042034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AUTLÁN DE NAVARR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AN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195125" calcext:value-type="float">
            <text:p>195125</text:p>
          </table:table-cell>
          <table:table-cell office:value-type="float" office:value="1042034" calcext:value-type="float">
            <text:p>1042034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AUTLÁN DE NAVARR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ISTEMA DEL SUROESTE, S.A. DE C.V.</text:p>
          </table:table-cell>
          <table:table-cell office:value-type="string" calcext:value-type="string">
            <text:p>XHJ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125" calcext:value-type="float">
            <text:p>195125</text:p>
          </table:table-cell>
          <table:table-cell office:value-type="float" office:value="1042034" calcext:value-type="float">
            <text:p>1042034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AUTLÁN DE NAVARR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LD RADIO AUTLAN, S.A. DE C.V.</text:p>
          </table:table-cell>
          <table:table-cell office:value-type="string" calcext:value-type="string">
            <text:p>XHL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LD-AM</text:p>
          </table:table-cell>
          <table:table-cell table:style-name="Default"/>
          <table:table-cell office:value-type="float" office:value="195125" calcext:value-type="float">
            <text:p>195125</text:p>
          </table:table-cell>
          <table:table-cell office:value-type="float" office:value="1042034" calcext:value-type="float">
            <text:p>1042034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RMONÍA, S.A. DE C.V.</text:p>
          </table:table-cell>
          <table:table-cell office:value-type="string" calcext:value-type="string">
            <text:p>XHB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C-AM</text:p>
          </table:table-cell>
          <table:table-cell table:style-name="Default"/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JALISCO</text:p>
          </table:table-cell>
          <table:table-cell office:value-type="string" calcext:value-type="string">
            <text:p>XHCG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3/09/04</text:p>
          </table:table-cell>
          <table:table-cell office:value-type="string" calcext:value-type="string">
            <text:p>12/09/14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ISTEMA DEL PACIFICO, S.A. DE C.V.</text:p>
          </table:table-cell>
          <table:table-cell office:value-type="string" calcext:value-type="string">
            <text:p>XHI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DE ZAPOTLÁN, S.A. DE C.V.</text:p>
          </table:table-cell>
          <table:table-cell office:value-type="string" calcext:value-type="string">
            <text:p>XHME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894" calcext:value-type="float">
            <text:p>894</text:p>
          </table:table-cell>
          <table:table-cell table:style-name="Default" office:value-type="string" calcext:value-type="string">
            <text:p>Es frecuencia adicional de la XEMEX-AM.</text:p>
          </table:table-cell>
          <table:table-cell table:style-name="Default"/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D. GUZM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Z FM 96.7, S.A. DE C.V.</text:p>
          </table:table-cell>
          <table:table-cell office:value-type="string" calcext:value-type="string">
            <text:p>XHP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30818" calcext:value-type="float">
            <text:p>30818</text:p>
          </table:table-cell>
          <table:table-cell office:value-type="string" calcext:value-type="string">
            <text:p>30/06/09</text:p>
          </table:table-cell>
          <table:table-cell office:value-type="string" calcext:value-type="string">
            <text:p>29/06/19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ZAPOTLÁN EL GRAND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G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194231" calcext:value-type="float">
            <text:p>194231</text:p>
          </table:table-cell>
          <table:table-cell office:value-type="float" office:value="1032751" calcext:value-type="float">
            <text:p>1032751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CERRO GRANDE SANTA F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OJ-FM, S.A. DE C.V.</text:p>
          </table:table-cell>
          <table:table-cell office:value-type="string" calcext:value-type="string">
            <text:p>XHO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5/08/08</text:p>
          </table:table-cell>
          <table:table-cell office:value-type="string" calcext:value-type="string">
            <text:p>24/08/20</text:p>
          </table:table-cell>
          <table:table-cell office:value-type="float" office:value="202927783" calcext:value-type="float">
            <text:p>202927783</text:p>
          </table:table-cell>
          <table:table-cell office:value-type="float" office:value="1030223526" calcext:value-type="float">
            <text:p>1030223526</text:p>
          </table:table-cell>
          <table:table-cell office:value-type="float" office:value="2306" calcext:value-type="float">
            <text:p>2306</text:p>
          </table:table-cell>
          <table:table-cell/>
        </table:table-row>
        <table:table-row table:style-name="ro1">
          <table:table-cell office:value-type="string" calcext:value-type="string">
            <text:p>CERRO GRANDE SANTA F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X.FM, S.A. DE C.V.</text:p>
          </table:table-cell>
          <table:table-cell office:value-type="string" calcext:value-type="string">
            <text:p>XHR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02927783" calcext:value-type="float">
            <text:p>202927783</text:p>
          </table:table-cell>
          <table:table-cell office:value-type="float" office:value="1030223526" calcext:value-type="float">
            <text:p>1030223526</text:p>
          </table:table-cell>
          <table:table-cell office:value-type="float" office:value="2306" calcext:value-type="float">
            <text:p>2306</text:p>
          </table:table-cell>
          <table:table-cell/>
        </table:table-row>
        <table:table-row table:style-name="ro1">
          <table:table-cell office:value-type="string" calcext:value-type="string">
            <text:p>CIHUA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GUZ, S.A. DE C.V.</text:p>
          </table:table-cell>
          <table:table-cell office:value-type="string" calcext:value-type="string">
            <text:p>XHMZ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Cambio de frecuencia de la estación XEMZA-AM</text:p>
          </table:table-cell>
          <table:table-cell table:style-name="Default"/>
          <table:table-cell office:value-type="float" office:value="191418" calcext:value-type="float">
            <text:p>191418</text:p>
          </table:table-cell>
          <table:table-cell office:value-type="float" office:value="1043347" calcext:value-type="float">
            <text:p>10433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OLO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G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/10/05</text:p>
          </table:table-cell>
          <table:table-cell office:value-type="string" calcext:value-type="string">
            <text:p>25/10/17</text:p>
          </table:table-cell>
          <table:table-cell office:value-type="float" office:value="220702" calcext:value-type="float">
            <text:p>220702</text:p>
          </table:table-cell>
          <table:table-cell office:value-type="float" office:value="1031553" calcext:value-type="float">
            <text:p>1031553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string" calcext:value-type="string">
            <text:p>ENCARNACIÓN DE DÍAZ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ODRIGO RODRÍGUEZ REYES</text:p>
          </table:table-cell>
          <table:table-cell office:value-type="string" calcext:value-type="string">
            <text:p>XHR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2/06/13</text:p>
          </table:table-cell>
          <table:table-cell office:value-type="string" calcext:value-type="string">
            <text:p>11/06/25</text:p>
          </table:table-cell>
          <table:table-cell office:value-type="float" office:value="213128" calcext:value-type="float">
            <text:p>213128</text:p>
          </table:table-cell>
          <table:table-cell office:value-type="float" office:value="1021359" calcext:value-type="float">
            <text:p>1021359</text:p>
          </table:table-cell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AD-FM, S.A. DE C.V.</text:p>
          </table:table-cell>
          <table:table-cell office:value-type="string" calcext:value-type="string">
            <text:p>XEA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98200" calcext:value-type="float">
            <text:p>982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APATÍA, S.A. DE C.V.</text:p>
          </table:table-cell>
          <table:table-cell office:value-type="string" calcext:value-type="string">
            <text:p>XEB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LODÍA, S.A. DE C.V.</text:p>
          </table:table-cell>
          <table:table-cell office:value-type="string" calcext:value-type="string">
            <text:p>XEH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85440" calcext:value-type="float">
            <text:p>8544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IA-FM, S.A. DE C.V.</text:p>
          </table:table-cell>
          <table:table-cell office:value-type="string" calcext:value-type="string">
            <text:p>XET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98200" calcext:value-type="float">
            <text:p>982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NGLOMERADO HOTELERO DE MÉXICO, S.A. DE C.V.</text:p>
          </table:table-cell>
          <table:table-cell office:value-type="string" calcext:value-type="string">
            <text:p>XHA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97090" calcext:value-type="float">
            <text:p>9709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ISTEMA DE OCCIDENTE, S.A. DE C.V.</text:p>
          </table:table-cell>
          <table:table-cell office:value-type="string" calcext:value-type="string">
            <text:p>XHBI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49860" calcext:value-type="float">
            <text:p>49860</text:p>
          </table:table-cell>
          <table:table-cell office:value-type="string" calcext:value-type="string">
            <text:p>18/06/03</text:p>
          </table:table-cell>
          <table:table-cell office:value-type="string" calcext:value-type="string">
            <text:p>17/06/15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DIOS DE INFORMACIÓN DE OCCIDENTE, S.A. DE C.V.</text:p>
          </table:table-cell>
          <table:table-cell office:value-type="string" calcext:value-type="string">
            <text:p>XHGD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10/09/05</text:p>
          </table:table-cell>
          <table:table-cell office:value-type="string" calcext:value-type="string">
            <text:p>09/09/17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MUNDO, S.A. DE C.V.</text:p>
          </table:table-cell>
          <table:table-cell office:value-type="string" calcext:value-type="string">
            <text:p>XHGE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99070" calcext:value-type="float">
            <text:p>99070</text:p>
          </table:table-cell>
          <table:table-cell office:value-type="string" calcext:value-type="string">
            <text:p>17/0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TROPOLITANA DE FRECUENCIA MODULADA, S.A. DE C.V.</text:p>
          </table:table-cell>
          <table:table-cell office:value-type="string" calcext:value-type="string">
            <text:p>XHL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1/03/04</text:p>
          </table:table-cell>
          <table:table-cell office:value-type="string" calcext:value-type="string">
            <text:p>10/03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PULSORA DE FRECUENCIA MODULADA, S.A.</text:p>
          </table:table-cell>
          <table:table-cell office:value-type="string" calcext:value-type="string">
            <text:p>XHL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8390" calcext:value-type="float">
            <text:p>28390</text:p>
          </table:table-cell>
          <table:table-cell office:value-type="string" calcext:value-type="string">
            <text:p>14/12/08</text:p>
          </table:table-cell>
          <table:table-cell office:value-type="string" calcext:value-type="string">
            <text:p>13/12/20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MI GRAN ESPERANZA, A.C.</text:p>
          </table:table-cell>
          <table:table-cell office:value-type="string" calcext:value-type="string">
            <text:p>XHMB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28/04/04</text:p>
          </table:table-cell>
          <table:table-cell office:value-type="string" calcext:value-type="string">
            <text:p>27/04/16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OMELI RADIO, S.A. DE C.V.</text:p>
          </table:table-cell>
          <table:table-cell office:value-type="string" calcext:value-type="string">
            <text:p>XHO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18/11/08</text:p>
          </table:table-cell>
          <table:table-cell office:value-type="string" calcext:value-type="string">
            <text:p>17/11/20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P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79800" calcext:value-type="float">
            <text:p>79800</text:p>
          </table:table-cell>
          <table:table-cell office:value-type="string" calcext:value-type="string">
            <text:p>09/01/10</text:p>
          </table:table-cell>
          <table:table-cell office:value-type="string" calcext:value-type="string">
            <text:p>08/01/20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QJ-FM, S.A. DE C.V.</text:p>
          </table:table-cell>
          <table:table-cell office:value-type="string" calcext:value-type="string">
            <text:p>XHQ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9950" calcext:value-type="float">
            <text:p>29950</text:p>
          </table:table-cell>
          <table:table-cell office:value-type="string" calcext:value-type="string">
            <text:p>23/02/02</text:p>
          </table:table-cell>
          <table:table-cell office:value-type="string" calcext:value-type="string">
            <text:p>22/02/14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OCCIDENTE, S.A.</text:p>
          </table:table-cell>
          <table:table-cell office:value-type="string" calcext:value-type="string">
            <text:p>XH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23/05/02</text:p>
          </table:table-cell>
          <table:table-cell office:value-type="string" calcext:value-type="string">
            <text:p>22/05/14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D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40320" calcext:value-type="float">
            <text:p>40320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PRAM, S.A. DE C.V.</text:p>
          </table:table-cell>
          <table:table-cell office:value-type="string" calcext:value-type="string">
            <text:p>XHVO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3870" calcext:value-type="float">
            <text:p>23870</text:p>
          </table:table-cell>
          <table:table-cell office:value-type="string" calcext:value-type="string">
            <text:p>03/10/09</text:p>
          </table:table-cell>
          <table:table-cell office:value-type="string" calcext:value-type="string">
            <text:p>02/10/19</text:p>
          </table:table-cell>
          <table:table-cell office:value-type="float" office:value="204035" calcext:value-type="float">
            <text:p>204035</text:p>
          </table:table-cell>
          <table:table-cell office:value-type="float" office:value="1032032" calcext:value-type="float">
            <text:p>1032032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JAMAY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LA BARCA, S.A.</text:p>
          </table:table-cell>
          <table:table-cell office:value-type="string" calcext:value-type="string">
            <text:p>XHL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8/07/09</text:p>
          </table:table-cell>
          <table:table-cell office:value-type="string" calcext:value-type="string">
            <text:p>27/07/21</text:p>
          </table:table-cell>
          <table:table-cell office:value-type="float" office:value="201740" calcext:value-type="float">
            <text:p>201740</text:p>
          </table:table-cell>
          <table:table-cell office:value-type="float" office:value="1024235" calcext:value-type="float">
            <text:p>1024235</text:p>
          </table:table-cell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string" calcext:value-type="string">
            <text:p>LA CRUZ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ODRIGO RODRÍGUEZ REYES</text:p>
          </table:table-cell>
          <table:table-cell office:value-type="string" calcext:value-type="string">
            <text:p>XHJT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2/10/10</text:p>
          </table:table-cell>
          <table:table-cell office:value-type="string" calcext:value-type="string">
            <text:p>21/10/20</text:p>
          </table:table-cell>
          <table:table-cell office:value-type="float" office:value="201343" calcext:value-type="float">
            <text:p>201343</text:p>
          </table:table-cell>
          <table:table-cell office:value-type="float" office:value="1033355" calcext:value-type="float">
            <text:p>103335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LAGOS DE MOREN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EMISORA CENTRAL, S.A. DE C.V.</text:p>
          </table:table-cell>
          <table:table-cell office:value-type="string" calcext:value-type="string">
            <text:p>XHL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2123" calcext:value-type="float">
            <text:p>212123</text:p>
          </table:table-cell>
          <table:table-cell office:value-type="float" office:value="1015545" calcext:value-type="float">
            <text:p>1015545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string" calcext:value-type="string">
            <text:p>LAGOS DE MOREN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G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2123" calcext:value-type="float">
            <text:p>212123</text:p>
          </table:table-cell>
          <table:table-cell office:value-type="float" office:value="1015545" calcext:value-type="float">
            <text:p>1015545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string" calcext:value-type="string">
            <text:p>MAZAMITL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RUPO RADIO MONTE, A.C.</text:p>
          </table:table-cell>
          <table:table-cell office:value-type="string" calcext:value-type="string">
            <text:p>XHZ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1/03/10</text:p>
          </table:table-cell>
          <table:table-cell office:value-type="string" calcext:value-type="string">
            <text:p>01/03/22</text:p>
          </table:table-cell>
          <table:table-cell office:value-type="float" office:value="195502" calcext:value-type="float">
            <text:p>195502</text:p>
          </table:table-cell>
          <table:table-cell office:value-type="float" office:value="1030113" calcext:value-type="float">
            <text:p>1030113</text:p>
          </table:table-cell>
          <table:table-cell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string" calcext:value-type="string">
            <text:p>OCOTL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AN-AM, S.A. DE C.V.</text:p>
          </table:table-cell>
          <table:table-cell office:value-type="string" calcext:value-type="string">
            <text:p>XH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3/04/10</text:p>
          </table:table-cell>
          <table:table-cell office:value-type="string" calcext:value-type="string">
            <text:p>22/04/20</text:p>
          </table:table-cell>
          <table:table-cell office:value-type="float" office:value="202105" calcext:value-type="float">
            <text:p>202105</text:p>
          </table:table-cell>
          <table:table-cell office:value-type="float" office:value="1024605" calcext:value-type="float">
            <text:p>1024605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string" calcext:value-type="string">
            <text:p>OCOTLÁ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2105" calcext:value-type="float">
            <text:p>202105</text:p>
          </table:table-cell>
          <table:table-cell office:value-type="float" office:value="1024605" calcext:value-type="float">
            <text:p>1024605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PERADORA DE MEDIOS DEL PACIFICO, S.A. DE C.V.</text:p>
          </table:table-cell>
          <table:table-cell office:value-type="string" calcext:value-type="string">
            <text:p>XHE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EJ-AM</text:p>
          </table:table-cell>
          <table:table-cell table:style-name="Default"/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M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50580" calcext:value-type="float">
            <text:p>50580</text:p>
          </table:table-cell>
          <table:table-cell office:value-type="string" calcext:value-type="string">
            <text:p>02/03/08</text:p>
          </table:table-cell>
          <table:table-cell office:value-type="string" calcext:value-type="string">
            <text:p>01/03/20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AVELA RADIO, S.A. DE C.V.</text:p>
          </table:table-cell>
          <table:table-cell office:value-type="string" calcext:value-type="string">
            <text:p>XHPV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15240" calcext:value-type="float">
            <text:p>15240</text:p>
          </table:table-cell>
          <table:table-cell office:value-type="string" calcext:value-type="string">
            <text:p>20/03/07</text:p>
          </table:table-cell>
          <table:table-cell office:value-type="string" calcext:value-type="string">
            <text:p>19/03/19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PVJ-AM, S.A. DE C.V.</text:p>
          </table:table-cell>
          <table:table-cell office:value-type="string" calcext:value-type="string">
            <text:p>XHPV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PVJ-AM.</text:p>
          </table:table-cell>
          <table:table-cell table:style-name="Default"/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GUADALAJARA</text:p>
          </table:table-cell>
          <table:table-cell office:value-type="string" calcext:value-type="string">
            <text:p>XHUGP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VALLARTA, S.A. DE C.V.</text:p>
          </table:table-cell>
          <table:table-cell office:value-type="string" calcext:value-type="string">
            <text:p>XHVA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VAY-AM</text:p>
          </table:table-cell>
          <table:table-cell table:style-name="Default"/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JALISCO</text:p>
          </table:table-cell>
          <table:table-cell office:value-type="string" calcext:value-type="string">
            <text:p>XHVJ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7/09/09</text:p>
          </table:table-cell>
          <table:table-cell office:value-type="string" calcext:value-type="string">
            <text:p>06/09/14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UNDACIÓN CULTURAL PARA LA SOCIEDAD MEXICANA, A.C.</text:p>
          </table:table-cell>
          <table:table-cell office:value-type="string" calcext:value-type="string">
            <text:p>XHF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UERTO VALLART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AIA FM, A.C.</text:p>
          </table:table-cell>
          <table:table-cell office:value-type="string" calcext:value-type="string">
            <text:p>XHGA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203649" calcext:value-type="float">
            <text:p>203649</text:p>
          </table:table-cell>
          <table:table-cell office:value-type="float" office:value="1051338" calcext:value-type="float">
            <text:p>105133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AN JUAN DE LOS LAGOS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JOSÉ ISMAEL ALVARADO ROBLES</text:p>
          </table:table-cell>
          <table:table-cell office:value-type="string" calcext:value-type="string">
            <text:p>XHQ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7/04/10</text:p>
          </table:table-cell>
          <table:table-cell office:value-type="string" calcext:value-type="string">
            <text:p>16/04/20</text:p>
          </table:table-cell>
          <table:table-cell office:value-type="float" office:value="211452" calcext:value-type="float">
            <text:p>211452</text:p>
          </table:table-cell>
          <table:table-cell office:value-type="float" office:value="1021958" calcext:value-type="float">
            <text:p>1021958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string" calcext:value-type="string">
            <text:p>TAL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JULIÁN OROZCO GONZÁLEZ</text:p>
          </table:table-cell>
          <table:table-cell office:value-type="string" calcext:value-type="string">
            <text:p>XHR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3/08/99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909" calcext:value-type="float">
            <text:p>203909</text:p>
          </table:table-cell>
          <table:table-cell office:value-type="float" office:value="1034210" calcext:value-type="float">
            <text:p>1034210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string" calcext:value-type="string">
            <text:p>TAMALIAGU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VOLER, S.A. DE C.V.</text:p>
          </table:table-cell>
          <table:table-cell office:value-type="string" calcext:value-type="string">
            <text:p>XHLA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100" calcext:value-type="float">
            <text:p>194100</text:p>
          </table:table-cell>
          <table:table-cell office:value-type="float" office:value="1032859" calcext:value-type="float">
            <text:p>103285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MAZULA DE GORDIAN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ISTEMA DEL SUR, S.A. DE C.V.</text:p>
          </table:table-cell>
          <table:table-cell office:value-type="string" calcext:value-type="string">
            <text:p>XHXX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XXX-AM</text:p>
          </table:table-cell>
          <table:table-cell table:style-name="Default"/>
          <table:table-cell office:value-type="float" office:value="194035" calcext:value-type="float">
            <text:p>194035</text:p>
          </table:table-cell>
          <table:table-cell office:value-type="float" office:value="1031500" calcext:value-type="float">
            <text:p>103150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string" calcext:value-type="string">
            <text:p>TEPATITLÁN DE MORELOS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BELISARIO VIRGILIO ALVARADO ALVARADO</text:p>
          </table:table-cell>
          <table:table-cell office:value-type="string" calcext:value-type="string">
            <text:p>XHTM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6/04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4903" calcext:value-type="float">
            <text:p>204903</text:p>
          </table:table-cell>
          <table:table-cell office:value-type="float" office:value="1024526" calcext:value-type="float">
            <text:p>1024526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TEPATITLÁN DE MORELOS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ESIÓN JOSÉ ISMAEL ALVARADO ROBLES</text:p>
          </table:table-cell>
          <table:table-cell office:value-type="string" calcext:value-type="string">
            <text:p>XHZ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903" calcext:value-type="float">
            <text:p>204903</text:p>
          </table:table-cell>
          <table:table-cell office:value-type="float" office:value="1024526" calcext:value-type="float">
            <text:p>1024526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TEQUILA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MPULSA POR EL BIEN COMÚN DE JALISCO, A.C.</text:p>
          </table:table-cell>
          <table:table-cell office:value-type="string" calcext:value-type="string">
            <text:p>XHTE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05246" calcext:value-type="float">
            <text:p>205246</text:p>
          </table:table-cell>
          <table:table-cell office:value-type="float" office:value="1035008" calcext:value-type="float">
            <text:p>1035008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JALISCO</text:p>
          </table:table-cell>
          <table:table-cell office:value-type="string" calcext:value-type="string">
            <text:p>XEJ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29720" calcext:value-type="float">
            <text:p>29720</text:p>
          </table:table-cell>
          <table:table-cell office:value-type="string" calcext:value-type="string">
            <text:p>06/09/09</text:p>
          </table:table-cell>
          <table:table-cell office:value-type="string" calcext:value-type="string">
            <text:p>05/09/14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TLAQUEPAQUE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DK, S.A. DE C.V.</text:p>
          </table:table-cell>
          <table:table-cell office:value-type="string" calcext:value-type="string">
            <text:p>XHD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9950" calcext:value-type="float">
            <text:p>29950</text:p>
          </table:table-cell>
          <table:table-cell office:value-type="string" calcext:value-type="string">
            <text:p>15/05/09</text:p>
          </table:table-cell>
          <table:table-cell office:value-type="string" calcext:value-type="string">
            <text:p>14/05/21</text:p>
          </table:table-cell>
          <table:table-cell office:value-type="float" office:value="203819" calcext:value-type="float">
            <text:p>203819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string" calcext:value-type="string">
            <text:p>TOMATL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TÉ PRO-FOMENTO DE LA CULTURA DE TOMATLAN, A.C.</text:p>
          </table:table-cell>
          <table:table-cell office:value-type="string" calcext:value-type="string">
            <text:p>XHFC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6/02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5629" calcext:value-type="float">
            <text:p>195629</text:p>
          </table:table-cell>
          <table:table-cell office:value-type="float" office:value="1051443" calcext:value-type="float">
            <text:p>105144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ZAPOP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96730" calcext:value-type="float">
            <text:p>96730</text:p>
          </table:table-cell>
          <table:table-cell office:value-type="string" calcext:value-type="string">
            <text:p>11/11/04</text:p>
          </table:table-cell>
          <table:table-cell office:value-type="string" calcext:value-type="string">
            <text:p>10/11/16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ZAPOP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88430" calcext:value-type="float">
            <text:p>8843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ZAPOPAN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S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88433" calcext:value-type="float">
            <text:p>88433</text:p>
          </table:table-cell>
          <table:table-cell office:value-type="string" calcext:value-type="string">
            <text:p>17/06/05</text:p>
          </table:table-cell>
          <table:table-cell office:value-type="string" calcext:value-type="string">
            <text:p>16/06/17</text:p>
          </table:table-cell>
          <table:table-cell office:value-type="float" office:value="204314" calcext:value-type="float">
            <text:p>204314</text:p>
          </table:table-cell>
          <table:table-cell office:value-type="float" office:value="1032318" calcext:value-type="float">
            <text:p>1032318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ZAPOTITLÁN DE VADILLO</text:p>
          </table:table-cell>
          <table:table-cell office:value-type="string" calcext:value-type="string">
            <text:p>JA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ECOS DE MANANTLAN, A.C.</text:p>
          </table:table-cell>
          <table:table-cell office:value-type="string" calcext:value-type="string">
            <text:p>XHZ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22/12/11</text:p>
          </table:table-cell>
          <table:table-cell office:value-type="string" calcext:value-type="string">
            <text:p>21/12/23</text:p>
          </table:table-cell>
          <table:table-cell office:value-type="float" office:value="193301" calcext:value-type="float">
            <text:p>193301</text:p>
          </table:table-cell>
          <table:table-cell office:value-type="float" office:value="1034831" calcext:value-type="float">
            <text:p>10348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ECAME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HM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/10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0743467" calcext:value-type="float">
            <text:p>190743467</text:p>
          </table:table-cell>
          <table:table-cell office:value-type="float" office:value="984607707" calcext:value-type="float">
            <text:p>984607707</text:p>
          </table:table-cell>
          <table:table-cell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string" calcext:value-type="string">
            <text:p>AMECAMECA DE JUÁREZ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LA VOLADORA COMUNICACIÓN, A.C.</text:p>
          </table:table-cell>
          <table:table-cell office:value-type="string" calcext:value-type="string">
            <text:p>XHE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05/12</text:p>
          </table:table-cell>
          <table:table-cell office:value-type="string" calcext:value-type="string">
            <text:p>08/05/24</text:p>
          </table:table-cell>
          <table:table-cell office:value-type="float" office:value="190743467" calcext:value-type="float">
            <text:p>190743467</text:p>
          </table:table-cell>
          <table:table-cell office:value-type="float" office:value="984607707" calcext:value-type="float">
            <text:p>984607707</text:p>
          </table:table-cell>
          <table:table-cell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string" calcext:value-type="string">
            <text:p>ATLACOMULC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ILED LIBIEN KAHUE</text:p>
          </table:table-cell>
          <table:table-cell office:value-type="string" calcext:value-type="string">
            <text:p>XHRL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30/07/05</text:p>
          </table:table-cell>
          <table:table-cell office:value-type="string" calcext:value-type="string">
            <text:p>29/07/17</text:p>
          </table:table-cell>
          <table:table-cell office:value-type="float" office:value="194751" calcext:value-type="float">
            <text:p>194751</text:p>
          </table:table-cell>
          <table:table-cell office:value-type="float" office:value="995228" calcext:value-type="float">
            <text:p>995228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string" calcext:value-type="string">
            <text:p>ATLACOMULC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HAT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2/07/09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4751" calcext:value-type="float">
            <text:p>194751</text:p>
          </table:table-cell>
          <table:table-cell office:value-type="float" office:value="995228" calcext:value-type="float">
            <text:p>995228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string" calcext:value-type="string">
            <text:p>IXTLAHUA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PERADORA DEL VALLE ALTO, S.A. DE C.V.</text:p>
          </table:table-cell>
          <table:table-cell office:value-type="string" calcext:value-type="string">
            <text:p>XHT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85512" calcext:value-type="float">
            <text:p>185512</text:p>
          </table:table-cell>
          <table:table-cell office:value-type="float" office:value="994826" calcext:value-type="float">
            <text:p>994826</text:p>
          </table:table-cell>
          <table:table-cell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string" calcext:value-type="string">
            <text:p>MALINALC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NUEVA RADIO, S.A. DE C.V.</text:p>
          </table:table-cell>
          <table:table-cell office:value-type="string" calcext:value-type="string">
            <text:p>XHML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1/10/04</text:p>
          </table:table-cell>
          <table:table-cell office:value-type="string" calcext:value-type="string">
            <text:p>20/10/16</text:p>
          </table:table-cell>
          <table:table-cell office:value-type="float" office:value="185654" calcext:value-type="float">
            <text:p>185654</text:p>
          </table:table-cell>
          <table:table-cell office:value-type="float" office:value="992941" calcext:value-type="float">
            <text:p>992941</text:p>
          </table:table-cell>
          <table:table-cell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string" calcext:value-type="string">
            <text:p>MELCHOR OCAMP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NUEVA RADIO, S.A. DE C.V.</text:p>
          </table:table-cell>
          <table:table-cell office:value-type="string" calcext:value-type="string">
            <text:p>XHCM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07/09</text:p>
          </table:table-cell>
          <table:table-cell office:value-type="string" calcext:value-type="string">
            <text:p>18/07/21</text:p>
          </table:table-cell>
          <table:table-cell office:value-type="float" office:value="194217" calcext:value-type="float">
            <text:p>194217</text:p>
          </table:table-cell>
          <table:table-cell office:value-type="float" office:value="990821" calcext:value-type="float">
            <text:p>990821</text:p>
          </table:table-cell>
          <table:table-cell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string" calcext:value-type="string">
            <text:p>METEPEC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ENO, S.A. DE C.V.</text:p>
          </table:table-cell>
          <table:table-cell office:value-type="string" calcext:value-type="string">
            <text:p>XHEN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9760" calcext:value-type="float">
            <text:p>2976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191501" calcext:value-type="float">
            <text:p>191501</text:p>
          </table:table-cell>
          <table:table-cell office:value-type="float" office:value="993617" calcext:value-type="float">
            <text:p>993617</text:p>
          </table:table-cell>
          <table:table-cell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string" calcext:value-type="string">
            <text:p>NETZAHUALCÓYOTL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ADIO ARO, A.C.</text:p>
          </table:table-cell>
          <table:table-cell office:value-type="string" calcext:value-type="string">
            <text:p>XHA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92400" calcext:value-type="float">
            <text:p>192400</text:p>
          </table:table-cell>
          <table:table-cell office:value-type="float" office:value="985920" calcext:value-type="float">
            <text:p>985920</text:p>
          </table:table-cell>
          <table:table-cell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OTUMB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VOZ FLOR Y CANTO, A.C.</text:p>
          </table:table-cell>
          <table:table-cell office:value-type="string" calcext:value-type="string">
            <text:p>XHVF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94149" calcext:value-type="float">
            <text:p>194149</text:p>
          </table:table-cell>
          <table:table-cell office:value-type="float" office:value="984517" calcext:value-type="float">
            <text:p>984517</text:p>
          </table:table-cell>
          <table:table-cell office:value-type="float" office:value="2365" calcext:value-type="float">
            <text:p>2365</text:p>
          </table:table-cell>
          <table:table-cell/>
        </table:table-row>
        <table:table-row table:style-name="ro1">
          <table:table-cell office:value-type="string" calcext:value-type="string">
            <text:p>TEJUPILCO DE HIDALGO</text:p>
          </table:table-cell>
          <table:table-cell office:value-type="string" calcext:value-type="string">
            <text:p>ME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OBERTO RODRÍGUEZ GÓMEZ</text:p>
          </table:table-cell>
          <table:table-cell office:value-type="string" calcext:value-type="string">
            <text:p>XHTE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185421" calcext:value-type="float">
            <text:p>185421</text:p>
          </table:table-cell>
          <table:table-cell office:value-type="float" office:value="1000910" calcext:value-type="float">
            <text:p>1000910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TEXCOC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OMEGA EXPERIMENTAL, A.C.</text:p>
          </table:table-cell>
          <table:table-cell office:value-type="string" calcext:value-type="string">
            <text:p>XHOE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9/08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020" calcext:value-type="float">
            <text:p>193020</text:p>
          </table:table-cell>
          <table:table-cell office:value-type="float" office:value="985255" calcext:value-type="float">
            <text:p>985255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string" calcext:value-type="string">
            <text:p>TOLU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NUEVA RADIO, S.A. DE C.V.</text:p>
          </table:table-cell>
          <table:table-cell office:value-type="string" calcext:value-type="string">
            <text:p>XHED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49330" calcext:value-type="float">
            <text:p>49330</text:p>
          </table:table-cell>
          <table:table-cell office:value-type="string" calcext:value-type="string">
            <text:p>05/08/09</text:p>
          </table:table-cell>
          <table:table-cell office:value-type="string" calcext:value-type="string">
            <text:p>04/08/21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ILED LIBIEN KAHUE</text:p>
          </table:table-cell>
          <table:table-cell office:value-type="string" calcext:value-type="string">
            <text:p>XHN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30/11/03</text:p>
          </table:table-cell>
          <table:table-cell office:value-type="string" calcext:value-type="string">
            <text:p>29/11/15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TOM-FM, S.A. DE C.V.</text:p>
          </table:table-cell>
          <table:table-cell office:value-type="string" calcext:value-type="string">
            <text:p>XHTO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/04/07</text:p>
          </table:table-cell>
          <table:table-cell office:value-type="string" calcext:value-type="string">
            <text:p>31/03/19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ULTRADIGITAL TOLUCA, S.A. DE C.V.</text:p>
          </table:table-cell>
          <table:table-cell office:value-type="string" calcext:value-type="string">
            <text:p>XHZ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63140" calcext:value-type="float">
            <text:p>63140</text:p>
          </table:table-cell>
          <table:table-cell office:value-type="string" calcext:value-type="string">
            <text:p>28/06/07</text:p>
          </table:table-cell>
          <table:table-cell office:value-type="string" calcext:value-type="string">
            <text:p>27/06/19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 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ESTADO DE MÉXICO</text:p>
          </table:table-cell>
          <table:table-cell office:value-type="string" calcext:value-type="string">
            <text:p>XHU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16/02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HG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10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TOLUCA (METEPEC)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CIÓN RADIOFÓNICA DE TOLUCA, S.A. DE C.V.</text:p>
          </table:table-cell>
          <table:table-cell office:value-type="string" calcext:value-type="string">
            <text:p>XHR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48330" calcext:value-type="float">
            <text:p>48330</text:p>
          </table:table-cell>
          <table:table-cell office:value-type="string" calcext:value-type="string">
            <text:p>16/08/10</text:p>
          </table:table-cell>
          <table:table-cell office:value-type="string" calcext:value-type="string">
            <text:p>15/08/20</text:p>
          </table:table-cell>
          <table:table-cell office:value-type="float" office:value="191732" calcext:value-type="float">
            <text:p>191732</text:p>
          </table:table-cell>
          <table:table-cell office:value-type="float" office:value="993914" calcext:value-type="float">
            <text:p>993914</text:p>
          </table:table-cell>
          <table:table-cell office:value-type="float" office:value="2663" calcext:value-type="float">
            <text:p>2663</text:p>
          </table:table-cell>
          <table:table-cell/>
        </table:table-row>
        <table:table-row table:style-name="ro1">
          <table:table-cell office:value-type="string" calcext:value-type="string">
            <text:p>VALLE DE BRAV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UILLERMO ARTEMIO PADILLA CRUZ</text:p>
          </table:table-cell>
          <table:table-cell office:value-type="string" calcext:value-type="string">
            <text:p>XHEV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4/09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133" calcext:value-type="float">
            <text:p>191133</text:p>
          </table:table-cell>
          <table:table-cell office:value-type="float" office:value="1000750" calcext:value-type="float">
            <text:p>1000750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string" calcext:value-type="string">
            <text:p>VALLE DE BRAV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HV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10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133" calcext:value-type="float">
            <text:p>191133</text:p>
          </table:table-cell>
          <table:table-cell office:value-type="float" office:value="1000750" calcext:value-type="float">
            <text:p>1000750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string" calcext:value-type="string">
            <text:p>ZUMPANGO DE OCAMPO</text:p>
          </table:table-cell>
          <table:table-cell office:value-type="string" calcext:value-type="string">
            <text:p>MEX. 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ÉXICO</text:p>
          </table:table-cell>
          <table:table-cell office:value-type="string" calcext:value-type="string">
            <text:p>XHZU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1/10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4749" calcext:value-type="float">
            <text:p>194749</text:p>
          </table:table-cell>
          <table:table-cell office:value-type="float" office:value="990557" calcext:value-type="float">
            <text:p>990557</text:p>
          </table:table-cell>
          <table:table-cell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ARIS RODRÍGUEZ</text:p>
          </table:table-cell>
          <table:table-cell office:value-type="string" calcext:value-type="string">
            <text:p>XHAP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APM-AM</text:p>
          </table:table-cell>
          <table:table-cell table:style-name="Default"/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ERCIALIZADORA DE MEDIOS, S.A. DE C.V.</text:p>
          </table:table-cell>
          <table:table-cell office:value-type="string" calcext:value-type="string">
            <text:p>XHAZ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6/06</text:p>
          </table:table-cell>
          <table:table-cell office:value-type="string" calcext:value-type="string">
            <text:p>24/06/18</text:p>
          </table:table-cell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NUEL FLORES Y COMPAÑÍA, S. EN N. C.</text:p>
          </table:table-cell>
          <table:table-cell office:value-type="string" calcext:value-type="string">
            <text:p>XHC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CJ-AM</text:p>
          </table:table-cell>
          <table:table-cell table:style-name="Default"/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ML, S.A.</text:p>
          </table:table-cell>
          <table:table-cell office:value-type="string" calcext:value-type="string">
            <text:p>XHEM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ML-AM</text:p>
          </table:table-cell>
          <table:table-cell table:style-name="Default"/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APATZING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TZ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0519" calcext:value-type="float">
            <text:p>190519</text:p>
          </table:table-cell>
          <table:table-cell office:value-type="float" office:value="1022103" calcext:value-type="float">
            <text:p>1022103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CD. HIDALG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HI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4059" calcext:value-type="float">
            <text:p>194059</text:p>
          </table:table-cell>
          <table:table-cell office:value-type="float" office:value="1003359" calcext:value-type="float">
            <text:p>100335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D. HIDALG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BLANCA ESTELA CASTAÑEDA TERÁN</text:p>
          </table:table-cell>
          <table:table-cell office:value-type="string" calcext:value-type="string">
            <text:p>XHCH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194059" calcext:value-type="float">
            <text:p>194059</text:p>
          </table:table-cell>
          <table:table-cell office:value-type="float" office:value="1003359" calcext:value-type="float">
            <text:p>100335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ALCOMÁ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OMERO BAUTISTA DUARTE</text:p>
          </table:table-cell>
          <table:table-cell office:value-type="string" calcext:value-type="string">
            <text:p>XHCM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11/02/09</text:p>
          </table:table-cell>
          <table:table-cell office:value-type="string" calcext:value-type="string">
            <text:p>10/02/21</text:p>
          </table:table-cell>
          <table:table-cell office:value-type="float" office:value="184639" calcext:value-type="float">
            <text:p>184639</text:p>
          </table:table-cell>
          <table:table-cell office:value-type="float" office:value="1030936" calcext:value-type="float">
            <text:p>1030936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EL JARAL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OL, S.A. DE C.V.</text:p>
          </table:table-cell>
          <table:table-cell office:value-type="string" calcext:value-type="string">
            <text:p>XHES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17" calcext:value-type="float">
            <text:p>194217</text:p>
          </table:table-cell>
          <table:table-cell office:value-type="float" office:value="1003143" calcext:value-type="float">
            <text:p>1003143</text:p>
          </table:table-cell>
          <table:table-cell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string" calcext:value-type="string">
            <text:p>EL MALACATE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TUM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04/11/08</text:p>
          </table:table-cell>
          <table:table-cell office:value-type="string" calcext:value-type="string">
            <text:p>03/11/20</text:p>
          </table:table-cell>
          <table:table-cell office:value-type="float" office:value="193231" calcext:value-type="float">
            <text:p>193231</text:p>
          </table:table-cell>
          <table:table-cell office:value-type="float" office:value="1002833" calcext:value-type="float">
            <text:p>1002833</text:p>
          </table:table-cell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string" calcext:value-type="string">
            <text:p>HUECORI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HU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/03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201" calcext:value-type="float">
            <text:p>193201</text:p>
          </table:table-cell>
          <table:table-cell office:value-type="float" office:value="1013802" calcext:value-type="float">
            <text:p>101380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UETAMO DE NÚÑEZ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NALES RADIOFÓNICOS, S.A.</text:p>
          </table:table-cell>
          <table:table-cell office:value-type="string" calcext:value-type="string">
            <text:p>XHK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KN-AM</text:p>
          </table:table-cell>
          <table:table-cell table:style-name="Default"/>
          <table:table-cell office:value-type="float" office:value="183737" calcext:value-type="float">
            <text:p>183737</text:p>
          </table:table-cell>
          <table:table-cell office:value-type="float" office:value="1005350" calcext:value-type="float">
            <text:p>100535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JIQUIL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JI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05</text:p>
          </table:table-cell>
          <table:table-cell office:value-type="string" calcext:value-type="string">
            <text:p>24/02/17</text:p>
          </table:table-cell>
          <table:table-cell office:value-type="float" office:value="195939" calcext:value-type="float">
            <text:p>195939</text:p>
          </table:table-cell>
          <table:table-cell office:value-type="float" office:value="1024302" calcext:value-type="float">
            <text:p>1024302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string" calcext:value-type="string">
            <text:p>LA PIEDAD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DA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25/02/05</text:p>
          </table:table-cell>
          <table:table-cell office:value-type="string" calcext:value-type="string">
            <text:p>24/02/17</text:p>
          </table:table-cell>
          <table:table-cell office:value-type="float" office:value="202021" calcext:value-type="float">
            <text:p>202021</text:p>
          </table:table-cell>
          <table:table-cell office:value-type="float" office:value="1020130" calcext:value-type="float">
            <text:p>1020130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LA PIEDAD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980 DUAL ESTÉREO, S.A. DE C.V.</text:p>
          </table:table-cell>
          <table:table-cell office:value-type="string" calcext:value-type="string">
            <text:p>XHL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Es frecuencia adicional de la XELC-AM</text:p>
          </table:table-cell>
          <table:table-cell table:style-name="Default"/>
          <table:table-cell office:value-type="float" office:value="202021" calcext:value-type="float">
            <text:p>202021</text:p>
          </table:table-cell>
          <table:table-cell office:value-type="float" office:value="1020130" calcext:value-type="float">
            <text:p>1020130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LA PIEDAD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LP-AM, S.A. DE C.V.</text:p>
          </table:table-cell>
          <table:table-cell office:value-type="string" calcext:value-type="string">
            <text:p>XHL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021" calcext:value-type="float">
            <text:p>202021</text:p>
          </table:table-cell>
          <table:table-cell office:value-type="float" office:value="1020130" calcext:value-type="float">
            <text:p>1020130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L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7/04</text:p>
          </table:table-cell>
          <table:table-cell office:value-type="string" calcext:value-type="string">
            <text:p>20/07/16</text:p>
          </table:table-cell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FRANCISCO BAUTISTA VALENCIA</text:p>
          </table:table-cell>
          <table:table-cell office:value-type="string" calcext:value-type="string">
            <text:p>XHEO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3/08</text:p>
          </table:table-cell>
          <table:table-cell office:value-type="string" calcext:value-type="string">
            <text:p>13/03/18</text:p>
          </table:table-cell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D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LCM-AM, S.A. DE C.V.</text:p>
          </table:table-cell>
          <table:table-cell office:value-type="string" calcext:value-type="string">
            <text:p>XHL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LCM-AM</text:p>
          </table:table-cell>
          <table:table-cell table:style-name="Default"/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ÁZARO CÁRDEN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 94 DE MICHOACÁN, S.A. DE C.V.</text:p>
          </table:table-cell>
          <table:table-cell office:value-type="string" calcext:value-type="string">
            <text:p>XHL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28/06/10</text:p>
          </table:table-cell>
          <table:table-cell office:value-type="string" calcext:value-type="string">
            <text:p>27/06/20</text:p>
          </table:table-cell>
          <table:table-cell office:value-type="float" office:value="175722" calcext:value-type="float">
            <text:p>175722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S REYES DE SALGAD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ILBERTO HOSSFELDT DÍAZ</text:p>
          </table:table-cell>
          <table:table-cell office:value-type="string" calcext:value-type="string">
            <text:p>XHG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GQ-AM</text:p>
          </table:table-cell>
          <table:table-cell table:style-name="Default"/>
          <table:table-cell office:value-type="float" office:value="193524" calcext:value-type="float">
            <text:p>193524</text:p>
          </table:table-cell>
          <table:table-cell office:value-type="float" office:value="1022827" calcext:value-type="float">
            <text:p>1022827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JOSÉ LARIS ITURBIDE</text:p>
          </table:table-cell>
          <table:table-cell office:value-type="string" calcext:value-type="string">
            <text:p>XHAT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8/08</text:p>
          </table:table-cell>
          <table:table-cell office:value-type="string" calcext:value-type="string">
            <text:p>07/08/18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L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LIA-AM</text:p>
          </table:table-cell>
          <table:table-cell table:style-name="Default"/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RIS HERMANOS, S.A.</text:p>
          </table:table-cell>
          <table:table-cell office:value-type="string" calcext:value-type="string">
            <text:p>XHL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LQ-AM</text:p>
          </table:table-cell>
          <table:table-cell table:style-name="Default"/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EMOR MORELIA, S.A. DE C.V.</text:p>
          </table:table-cell>
          <table:table-cell office:value-type="string" calcext:value-type="string">
            <text:p>XHC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CR-AM</text:p>
          </table:table-cell>
          <table:table-cell table:style-name="Default"/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M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RPORACIÓN MORELIA MULTIMEDIA, S.A. DE C.V.</text:p>
          </table:table-cell>
          <table:table-cell office:value-type="string" calcext:value-type="string">
            <text:p>XHK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Y, S.A.</text:p>
          </table:table-cell>
          <table:table-cell office:value-type="string" calcext:value-type="string">
            <text:p>XH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M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28960" calcext:value-type="float">
            <text:p>28960</text:p>
          </table:table-cell>
          <table:table-cell office:value-type="string" calcext:value-type="string">
            <text:p>30/08/05</text:p>
          </table:table-cell>
          <table:table-cell office:value-type="string" calcext:value-type="string">
            <text:p>29/08/17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LA VOZ DEL VIENTO A.C.</text:p>
          </table:table-cell>
          <table:table-cell office:value-type="string" calcext:value-type="string">
            <text:p>XHMIC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4/08/13</text:p>
          </table:table-cell>
          <table:table-cell office:value-type="string" calcext:value-type="string">
            <text:p>13/08/25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HUMBERTO Y LOUCILLE MARTÍNEZ MORALES</text:p>
          </table:table-cell>
          <table:table-cell office:value-type="string" calcext:value-type="string">
            <text:p>XHMR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4/07/13</text:p>
          </table:table-cell>
          <table:table-cell office:value-type="string" calcext:value-type="string">
            <text:p>13/07/25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RE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12/11</text:p>
          </table:table-cell>
          <table:table-cell office:value-type="string" calcext:value-type="string">
            <text:p>05/12/23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ELEVISORA DE MORELIA, S.A.</text:p>
          </table:table-cell>
          <table:table-cell office:value-type="string" calcext:value-type="string">
            <text:p>XHRP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UNIVERSIDAD MICHOACANA DE SAN NICOLÁS DE HIDALGO</text:p>
          </table:table-cell>
          <table:table-cell office:value-type="string" calcext:value-type="string">
            <text:p>XHS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6/08/76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UNDACIÓN RADIODIFUSORAS CAPITAL A.C.</text:p>
          </table:table-cell>
          <table:table-cell office:value-type="string" calcext:value-type="string">
            <text:p>XHO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0/07/13</text:p>
          </table:table-cell>
          <table:table-cell office:value-type="string" calcext:value-type="string">
            <text:p>09/07/25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LAVIO RENÉ ACEVEDO</text:p>
          </table:table-cell>
          <table:table-cell office:value-type="string" calcext:value-type="string">
            <text:p>XHMO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MORELI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VASCO DE QUIROGA, A.C. </text:p>
          </table:table-cell>
          <table:table-cell office:value-type="string" calcext:value-type="string">
            <text:p>XHEL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0/07/13</text:p>
          </table:table-cell>
          <table:table-cell office:value-type="string" calcext:value-type="string">
            <text:p>09/07/25</text:p>
          </table:table-cell>
          <table:table-cell office:value-type="float" office:value="194208" calcext:value-type="float">
            <text:p>194208</text:p>
          </table:table-cell>
          <table:table-cell office:value-type="float" office:value="1011108" calcext:value-type="float">
            <text:p>101110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PARACH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RADIO MINTZITA, S.C.</text:p>
          </table:table-cell>
          <table:table-cell office:value-type="string" calcext:value-type="string">
            <text:p>XHPC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93838" calcext:value-type="float">
            <text:p>193838</text:p>
          </table:table-cell>
          <table:table-cell office:value-type="float" office:value="1020254" calcext:value-type="float">
            <text:p>1020254</text:p>
          </table:table-cell>
          <table:table-cell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string" calcext:value-type="string">
            <text:p>PÁTZ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XL, S.A. DE C.V.</text:p>
          </table:table-cell>
          <table:table-cell office:value-type="string" calcext:value-type="string">
            <text:p>XHEX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059" calcext:value-type="float">
            <text:p>193059</text:p>
          </table:table-cell>
          <table:table-cell office:value-type="float" office:value="1013635" calcext:value-type="float">
            <text:p>101363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string" calcext:value-type="string">
            <text:p>PÁTZ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LAVIO RENE ACEVEDO </text:p>
          </table:table-cell>
          <table:table-cell office:value-type="string" calcext:value-type="string">
            <text:p>XHP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193059" calcext:value-type="float">
            <text:p>193059</text:p>
          </table:table-cell>
          <table:table-cell office:value-type="float" office:value="1013635" calcext:value-type="float">
            <text:p>101363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string" calcext:value-type="string">
            <text:p>PURUANDI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AN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200517" calcext:value-type="float">
            <text:p>200517</text:p>
          </table:table-cell>
          <table:table-cell office:value-type="float" office:value="1013057" calcext:value-type="float">
            <text:p>1013057</text:p>
          </table:table-cell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TACÁMB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AM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1408" calcext:value-type="float">
            <text:p>191408</text:p>
          </table:table-cell>
          <table:table-cell office:value-type="float" office:value="1012725" calcext:value-type="float">
            <text:p>1012725</text:p>
          </table:table-cell>
          <table:table-cell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string" calcext:value-type="string">
            <text:p>TANGANCI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RENTE CÍVICO TANGANCICUARO, PUEBLO UNIDO, A.C.</text:p>
          </table:table-cell>
          <table:table-cell office:value-type="string" calcext:value-type="string">
            <text:p>XHF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5320" calcext:value-type="float">
            <text:p>195320</text:p>
          </table:table-cell>
          <table:table-cell office:value-type="float" office:value="1021218" calcext:value-type="float">
            <text:p>1021218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string" calcext:value-type="string">
            <text:p>TEJERÍAS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N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2/07/04</text:p>
          </table:table-cell>
          <table:table-cell office:value-type="string" calcext:value-type="string">
            <text:p>01/07/16</text:p>
          </table:table-cell>
          <table:table-cell office:value-type="float" office:value="192503" calcext:value-type="float">
            <text:p>192503</text:p>
          </table:table-cell>
          <table:table-cell office:value-type="float" office:value="1020400" calcext:value-type="float">
            <text:p>10204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PALCATEPEC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ADIO CULTURAL DE TEPALCATEPEC, A.C.</text:p>
          </table:table-cell>
          <table:table-cell office:value-type="string" calcext:value-type="string">
            <text:p>XHT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2/12/11</text:p>
          </table:table-cell>
          <table:table-cell office:value-type="string" calcext:value-type="string">
            <text:p>21/12/23</text:p>
          </table:table-cell>
          <table:table-cell office:value-type="float" office:value="191121" calcext:value-type="float">
            <text:p>191121</text:p>
          </table:table-cell>
          <table:table-cell office:value-type="float" office:value="1025046" calcext:value-type="float">
            <text:p>1025046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TINGAMBAT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TI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/03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007" calcext:value-type="float">
            <text:p>193007</text:p>
          </table:table-cell>
          <table:table-cell office:value-type="float" office:value="1015109" calcext:value-type="float">
            <text:p>1015109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FN, S.A.</text:p>
          </table:table-cell>
          <table:table-cell office:value-type="string" calcext:value-type="string">
            <text:p>XHF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FN-AM</text:p>
          </table:table-cell>
          <table:table-cell table:style-name="Default"/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IP-AM, S.A. DE C.V.</text:p>
          </table:table-cell>
          <table:table-cell office:value-type="string" calcext:value-type="string">
            <text:p>XHI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IP-AM</text:p>
          </table:table-cell>
          <table:table-cell table:style-name="Default"/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RUPO RADIO FYL, S.A. DE C.V.</text:p>
          </table:table-cell>
          <table:table-cell office:value-type="string" calcext:value-type="string">
            <text:p>XHI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RU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ANDARHI, A.C.</text:p>
          </table:table-cell>
          <table:table-cell office:value-type="string" calcext:value-type="string">
            <text:p>XHRH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6/12/11</text:p>
          </table:table-cell>
          <table:table-cell office:value-type="string" calcext:value-type="string">
            <text:p>05/12/23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UF, S.A.</text:p>
          </table:table-cell>
          <table:table-cell office:value-type="string" calcext:value-type="string">
            <text:p>XHU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UF-AM</text:p>
          </table:table-cell>
          <table:table-cell table:style-name="Default"/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URUAP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URM-AM, S.A. DE C.V.</text:p>
          </table:table-cell>
          <table:table-cell office:value-type="string" calcext:value-type="string">
            <text:p>XHUR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192510" calcext:value-type="float">
            <text:p>192510</text:p>
          </table:table-cell>
          <table:table-cell office:value-type="float" office:value="1020330" calcext:value-type="float">
            <text:p>1020330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ZAC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Z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/03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356" calcext:value-type="float">
            <text:p>193356</text:p>
          </table:table-cell>
          <table:table-cell office:value-type="float" office:value="1021704" calcext:value-type="float">
            <text:p>1021704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ZACAPU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C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4900" calcext:value-type="float">
            <text:p>194900</text:p>
          </table:table-cell>
          <table:table-cell office:value-type="float" office:value="1014727" calcext:value-type="float">
            <text:p>1014727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ZACAPU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APRIC, S.A.</text:p>
          </table:table-cell>
          <table:table-cell office:value-type="string" calcext:value-type="string">
            <text:p>XHZ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4900" calcext:value-type="float">
            <text:p>194900</text:p>
          </table:table-cell>
          <table:table-cell office:value-type="float" office:value="1014727" calcext:value-type="float">
            <text:p>1014727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ZACAPU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ROMOTORES DE RADIO, S.A.</text:p>
          </table:table-cell>
          <table:table-cell office:value-type="string" calcext:value-type="string">
            <text:p>XHZ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7/07/10</text:p>
          </table:table-cell>
          <table:table-cell office:value-type="string" calcext:value-type="string">
            <text:p>26/07/20</text:p>
          </table:table-cell>
          <table:table-cell office:value-type="float" office:value="194900" calcext:value-type="float">
            <text:p>194900</text:p>
          </table:table-cell>
          <table:table-cell office:value-type="float" office:value="1014727" calcext:value-type="float">
            <text:p>1014727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DEL COMERCIO DE ZAMORA, S. DE R.L.</text:p>
          </table:table-cell>
          <table:table-cell office:value-type="string" calcext:value-type="string">
            <text:p>XHEZ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1/07/08</text:p>
          </table:table-cell>
          <table:table-cell office:value-type="string" calcext:value-type="string">
            <text:p>30/06/20</text:p>
          </table:table-cell>
          <table:table-cell office:value-type="float" office:value="195908" calcext:value-type="float">
            <text:p>195908</text:p>
          </table:table-cell>
          <table:table-cell office:value-type="float" office:value="1021659" calcext:value-type="float">
            <text:p>102165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ZAMORA, S. DE R.L.</text:p>
          </table:table-cell>
          <table:table-cell office:value-type="string" calcext:value-type="string">
            <text:p>XHG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908" calcext:value-type="float">
            <text:p>195908</text:p>
          </table:table-cell>
          <table:table-cell office:value-type="float" office:value="1021659" calcext:value-type="float">
            <text:p>102165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DEL VALLE DE ZAMORA, S.A.</text:p>
          </table:table-cell>
          <table:table-cell office:value-type="string" calcext:value-type="string">
            <text:p>XHQ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908" calcext:value-type="float">
            <text:p>195908</text:p>
          </table:table-cell>
          <table:table-cell office:value-type="float" office:value="1021659" calcext:value-type="float">
            <text:p>102165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Z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4/02/15</text:p>
          </table:table-cell>
          <table:table-cell office:value-type="float" office:value="195908" calcext:value-type="float">
            <text:p>195908</text:p>
          </table:table-cell>
          <table:table-cell office:value-type="float" office:value="1021659" calcext:value-type="float">
            <text:p>102165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U. DE JOSÉ LARIS ITURBIDE</text:p>
          </table:table-cell>
          <table:table-cell office:value-type="string" calcext:value-type="string">
            <text:p>XHZ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1/05/10</text:p>
          </table:table-cell>
          <table:table-cell office:value-type="string" calcext:value-type="string">
            <text:p>30/05/20</text:p>
          </table:table-cell>
          <table:table-cell office:value-type="float" office:value="195908" calcext:value-type="float">
            <text:p>195908</text:p>
          </table:table-cell>
          <table:table-cell office:value-type="float" office:value="1021659" calcext:value-type="float">
            <text:p>1021659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ZITÁ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PICHIR ESTEBAN POLOS</text:p>
          </table:table-cell>
          <table:table-cell office:value-type="string" calcext:value-type="string">
            <text:p>XHE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3/05/10</text:p>
          </table:table-cell>
          <table:table-cell office:value-type="string" calcext:value-type="string">
            <text:p>02/05/20</text:p>
          </table:table-cell>
          <table:table-cell office:value-type="float" office:value="193115" calcext:value-type="float">
            <text:p>193115</text:p>
          </table:table-cell>
          <table:table-cell office:value-type="float" office:value="1002430" calcext:value-type="float">
            <text:p>1002430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ZITÁ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ZITÁCUARO, S.A.</text:p>
          </table:table-cell>
          <table:table-cell office:value-type="string" calcext:value-type="string">
            <text:p>XHL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Cambio de frecuencia de la estación XELX-AM</text:p>
          </table:table-cell>
          <table:table-cell table:style-name="Default"/>
          <table:table-cell office:value-type="float" office:value="193115" calcext:value-type="float">
            <text:p>193115</text:p>
          </table:table-cell>
          <table:table-cell office:value-type="float" office:value="1002430" calcext:value-type="float">
            <text:p>1002430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ZITÁCUARO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ICHOACÁN</text:p>
          </table:table-cell>
          <table:table-cell office:value-type="string" calcext:value-type="string">
            <text:p>XHZI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2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115" calcext:value-type="float">
            <text:p>193115</text:p>
          </table:table-cell>
          <table:table-cell office:value-type="float" office:value="1002430" calcext:value-type="float">
            <text:p>1002430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AHUATEPEC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NEGOCIOS MODERNOS, S.A. DE C.V.</text:p>
          </table:table-cell>
          <table:table-cell office:value-type="string" calcext:value-type="string">
            <text:p>XHA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6/05/04</text:p>
          </table:table-cell>
          <table:table-cell office:value-type="string" calcext:value-type="string">
            <text:p>15/05/16</text:p>
          </table:table-cell>
          <table:table-cell office:value-type="float" office:value="185817" calcext:value-type="float">
            <text:p>185817</text:p>
          </table:table-cell>
          <table:table-cell office:value-type="float" office:value="991123" calcext:value-type="float">
            <text:p>991123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string" calcext:value-type="string">
            <text:p>CUA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ÍA CRISTINA ROMO MORALES</text:p>
          </table:table-cell>
          <table:table-cell office:value-type="string" calcext:value-type="string">
            <text:p>XHCM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5/10/02</text:p>
          </table:table-cell>
          <table:table-cell office:value-type="string" calcext:value-type="string">
            <text:p>14/10/14</text:p>
          </table:table-cell>
          <table:table-cell office:value-type="float" office:value="184844" calcext:value-type="float">
            <text:p>184844</text:p>
          </table:table-cell>
          <table:table-cell office:value-type="float" office:value="985721" calcext:value-type="float">
            <text:p>985721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CUA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CU-FM, S.A. DE C.V.</text:p>
          </table:table-cell>
          <table:table-cell office:value-type="string" calcext:value-type="string">
            <text:p>XHC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59640" calcext:value-type="float">
            <text:p>59640</text:p>
          </table:table-cell>
          <table:table-cell office:value-type="string" calcext:value-type="string">
            <text:p>11/04/13</text:p>
          </table:table-cell>
          <table:table-cell office:value-type="string" calcext:value-type="string">
            <text:p>10/04/25</text:p>
          </table:table-cell>
          <table:table-cell office:value-type="float" office:value="184844" calcext:value-type="float">
            <text:p>184844</text:p>
          </table:table-cell>
          <table:table-cell office:value-type="float" office:value="985721" calcext:value-type="float">
            <text:p>985721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CUA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XHCU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/10/05</text:p>
          </table:table-cell>
          <table:table-cell office:value-type="string" calcext:value-type="string">
            <text:p>24/10/17</text:p>
          </table:table-cell>
          <table:table-cell office:value-type="float" office:value="184844" calcext:value-type="float">
            <text:p>184844</text:p>
          </table:table-cell>
          <table:table-cell office:value-type="float" office:value="985721" calcext:value-type="float">
            <text:p>985721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CUA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E CUAUTLA, S.A. DE C.V.</text:p>
          </table:table-cell>
          <table:table-cell office:value-type="string" calcext:value-type="string">
            <text:p>XHCU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9/12/08</text:p>
          </table:table-cell>
          <table:table-cell office:value-type="string" calcext:value-type="string">
            <text:p>08/12/20</text:p>
          </table:table-cell>
          <table:table-cell office:value-type="float" office:value="184844" calcext:value-type="float">
            <text:p>184844</text:p>
          </table:table-cell>
          <table:table-cell office:value-type="float" office:value="985721" calcext:value-type="float">
            <text:p>985721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LECTRÓNICA MEXICANA, S.A.</text:p>
          </table:table-cell>
          <table:table-cell office:value-type="string" calcext:value-type="string">
            <text:p>XH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HCV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46940" calcext:value-type="float">
            <text:p>46940</text:p>
          </table:table-cell>
          <table:table-cell office:value-type="string" calcext:value-type="string">
            <text:p>26/03/08</text:p>
          </table:table-cell>
          <table:table-cell office:value-type="string" calcext:value-type="string">
            <text:p>25/03/20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 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C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31190" calcext:value-type="float">
            <text:p>31190</text:p>
          </table:table-cell>
          <table:table-cell office:value-type="string" calcext:value-type="string">
            <text:p>25/11/13</text:p>
          </table:table-cell>
          <table:table-cell office:value-type="string" calcext:value-type="string">
            <text:p>24/11/2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IFUSORA DE MORELOS, S.A.</text:p>
          </table:table-cell>
          <table:table-cell office:value-type="string" calcext:value-type="string">
            <text:p>XHJM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12487" calcext:value-type="float">
            <text:p>12487</text:p>
          </table:table-cell>
          <table:table-cell office:value-type="string" calcext:value-type="string">
            <text:p>24/10/03</text:p>
          </table:table-cell>
          <table:table-cell office:value-type="string" calcext:value-type="string">
            <text:p>23/10/1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NOVA, S.A. DE C.V.</text:p>
          </table:table-cell>
          <table:table-cell office:value-type="string" calcext:value-type="string">
            <text:p>XHN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3/03/06</text:p>
          </table:table-cell>
          <table:table-cell office:value-type="string" calcext:value-type="string">
            <text:p>13/03/18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SW-FM, S.A. DE C.V.</text:p>
          </table:table-cell>
          <table:table-cell office:value-type="string" calcext:value-type="string">
            <text:p>XHS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6/06/10</text:p>
          </table:table-cell>
          <table:table-cell office:value-type="string" calcext:value-type="string">
            <text:p>15/06/20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EREOPOLIS, S.A.</text:p>
          </table:table-cell>
          <table:table-cell office:value-type="string" calcext:value-type="string">
            <text:p>XHT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9/02/03</text:p>
          </table:table-cell>
          <table:table-cell office:value-type="string" calcext:value-type="string">
            <text:p>08/02/1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XHUA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6/03/10</text:p>
          </table:table-cell>
          <table:table-cell office:value-type="string" calcext:value-type="string">
            <text:p>15/03/1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ORELOS</text:p>
          </table:table-cell>
          <table:table-cell office:value-type="string" calcext:value-type="string">
            <text:p>XHVA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V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1170" calcext:value-type="float">
            <text:p>31170</text:p>
          </table:table-cell>
          <table:table-cell office:value-type="string" calcext:value-type="string">
            <text:p>29/03/10</text:p>
          </table:table-cell>
          <table:table-cell office:value-type="string" calcext:value-type="string">
            <text:p>28/03/20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CUERNAVAC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UNDACIÓN CULTURAL PARA LA SOCIEDAD MEXICANA, A.C.</text:p>
          </table:table-cell>
          <table:table-cell office:value-type="string" calcext:value-type="string">
            <text:p>XHFC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185507" calcext:value-type="float">
            <text:p>185507</text:p>
          </table:table-cell>
          <table:table-cell office:value-type="float" office:value="991403" calcext:value-type="float">
            <text:p>991403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string" calcext:value-type="string">
            <text:p>JOJ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XHJJ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/10/10</text:p>
          </table:table-cell>
          <table:table-cell office:value-type="string" calcext:value-type="string">
            <text:p>24/10/22</text:p>
          </table:table-cell>
          <table:table-cell office:value-type="float" office:value="183653" calcext:value-type="float">
            <text:p>183653</text:p>
          </table:table-cell>
          <table:table-cell office:value-type="float" office:value="991049" calcext:value-type="float">
            <text:p>991049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JOJ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ORELOS</text:p>
          </table:table-cell>
          <table:table-cell office:value-type="string" calcext:value-type="string">
            <text:p>XHJL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83653" calcext:value-type="float">
            <text:p>183653</text:p>
          </table:table-cell>
          <table:table-cell office:value-type="float" office:value="991049" calcext:value-type="float">
            <text:p>991049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JOJ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UNIÓN, S.A.</text:p>
          </table:table-cell>
          <table:table-cell office:value-type="string" calcext:value-type="string">
            <text:p>XHJP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3653" calcext:value-type="float">
            <text:p>183653</text:p>
          </table:table-cell>
          <table:table-cell office:value-type="float" office:value="991049" calcext:value-type="float">
            <text:p>991049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JOJUTLA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NCEPCIÓN ARIAS GONZÁLEZ</text:p>
          </table:table-cell>
          <table:table-cell office:value-type="string" calcext:value-type="string">
            <text:p>XHZ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24190" calcext:value-type="float">
            <text:p>24190</text:p>
          </table:table-cell>
          <table:table-cell office:value-type="string" calcext:value-type="string">
            <text:p>10/02/08</text:p>
          </table:table-cell>
          <table:table-cell office:value-type="string" calcext:value-type="string">
            <text:p>09/02/20</text:p>
          </table:table-cell>
          <table:table-cell office:value-type="float" office:value="183653" calcext:value-type="float">
            <text:p>183653</text:p>
          </table:table-cell>
          <table:table-cell office:value-type="float" office:value="991049" calcext:value-type="float">
            <text:p>991049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TEMIXCO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CIÓN RADIOLÓGICO, S.A. DE C.V. </text:p>
          </table:table-cell>
          <table:table-cell office:value-type="string" calcext:value-type="string">
            <text:p>XHTI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3/11/04</text:p>
          </table:table-cell>
          <table:table-cell office:value-type="string" calcext:value-type="string">
            <text:p>02/11/16</text:p>
          </table:table-cell>
          <table:table-cell office:value-type="float" office:value="185116" calcext:value-type="float">
            <text:p>185116</text:p>
          </table:table-cell>
          <table:table-cell office:value-type="float" office:value="991338" calcext:value-type="float">
            <text:p>991338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string" calcext:value-type="string">
            <text:p>TEPOZTLAN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TEPONAZTLE CULTURA Y COMUNICACIÓN, A.C.</text:p>
          </table:table-cell>
          <table:table-cell office:value-type="string" calcext:value-type="string">
            <text:p>XHRTP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85907" calcext:value-type="float">
            <text:p>185907</text:p>
          </table:table-cell>
          <table:table-cell office:value-type="float" office:value="990559" calcext:value-type="float">
            <text:p>990559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string" calcext:value-type="string">
            <text:p>YAUTEPEC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MOR, S.A. DE C.V.</text:p>
          </table:table-cell>
          <table:table-cell office:value-type="string" calcext:value-type="string">
            <text:p>XHMO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49730" calcext:value-type="float">
            <text:p>49730</text:p>
          </table:table-cell>
          <table:table-cell office:value-type="string" calcext:value-type="string">
            <text:p>29/10/07</text:p>
          </table:table-cell>
          <table:table-cell office:value-type="string" calcext:value-type="string">
            <text:p>28/10/19</text:p>
          </table:table-cell>
          <table:table-cell office:value-type="float" office:value="185309" calcext:value-type="float">
            <text:p>185309</text:p>
          </table:table-cell>
          <table:table-cell office:value-type="float" office:value="990338" calcext:value-type="float">
            <text:p>990338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YAUTEPEC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MORELOS</text:p>
          </table:table-cell>
          <table:table-cell office:value-type="string" calcext:value-type="string">
            <text:p>XHYT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26/06/13</text:p>
          </table:table-cell>
          <table:table-cell office:value-type="string" calcext:value-type="string">
            <text:p>25/06/25</text:p>
          </table:table-cell>
          <table:table-cell office:value-type="float" office:value="185309" calcext:value-type="float">
            <text:p>185309</text:p>
          </table:table-cell>
          <table:table-cell office:value-type="float" office:value="990338" calcext:value-type="float">
            <text:p>990338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ZACATEPEC</text:p>
          </table:table-cell>
          <table:table-cell office:value-type="string" calcext:value-type="string">
            <text:p>MO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RACELI ROJAS TENORIO</text:p>
          </table:table-cell>
          <table:table-cell office:value-type="string" calcext:value-type="string">
            <text:p>XHAR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1/10/10</text:p>
          </table:table-cell>
          <table:table-cell office:value-type="string" calcext:value-type="string">
            <text:p>30/10/2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91128" calcext:value-type="float">
            <text:p>991128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ACAPONET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UNICACIÓN INTEGRAL DE NAYARIT, S.A. DE C.V.</text:p>
          </table:table-cell>
          <table:table-cell office:value-type="string" calcext:value-type="string">
            <text:p>XHL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2933" calcext:value-type="float">
            <text:p>222933</text:p>
          </table:table-cell>
          <table:table-cell office:value-type="float" office:value="1052139" calcext:value-type="float">
            <text:p>10521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AHÍA DE BANDERAS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CJ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03/07</text:p>
          </table:table-cell>
          <table:table-cell office:value-type="string" calcext:value-type="string">
            <text:p>13/03/19</text:p>
          </table:table-cell>
          <table:table-cell office:value-type="float" office:value="204823" calcext:value-type="float">
            <text:p>204823</text:p>
          </table:table-cell>
          <table:table-cell office:value-type="float" office:value="1051453" calcext:value-type="float">
            <text:p>105145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UCERIAS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NAY, AM, S.A. DE C.V.</text:p>
          </table:table-cell>
          <table:table-cell office:value-type="string" calcext:value-type="string">
            <text:p>XHNA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06/07</text:p>
          </table:table-cell>
          <table:table-cell office:value-type="string" calcext:value-type="string">
            <text:p>28/06/19</text:p>
          </table:table-cell>
          <table:table-cell office:value-type="float" office:value="204519" calcext:value-type="float">
            <text:p>204519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OMPOSTEL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UBÉN DARÍO MONDRAGÓN RIVERA</text:p>
          </table:table-cell>
          <table:table-cell office:value-type="string" calcext:value-type="string">
            <text:p>XHLU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07/03</text:p>
          </table:table-cell>
          <table:table-cell office:value-type="string" calcext:value-type="string">
            <text:p>28/07/15</text:p>
          </table:table-cell>
          <table:table-cell office:value-type="float" office:value="211414" calcext:value-type="float">
            <text:p>211414</text:p>
          </table:table-cell>
          <table:table-cell office:value-type="float" office:value="1045403" calcext:value-type="float">
            <text:p>1045403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IXTLÁN DEL RIO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RIO-AM, S.A. DE C.V.</text:p>
          </table:table-cell>
          <table:table-cell office:value-type="string" calcext:value-type="string">
            <text:p>XHERI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2/06</text:p>
          </table:table-cell>
          <table:table-cell office:value-type="string" calcext:value-type="string">
            <text:p>02/02/18</text:p>
          </table:table-cell>
          <table:table-cell office:value-type="float" office:value="210203" calcext:value-type="float">
            <text:p>210203</text:p>
          </table:table-cell>
          <table:table-cell office:value-type="float" office:value="1042204" calcext:value-type="float">
            <text:p>1042204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string" calcext:value-type="string">
            <text:p>JARRETADERAS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LUIS CARLOS MENDIOLA CODINA</text:p>
          </table:table-cell>
          <table:table-cell office:value-type="string" calcext:value-type="string">
            <text:p>XHCJ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CJU-AM</text:p>
          </table:table-cell>
          <table:table-cell table:style-name="Default"/>
          <table:table-cell office:value-type="float" office:value="204133" calcext:value-type="float">
            <text:p>204133</text:p>
          </table:table-cell>
          <table:table-cell office:value-type="float" office:value="1051626" calcext:value-type="float">
            <text:p>1051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IZ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RUIZ, S.A. DE C.V.</text:p>
          </table:table-cell>
          <table:table-cell office:value-type="string" calcext:value-type="string">
            <text:p>XHS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15701" calcext:value-type="float">
            <text:p>215701</text:p>
          </table:table-cell>
          <table:table-cell office:value-type="float" office:value="1050844" calcext:value-type="float">
            <text:p>105084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NTIAGO IXCUINTL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UBÉN DARÍO MONDRAGÓN RIVERA</text:p>
          </table:table-cell>
          <table:table-cell office:value-type="string" calcext:value-type="string">
            <text:p>XHS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4841" calcext:value-type="float">
            <text:p>214841</text:p>
          </table:table-cell>
          <table:table-cell office:value-type="float" office:value="1051224" calcext:value-type="float">
            <text:p>10512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NTIAGO IXCUINTL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NAYARITA, S.A. DE C.V.</text:p>
          </table:table-cell>
          <table:table-cell office:value-type="string" calcext:value-type="string">
            <text:p>XHZ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5/08</text:p>
          </table:table-cell>
          <table:table-cell office:value-type="string" calcext:value-type="string">
            <text:p>10/05/20</text:p>
          </table:table-cell>
          <table:table-cell office:value-type="float" office:value="214841" calcext:value-type="float">
            <text:p>214841</text:p>
          </table:table-cell>
          <table:table-cell office:value-type="float" office:value="1051224" calcext:value-type="float">
            <text:p>10512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ECUALA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INTEGRAL DE NAYARIT, S.A. DE C.V.</text:p>
          </table:table-cell>
          <table:table-cell office:value-type="string" calcext:value-type="string">
            <text:p>XHET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TD-AM</text:p>
          </table:table-cell>
          <table:table-cell table:style-name="Default"/>
          <table:table-cell office:value-type="float" office:value="222350" calcext:value-type="float">
            <text:p>222350</text:p>
          </table:table-cell>
          <table:table-cell office:value-type="float" office:value="1052726" calcext:value-type="float">
            <text:p>1052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STER RADIO DE OCCIDENTE, S.A. DE C.V. </text:p>
          </table:table-cell>
          <table:table-cell office:value-type="string" calcext:value-type="string">
            <text:p>XHU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9/10</text:p>
          </table:table-cell>
          <table:table-cell office:value-type="string" calcext:value-type="string">
            <text:p>02/09/20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KORITA DE NAYARIT, S.A. DE C.V.</text:p>
          </table:table-cell>
          <table:table-cell office:value-type="string" calcext:value-type="string">
            <text:p>XHER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NF, S.A. DE C.V.</text:p>
          </table:table-cell>
          <table:table-cell office:value-type="string" calcext:value-type="string">
            <text:p>XHN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/03/06</text:p>
          </table:table-cell>
          <table:table-cell office:value-type="string" calcext:value-type="string">
            <text:p>25/03/18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OO-AM, S.A. DE C.V.</text:p>
          </table:table-cell>
          <table:table-cell office:value-type="string" calcext:value-type="string">
            <text:p>XHEO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PIC-AM, S.A. DE C.V.</text:p>
          </table:table-cell>
          <table:table-cell office:value-type="string" calcext:value-type="string">
            <text:p>XHEP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5/09/06</text:p>
          </table:table-cell>
          <table:table-cell office:value-type="string" calcext:value-type="string">
            <text:p>24/09/18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PNA-AM, S.A. DE C.V.</text:p>
          </table:table-cell>
          <table:table-cell office:value-type="string" calcext:value-type="string">
            <text:p>XHPN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Y-FM, S.A. DE C.V.</text:p>
          </table:table-cell>
          <table:table-cell office:value-type="string" calcext:value-type="string">
            <text:p>XHP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13410" calcext:value-type="float">
            <text:p>1341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EY-AM, S.A. DE C.V.</text:p>
          </table:table-cell>
          <table:table-cell office:value-type="string" calcext:value-type="string">
            <text:p>XHTE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EY-AM</text:p>
          </table:table-cell>
          <table:table-cell table:style-name="Default"/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NAYARIT</text:p>
          </table:table-cell>
          <table:table-cell office:value-type="string" calcext:value-type="string">
            <text:p>XHUAN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0/05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TEPIC</text:p>
          </table:table-cell>
          <table:table-cell office:value-type="string" calcext:value-type="string">
            <text:p>NAY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MPLITUDES Y FRECUENCIAS DE OCCIDENTE, S.A. DE C.V.</text:p>
          </table:table-cell>
          <table:table-cell office:value-type="string" calcext:value-type="string">
            <text:p>XHX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3059" calcext:value-type="float">
            <text:p>213059</text:p>
          </table:table-cell>
          <table:table-cell office:value-type="float" office:value="1045339" calcext:value-type="float">
            <text:p>1045339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string" calcext:value-type="string">
            <text:p>ARAMBERRI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B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24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40559" calcext:value-type="float">
            <text:p>240559</text:p>
          </table:table-cell>
          <table:table-cell office:value-type="float" office:value="994902" calcext:value-type="float">
            <text:p>994902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BUSTAMANTE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BU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24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63204" calcext:value-type="float">
            <text:p>263204</text:p>
          </table:table-cell>
          <table:table-cell office:value-type="float" office:value="1003010" calcext:value-type="float">
            <text:p>1003010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string" calcext:value-type="string">
            <text:p>CADEREYT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RGE ÁLVARO GÁMEZ GONZÁLEZ</text:p>
          </table:table-cell>
          <table:table-cell office:value-type="string" calcext:value-type="string">
            <text:p>XHMS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253526" calcext:value-type="float">
            <text:p>253526</text:p>
          </table:table-cell>
          <table:table-cell office:value-type="float" office:value="1000005" calcext:value-type="float">
            <text:p>100000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CD. ANÁHUAC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AH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71426" calcext:value-type="float">
            <text:p>271426</text:p>
          </table:table-cell>
          <table:table-cell office:value-type="float" office:value="1000756" calcext:value-type="float">
            <text:p>1000756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CERRALV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C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60524" calcext:value-type="float">
            <text:p>260524</text:p>
          </table:table-cell>
          <table:table-cell office:value-type="float" office:value="993655" calcext:value-type="float">
            <text:p>9936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DR. ARROY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A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34023" calcext:value-type="float">
            <text:p>234023</text:p>
          </table:table-cell>
          <table:table-cell office:value-type="float" office:value="1001048" calcext:value-type="float">
            <text:p>1001048</text:p>
          </table:table-cell>
          <table:table-cell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string" calcext:value-type="string">
            <text:p>GALEAN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G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44927" calcext:value-type="float">
            <text:p>244927</text:p>
          </table:table-cell>
          <table:table-cell office:value-type="float" office:value="1000437" calcext:value-type="float">
            <text:p>1000437</text:p>
          </table:table-cell>
          <table:table-cell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string" calcext:value-type="string">
            <text:p>GENERAL BRAV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GB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24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735" calcext:value-type="float">
            <text:p>254735</text:p>
          </table:table-cell>
          <table:table-cell office:value-type="float" office:value="991052" calcext:value-type="float">
            <text:p>99105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GENERAL BRAV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AMEX REGIOMONTANA, S.A. DE C.V.</text:p>
          </table:table-cell>
          <table:table-cell office:value-type="string" calcext:value-type="string">
            <text:p>XHGB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254735" calcext:value-type="float">
            <text:p>254735</text:p>
          </table:table-cell>
          <table:table-cell office:value-type="float" office:value="991052" calcext:value-type="float">
            <text:p>99105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GENERAL ZARAGOZA 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Z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24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35821" calcext:value-type="float">
            <text:p>235821</text:p>
          </table:table-cell>
          <table:table-cell office:value-type="float" office:value="994615" calcext:value-type="float">
            <text:p>994615</text:p>
          </table:table-cell>
          <table:table-cell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string" calcext:value-type="string">
            <text:p>LAMPAZO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FÓNICA DEL NORTE, S.A. DE C.V.</text:p>
          </table:table-cell>
          <table:table-cell office:value-type="string" calcext:value-type="string">
            <text:p>XHLP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3/04/05</text:p>
          </table:table-cell>
          <table:table-cell office:value-type="string" calcext:value-type="string">
            <text:p>02/04/17</text:p>
          </table:table-cell>
          <table:table-cell office:value-type="float" office:value="270125" calcext:value-type="float">
            <text:p>270125</text:p>
          </table:table-cell>
          <table:table-cell office:value-type="float" office:value="1003025" calcext:value-type="float">
            <text:p>1003025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LINARE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L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LN-AM</text:p>
          </table:table-cell>
          <table:table-cell table:style-name="Default"/>
          <table:table-cell office:value-type="float" office:value="245136" calcext:value-type="float">
            <text:p>245136</text:p>
          </table:table-cell>
          <table:table-cell office:value-type="float" office:value="993400" calcext:value-type="float">
            <text:p>9934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LINARE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N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1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45136" calcext:value-type="float">
            <text:p>245136</text:p>
          </table:table-cell>
          <table:table-cell office:value-type="float" office:value="993400" calcext:value-type="float">
            <text:p>9934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LINARE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ENTINELA, S.A. DE C.V.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5136" calcext:value-type="float">
            <text:p>245136</text:p>
          </table:table-cell>
          <table:table-cell office:value-type="float" office:value="993400" calcext:value-type="float">
            <text:p>99340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LOS RAMONE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MONTERREY, S.A. DE C.V.</text:p>
          </table:table-cell>
          <table:table-cell office:value-type="string" calcext:value-type="string">
            <text:p>XHCH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254141" calcext:value-type="float">
            <text:p>254141</text:p>
          </table:table-cell>
          <table:table-cell office:value-type="float" office:value="993732" calcext:value-type="float">
            <text:p>993732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IER Y NORIEG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MY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32520" calcext:value-type="float">
            <text:p>232520</text:p>
          </table:table-cell>
          <table:table-cell office:value-type="float" office:value="1000700" calcext:value-type="float">
            <text:p>1000700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string" calcext:value-type="string">
            <text:p>MONTEMORELO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L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51114" calcext:value-type="float">
            <text:p>251114</text:p>
          </table:table-cell>
          <table:table-cell office:value-type="float" office:value="994936" calcext:value-type="float">
            <text:p>994936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MONTEMORELOS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TELEVISORA DEL VALLE, S.A.</text:p>
          </table:table-cell>
          <table:table-cell office:value-type="string" calcext:value-type="string">
            <text:p>XHER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1114" calcext:value-type="float">
            <text:p>251114</text:p>
          </table:table-cell>
          <table:table-cell office:value-type="float" office:value="994936" calcext:value-type="float">
            <text:p>994936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E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A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10/10</text:p>
          </table:table-cell>
          <table:table-cell office:value-type="string" calcext:value-type="string">
            <text:p>20/10/20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S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95445" calcext:value-type="float">
            <text:p>95445</text:p>
          </table:table-cell>
          <table:table-cell office:value-type="string" calcext:value-type="string">
            <text:p>13/11/06</text:p>
          </table:table-cell>
          <table:table-cell office:value-type="string" calcext:value-type="string">
            <text:p>12/11/18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FMT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4/08/09</text:p>
          </table:table-cell>
          <table:table-cell office:value-type="string" calcext:value-type="string">
            <text:p>23/08/21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I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9/03/07</text:p>
          </table:table-cell>
          <table:table-cell office:value-type="string" calcext:value-type="string">
            <text:p>18/03/19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J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9/09</text:p>
          </table:table-cell>
          <table:table-cell office:value-type="string" calcext:value-type="string">
            <text:p>20/09/21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F-FM, S.A. DE C.V.</text:p>
          </table:table-cell>
          <table:table-cell office:value-type="string" calcext:value-type="string">
            <text:p>XHM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19923" calcext:value-type="float">
            <text:p>19923</text:p>
          </table:table-cell>
          <table:table-cell office:value-type="string" calcext:value-type="string">
            <text:p>08/05/10</text:p>
          </table:table-cell>
          <table:table-cell office:value-type="string" calcext:value-type="string">
            <text:p>07/05/20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ÓN PROFESIONAL, S.A. DE C.V.</text:p>
          </table:table-cell>
          <table:table-cell office:value-type="string" calcext:value-type="string">
            <text:p>XHM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0/08/04</text:p>
          </table:table-cell>
          <table:table-cell office:value-type="string" calcext:value-type="string">
            <text:p>19/08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M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7/06/07</text:p>
          </table:table-cell>
          <table:table-cell office:value-type="string" calcext:value-type="string">
            <text:p>16/06/19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PA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9/11/06</text:p>
          </table:table-cell>
          <table:table-cell office:value-type="string" calcext:value-type="string">
            <text:p>28/11/18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IUNFOS, S.A. DE C.V.</text:p>
          </table:table-cell>
          <table:table-cell office:value-type="string" calcext:value-type="string">
            <text:p>XHP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11/09</text:p>
          </table:table-cell>
          <table:table-cell office:value-type="string" calcext:value-type="string">
            <text:p>24/11/21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Q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99630" calcext:value-type="float">
            <text:p>99630</text:p>
          </table:table-cell>
          <table:table-cell office:value-type="string" calcext:value-type="string">
            <text:p>21/07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INCORPORADAS DE MONTERREY, S.A.</text:p>
          </table:table-cell>
          <table:table-cell office:value-type="string" calcext:value-type="string">
            <text:p>XHQ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FIESTA, S.A. DE C.V.</text:p>
          </table:table-cell>
          <table:table-cell office:value-type="string" calcext:value-type="string">
            <text:p>XHR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LAREDO, S.A. DE C.V. </text:p>
          </table:table-cell>
          <table:table-cell office:value-type="string" calcext:value-type="string">
            <text:p>XHR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4/02</text:p>
          </table:table-cell>
          <table:table-cell office:value-type="string" calcext:value-type="string">
            <text:p>10/04/14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MISORA XHSP-FM, S.A. DE C.V.</text:p>
          </table:table-cell>
          <table:table-cell office:value-type="string" calcext:value-type="string">
            <text:p>XHS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50530" calcext:value-type="float">
            <text:p>50530</text:p>
          </table:table-cell>
          <table:table-cell office:value-type="string" calcext:value-type="string">
            <text:p>15/05/08</text:p>
          </table:table-cell>
          <table:table-cell office:value-type="string" calcext:value-type="string">
            <text:p>14/05/20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S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95520" calcext:value-type="float">
            <text:p>9552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TECNOLÓGICO Y DE ESTUDIOS SUPERIORES DE MONTERREY</text:p>
          </table:table-cell>
          <table:table-cell office:value-type="string" calcext:value-type="string">
            <text:p>XHT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0/06/13</text:p>
          </table:table-cell>
          <table:table-cell office:value-type="string" calcext:value-type="string">
            <text:p>29/06/25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OR LA IGUALDAD SOCIAL, A.C.</text:p>
          </table:table-cell>
          <table:table-cell office:value-type="string" calcext:value-type="string">
            <text:p>XHTY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MONTERREY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FESIONALES DE LA RADIO, S.A. DE C.V.</text:p>
          </table:table-cell>
          <table:table-cell office:value-type="string" calcext:value-type="string">
            <text:p>XHX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7/12/04</text:p>
          </table:table-cell>
          <table:table-cell office:value-type="string" calcext:value-type="string">
            <text:p>16/12/16</text:p>
          </table:table-cell>
          <table:table-cell office:value-type="float" office:value="254017" calcext:value-type="float">
            <text:p>254017</text:p>
          </table:table-cell>
          <table:table-cell office:value-type="float" office:value="1001831" calcext:value-type="float">
            <text:p>1001831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OJO DE AGU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UDIO PUBLICIDAD, S.A. DE C.V.</text:p>
          </table:table-cell>
          <table:table-cell office:value-type="string" calcext:value-type="string">
            <text:p>XHD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2665" calcext:value-type="float">
            <text:p>2665</text:p>
          </table:table-cell>
          <table:table-cell table:style-name="Default" office:value-type="string" calcext:value-type="string">
            <text:p>Cambio de frecuencia de la estación XEDD-AM</text:p>
          </table:table-cell>
          <table:table-cell table:style-name="Default"/>
          <table:table-cell office:value-type="float" office:value="251212251" calcext:value-type="float">
            <text:p>251212251</text:p>
          </table:table-cell>
          <table:table-cell office:value-type="float" office:value="994541019" calcext:value-type="float">
            <text:p>994541019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SABINAS HIDALG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NUEVO LEÓN</text:p>
          </table:table-cell>
          <table:table-cell office:value-type="string" calcext:value-type="string">
            <text:p>XHS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63011" calcext:value-type="float">
            <text:p>263011</text:p>
          </table:table-cell>
          <table:table-cell office:value-type="float" office:value="1001104" calcext:value-type="float">
            <text:p>100110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SABINAS HIDALG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FESIONALES DE LA RADIO, S.A. DE C.V.</text:p>
          </table:table-cell>
          <table:table-cell office:value-type="string" calcext:value-type="string">
            <text:p>XHSB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63011" calcext:value-type="float">
            <text:p>263011</text:p>
          </table:table-cell>
          <table:table-cell office:value-type="float" office:value="1001104" calcext:value-type="float">
            <text:p>100110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SABINAS HIDALGO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INDEPENDIENTES, S.A. DE C.V.</text:p>
          </table:table-cell>
          <table:table-cell office:value-type="string" calcext:value-type="string">
            <text:p>XHES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Cambio de frecuencia de la estación XESH-AM</text:p>
          </table:table-cell>
          <table:table-cell table:style-name="Default"/>
          <table:table-cell office:value-type="float" office:value="263011" calcext:value-type="float">
            <text:p>263011</text:p>
          </table:table-cell>
          <table:table-cell office:value-type="float" office:value="1001104" calcext:value-type="float">
            <text:p>100110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SAN NICOLÁS DE LOS GARZ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NUEVO LEÓN</text:p>
          </table:table-cell>
          <table:table-cell office:value-type="string" calcext:value-type="string">
            <text:p>XHUN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/07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54430" calcext:value-type="float">
            <text:p>254430</text:p>
          </table:table-cell>
          <table:table-cell office:value-type="float" office:value="1001808" calcext:value-type="float">
            <text:p>1001808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SAN PEDRO GARZA GARCÍA</text:p>
          </table:table-cell>
          <table:table-cell office:value-type="string" calcext:value-type="string">
            <text:p>N.L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MONTERREY</text:p>
          </table:table-cell>
          <table:table-cell office:value-type="string" calcext:value-type="string">
            <text:p>XHUD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2/94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53951" calcext:value-type="float">
            <text:p>253951</text:p>
          </table:table-cell>
          <table:table-cell office:value-type="float" office:value="1002406" calcext:value-type="float">
            <text:p>1002406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CHALCATONGO DE HIDALG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CH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0145" calcext:value-type="float">
            <text:p>170145</text:p>
          </table:table-cell>
          <table:table-cell office:value-type="float" office:value="973410" calcext:value-type="float">
            <text:p>973410</text:p>
          </table:table-cell>
          <table:table-cell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string" calcext:value-type="string">
            <text:p>EL BARRIO LAGUNA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LUB DEPORTIVO SOCIAL Y CULTURAL CRUZ AZUL, A.C.</text:p>
          </table:table-cell>
          <table:table-cell office:value-type="string" calcext:value-type="string">
            <text:p>XH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6/05/8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73452" calcext:value-type="float">
            <text:p>173452</text:p>
          </table:table-cell>
          <table:table-cell office:value-type="float" office:value="973156" calcext:value-type="float">
            <text:p>97315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L VIGÍ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OLUCIÓN, S.A. DE C.V.</text:p>
          </table:table-cell>
          <table:table-cell office:value-type="string" calcext:value-type="string">
            <text:p>XHEP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PX-AM</text:p>
          </table:table-cell>
          <table:table-cell table:style-name="Default"/>
          <table:table-cell office:value-type="float" office:value="154318" calcext:value-type="float">
            <text:p>154318</text:p>
          </table:table-cell>
          <table:table-cell office:value-type="float" office:value="962815" calcext:value-type="float">
            <text:p>9628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HUAJUAPAN DE LEÓ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OU, S.A. DE C.V.</text:p>
          </table:table-cell>
          <table:table-cell office:value-type="string" calcext:value-type="string">
            <text:p>XHO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4800" calcext:value-type="float">
            <text:p>174800</text:p>
          </table:table-cell>
          <table:table-cell office:value-type="float" office:value="974601" calcext:value-type="float">
            <text:p>97460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UAJUAPAN DE LEÓ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HP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4800" calcext:value-type="float">
            <text:p>174800</text:p>
          </table:table-cell>
          <table:table-cell office:value-type="float" office:value="974601" calcext:value-type="float">
            <text:p>97460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UAUTLA DE JIMÉN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UA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80750" calcext:value-type="float">
            <text:p>180750</text:p>
          </table:table-cell>
          <table:table-cell office:value-type="float" office:value="965035" calcext:value-type="float">
            <text:p>965035</text:p>
          </table:table-cell>
          <table:table-cell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string" calcext:value-type="string">
            <text:p>JUCHITÁ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UNIDAS DEL SURESTE, S.A.</text:p>
          </table:table-cell>
          <table:table-cell office:value-type="string" calcext:value-type="string">
            <text:p>XHA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2600" calcext:value-type="float">
            <text:p>162600</text:p>
          </table:table-cell>
          <table:table-cell office:value-type="float" office:value="950110" calcext:value-type="float">
            <text:p>950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UCHITÁ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BERTHA CRUZ TOLEDO</text:p>
          </table:table-cell>
          <table:table-cell office:value-type="string" calcext:value-type="string">
            <text:p>XHTEK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62600" calcext:value-type="float">
            <text:p>162600</text:p>
          </table:table-cell>
          <table:table-cell office:value-type="float" office:value="950110" calcext:value-type="float">
            <text:p>950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GUNAS <text:s/>BARRIO DE LA SOLEDAD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L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4814" calcext:value-type="float">
            <text:p>164814</text:p>
          </table:table-cell>
          <table:table-cell office:value-type="float" office:value="950644" calcext:value-type="float">
            <text:p>950644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LOMA BONIT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LEJO SATELITAL, S.A. DE C.V.</text:p>
          </table:table-cell>
          <table:table-cell office:value-type="string" calcext:value-type="string">
            <text:p>XHCO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5/04/09</text:p>
          </table:table-cell>
          <table:table-cell office:value-type="string" calcext:value-type="string">
            <text:p>04/04/19</text:p>
          </table:table-cell>
          <table:table-cell office:value-type="float" office:value="180625" calcext:value-type="float">
            <text:p>180625</text:p>
          </table:table-cell>
          <table:table-cell office:value-type="float" office:value="955250" calcext:value-type="float">
            <text:p>95525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COTLÁN DE MORELO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MUNICIPIO DE OCOTLÁN DE MORELOS OAXACA</text:p>
          </table:table-cell>
          <table:table-cell office:value-type="string" calcext:value-type="string">
            <text:p>XHOJ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64729" calcext:value-type="float">
            <text:p>164729</text:p>
          </table:table-cell>
          <table:table-cell office:value-type="float" office:value="964030" calcext:value-type="float">
            <text:p>964030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string" calcext:value-type="string">
            <text:p>MARISCALA DE JUÁRE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MA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string" calcext:value-type="string">
            <text:p>175138.5</text:p>
          </table:table-cell>
          <table:table-cell office:value-type="string" calcext:value-type="string">
            <text:p>980829.1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string" calcext:value-type="string">
            <text:p>MATÍAS ROM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PLEJO SATELITAL, S.A. DE C.V.</text:p>
          </table:table-cell>
          <table:table-cell office:value-type="string" calcext:value-type="string">
            <text:p>XHY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YG-AM</text:p>
          </table:table-cell>
          <table:table-cell table:style-name="Default"/>
          <table:table-cell office:value-type="float" office:value="165220" calcext:value-type="float">
            <text:p>165220</text:p>
          </table:table-cell>
          <table:table-cell office:value-type="float" office:value="950230" calcext:value-type="float">
            <text:p>95023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MAZATLÁN VILLA DE FLORE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MIE NILLU MAZATECO, A.C.</text:p>
          </table:table-cell>
          <table:table-cell office:value-type="string" calcext:value-type="string">
            <text:p>XHT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2/12/04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0154" calcext:value-type="float">
            <text:p>180154</text:p>
          </table:table-cell>
          <table:table-cell office:value-type="float" office:value="965449" calcext:value-type="float">
            <text:p>965449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MIAHUATLÁN DE PORFIRIO DÍA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MP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1942" calcext:value-type="float">
            <text:p>161942</text:p>
          </table:table-cell>
          <table:table-cell office:value-type="float" office:value="963546" calcext:value-type="float">
            <text:p>963546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string" calcext:value-type="string">
            <text:p>NEJAPA DE MAD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C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3628" calcext:value-type="float">
            <text:p>163628</text:p>
          </table:table-cell>
          <table:table-cell office:value-type="float" office:value="955842" calcext:value-type="float">
            <text:p>955842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AX RADIO ACTUALIDADES, S.A.</text:p>
          </table:table-cell>
          <table:table-cell office:value-type="string" calcext:value-type="string">
            <text:p>XH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5/04</text:p>
          </table:table-cell>
          <table:table-cell office:value-type="string" calcext:value-type="string">
            <text:p>13/05/16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LEJO SATELITAL, S.A. DE C.V.</text:p>
          </table:table-cell>
          <table:table-cell office:value-type="string" calcext:value-type="string">
            <text:p>XHC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OA-AM, S.A. DE C.V.</text:p>
          </table:table-cell>
          <table:table-cell office:value-type="string" calcext:value-type="string">
            <text:p>XHEO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OA-AM</text:p>
          </table:table-cell>
          <table:table-cell table:style-name="Default"/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IU, S.A. DE C.V.</text:p>
          </table:table-cell>
          <table:table-cell office:value-type="string" calcext:value-type="string">
            <text:p>XHI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IU-AM</text:p>
          </table:table-cell>
          <table:table-cell table:style-name="Default"/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ROMOTORA DE RADIODIFUSIÓN DEL SURESTE, S.A. DE C.V.</text:p>
          </table:table-cell>
          <table:table-cell office:value-type="string" calcext:value-type="string">
            <text:p>XHK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KC-AM</text:p>
          </table:table-cell>
          <table:table-cell table:style-name="Default"/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LBERTO MIGUEL MÁRQUEZ RODRÍGUEZ</text:p>
          </table:table-cell>
          <table:table-cell office:value-type="string" calcext:value-type="string">
            <text:p>XHN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4/11/07</text:p>
          </table:table-cell>
          <table:table-cell office:value-type="string" calcext:value-type="string">
            <text:p>23/11/19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O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O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3/08/07</text:p>
          </table:table-cell>
          <table:table-cell office:value-type="string" calcext:value-type="string">
            <text:p>22/08/19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OQ-FM, S.A. DE C.V.</text:p>
          </table:table-cell>
          <table:table-cell office:value-type="string" calcext:value-type="string">
            <text:p>XHO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9550" calcext:value-type="float">
            <text:p>955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GENERAL, S.A.</text:p>
          </table:table-cell>
          <table:table-cell office:value-type="string" calcext:value-type="string">
            <text:p>XHY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5/06/07</text:p>
          </table:table-cell>
          <table:table-cell office:value-type="string" calcext:value-type="string">
            <text:p>14/06/19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OAX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LBERTO MIGUEL MÁRQUEZ RODRÍGUEZ</text:p>
          </table:table-cell>
          <table:table-cell office:value-type="string" calcext:value-type="string">
            <text:p>XHZ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7/13</text:p>
          </table:table-cell>
          <table:table-cell office:value-type="string" calcext:value-type="string">
            <text:p>12/07/25</text:p>
          </table:table-cell>
          <table:table-cell office:value-type="float" office:value="170404" calcext:value-type="float">
            <text:p>170404</text:p>
          </table:table-cell>
          <table:table-cell office:value-type="float" office:value="964312" calcext:value-type="float">
            <text:p>964312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string" calcext:value-type="string">
            <text:p>PLUMA HIDALG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PL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55533" calcext:value-type="float">
            <text:p>155533</text:p>
          </table:table-cell>
          <table:table-cell office:value-type="float" office:value="962504" calcext:value-type="float">
            <text:p>962504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RADIO SOLUCIÓN, S.A. DE C.V.</text:p>
          </table:table-cell>
          <table:table-cell office:value-type="string" calcext:value-type="string">
            <text:p>XHAC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ACC-AM</text:p>
          </table:table-cell>
          <table:table-cell table:style-name="Default"/>
          <table:table-cell office:value-type="float" office:value="155203" calcext:value-type="float">
            <text:p>155203</text:p>
          </table:table-cell>
          <table:table-cell office:value-type="float" office:value="970310" calcext:value-type="float">
            <text:p>9703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P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55203" calcext:value-type="float">
            <text:p>155203</text:p>
          </table:table-cell>
          <table:table-cell office:value-type="float" office:value="970310" calcext:value-type="float">
            <text:p>9703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UERTO ESCONDID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NTEQUERA, S.A. DE C.V.</text:p>
          </table:table-cell>
          <table:table-cell office:value-type="string" calcext:value-type="string">
            <text:p>XHED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10/07/07</text:p>
          </table:table-cell>
          <table:table-cell office:value-type="string" calcext:value-type="string">
            <text:p>09/07/19</text:p>
          </table:table-cell>
          <table:table-cell office:value-type="float" office:value="155203" calcext:value-type="float">
            <text:p>155203</text:p>
          </table:table-cell>
          <table:table-cell office:value-type="float" office:value="970310" calcext:value-type="float">
            <text:p>9703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UTLA DE GUERR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ICHAEL AMANDO MENESES OLAYA</text:p>
          </table:table-cell>
          <table:table-cell office:value-type="string" calcext:value-type="string">
            <text:p>XHPO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POR-AM</text:p>
          </table:table-cell>
          <table:table-cell table:style-name="Default"/>
          <table:table-cell office:value-type="float" office:value="170133" calcext:value-type="float">
            <text:p>170133</text:p>
          </table:table-cell>
          <table:table-cell office:value-type="float" office:value="975545" calcext:value-type="float">
            <text:p>975545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PUTLA DE GUERRER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PU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0133" calcext:value-type="float">
            <text:p>170133</text:p>
          </table:table-cell>
          <table:table-cell office:value-type="float" office:value="975545" calcext:value-type="float">
            <text:p>975545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SALINA CRU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HUMBERTO ALEJANDRO LOPEZLENA ROBLES</text:p>
          </table:table-cell>
          <table:table-cell office:value-type="string" calcext:value-type="string">
            <text:p>XHHL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HLL-AM</text:p>
          </table:table-cell>
          <table:table-cell table:style-name="Default"/>
          <table:table-cell office:value-type="float" office:value="161057" calcext:value-type="float">
            <text:p>161057</text:p>
          </table:table-cell>
          <table:table-cell office:value-type="float" office:value="951145" calcext:value-type="float">
            <text:p>9511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LINA CRU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SC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28/04/82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161057" calcext:value-type="float">
            <text:p>161057</text:p>
          </table:table-cell>
          <table:table-cell office:value-type="float" office:value="951145" calcext:value-type="float">
            <text:p>9511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LINA CRU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L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1057" calcext:value-type="float">
            <text:p>161057</text:p>
          </table:table-cell>
          <table:table-cell office:value-type="float" office:value="951145" calcext:value-type="float">
            <text:p>9511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N ANTONINO CASTILLO VELASC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RADIO CALENDA LA VOZ DEL VALLE, A.C.</text:p>
          </table:table-cell>
          <table:table-cell office:value-type="string" calcext:value-type="string">
            <text:p>XHRC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22/04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64811" calcext:value-type="float">
            <text:p>164811</text:p>
          </table:table-cell>
          <table:table-cell office:value-type="float" office:value="964102" calcext:value-type="float">
            <text:p>964102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string" calcext:value-type="string">
            <text:p>SAN FELIPE JALAPA DE DÍAZ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F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80413" calcext:value-type="float">
            <text:p>180413</text:p>
          </table:table-cell>
          <table:table-cell office:value-type="float" office:value="963209" calcext:value-type="float">
            <text:p>96320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SAN JUAN BAUTISTA COIXTLAHU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JB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4325" calcext:value-type="float">
            <text:p>174325</text:p>
          </table:table-cell>
          <table:table-cell office:value-type="float" office:value="971925" calcext:value-type="float">
            <text:p>971925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SAN JUAN BAUTISTA CUICATLÁ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B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4755" calcext:value-type="float">
            <text:p>174755</text:p>
          </table:table-cell>
          <table:table-cell office:value-type="float" office:value="965735" calcext:value-type="float">
            <text:p>965735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SAN JUAN BAUTISTA TUX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ERESA DE JESÚS BRAVO SOBRON</text:p>
          </table:table-cell>
          <table:table-cell office:value-type="string" calcext:value-type="string">
            <text:p>XHU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80510" calcext:value-type="float">
            <text:p>180510</text:p>
          </table:table-cell>
          <table:table-cell office:value-type="float" office:value="960726" calcext:value-type="float">
            <text:p>9607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N JUAN BAUTISTA TUX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OSTENES BRAVO RODRÍGUEZ</text:p>
          </table:table-cell>
          <table:table-cell office:value-type="string" calcext:value-type="string">
            <text:p>XHX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0510" calcext:value-type="float">
            <text:p>180510</text:p>
          </table:table-cell>
          <table:table-cell office:value-type="float" office:value="960726" calcext:value-type="float">
            <text:p>9607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N JUAN BAUTISTA TUX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JB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80510" calcext:value-type="float">
            <text:p>180510</text:p>
          </table:table-cell>
          <table:table-cell office:value-type="float" office:value="960726" calcext:value-type="float">
            <text:p>9607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N JUAN BAUTISTA VALLE NACIONAL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J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4635" calcext:value-type="float">
            <text:p>174635</text:p>
          </table:table-cell>
          <table:table-cell office:value-type="float" office:value="961800" calcext:value-type="float">
            <text:p>96180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AN PEDRO HUAMELUL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P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0130" calcext:value-type="float">
            <text:p>160130</text:p>
          </table:table-cell>
          <table:table-cell office:value-type="float" office:value="953955" calcext:value-type="float">
            <text:p>95395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AN PEDRO POCHUTL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OCHUTLA, S.A. DE C.V.</text:p>
          </table:table-cell>
          <table:table-cell office:value-type="string" calcext:value-type="string">
            <text:p>XHSP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4/05</text:p>
          </table:table-cell>
          <table:table-cell office:value-type="string" calcext:value-type="string">
            <text:p>02/04/17</text:p>
          </table:table-cell>
          <table:table-cell office:value-type="string" calcext:value-type="string">
            <text:p>154446.4</text:p>
          </table:table-cell>
          <table:table-cell office:value-type="string" calcext:value-type="string">
            <text:p>962754.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SAN PEDRO TAPANA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PE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2158" calcext:value-type="float">
            <text:p>162158</text:p>
          </table:table-cell>
          <table:table-cell office:value-type="float" office:value="941136" calcext:value-type="float">
            <text:p>94113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ANTA CATARINA JUQUIL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A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1411" calcext:value-type="float">
            <text:p>161411</text:p>
          </table:table-cell>
          <table:table-cell office:value-type="float" office:value="971731" calcext:value-type="float">
            <text:p>971731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string" calcext:value-type="string">
            <text:p>SANTA CRUZ AMILPA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ROMOTORA DE RADIODIFUSIÓN DEL SURESTE, S.A. DE C.V.</text:p>
          </table:table-cell>
          <table:table-cell office:value-type="string" calcext:value-type="string">
            <text:p>XHR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0330" calcext:value-type="float">
            <text:p>170330</text:p>
          </table:table-cell>
          <table:table-cell office:value-type="float" office:value="964100" calcext:value-type="float">
            <text:p>964100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string" calcext:value-type="string">
            <text:p>SANTA MARÍA ASUNCIÓN TLAXIAC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TLAXIAQUEÑA, S.A. DE C.V.</text:p>
          </table:table-cell>
          <table:table-cell office:value-type="string" calcext:value-type="string">
            <text:p>XHTL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2/08</text:p>
          </table:table-cell>
          <table:table-cell office:value-type="string" calcext:value-type="string">
            <text:p>24/02/20</text:p>
          </table:table-cell>
          <table:table-cell office:value-type="float" office:value="171433" calcext:value-type="float">
            <text:p>171433</text:p>
          </table:table-cell>
          <table:table-cell office:value-type="float" office:value="975956" calcext:value-type="float">
            <text:p>975956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SANTA MARÍA HUATULC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SIO CARLOS ENRIQUE NARVÁEZ Y LIDOLF</text:p>
          </table:table-cell>
          <table:table-cell office:value-type="string" calcext:value-type="string">
            <text:p>XHU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01/04/07</text:p>
          </table:table-cell>
          <table:table-cell office:value-type="string" calcext:value-type="string">
            <text:p>31/03/19</text:p>
          </table:table-cell>
          <table:table-cell office:value-type="string" calcext:value-type="string">
            <text:p>155010.4</text:p>
          </table:table-cell>
          <table:table-cell office:value-type="string" calcext:value-type="string">
            <text:p>961919.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SANTA MARÍA JALAPA DEL MARQUÉS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M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string" calcext:value-type="string">
            <text:p>162624.8</text:p>
          </table:table-cell>
          <table:table-cell office:value-type="string" calcext:value-type="string">
            <text:p>952635.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SANTA MARÍA TECOMAV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M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5720" calcext:value-type="float">
            <text:p>175720</text:p>
          </table:table-cell>
          <table:table-cell office:value-type="float" office:value="970125" calcext:value-type="float">
            <text:p>970125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ANTA MARÍA TLAHUITOL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T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0535" calcext:value-type="float">
            <text:p>170535</text:p>
          </table:table-cell>
          <table:table-cell office:value-type="float" office:value="960352" calcext:value-type="float">
            <text:p>960352</text:p>
          </table:table-cell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string" calcext:value-type="string">
            <text:p>SANTA MARÍA TLAHUITOL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KUKOJ, A.C.</text:p>
          </table:table-cell>
          <table:table-cell office:value-type="string" calcext:value-type="string">
            <text:p>XHJ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6/12/11</text:p>
          </table:table-cell>
          <table:table-cell office:value-type="string" calcext:value-type="string">
            <text:p>05/12/23</text:p>
          </table:table-cell>
          <table:table-cell office:value-type="float" office:value="170535" calcext:value-type="float">
            <text:p>170535</text:p>
          </table:table-cell>
          <table:table-cell office:value-type="float" office:value="960352" calcext:value-type="float">
            <text:p>960352</text:p>
          </table:table-cell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string" calcext:value-type="string">
            <text:p>SANTIAGO CHOAPAM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T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2138" calcext:value-type="float">
            <text:p>172138</text:p>
          </table:table-cell>
          <table:table-cell office:value-type="float" office:value="955521" calcext:value-type="float">
            <text:p>955521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SANTIAGO JUXTLAHUAC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J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72020" calcext:value-type="float">
            <text:p>172020</text:p>
          </table:table-cell>
          <table:table-cell office:value-type="float" office:value="980040" calcext:value-type="float">
            <text:p>980040</text:p>
          </table:table-cell>
          <table:table-cell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string" calcext:value-type="string">
            <text:p>SANTIAGO PINOTEPA NACIONAL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PLEJO SATELITAL, S.A. DE C.V.</text:p>
          </table:table-cell>
          <table:table-cell office:value-type="string" calcext:value-type="string">
            <text:p>XHPN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5/06/05</text:p>
          </table:table-cell>
          <table:table-cell office:value-type="string" calcext:value-type="string">
            <text:p>14/06/17</text:p>
          </table:table-cell>
          <table:table-cell office:value-type="string" calcext:value-type="string">
            <text:p>162020.6</text:p>
          </table:table-cell>
          <table:table-cell office:value-type="float" office:value="980301" calcext:value-type="float">
            <text:p>98030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SANTIAGO PINOTEPA NACIONAL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SP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string" calcext:value-type="string">
            <text:p>162020.6</text:p>
          </table:table-cell>
          <table:table-cell office:value-type="float" office:value="980301" calcext:value-type="float">
            <text:p>98030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SANTIAGO ZOQUIAPA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C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table:style-name="Default" office:value-type="string" calcext:value-type="string">
            <text:p>18-dic24</text:p>
          </table:table-cell>
          <table:table-cell office:value-type="float" office:value="171649" calcext:value-type="float">
            <text:p>171649</text:p>
          </table:table-cell>
          <table:table-cell office:value-type="float" office:value="963728" calcext:value-type="float">
            <text:p>963728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SANTO DOMINGO TEHUAN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KZ, S.A. DE C.V.</text:p>
          </table:table-cell>
          <table:table-cell office:value-type="string" calcext:value-type="string">
            <text:p>XHK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61928" calcext:value-type="float">
            <text:p>161928</text:p>
          </table:table-cell>
          <table:table-cell office:value-type="float" office:value="951420" calcext:value-type="float">
            <text:p>9514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EOTITLÁN DE FLORES MAGÓN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TF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80757" calcext:value-type="float">
            <text:p>180757</text:p>
          </table:table-cell>
          <table:table-cell office:value-type="float" office:value="970420" calcext:value-type="float">
            <text:p>970420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string" calcext:value-type="string">
            <text:p>TEPOSCOLUL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PE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3302" calcext:value-type="float">
            <text:p>173302</text:p>
          </table:table-cell>
          <table:table-cell office:value-type="float" office:value="972530" calcext:value-type="float">
            <text:p>972530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string" calcext:value-type="string">
            <text:p>TLAXIAC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TL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1610" calcext:value-type="float">
            <text:p>171610</text:p>
          </table:table-cell>
          <table:table-cell office:value-type="float" office:value="974045" calcext:value-type="float">
            <text:p>974045</text:p>
          </table:table-cell>
          <table:table-cell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string" calcext:value-type="string">
            <text:p>VILLA DE TAMAZULAPAM DEL PROGRESO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VT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4030" calcext:value-type="float">
            <text:p>174030</text:p>
          </table:table-cell>
          <table:table-cell office:value-type="float" office:value="973417" calcext:value-type="float">
            <text:p>973417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VILLA DE ZAACHIL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ULTURA Y COMUNICACIÓN DE ZAACHILA, A.C.</text:p>
          </table:table-cell>
          <table:table-cell office:value-type="string" calcext:value-type="string">
            <text:p>XHZA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65657" calcext:value-type="float">
            <text:p>165657</text:p>
          </table:table-cell>
          <table:table-cell office:value-type="float" office:value="964501" calcext:value-type="float">
            <text:p>96450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VILLA SOLA DE VEGA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VS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63050" calcext:value-type="float">
            <text:p>163050</text:p>
          </table:table-cell>
          <table:table-cell office:value-type="float" office:value="965840" calcext:value-type="float">
            <text:p>965840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string" calcext:value-type="string">
            <text:p>VILLA TUTUTEPEC</text:p>
          </table:table-cell>
          <table:table-cell office:value-type="string" calcext:value-type="string">
            <text:p>O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OAXACA</text:p>
          </table:table-cell>
          <table:table-cell office:value-type="string" calcext:value-type="string">
            <text:p>XHRI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/03/13</text:p>
          </table:table-cell>
          <table:table-cell office:value-type="string" calcext:value-type="string">
            <text:p>05/03/25</text:p>
          </table:table-cell>
          <table:table-cell office:value-type="float" office:value="160742" calcext:value-type="float">
            <text:p>160742</text:p>
          </table:table-cell>
          <table:table-cell office:value-type="float" office:value="973631" calcext:value-type="float">
            <text:p>97363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ACATLÁN DE OSORI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AO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/1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1212" calcext:value-type="float">
            <text:p>181212</text:p>
          </table:table-cell>
          <table:table-cell office:value-type="float" office:value="980255" calcext:value-type="float">
            <text:p>980255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ATLIXC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.H.V.P-FM, S.A. DE C.V.</text:p>
          </table:table-cell>
          <table:table-cell office:value-type="string" calcext:value-type="string">
            <text:p>XHV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7/10</text:p>
          </table:table-cell>
          <table:table-cell office:value-type="string" calcext:value-type="string">
            <text:p>07/07/20</text:p>
          </table:table-cell>
          <table:table-cell office:value-type="float" office:value="185432" calcext:value-type="float">
            <text:p>185432</text:p>
          </table:table-cell>
          <table:table-cell office:value-type="float" office:value="982616" calcext:value-type="float">
            <text:p>982616</text:p>
          </table:table-cell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string" calcext:value-type="string">
            <text:p>CD. SERD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VICTOR MANUEL BAUTISTA PAULINO</text:p>
          </table:table-cell>
          <table:table-cell office:value-type="string" calcext:value-type="string">
            <text:p>XHL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920" calcext:value-type="float">
            <text:p>185920</text:p>
          </table:table-cell>
          <table:table-cell office:value-type="float" office:value="972648" calcext:value-type="float">
            <text:p>972648</text:p>
          </table:table-cell>
          <table:table-cell office:value-type="float" office:value="2526" calcext:value-type="float">
            <text:p>2526</text:p>
          </table:table-cell>
          <table:table-cell/>
        </table:table-row>
        <table:table-row table:style-name="ro1">
          <table:table-cell office:value-type="string" calcext:value-type="string">
            <text:p>CHIGNAHUAPA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BENEMÉRITA UNIVERSIDAD AUTÓNOMA DE PUEBLA</text:p>
          </table:table-cell>
          <table:table-cell office:value-type="string" calcext:value-type="string">
            <text:p>XHCH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11</text:p>
          </table:table-cell>
          <table:table-cell office:value-type="string" calcext:value-type="string">
            <text:p>29/11/23</text:p>
          </table:table-cell>
          <table:table-cell office:value-type="float" office:value="195022" calcext:value-type="float">
            <text:p>195022</text:p>
          </table:table-cell>
          <table:table-cell office:value-type="float" office:value="980158" calcext:value-type="float">
            <text:p>980158</text:p>
          </table:table-cell>
          <table:table-cell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string" calcext:value-type="string">
            <text:p>CHIGNAUT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MPACTO, S.A.</text:p>
          </table:table-cell>
          <table:table-cell office:value-type="string" calcext:value-type="string">
            <text:p>XH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022" calcext:value-type="float">
            <text:p>195022</text:p>
          </table:table-cell>
          <table:table-cell office:value-type="float" office:value="980158" calcext:value-type="float">
            <text:p>980158</text:p>
          </table:table-cell>
          <table:table-cell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string" calcext:value-type="string">
            <text:p>HUAUCHINA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NUEVA GENERACIÓN, S.A.</text:p>
          </table:table-cell>
          <table:table-cell office:value-type="string" calcext:value-type="string">
            <text:p>XHEN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1036" calcext:value-type="float">
            <text:p>201036</text:p>
          </table:table-cell>
          <table:table-cell office:value-type="float" office:value="980310" calcext:value-type="float">
            <text:p>980310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HUAUCHINANGO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N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29/11/09</text:p>
          </table:table-cell>
          <table:table-cell office:value-type="string" calcext:value-type="string">
            <text:p>28/11/21</text:p>
          </table:table-cell>
          <table:table-cell office:value-type="float" office:value="201036" calcext:value-type="float">
            <text:p>201036</text:p>
          </table:table-cell>
          <table:table-cell office:value-type="float" office:value="980310" calcext:value-type="float">
            <text:p>980310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IZUCAR DE MATAMOROS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HE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EV-AM</text:p>
          </table:table-cell>
          <table:table-cell table:style-name="Default"/>
          <table:table-cell office:value-type="float" office:value="183756" calcext:value-type="float">
            <text:p>183756</text:p>
          </table:table-cell>
          <table:table-cell office:value-type="float" office:value="982806" calcext:value-type="float">
            <text:p>98280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IZUCAR DE MATAMOROS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BAC COMUNICACIONES, S.A. DE C.V.</text:p>
          </table:table-cell>
          <table:table-cell office:value-type="string" calcext:value-type="string">
            <text:p>XHF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1/05/08</text:p>
          </table:table-cell>
          <table:table-cell office:value-type="string" calcext:value-type="string">
            <text:p>10/05/20</text:p>
          </table:table-cell>
          <table:table-cell office:value-type="float" office:value="183756" calcext:value-type="float">
            <text:p>183756</text:p>
          </table:table-cell>
          <table:table-cell office:value-type="float" office:value="982806" calcext:value-type="float">
            <text:p>98280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IZUCAR DE MATAMOROS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IZ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/11/09</text:p>
          </table:table-cell>
          <table:table-cell office:value-type="string" calcext:value-type="string">
            <text:p>28/11/21</text:p>
          </table:table-cell>
          <table:table-cell office:value-type="float" office:value="183756" calcext:value-type="float">
            <text:p>183756</text:p>
          </table:table-cell>
          <table:table-cell office:value-type="float" office:value="982806" calcext:value-type="float">
            <text:p>982806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LIBRES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LI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9/1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2759" calcext:value-type="float">
            <text:p>192759</text:p>
          </table:table-cell>
          <table:table-cell office:value-type="float" office:value="974112" calcext:value-type="float">
            <text:p>974112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BENEMÉRITA UNIVERSIDAD AUTÓNOMA DE PUEBLA</text:p>
          </table:table-cell>
          <table:table-cell office:value-type="string" calcext:value-type="string">
            <text:p>XHBU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3/09</text:p>
          </table:table-cell>
          <table:table-cell office:value-type="string" calcext:value-type="string">
            <text:p>03/03/21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SONIDO EN FRECUENCIA MODULADA, S.A. DE C.V.</text:p>
          </table:table-cell>
          <table:table-cell office:value-type="string" calcext:value-type="string">
            <text:p>XHJ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5/12/02</text:p>
          </table:table-cell>
          <table:table-cell office:value-type="string" calcext:value-type="string">
            <text:p>14/12/14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PERADORA DE RADIO DE PUEBLA, S.A. DE C.V.</text:p>
          </table:table-cell>
          <table:table-cell office:value-type="string" calcext:value-type="string">
            <text:p>XHN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8/04/05</text:p>
          </table:table-cell>
          <table:table-cell office:value-type="string" calcext:value-type="string">
            <text:p>17/04/17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OL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01/06/07</text:p>
          </table:table-cell>
          <table:table-cell office:value-type="string" calcext:value-type="string">
            <text:p>31/05/19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RPORACIÓN RADIOFÓNICA DE PUEBLA, S.A.</text:p>
          </table:table-cell>
          <table:table-cell office:value-type="string" calcext:value-type="string">
            <text:p>XHO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2/12/08</text:p>
          </table:table-cell>
          <table:table-cell office:value-type="string" calcext:value-type="string">
            <text:p>21/12/20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TEDRAL, S.A. DE C.V.</text:p>
          </table:table-cell>
          <table:table-cell office:value-type="string" calcext:value-type="string">
            <text:p>XHPB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3/09/06</text:p>
          </table:table-cell>
          <table:table-cell office:value-type="string" calcext:value-type="string">
            <text:p>02/09/18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C-FM, S.A. DE C.V.</text:p>
          </table:table-cell>
          <table:table-cell office:value-type="string" calcext:value-type="string">
            <text:p>XHR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4800" calcext:value-type="float">
            <text:p>24800</text:p>
          </table:table-cell>
          <table:table-cell office:value-type="string" calcext:value-type="string">
            <text:p>20/01/13</text:p>
          </table:table-cell>
          <table:table-cell office:value-type="string" calcext:value-type="string">
            <text:p>19/01/25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RH-FM, S.A. DE C.V.</text:p>
          </table:table-cell>
          <table:table-cell office:value-type="string" calcext:value-type="string">
            <text:p>XHR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3/02/06</text:p>
          </table:table-cell>
          <table:table-cell office:value-type="string" calcext:value-type="string">
            <text:p>12/02/18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 ORO, S.A. DE C.V.</text:p>
          </table:table-cell>
          <table:table-cell office:value-type="string" calcext:value-type="string">
            <text:p>XH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9740" calcext:value-type="float">
            <text:p>19740</text:p>
          </table:table-cell>
          <table:table-cell office:value-type="string" calcext:value-type="string">
            <text:p>03/12/07</text:p>
          </table:table-cell>
          <table:table-cell office:value-type="string" calcext:value-type="string">
            <text:p>02/12/19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VC-FM, S.A. DE C.V.</text:p>
          </table:table-cell>
          <table:table-cell office:value-type="string" calcext:value-type="string">
            <text:p>XHV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9/01/13</text:p>
          </table:table-cell>
          <table:table-cell office:value-type="string" calcext:value-type="string">
            <text:p>08/01/25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ULTRADIGITAL PUEBLA, S.A. DE C.V.</text:p>
          </table:table-cell>
          <table:table-cell office:value-type="string" calcext:value-type="string">
            <text:p>XHZ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09/08/07</text:p>
          </table:table-cell>
          <table:table-cell office:value-type="string" calcext:value-type="string">
            <text:p>08/08/19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UNDACIÓN CULTURAL PARA LA SOCIEDAD MEXICANA A.C.</text:p>
          </table:table-cell>
          <table:table-cell office:value-type="string" calcext:value-type="string">
            <text:p>XHPB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1/07/13</text:p>
          </table:table-cell>
          <table:table-cell office:value-type="string" calcext:value-type="string">
            <text:p>30/07/25</text:p>
          </table:table-cell>
          <table:table-cell office:value-type="float" office:value="190243" calcext:value-type="float">
            <text:p>190243</text:p>
          </table:table-cell>
          <table:table-cell office:value-type="float" office:value="981151" calcext:value-type="float">
            <text:p>981151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string" calcext:value-type="string">
            <text:p>SAN MARTIN TEXMELUCA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MAXX, S.A. DE C.V.</text:p>
          </table:table-cell>
          <table:table-cell office:value-type="string" calcext:value-type="string">
            <text:p>XHMAX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8/06/08</text:p>
          </table:table-cell>
          <table:table-cell office:value-type="string" calcext:value-type="string">
            <text:p>07/06/20</text:p>
          </table:table-cell>
          <table:table-cell office:value-type="float" office:value="191707" calcext:value-type="float">
            <text:p>191707</text:p>
          </table:table-cell>
          <table:table-cell office:value-type="float" office:value="982601" calcext:value-type="float">
            <text:p>982601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SAN MARTIN TEXMELUCA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RTP, S.A. DE C.V.</text:p>
          </table:table-cell>
          <table:table-cell office:value-type="string" calcext:value-type="string">
            <text:p>XHRT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5/0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1707" calcext:value-type="float">
            <text:p>191707</text:p>
          </table:table-cell>
          <table:table-cell office:value-type="float" office:value="982601" calcext:value-type="float">
            <text:p>982601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SAN MIGUEL XALTEPEC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UNICADORES FILO DE TIERRA COLORADA, A.C.</text:p>
          </table:table-cell>
          <table:table-cell office:value-type="string" calcext:value-type="string">
            <text:p>XHPX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/02/10</text:p>
          </table:table-cell>
          <table:table-cell office:value-type="string" calcext:value-type="string">
            <text:p>19/02/22</text:p>
          </table:table-cell>
          <table:table-cell office:value-type="float" office:value="185229" calcext:value-type="float">
            <text:p>185229</text:p>
          </table:table-cell>
          <table:table-cell office:value-type="float" office:value="973656" calcext:value-type="float">
            <text:p>973656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string" calcext:value-type="string">
            <text:p>SANTA ISABEL CHOLULA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CO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5/11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5948" calcext:value-type="float">
            <text:p>185948</text:p>
          </table:table-cell>
          <table:table-cell office:value-type="float" office:value="982246" calcext:value-type="float">
            <text:p>982246</text:p>
          </table:table-cell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EU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9/1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M DE TEHUACÁN, S.A. DE C.V.</text:p>
          </table:table-cell>
          <table:table-cell office:value-type="string" calcext:value-type="string">
            <text:p>XHET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TE-AM</text:p>
          </table:table-cell>
          <table:table-cell table:style-name="Default"/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EHUACÁN, S.A. DE C.V.</text:p>
          </table:table-cell>
          <table:table-cell office:value-type="string" calcext:value-type="string">
            <text:p>XHG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7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GY-AM</text:p>
          </table:table-cell>
          <table:table-cell table:style-name="Default"/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TCP-AM, S.A. DE C.V.</text:p>
          </table:table-cell>
          <table:table-cell office:value-type="string" calcext:value-type="string">
            <text:p>XHTC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9/06</text:p>
          </table:table-cell>
          <table:table-cell office:value-type="string" calcext:value-type="string">
            <text:p>24/09/18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IGITAL 99.9 RADIODIFUSORES, S.A. DE C.V.</text:p>
          </table:table-cell>
          <table:table-cell office:value-type="string" calcext:value-type="string">
            <text:p>XHT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1/02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ORIENTAL, S.A. DE C.V.</text:p>
          </table:table-cell>
          <table:table-cell office:value-type="string" calcext:value-type="string">
            <text:p>XHTE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12/11/07</text:p>
          </table:table-cell>
          <table:table-cell office:value-type="string" calcext:value-type="string">
            <text:p>11/11/19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WJ RADIO POPULAR, S.A. DE C.V.</text:p>
          </table:table-cell>
          <table:table-cell office:value-type="string" calcext:value-type="string">
            <text:p>XHW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HUAC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BENEMÉRITA UNIVERSIDAD AUTÓNOMA DE PUEBLA</text:p>
          </table:table-cell>
          <table:table-cell office:value-type="string" calcext:value-type="string">
            <text:p>XHTE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11</text:p>
          </table:table-cell>
          <table:table-cell office:value-type="string" calcext:value-type="string">
            <text:p>29/11/23</text:p>
          </table:table-cell>
          <table:table-cell office:value-type="float" office:value="182750" calcext:value-type="float">
            <text:p>182750</text:p>
          </table:table-cell>
          <table:table-cell office:value-type="float" office:value="972335" calcext:value-type="float">
            <text:p>972335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TEZIUTL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TE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/1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4908" calcext:value-type="float">
            <text:p>194908</text:p>
          </table:table-cell>
          <table:table-cell office:value-type="float" office:value="972138" calcext:value-type="float">
            <text:p>97213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TEZIUTLÁN 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EZIUTLÁN, S.A. DE C.V.</text:p>
          </table:table-cell>
          <table:table-cell office:value-type="string" calcext:value-type="string">
            <text:p>XHF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1/02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4908" calcext:value-type="float">
            <text:p>194908</text:p>
          </table:table-cell>
          <table:table-cell office:value-type="float" office:value="972138" calcext:value-type="float">
            <text:p>97213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XICOTEPEC DE JUÁREZ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IÓN DE XICOTEPEC, S.A. DE C.V.</text:p>
          </table:table-cell>
          <table:table-cell office:value-type="string" calcext:value-type="string">
            <text:p>XHVJ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Cambio de frecuencia de la estación XEVJP-AM</text:p>
          </table:table-cell>
          <table:table-cell table:style-name="Default"/>
          <table:table-cell office:value-type="float" office:value="201627" calcext:value-type="float">
            <text:p>201627</text:p>
          </table:table-cell>
          <table:table-cell office:value-type="float" office:value="975718" calcext:value-type="float">
            <text:p>975718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ZACATLÁN</text:p>
          </table:table-cell>
          <table:table-cell office:value-type="string" calcext:value-type="string">
            <text:p>PUE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PUEBLA</text:p>
          </table:table-cell>
          <table:table-cell office:value-type="string" calcext:value-type="string">
            <text:p>XHZT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9/11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5600" calcext:value-type="float">
            <text:p>195600</text:p>
          </table:table-cell>
          <table:table-cell office:value-type="float" office:value="975738" calcext:value-type="float">
            <text:p>975738</text:p>
          </table:table-cell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string" calcext:value-type="string">
            <text:p>JALPAN DE SERRA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QUERÉTARO</text:p>
          </table:table-cell>
          <table:table-cell office:value-type="string" calcext:value-type="string">
            <text:p>XHQJ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QJAL-AM</text:p>
          </table:table-cell>
          <table:table-cell table:style-name="Default"/>
          <table:table-cell office:value-type="float" office:value="211302" calcext:value-type="float">
            <text:p>211302</text:p>
          </table:table-cell>
          <table:table-cell office:value-type="float" office:value="992823" calcext:value-type="float">
            <text:p>992823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JALPAN DE SERRA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DIKAM COMUNICACIÓN, S.A. DE C.V.</text:p>
          </table:table-cell>
          <table:table-cell office:value-type="string" calcext:value-type="string">
            <text:p>XHJA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9/06/10</text:p>
          </table:table-cell>
          <table:table-cell office:value-type="string" calcext:value-type="string">
            <text:p>08/06/20</text:p>
          </table:table-cell>
          <table:table-cell office:value-type="float" office:value="211302" calcext:value-type="float">
            <text:p>211302</text:p>
          </table:table-cell>
          <table:table-cell office:value-type="float" office:value="992823" calcext:value-type="float">
            <text:p>992823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LA NORIA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Q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G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5/12/07</text:p>
          </table:table-cell>
          <table:table-cell office:value-type="string" calcext:value-type="string">
            <text:p>14/12/19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IGIO JAVIER PÉREZ DE ANDA</text:p>
          </table:table-cell>
          <table:table-cell office:value-type="string" calcext:value-type="string">
            <text:p>XHH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1/10/13</text:p>
          </table:table-cell>
          <table:table-cell office:value-type="string" calcext:value-type="string">
            <text:p>30/09/25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JHS, S.A. DE C.V.</text:p>
          </table:table-cell>
          <table:table-cell office:value-type="string" calcext:value-type="string">
            <text:p>XHJH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46900" calcext:value-type="float">
            <text:p>46900</text:p>
          </table:table-cell>
          <table:table-cell office:value-type="string" calcext:value-type="string">
            <text:p>14/01/03</text:p>
          </table:table-cell>
          <table:table-cell office:value-type="string" calcext:value-type="string">
            <text:p>13/01/15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HJ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MPULSORA RADIOFÓNICA DE LA INDUSTRIA Y EL COMERCIO, S.A. DE C.V.</text:p>
          </table:table-cell>
          <table:table-cell office:value-type="string" calcext:value-type="string">
            <text:p>XHK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6/05/03</text:p>
          </table:table-cell>
          <table:table-cell office:value-type="string" calcext:value-type="string">
            <text:p>25/05/15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Q, S.A. DE C.V.</text:p>
          </table:table-cell>
          <table:table-cell office:value-type="string" calcext:value-type="string">
            <text:p>XHM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25/08/02</text:p>
          </table:table-cell>
          <table:table-cell office:value-type="string" calcext:value-type="string">
            <text:p>24/08/14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HNA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6/09</text:p>
          </table:table-cell>
          <table:table-cell office:value-type="string" calcext:value-type="string">
            <text:p>03/06/21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MUNDO DE QUERÉTARO, S.A. DE C.V.</text:p>
          </table:table-cell>
          <table:table-cell office:value-type="string" calcext:value-type="string">
            <text:p>XHO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9/03/10</text:p>
          </table:table-cell>
          <table:table-cell office:value-type="string" calcext:value-type="string">
            <text:p>28/03/20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O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11/11/10</text:p>
          </table:table-cell>
          <table:table-cell office:value-type="string" calcext:value-type="string">
            <text:p>10/11/20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QUERÉTARO, S.A. DE C.V.</text:p>
          </table:table-cell>
          <table:table-cell office:value-type="string" calcext:value-type="string">
            <text:p>XHQR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9/10/06</text:p>
          </table:table-cell>
          <table:table-cell office:value-type="string" calcext:value-type="string">
            <text:p>28/10/18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Q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0/11/04</text:p>
          </table:table-cell>
          <table:table-cell office:value-type="string" calcext:value-type="string">
            <text:p>09/11/16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QUERÉTARO</text:p>
          </table:table-cell>
          <table:table-cell office:value-type="string" calcext:value-type="string">
            <text:p>XHUA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5/11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ERÉTARO</text:p>
          </table:table-cell>
          <table:table-cell office:value-type="string" calcext:value-type="string">
            <text:p>XHQU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2/12/11</text:p>
          </table:table-cell>
          <table:table-cell office:value-type="string" calcext:value-type="string">
            <text:p>21/12/23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QUERÉTAR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XE, S.A. DE C.V.</text:p>
          </table:table-cell>
          <table:table-cell office:value-type="string" calcext:value-type="string">
            <text:p>XHX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517" calcext:value-type="float">
            <text:p>203517</text:p>
          </table:table-cell>
          <table:table-cell office:value-type="float" office:value="1002317" calcext:value-type="float">
            <text:p>1002317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SAN JUAN DEL RI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Q-FM, S.A. DE C.V.</text:p>
          </table:table-cell>
          <table:table-cell office:value-type="string" calcext:value-type="string">
            <text:p>XHR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61040" calcext:value-type="float">
            <text:p>6104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02320" calcext:value-type="float">
            <text:p>202320</text:p>
          </table:table-cell>
          <table:table-cell office:value-type="float" office:value="995947" calcext:value-type="float">
            <text:p>99594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SAN JUAN DEL RIO</text:p>
          </table:table-cell>
          <table:table-cell office:value-type="string" calcext:value-type="string">
            <text:p>QR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EN RADIODIFUSIÓN MORALES, S.A. DE C,V.</text:p>
          </table:table-cell>
          <table:table-cell office:value-type="string" calcext:value-type="string">
            <text:p>XHV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VI-AM</text:p>
          </table:table-cell>
          <table:table-cell table:style-name="Default"/>
          <table:table-cell office:value-type="float" office:value="202320" calcext:value-type="float">
            <text:p>202320</text:p>
          </table:table-cell>
          <table:table-cell office:value-type="float" office:value="995947" calcext:value-type="float">
            <text:p>995947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BERTO MARTÍNEZ VARA Y LÓPEZ PORTILLO</text:p>
          </table:table-cell>
          <table:table-cell office:value-type="string" calcext:value-type="string">
            <text:p>XHC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5/03/10</text:p>
          </table:table-cell>
          <table:table-cell office:value-type="string" calcext:value-type="string">
            <text:p>15/03/22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CA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CAQ-AM</text:p>
          </table:table-cell>
          <table:table-cell table:style-name="Default"/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CQ-AM, S.A. DE C.V.</text:p>
          </table:table-cell>
          <table:table-cell office:value-type="string" calcext:value-type="string">
            <text:p>XHCC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CCQ-AM</text:p>
          </table:table-cell>
          <table:table-cell table:style-name="Default"/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INTANA ROO</text:p>
          </table:table-cell>
          <table:table-cell office:value-type="string" calcext:value-type="string">
            <text:p>XHCB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5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RESIDENCIA MUNICIPAL DE CANCÚN</text:p>
          </table:table-cell>
          <table:table-cell office:value-type="string" calcext:value-type="string">
            <text:p>XHCU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19/09/7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ELEVISIÓN Y RADIO CARIBE, S.A. DE C.V.</text:p>
          </table:table-cell>
          <table:table-cell office:value-type="string" calcext:value-type="string">
            <text:p>XHNU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5/01/05</text:p>
          </table:table-cell>
          <table:table-cell office:value-type="string" calcext:value-type="string">
            <text:p>24/01/17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QO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QOO-AM</text:p>
          </table:table-cell>
          <table:table-cell table:style-name="Default"/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Y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YI-AM.</text:p>
          </table:table-cell>
          <table:table-cell table:style-name="Default"/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UNDACIÓN MAYA CANCÚN, A.C.</text:p>
          </table:table-cell>
          <table:table-cell office:value-type="string" calcext:value-type="string">
            <text:p>XHRO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25/02/10</text:p>
          </table:table-cell>
          <table:table-cell office:value-type="string" calcext:value-type="string">
            <text:p>25/02/22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NCÚ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AIA FM, A.C.</text:p>
          </table:table-cell>
          <table:table-cell office:value-type="string" calcext:value-type="string">
            <text:p>XHCQ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210938" calcext:value-type="float">
            <text:p>210938</text:p>
          </table:table-cell>
          <table:table-cell office:value-type="float" office:value="865051" calcext:value-type="float">
            <text:p>865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INTANA ROO</text:p>
          </table:table-cell>
          <table:table-cell office:value-type="string" calcext:value-type="string">
            <text:p>XHCH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5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AA-AM, S.A. DE C.V.</text:p>
          </table:table-cell>
          <table:table-cell office:value-type="string" calcext:value-type="string">
            <text:p>XHQA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QAA-AM</text:p>
          </table:table-cell>
          <table:table-cell table:style-name="Default"/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NCÚN, S.A. DE C.V.</text:p>
          </table:table-cell>
          <table:table-cell office:value-type="string" calcext:value-type="string">
            <text:p>XHRO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21/11/03</text:p>
          </table:table-cell>
          <table:table-cell office:value-type="string" calcext:value-type="string">
            <text:p>20/11/15</text:p>
          </table:table-cell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DE QUINTANA ROO, S.A. DE C.V.</text:p>
          </table:table-cell>
          <table:table-cell office:value-type="string" calcext:value-type="string">
            <text:p>XHROO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TUMA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ALBERTO PAVÍA MENDOZA</text:p>
          </table:table-cell>
          <table:table-cell office:value-type="string" calcext:value-type="string">
            <text:p>XHW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WO-AM</text:p>
          </table:table-cell>
          <table:table-cell table:style-name="Default"/>
          <table:table-cell office:value-type="float" office:value="183013" calcext:value-type="float">
            <text:p>183013</text:p>
          </table:table-cell>
          <table:table-cell office:value-type="float" office:value="881819" calcext:value-type="float">
            <text:p>881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ZUME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ALBERTO PAVÍA MENDOZA</text:p>
          </table:table-cell>
          <table:table-cell office:value-type="string" calcext:value-type="string">
            <text:p>XHR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RB-AM</text:p>
          </table:table-cell>
          <table:table-cell table:style-name="Default"/>
          <table:table-cell office:value-type="float" office:value="203100" calcext:value-type="float">
            <text:p>203100</text:p>
          </table:table-cell>
          <table:table-cell office:value-type="float" office:value="865630" calcext:value-type="float">
            <text:p>8656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ZUMEL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ATRONATO PRO-TELEVISIÓN DE COZUMEL, A.C.</text:p>
          </table:table-cell>
          <table:table-cell office:value-type="string" calcext:value-type="string">
            <text:p>XHZ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203100" calcext:value-type="float">
            <text:p>203100</text:p>
          </table:table-cell>
          <table:table-cell office:value-type="float" office:value="865630" calcext:value-type="float">
            <text:p>8656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 CARRILLO PUERTO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EBASTIÁN UC YAM</text:p>
          </table:table-cell>
          <table:table-cell office:value-type="string" calcext:value-type="string">
            <text:p>XHECP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6/10/10</text:p>
          </table:table-cell>
          <table:table-cell office:value-type="string" calcext:value-type="string">
            <text:p>25/10/20</text:p>
          </table:table-cell>
          <table:table-cell office:value-type="float" office:value="193443" calcext:value-type="float">
            <text:p>193443</text:p>
          </table:table-cell>
          <table:table-cell office:value-type="float" office:value="880243" calcext:value-type="float">
            <text:p>8802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LIPE CARRILLO PUERTO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NK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6/03/10</text:p>
          </table:table-cell>
          <table:table-cell office:value-type="string" calcext:value-type="string">
            <text:p>15/03/22</text:p>
          </table:table-cell>
          <table:table-cell office:value-type="float" office:value="193443" calcext:value-type="float">
            <text:p>193443</text:p>
          </table:table-cell>
          <table:table-cell office:value-type="float" office:value="880243" calcext:value-type="float">
            <text:p>8802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LIPE CARRILLO PUERTO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EBASTIÁN UC YAM</text:p>
          </table:table-cell>
          <table:table-cell office:value-type="string" calcext:value-type="string">
            <text:p>XHR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/05/12</text:p>
          </table:table-cell>
          <table:table-cell office:value-type="string" calcext:value-type="string">
            <text:p>17/05/22</text:p>
          </table:table-cell>
          <table:table-cell office:value-type="float" office:value="193443" calcext:value-type="float">
            <text:p>193443</text:p>
          </table:table-cell>
          <table:table-cell office:value-type="float" office:value="880243" calcext:value-type="float">
            <text:p>8802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OSÉ MARÍA MORELOS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SEBASTIÁN UC YAM</text:p>
          </table:table-cell>
          <table:table-cell office:value-type="string" calcext:value-type="string">
            <text:p>XHY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4/08/13</text:p>
          </table:table-cell>
          <table:table-cell office:value-type="string" calcext:value-type="string">
            <text:p>13/08/25</text:p>
          </table:table-cell>
          <table:table-cell office:value-type="float" office:value="192500" calcext:value-type="float">
            <text:p>192500</text:p>
          </table:table-cell>
          <table:table-cell office:value-type="float" office:value="884945" calcext:value-type="float">
            <text:p>88494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PLAYA DEL CARME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QUINTANA ROO</text:p>
          </table:table-cell>
          <table:table-cell office:value-type="string" calcext:value-type="string">
            <text:p>XHPY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5/10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824" calcext:value-type="float">
            <text:p>203824</text:p>
          </table:table-cell>
          <table:table-cell office:value-type="float" office:value="870448" calcext:value-type="float">
            <text:p>87044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LAYA DEL CARMEN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AIA FM, A.C.</text:p>
          </table:table-cell>
          <table:table-cell office:value-type="string" calcext:value-type="string">
            <text:p>XHLAY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203701" calcext:value-type="float">
            <text:p>203701</text:p>
          </table:table-cell>
          <table:table-cell office:value-type="float" office:value="870407" calcext:value-type="float">
            <text:p>87040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UERTO MORELOS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 </text:p>
          </table:table-cell>
          <table:table-cell office:value-type="string" calcext:value-type="string">
            <text:p>FUNDACIÓN CULTURAL MAYA PUERTO MORELOS, A.C.</text:p>
          </table:table-cell>
          <table:table-cell office:value-type="string" calcext:value-type="string">
            <text:p>XHPM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205113" calcext:value-type="float">
            <text:p>205113</text:p>
          </table:table-cell>
          <table:table-cell office:value-type="float" office:value="865355" calcext:value-type="float">
            <text:p>8653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NTA MARTHA</text:p>
          </table:table-cell>
          <table:table-cell office:value-type="string" calcext:value-type="string">
            <text:p>Q.ROO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GASTÓN ALEGRE LÓPEZ</text:p>
          </table:table-cell>
          <table:table-cell office:value-type="string" calcext:value-type="string">
            <text:p>XHCAN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9/11/94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11000" calcext:value-type="float">
            <text:p>211000</text:p>
          </table:table-cell>
          <table:table-cell office:value-type="float" office:value="865003" calcext:value-type="float">
            <text:p>86500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D. VALLE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URA CÁRDENAS DEL AVELLANO </text:p>
          </table:table-cell>
          <table:table-cell office:value-type="string" calcext:value-type="string">
            <text:p>XHI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4/08/88</text:p>
          </table:table-cell>
          <table:table-cell office:value-type="string" calcext:value-type="string">
            <text:p>23/08/18</text:p>
          </table:table-cell>
          <table:table-cell office:value-type="float" office:value="215913" calcext:value-type="float">
            <text:p>215913</text:p>
          </table:table-cell>
          <table:table-cell office:value-type="float" office:value="990107" calcext:value-type="float">
            <text:p>9901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D. VALLE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UBLICIDAD POPULAR POTOSINA, S.A.</text:p>
          </table:table-cell>
          <table:table-cell office:value-type="string" calcext:value-type="string">
            <text:p>XHET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07/04</text:p>
          </table:table-cell>
          <table:table-cell office:value-type="string" calcext:value-type="string">
            <text:p>26/07/16</text:p>
          </table:table-cell>
          <table:table-cell office:value-type="float" office:value="215913" calcext:value-type="float">
            <text:p>215913</text:p>
          </table:table-cell>
          <table:table-cell office:value-type="float" office:value="990107" calcext:value-type="float">
            <text:p>9901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D. VALLE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FAEL CASTRO TORRES</text:p>
          </table:table-cell>
          <table:table-cell office:value-type="string" calcext:value-type="string">
            <text:p>XHC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15913" calcext:value-type="float">
            <text:p>215913</text:p>
          </table:table-cell>
          <table:table-cell office:value-type="float" office:value="990107" calcext:value-type="float">
            <text:p>9901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D. VALLE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MPULSORA RADIOFÓNICA, S.A.</text:p>
          </table:table-cell>
          <table:table-cell office:value-type="string" calcext:value-type="string">
            <text:p>XHX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5913" calcext:value-type="float">
            <text:p>215913</text:p>
          </table:table-cell>
          <table:table-cell office:value-type="float" office:value="990107" calcext:value-type="float">
            <text:p>9901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MATEHUALA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ICARDO BOONE MENCHACA</text:p>
          </table:table-cell>
          <table:table-cell office:value-type="string" calcext:value-type="string">
            <text:p>XHF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7/01/03</text:p>
          </table:table-cell>
          <table:table-cell office:value-type="string" calcext:value-type="string">
            <text:p>16/01/15</text:p>
          </table:table-cell>
          <table:table-cell office:value-type="float" office:value="233847" calcext:value-type="float">
            <text:p>233847</text:p>
          </table:table-cell>
          <table:table-cell office:value-type="float" office:value="1003840" calcext:value-type="float">
            <text:p>1003840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MATEHUALA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EDIOS MATEHUALA, S.A. DE C.V.</text:p>
          </table:table-cell>
          <table:table-cell office:value-type="string" calcext:value-type="string">
            <text:p>XHI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IE-AM</text:p>
          </table:table-cell>
          <table:table-cell table:style-name="Default"/>
          <table:table-cell office:value-type="float" office:value="233847" calcext:value-type="float">
            <text:p>233847</text:p>
          </table:table-cell>
          <table:table-cell office:value-type="float" office:value="1003840" calcext:value-type="float">
            <text:p>1003840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MATEHUALA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EDRO BOONE MENCHACA</text:p>
          </table:table-cell>
          <table:table-cell office:value-type="string" calcext:value-type="string">
            <text:p>XHW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1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33847" calcext:value-type="float">
            <text:p>233847</text:p>
          </table:table-cell>
          <table:table-cell office:value-type="float" office:value="1003840" calcext:value-type="float">
            <text:p>1003840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string" calcext:value-type="string">
            <text:p>MEXQUITIC DE CARMONA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EI-AM, S.A. DE C.V.</text:p>
          </table:table-cell>
          <table:table-cell office:value-type="string" calcext:value-type="string">
            <text:p>XHE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2/03/13</text:p>
          </table:table-cell>
          <table:table-cell office:value-type="string" calcext:value-type="string">
            <text:p>11/03/25</text:p>
          </table:table-cell>
          <table:table-cell office:value-type="float" office:value="221600" calcext:value-type="float">
            <text:p>221600</text:p>
          </table:table-cell>
          <table:table-cell office:value-type="float" office:value="1010648" calcext:value-type="float">
            <text:p>1010648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string" calcext:value-type="string">
            <text:p>RIO VERDE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MARÍA IRENE MARTÍNEZ SÁNCHEZ</text:p>
          </table:table-cell>
          <table:table-cell office:value-type="string" calcext:value-type="string">
            <text:p>XHE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15557" calcext:value-type="float">
            <text:p>215557</text:p>
          </table:table-cell>
          <table:table-cell office:value-type="float" office:value="995934" calcext:value-type="float">
            <text:p>995934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RIO VERDE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SÉ LUIS MARTÍNEZ SÁNCHEZ</text:p>
          </table:table-cell>
          <table:table-cell office:value-type="string" calcext:value-type="string">
            <text:p>XHI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2/09/13</text:p>
          </table:table-cell>
          <table:table-cell office:value-type="string" calcext:value-type="string">
            <text:p>01/09/25</text:p>
          </table:table-cell>
          <table:table-cell office:value-type="float" office:value="215557" calcext:value-type="float">
            <text:p>215557</text:p>
          </table:table-cell>
          <table:table-cell office:value-type="float" office:value="995934" calcext:value-type="float">
            <text:p>995934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NTROLADORA DE MEDIOS, S.A. DE C.V.</text:p>
          </table:table-cell>
          <table:table-cell office:value-type="string" calcext:value-type="string">
            <text:p>XHB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M-AM</text:p>
          </table:table-cell>
          <table:table-cell table:style-name="Default"/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EDITORIAL MEXICANA, S.A. DE C.V.</text:p>
          </table:table-cell>
          <table:table-cell office:value-type="string" calcext:value-type="string">
            <text:p>XHC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BLE MASTER, S.A. DE C.V.</text:p>
          </table:table-cell>
          <table:table-cell office:value-type="string" calcext:value-type="string">
            <text:p>XHE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11/07</text:p>
          </table:table-cell>
          <table:table-cell office:value-type="string" calcext:value-type="string">
            <text:p>02/11/19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OMUNICACIÓN ENFOCADA, S.A. DE C.V.</text:p>
          </table:table-cell>
          <table:table-cell office:value-type="string" calcext:value-type="string">
            <text:p>XHES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3/0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HEW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WA-AM</text:p>
          </table:table-cell>
          <table:table-cell table:style-name="Default"/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N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31581" calcext:value-type="float">
            <text:p>31581</text:p>
          </table:table-cell>
          <table:table-cell office:value-type="string" calcext:value-type="string">
            <text:p>12/01/09</text:p>
          </table:table-cell>
          <table:table-cell office:value-type="string" calcext:value-type="string">
            <text:p>11/01/19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COMUNICACIÓN ENFOCADA, S.A. DE C.V.</text:p>
          </table:table-cell>
          <table:table-cell office:value-type="string" calcext:value-type="string">
            <text:p>XHO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20/09/06</text:p>
          </table:table-cell>
          <table:table-cell office:value-type="string" calcext:value-type="string">
            <text:p>19/09/18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ENTRO DE TELECOMUNICACIONES Y PUBLICIDAD DE MÉXICO, S.A. DE C.V.</text:p>
          </table:table-cell>
          <table:table-cell office:value-type="string" calcext:value-type="string">
            <text:p>XHO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41890" calcext:value-type="float">
            <text:p>41890</text:p>
          </table:table-cell>
          <table:table-cell office:value-type="string" calcext:value-type="string">
            <text:p>22/09/13</text:p>
          </table:table-cell>
          <table:table-cell office:value-type="string" calcext:value-type="string">
            <text:p>21/09/25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ENTRO DE TELECOMUNICACIONES Y PUBLICIDAD DE MÉXICO, S.A. DE C.V.</text:p>
          </table:table-cell>
          <table:table-cell office:value-type="string" calcext:value-type="string">
            <text:p>XHP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41890" calcext:value-type="float">
            <text:p>41890</text:p>
          </table:table-cell>
          <table:table-cell office:value-type="string" calcext:value-type="string">
            <text:p>26/07/08</text:p>
          </table:table-cell>
          <table:table-cell office:value-type="string" calcext:value-type="string">
            <text:p>25/07/20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Q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31614" calcext:value-type="float">
            <text:p>31614</text:p>
          </table:table-cell>
          <table:table-cell office:value-type="string" calcext:value-type="string">
            <text:p>08/10/07</text:p>
          </table:table-cell>
          <table:table-cell office:value-type="string" calcext:value-type="string">
            <text:p>07/10/19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ULTIMEDIA DE SAN LUIS, S.A. DE C.V.</text:p>
          </table:table-cell>
          <table:table-cell office:value-type="string" calcext:value-type="string">
            <text:p>XHRAS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SN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/09/07</text:p>
          </table:table-cell>
          <table:table-cell office:value-type="string" calcext:value-type="string">
            <text:p>31/08/19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SS-FM, S.A. DE C.V.</text:p>
          </table:table-cell>
          <table:table-cell office:value-type="string" calcext:value-type="string">
            <text:p>XHS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13420" calcext:value-type="float">
            <text:p>1342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SAN LUIS, S.A. DE C.V.</text:p>
          </table:table-cell>
          <table:table-cell office:value-type="string" calcext:value-type="string">
            <text:p>XHT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16/02/03</text:p>
          </table:table-cell>
          <table:table-cell office:value-type="string" calcext:value-type="string">
            <text:p>15/02/15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SAN LUIS POTOSÍ</text:p>
          </table:table-cell>
          <table:table-cell office:value-type="string" calcext:value-type="string">
            <text:p>XHUS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7/12/89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UNDACIÓN NIKOLA TESLA, A.C.</text:p>
          </table:table-cell>
          <table:table-cell office:value-type="string" calcext:value-type="string">
            <text:p>XHAW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9/09/09</text:p>
          </table:table-cell>
          <table:table-cell office:value-type="string" calcext:value-type="string">
            <text:p>28/09/21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AN LUIS POTOSÍ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UNDACIÓN CULTURAL PARA LA SOCIEDAD MEXICANA, A.C.</text:p>
          </table:table-cell>
          <table:table-cell office:value-type="string" calcext:value-type="string">
            <text:p>XHC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04/13</text:p>
          </table:table-cell>
          <table:table-cell office:value-type="string" calcext:value-type="string">
            <text:p>29/04/25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SOLEDAD DIEZ GUTIERREZ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RGE SERGIO RAMÍREZ HERNÁNDEZ</text:p>
          </table:table-cell>
          <table:table-cell office:value-type="string" calcext:value-type="string">
            <text:p>XHW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9/05/09</text:p>
          </table:table-cell>
          <table:table-cell office:value-type="string" calcext:value-type="string">
            <text:p>08/05/19</text:p>
          </table:table-cell>
          <table:table-cell office:value-type="float" office:value="221059" calcext:value-type="float">
            <text:p>221059</text:p>
          </table:table-cell>
          <table:table-cell office:value-type="float" office:value="1005627" calcext:value-type="float">
            <text:p>1005627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VILLA DE POZOS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HSM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1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20859" calcext:value-type="float">
            <text:p>220859</text:p>
          </table:table-cell>
          <table:table-cell office:value-type="float" office:value="1005830" calcext:value-type="float">
            <text:p>1005830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ZACATIPAN</text:p>
          </table:table-cell>
          <table:table-cell office:value-type="string" calcext:value-type="string">
            <text:p>S.L.P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EYNA IRAZABAL Y HERMANOS, S.A. DE C.V.</text:p>
          </table:table-cell>
          <table:table-cell office:value-type="string" calcext:value-type="string">
            <text:p>XHG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7/03</text:p>
          </table:table-cell>
          <table:table-cell office:value-type="string" calcext:value-type="string">
            <text:p>10/07/15</text:p>
          </table:table-cell>
          <table:table-cell office:value-type="float" office:value="211451" calcext:value-type="float">
            <text:p>211451</text:p>
          </table:table-cell>
          <table:table-cell office:value-type="float" office:value="984628" calcext:value-type="float">
            <text:p>984628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BELLAVISTA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ORMULA RADIOFÓNICA, S.A. DE C.V.</text:p>
          </table:table-cell>
          <table:table-cell office:value-type="string" calcext:value-type="string">
            <text:p>XHE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20441002" calcext:value-type="float">
            <text:p>220441002</text:p>
          </table:table-cell>
          <table:table-cell office:value-type="float" office:value="1003825001" calcext:value-type="float">
            <text:p>100382500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MPLITUD MODULADA 710, S.A.</text:p>
          </table:table-cell>
          <table:table-cell office:value-type="string" calcext:value-type="string">
            <text:p>XHB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L-AM</text:p>
          </table:table-cell>
          <table:table-cell table:style-name="Default"/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LAR, S.A. DE C.V.</text:p>
          </table:table-cell>
          <table:table-cell office:value-type="string" calcext:value-type="string">
            <text:p>XHCL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50529" calcext:value-type="float">
            <text:p>50529</text:p>
          </table:table-cell>
          <table:table-cell office:value-type="string" calcext:value-type="string">
            <text:p>04/12/07</text:p>
          </table:table-cell>
          <table:table-cell office:value-type="string" calcext:value-type="string">
            <text:p>03/12/19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CN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31304" calcext:value-type="float">
            <text:p>31304</text:p>
          </table:table-cell>
          <table:table-cell office:value-type="string" calcext:value-type="string">
            <text:p>02/10/10</text:p>
          </table:table-cell>
          <table:table-cell office:value-type="string" calcext:value-type="string">
            <text:p>01/10/20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CSI-AM, S.A. DE C.V.</text:p>
          </table:table-cell>
          <table:table-cell office:value-type="string" calcext:value-type="string">
            <text:p>XHCS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CSI-AM</text:p>
          </table:table-cell>
          <table:table-cell table:style-name="Default"/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ULIACÁN, S.A.</text:p>
          </table:table-cell>
          <table:table-cell office:value-type="string" calcext:value-type="string">
            <text:p>XHEC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04/07</text:p>
          </table:table-cell>
          <table:table-cell office:value-type="string" calcext:value-type="string">
            <text:p>26/04/19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MPLITUD MODULADA 570, S.A.</text:p>
          </table:table-cell>
          <table:table-cell office:value-type="string" calcext:value-type="string">
            <text:p>XHEN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SISTEMA DE CULIACÁN, S.A. DE C.V.</text:p>
          </table:table-cell>
          <table:table-cell office:value-type="string" calcext:value-type="string">
            <text:p>XHES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IN-FM, S.A. DE C.V.</text:p>
          </table:table-cell>
          <table:table-cell office:value-type="string" calcext:value-type="string">
            <text:p>XHI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12810" calcext:value-type="float">
            <text:p>1281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EGA FRECUENCIA, S.A. DE C.V.</text:p>
          </table:table-cell>
          <table:table-cell office:value-type="string" calcext:value-type="string">
            <text:p>XHN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NW-AM</text:p>
          </table:table-cell>
          <table:table-cell table:style-name="Default"/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SINALOA</text:p>
          </table:table-cell>
          <table:table-cell office:value-type="string" calcext:value-type="string">
            <text:p>XHU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04/11/11</text:p>
          </table:table-cell>
          <table:table-cell office:value-type="string" calcext:value-type="string">
            <text:p>03/11/23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INALOA</text:p>
          </table:table-cell>
          <table:table-cell office:value-type="string" calcext:value-type="string">
            <text:p>XHG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05/04/06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V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. S.A. DE C.V.</text:p>
          </table:table-cell>
          <table:table-cell office:value-type="string" calcext:value-type="string">
            <text:p>XHW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UNIDO, S.A.</text:p>
          </table:table-cell>
          <table:table-cell office:value-type="string" calcext:value-type="string">
            <text:p>XHW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CULIAC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UNDACIÓN CULTURAL PARA LA SOCIEDAD MEXICANA, A.C.</text:p>
          </table:table-cell>
          <table:table-cell office:value-type="string" calcext:value-type="string">
            <text:p>XHFC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1/01/12</text:p>
          </table:table-cell>
          <table:table-cell office:value-type="string" calcext:value-type="string">
            <text:p>10/01/24</text:p>
          </table:table-cell>
          <table:table-cell office:value-type="float" office:value="244731" calcext:value-type="float">
            <text:p>244731</text:p>
          </table:table-cell>
          <table:table-cell office:value-type="float" office:value="1072353" calcext:value-type="float">
            <text:p>107235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ESCUINAPA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FRANCISCO MILLÁN RAMOS</text:p>
          </table:table-cell>
          <table:table-cell office:value-type="string" calcext:value-type="string">
            <text:p>XHQ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5056" calcext:value-type="float">
            <text:p>225056</text:p>
          </table:table-cell>
          <table:table-cell office:value-type="float" office:value="1054756" calcext:value-type="float">
            <text:p>105475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UAMÚCHIL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REGIONAL DEL ÉVORA, S.A. DE C.V.</text:p>
          </table:table-cell>
          <table:table-cell office:value-type="string" calcext:value-type="string">
            <text:p>XHGM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5/10/05</text:p>
          </table:table-cell>
          <table:table-cell office:value-type="string" calcext:value-type="string">
            <text:p>14/10/17</text:p>
          </table:table-cell>
          <table:table-cell office:value-type="float" office:value="255714391" calcext:value-type="float">
            <text:p>255714391</text:p>
          </table:table-cell>
          <table:table-cell office:value-type="float" office:value="1075534003" calcext:value-type="float">
            <text:p>1075534003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GUAMÚCHIL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UASIGUA RADIO, S.A. DE C.V. </text:p>
          </table:table-cell>
          <table:table-cell office:value-type="string" calcext:value-type="string">
            <text:p>XHJ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5714391" calcext:value-type="float">
            <text:p>255714391</text:p>
          </table:table-cell>
          <table:table-cell office:value-type="float" office:value="1075534003" calcext:value-type="float">
            <text:p>1075534003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GUASAVE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RLOS ABDEL CHÁVEZ LÓPEZ</text:p>
          </table:table-cell>
          <table:table-cell office:value-type="string" calcext:value-type="string">
            <text:p>XHEOR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3424" calcext:value-type="float">
            <text:p>253424</text:p>
          </table:table-cell>
          <table:table-cell office:value-type="float" office:value="1082813" calcext:value-type="float">
            <text:p>10828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UASAVE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ES POR TRADICIÓN, S.A. DE C.V.</text:p>
          </table:table-cell>
          <table:table-cell office:value-type="string" calcext:value-type="string">
            <text:p>XHG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GS-AM</text:p>
          </table:table-cell>
          <table:table-cell table:style-name="Default"/>
          <table:table-cell office:value-type="float" office:value="253424" calcext:value-type="float">
            <text:p>253424</text:p>
          </table:table-cell>
          <table:table-cell office:value-type="float" office:value="1082813" calcext:value-type="float">
            <text:p>10828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UASAVE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ABDEL CHÁVEZ LÓPEZ</text:p>
          </table:table-cell>
          <table:table-cell office:value-type="string" calcext:value-type="string">
            <text:p>XHGS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06/05</text:p>
          </table:table-cell>
          <table:table-cell office:value-type="string" calcext:value-type="string">
            <text:p>28/06/17</text:p>
          </table:table-cell>
          <table:table-cell office:value-type="float" office:value="253424" calcext:value-type="float">
            <text:p>253424</text:p>
          </table:table-cell>
          <table:table-cell office:value-type="float" office:value="1082813" calcext:value-type="float">
            <text:p>10828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S GARZAS, EL ROSARIO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</text:p>
          </table:table-cell>
          <table:table-cell office:value-type="string" calcext:value-type="string">
            <text:p>MANUEL FRANCISCO PÉREZ MUÑOZ</text:p>
          </table:table-cell>
          <table:table-cell office:value-type="string" calcext:value-type="string">
            <text:p>XHH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50000" calcext:value-type="float">
            <text:p>50000</text:p>
          </table:table-cell>
          <table:table-cell table:style-name="Default" office:value-type="string" calcext:value-type="string">
            <text:p>Cambio de frecuencia de la estación XEHW-AM</text:p>
          </table:table-cell>
          <table:table-cell table:style-name="Default"/>
          <table:table-cell office:value-type="float" office:value="244025549" calcext:value-type="float">
            <text:p>244025549</text:p>
          </table:table-cell>
          <table:table-cell office:value-type="float" office:value="1071836781" calcext:value-type="float">
            <text:p>10718367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CF RADIO IMPACTOS 14-10, S.A.</text:p>
          </table:table-cell>
          <table:table-cell office:value-type="string" calcext:value-type="string">
            <text:p>XHC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TELEVISIÓN DE SINALOA, S.A. DE C.V.</text:p>
          </table:table-cell>
          <table:table-cell office:value-type="string" calcext:value-type="string">
            <text:p>XHC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TELEVISIÓN DE SINALOA, S.A. DE C.V.</text:p>
          </table:table-cell>
          <table:table-cell office:value-type="string" calcext:value-type="string">
            <text:p>XHEC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7/0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HS, S.A. DE C.V.</text:p>
          </table:table-cell>
          <table:table-cell office:value-type="string" calcext:value-type="string">
            <text:p>XHH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string" calcext:value-type="string">
            <text:p>Cambio de frecuencia de la estación XEHS-AM</text:p>
          </table:table-cell>
          <table:table-cell table:style-name="Default"/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INALOA</text:p>
          </table:table-cell>
          <table:table-cell office:value-type="string" calcext:value-type="string">
            <text:p>XHLM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QUE DE JESÚS CHÁVEZ LÓPEZ</text:p>
          </table:table-cell>
          <table:table-cell office:value-type="string" calcext:value-type="string">
            <text:p>XHM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8/08</text:p>
          </table:table-cell>
          <table:table-cell office:value-type="string" calcext:value-type="string">
            <text:p>05/08/20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IL SINALOENSE, S.A. DE C.V.</text:p>
          </table:table-cell>
          <table:table-cell office:value-type="string" calcext:value-type="string">
            <text:p>XHMI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8/07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VINCULACIÓN, S.A.</text:p>
          </table:table-cell>
          <table:table-cell office:value-type="string" calcext:value-type="string">
            <text:p>XHEM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MSL-FM, S.A. DE C.V.</text:p>
          </table:table-cell>
          <table:table-cell office:value-type="string" calcext:value-type="string">
            <text:p>XHMS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29/06/13</text:p>
          </table:table-cell>
          <table:table-cell office:value-type="string" calcext:value-type="string">
            <text:p>28/06/25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TELEVISIÓN DE SINALOA, S.A. DE C.V.</text:p>
          </table:table-cell>
          <table:table-cell office:value-type="string" calcext:value-type="string">
            <text:p>XHPN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/11/10</text:p>
          </table:table-cell>
          <table:table-cell office:value-type="string" calcext:value-type="string">
            <text:p>19/11/20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OMOS RADIODIFUSORES, S.A. DE C.V.</text:p>
          </table:table-cell>
          <table:table-cell office:value-type="string" calcext:value-type="string">
            <text:p>XHRE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7/09/08</text:p>
          </table:table-cell>
          <table:table-cell office:value-type="string" calcext:value-type="string">
            <text:p>06/09/20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65, S.A.</text:p>
          </table:table-cell>
          <table:table-cell office:value-type="string" calcext:value-type="string">
            <text:p>XHTN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S MOCHI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UNIVERSIDAD DE OCCIDENTE</text:p>
          </table:table-cell>
          <table:table-cell office:value-type="string" calcext:value-type="string">
            <text:p>XHUD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8/94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54737" calcext:value-type="float">
            <text:p>254737</text:p>
          </table:table-cell>
          <table:table-cell office:value-type="float" office:value="1085949" calcext:value-type="float">
            <text:p>108594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ÓRMULA RADIOFÓNICA, S.A. DE C.V.</text:p>
          </table:table-cell>
          <table:table-cell office:value-type="string" calcext:value-type="string">
            <text:p>XHAC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ACE-AM</text:p>
          </table:table-cell>
          <table:table-cell table:style-name="Default"/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AZATLÁN, S.A.</text:p>
          </table:table-cell>
          <table:table-cell office:value-type="string" calcext:value-type="string">
            <text:p>XHER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FIL, S.A. DE C.V.</text:p>
          </table:table-cell>
          <table:table-cell office:value-type="string" calcext:value-type="string">
            <text:p>XHFI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1/07/12</text:p>
          </table:table-cell>
          <table:table-cell office:value-type="string" calcext:value-type="string">
            <text:p>30/06/24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M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23/11/09</text:p>
          </table:table-cell>
          <table:table-cell office:value-type="string" calcext:value-type="string">
            <text:p>22/11/19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IL DE MAZATLÁN, S.A. DE C.V.</text:p>
          </table:table-cell>
          <table:table-cell office:value-type="string" calcext:value-type="string">
            <text:p>XHMM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0/04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CULTURAL DE OCCIDENTE, A.C.</text:p>
          </table:table-cell>
          <table:table-cell office:value-type="string" calcext:value-type="string">
            <text:p>XHMZ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0/09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INALOA</text:p>
          </table:table-cell>
          <table:table-cell office:value-type="string" calcext:value-type="string">
            <text:p>XHMZ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NUEVA RADIO, S.A. DE C.V.</text:p>
          </table:table-cell>
          <table:table-cell office:value-type="string" calcext:value-type="string">
            <text:p>XHMZ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0/10/06</text:p>
          </table:table-cell>
          <table:table-cell office:value-type="string" calcext:value-type="string">
            <text:p>09/10/18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EN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EMISORA OCCIDENTAL, S.A.</text:p>
          </table:table-cell>
          <table:table-cell office:value-type="string" calcext:value-type="string">
            <text:p>XHOP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OPE-AM</text:p>
          </table:table-cell>
          <table:table-cell table:style-name="Default"/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NFORMACIÓN RADIOFÓNICA, S.A.</text:p>
          </table:table-cell>
          <table:table-cell office:value-type="string" calcext:value-type="string">
            <text:p>XHS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05/03</text:p>
          </table:table-cell>
          <table:table-cell office:value-type="string" calcext:value-type="string">
            <text:p>25/05/15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ÉXICO RADIO, S.A. DE C.V.</text:p>
          </table:table-cell>
          <table:table-cell office:value-type="string" calcext:value-type="string">
            <text:p>XHVO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VU, S.A. DE C.V.</text:p>
          </table:table-cell>
          <table:table-cell office:value-type="string" calcext:value-type="string">
            <text:p>XHV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string" calcext:value-type="string">
            <text:p>Es frecuencia adicional de la XEVU-AM</text:p>
          </table:table-cell>
          <table:table-cell table:style-name="Default"/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HZS-FM, S.A. DE C.V.</text:p>
          </table:table-cell>
          <table:table-cell office:value-type="string" calcext:value-type="string">
            <text:p>XHZ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25/08/02</text:p>
          </table:table-cell>
          <table:table-cell office:value-type="string" calcext:value-type="string">
            <text:p>24/08/14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ATLÁN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FOMENTO EDUCATIVO Y CULTURAL FRANCISCO DE IBARRA, A.C.</text:p>
          </table:table-cell>
          <table:table-cell office:value-type="string" calcext:value-type="string">
            <text:p>XHTL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240631408" calcext:value-type="float">
            <text:p>240631408</text:p>
          </table:table-cell>
          <table:table-cell office:value-type="float" office:value="1070744072" calcext:value-type="float">
            <text:p>1070744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CHICAHUI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ORF, S.A. DE C.V.</text:p>
          </table:table-cell>
          <table:table-cell office:value-type="string" calcext:value-type="string">
            <text:p>XHOR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2/12/09</text:p>
          </table:table-cell>
          <table:table-cell office:value-type="string" calcext:value-type="string">
            <text:p>13/12/21</text:p>
          </table:table-cell>
          <table:table-cell office:value-type="float" office:value="255642" calcext:value-type="float">
            <text:p>255642</text:p>
          </table:table-cell>
          <table:table-cell office:value-type="float" office:value="1085538" calcext:value-type="float">
            <text:p>108553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N BLAS</text:p>
          </table:table-cell>
          <table:table-cell office:value-type="string" calcext:value-type="string">
            <text:p>SI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OPOLOBAMPO, S.A. DE C.V.</text:p>
          </table:table-cell>
          <table:table-cell office:value-type="string" calcext:value-type="string">
            <text:p>XHMP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7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4828" calcext:value-type="float">
            <text:p>254828</text:p>
          </table:table-cell>
          <table:table-cell office:value-type="float" office:value="1085807" calcext:value-type="float">
            <text:p>108580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GUA PRIE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AP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11933" calcext:value-type="float">
            <text:p>311933</text:p>
          </table:table-cell>
          <table:table-cell office:value-type="float" office:value="1093256" calcext:value-type="float">
            <text:p>1093256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AGUA PRIE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RNACIONAL DE COMERCIO, S. DE R.L. DE C.V.</text:p>
          </table:table-cell>
          <table:table-cell office:value-type="string" calcext:value-type="string">
            <text:p>XHA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6</text:p>
          </table:table-cell>
          <table:table-cell office:value-type="string" calcext:value-type="string">
            <text:p>02/07/18</text:p>
          </table:table-cell>
          <table:table-cell office:value-type="float" office:value="311933" calcext:value-type="float">
            <text:p>311933</text:p>
          </table:table-cell>
          <table:table-cell office:value-type="float" office:value="1093256" calcext:value-type="float">
            <text:p>1093256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AGUA PRIE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HÉCTOR RIVERA ESQUER</text:p>
          </table:table-cell>
          <table:table-cell office:value-type="string" calcext:value-type="string">
            <text:p>XHF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8/10/09</text:p>
          </table:table-cell>
          <table:table-cell office:value-type="string" calcext:value-type="string">
            <text:p>17/10/19</text:p>
          </table:table-cell>
          <table:table-cell office:value-type="float" office:value="311933" calcext:value-type="float">
            <text:p>311933</text:p>
          </table:table-cell>
          <table:table-cell office:value-type="float" office:value="1093256" calcext:value-type="float">
            <text:p>1093256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AGUA PRIE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S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1/08/08</text:p>
          </table:table-cell>
          <table:table-cell office:value-type="string" calcext:value-type="string">
            <text:p>30/08/20</text:p>
          </table:table-cell>
          <table:table-cell office:value-type="float" office:value="311933" calcext:value-type="float">
            <text:p>311933</text:p>
          </table:table-cell>
          <table:table-cell office:value-type="float" office:value="1093256" calcext:value-type="float">
            <text:p>1093256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ÁLAMO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M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9/11/10</text:p>
          </table:table-cell>
          <table:table-cell office:value-type="string" calcext:value-type="string">
            <text:p>08/11/22</text:p>
          </table:table-cell>
          <table:table-cell office:value-type="float" office:value="270124" calcext:value-type="float">
            <text:p>270124</text:p>
          </table:table-cell>
          <table:table-cell office:value-type="float" office:value="1085556" calcext:value-type="float">
            <text:p>1085556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ARIZPE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ZP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2005" calcext:value-type="float">
            <text:p>302005</text:p>
          </table:table-cell>
          <table:table-cell office:value-type="float" office:value="1100958" calcext:value-type="float">
            <text:p>1100958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BENJAMÍN HILL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HI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1009" calcext:value-type="float">
            <text:p>301009</text:p>
          </table:table-cell>
          <table:table-cell office:value-type="float" office:value="1110651" calcext:value-type="float">
            <text:p>1110651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SONORA</text:p>
          </table:table-cell>
          <table:table-cell office:value-type="string" calcext:value-type="string">
            <text:p>XHC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/03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LACIOS, S.A. DE C.V.</text:p>
          </table:table-cell>
          <table:table-cell office:value-type="string" calcext:value-type="string">
            <text:p>XHCB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6/08/04</text:p>
          </table:table-cell>
          <table:table-cell office:value-type="string" calcext:value-type="string">
            <text:p>15/08/16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ALACIOS, S.A. DE C.V.</text:p>
          </table:table-cell>
          <table:table-cell office:value-type="string" calcext:value-type="string">
            <text:p>XHE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IB-AM, S.A. DE C.V.</text:p>
          </table:table-cell>
          <table:table-cell office:value-type="string" calcext:value-type="string">
            <text:p>XHI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03/04</text:p>
          </table:table-cell>
          <table:table-cell office:value-type="string" calcext:value-type="string">
            <text:p>26/03/16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SO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BORC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PALACIOS, S.A. DE C.V.</text:p>
          </table:table-cell>
          <table:table-cell office:value-type="string" calcext:value-type="string">
            <text:p>XHU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UK-AM</text:p>
          </table:table-cell>
          <table:table-cell table:style-name="Default"/>
          <table:table-cell office:value-type="float" office:value="304256" calcext:value-type="float">
            <text:p>304256</text:p>
          </table:table-cell>
          <table:table-cell office:value-type="float" office:value="1120933" calcext:value-type="float">
            <text:p>112093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CANANE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NSTITUTO MEXICANO DE LA RADIO </text:p>
          </table:table-cell>
          <table:table-cell office:value-type="string" calcext:value-type="string">
            <text:p>XHF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305855" calcext:value-type="float">
            <text:p>305855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CANANE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CN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6/08/04</text:p>
          </table:table-cell>
          <table:table-cell office:value-type="string" calcext:value-type="string">
            <text:p>15/08/16</text:p>
          </table:table-cell>
          <table:table-cell office:value-type="float" office:value="305855" calcext:value-type="float">
            <text:p>305855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CANANE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FRONTERAS, S.A. DE C.V.</text:p>
          </table:table-cell>
          <table:table-cell office:value-type="string" calcext:value-type="string">
            <text:p>XHS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15150" calcext:value-type="float">
            <text:p>15150</text:p>
          </table:table-cell>
          <table:table-cell office:value-type="string" calcext:value-type="string">
            <text:p>16/11/03</text:p>
          </table:table-cell>
          <table:table-cell office:value-type="string" calcext:value-type="string">
            <text:p>15/11/15</text:p>
          </table:table-cell>
          <table:table-cell office:value-type="float" office:value="305855" calcext:value-type="float">
            <text:p>305855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CANANE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SE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5855" calcext:value-type="float">
            <text:p>305855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CANANE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INSTITUTO TECNOLÓGICO SUPERIOR DE CANANEA</text:p>
          </table:table-cell>
          <table:table-cell office:value-type="string" calcext:value-type="string">
            <text:p>XHTS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305855" calcext:value-type="float">
            <text:p>305855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string" calcext:value-type="string">
            <text:p>CARB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RB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4103" calcext:value-type="float">
            <text:p>294103</text:p>
          </table:table-cell>
          <table:table-cell office:value-type="float" office:value="1105718" calcext:value-type="float">
            <text:p>1105718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I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AP S.A. </text:p>
          </table:table-cell>
          <table:table-cell office:value-type="string" calcext:value-type="string">
            <text:p>XH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CD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DIFUSIÓN RADIOFÓNICA DE CIUDAD OBREGÓN, S.A. DE C.V. </text:p>
          </table:table-cell>
          <table:table-cell office:value-type="string" calcext:value-type="string">
            <text:p>XHE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5400" calcext:value-type="float">
            <text:p>5400</text:p>
          </table:table-cell>
          <table:table-cell table:style-name="Default" office:value-type="string" calcext:value-type="string">
            <text:p>Cambio de frecuencia de la estación XEEB-AM</text:p>
          </table:table-cell>
          <table:table-cell table:style-name="Default"/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SO-AM, S.A. DE C.V.</text:p>
          </table:table-cell>
          <table:table-cell office:value-type="string" calcext:value-type="string">
            <text:p>XHES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0/12/07</text:p>
          </table:table-cell>
          <table:table-cell office:value-type="string" calcext:value-type="string">
            <text:p>09/12/19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FL, S.A. DE C.V.</text:p>
          </table:table-cell>
          <table:table-cell office:value-type="string" calcext:value-type="string">
            <text:p>XHF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7/04/10</text:p>
          </table:table-cell>
          <table:table-cell office:value-type="string" calcext:value-type="string">
            <text:p>16/04/20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G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7/08/07</text:p>
          </table:table-cell>
          <table:table-cell office:value-type="string" calcext:value-type="string">
            <text:p>06/08/19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HO DE OBREGÓN, S.A. DE C.V.</text:p>
          </table:table-cell>
          <table:table-cell office:value-type="string" calcext:value-type="string">
            <text:p>XHH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HX, S.A. DE C.V.</text:p>
          </table:table-cell>
          <table:table-cell office:value-type="string" calcext:value-type="string">
            <text:p>XHH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6/06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OBS-AM, S.A. DE C.V.</text:p>
          </table:table-cell>
          <table:table-cell office:value-type="string" calcext:value-type="string">
            <text:p>XHOB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3/03</text:p>
          </table:table-cell>
          <table:table-cell office:value-type="string" calcext:value-type="string">
            <text:p>10/03/15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ORGANIZACIÓN SONORA, S.A. DE C.V.</text:p>
          </table:table-cell>
          <table:table-cell office:value-type="string" calcext:value-type="string">
            <text:p>XH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CAJEME, S.A. DE C.V.</text:p>
          </table:table-cell>
          <table:table-cell office:value-type="string" calcext:value-type="string">
            <text:p>XHO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OX-AM</text:p>
          </table:table-cell>
          <table:table-cell table:style-name="Default"/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D. OBREG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SM-FM, S.A. DE C.V.</text:p>
          </table:table-cell>
          <table:table-cell office:value-type="string" calcext:value-type="string">
            <text:p>XHS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3370" calcext:value-type="float">
            <text:p>1337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72921" calcext:value-type="float">
            <text:p>272921</text:p>
          </table:table-cell>
          <table:table-cell office:value-type="float" office:value="1095606" calcext:value-type="float">
            <text:p>10956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EL SIFÓN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S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SOS-AM</text:p>
          </table:table-cell>
          <table:table-cell table:style-name="Default"/>
          <table:table-cell office:value-type="float" office:value="311505" calcext:value-type="float">
            <text:p>311505</text:p>
          </table:table-cell>
          <table:table-cell office:value-type="float" office:value="1094431" calcext:value-type="float">
            <text:p>1094431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GRANADO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G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5143" calcext:value-type="float">
            <text:p>295143</text:p>
          </table:table-cell>
          <table:table-cell office:value-type="float" office:value="1091839" calcext:value-type="float">
            <text:p>1091839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ILHAAM, S.A. DE C.V.</text:p>
          </table:table-cell>
          <table:table-cell office:value-type="string" calcext:value-type="string">
            <text:p>XHB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BQ-AM</text:p>
          </table:table-cell>
          <table:table-cell table:style-name="Default"/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MISTAD DE SONORA, S.A. DE C.V. </text:p>
          </table:table-cell>
          <table:table-cell office:value-type="string" calcext:value-type="string">
            <text:p>XHD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2210" calcext:value-type="float">
            <text:p>2210</text:p>
          </table:table-cell>
          <table:table-cell table:style-name="Default" office:value-type="string" calcext:value-type="string">
            <text:p>Es frecuencia adicional de la XEDR-AM</text:p>
          </table:table-cell>
          <table:table-cell table:style-name="Default"/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AMISTAD DE SONORA, S.A. DE C.V.</text:p>
          </table:table-cell>
          <table:table-cell office:value-type="string" calcext:value-type="string">
            <text:p>XHEP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SONORA, S.A.</text:p>
          </table:table-cell>
          <table:table-cell office:value-type="string" calcext:value-type="string">
            <text:p>XHF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8000" calcext:value-type="float">
            <text:p>8000</text:p>
          </table:table-cell>
          <table:table-cell table:style-name="Default" office:value-type="string" calcext:value-type="string">
            <text:p>Cambio de frecuencia de la estación XEFX-AM</text:p>
          </table:table-cell>
          <table:table-cell table:style-name="Default"/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GYS, S.A. DE C.V.</text:p>
          </table:table-cell>
          <table:table-cell office:value-type="string" calcext:value-type="string">
            <text:p>XHGY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7/09</text:p>
          </table:table-cell>
          <table:table-cell office:value-type="string" calcext:value-type="string">
            <text:p>12/07/21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GUAYMA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GU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75506" calcext:value-type="float">
            <text:p>275506</text:p>
          </table:table-cell>
          <table:table-cell office:value-type="float" office:value="1105356" calcext:value-type="float">
            <text:p>110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H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B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Es frecuencia adicional de la XEBH-AM</text:p>
          </table:table-cell>
          <table:table-cell table:style-name="Default"/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ED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9/04</text:p>
          </table:table-cell>
          <table:table-cell office:value-type="string" calcext:value-type="string">
            <text:p>10/09/16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EP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PB-AM</text:p>
          </table:table-cell>
          <table:table-cell table:style-name="Default"/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ES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12/09/03</text:p>
          </table:table-cell>
          <table:table-cell office:value-type="string" calcext:value-type="string">
            <text:p>11/09/15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D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/12/12</text:p>
          </table:table-cell>
          <table:table-cell office:value-type="string" calcext:value-type="string">
            <text:p>30/11/24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FE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3/03/03</text:p>
          </table:table-cell>
          <table:table-cell office:value-type="string" calcext:value-type="string">
            <text:p>22/03/15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DMINISTRADORA ARCÁNGEL, S.A. DE C.V.</text:p>
          </table:table-cell>
          <table:table-cell office:value-type="string" calcext:value-type="string">
            <text:p>XHHL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40340" calcext:value-type="float">
            <text:p>40340</text:p>
          </table:table-cell>
          <table:table-cell office:value-type="string" calcext:value-type="string">
            <text:p>11/12/05</text:p>
          </table:table-cell>
          <table:table-cell office:value-type="string" calcext:value-type="string">
            <text:p>10/12/17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HH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07/07</text:p>
          </table:table-cell>
          <table:table-cell office:value-type="string" calcext:value-type="string">
            <text:p>29/07/19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ONES ALREY, S.A. DE C.V.</text:p>
          </table:table-cell>
          <table:table-cell office:value-type="string" calcext:value-type="string">
            <text:p>XHMM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39560" calcext:value-type="float">
            <text:p>39560</text:p>
          </table:table-cell>
          <table:table-cell office:value-type="string" calcext:value-type="string">
            <text:p>07/07/07</text:p>
          </table:table-cell>
          <table:table-cell office:value-type="string" calcext:value-type="string">
            <text:p>06/07/19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V-FM, S.A. DE C.V.</text:p>
          </table:table-cell>
          <table:table-cell office:value-type="string" calcext:value-type="string">
            <text:p>XHM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9560" calcext:value-type="float">
            <text:p>9560</text:p>
          </table:table-cell>
          <table:table-cell office:value-type="string" calcext:value-type="string">
            <text:p>25/08/02</text:p>
          </table:table-cell>
          <table:table-cell office:value-type="string" calcext:value-type="string">
            <text:p>24/08/14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SD, S.A. DE C.V.</text:p>
          </table:table-cell>
          <table:table-cell office:value-type="string" calcext:value-type="string">
            <text:p>XHS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13/09/08</text:p>
          </table:table-cell>
          <table:table-cell office:value-type="string" calcext:value-type="string">
            <text:p>12/09/20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SONORA</text:p>
          </table:table-cell>
          <table:table-cell office:value-type="string" calcext:value-type="string">
            <text:p>XHUS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2/03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US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6/08/09</text:p>
          </table:table-cell>
          <table:table-cell office:value-type="string" calcext:value-type="string">
            <text:p>15/08/21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V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VS-AM</text:p>
          </table:table-cell>
          <table:table-cell table:style-name="Default"/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EGIONAL RADIOFÓRMULA, S.A. DE C.V.</text:p>
          </table:table-cell>
          <table:table-cell office:value-type="string" calcext:value-type="string">
            <text:p>XHY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6/08</text:p>
          </table:table-cell>
          <table:table-cell office:value-type="string" calcext:value-type="string">
            <text:p>10/06/20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UNICADORES DEL DESIERTO, A.C.</text:p>
          </table:table-cell>
          <table:table-cell office:value-type="string" calcext:value-type="string">
            <text:p>XHC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31/05/12</text:p>
          </table:table-cell>
          <table:table-cell office:value-type="string" calcext:value-type="string">
            <text:p>30/05/24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HERMOSILL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GENERAL, S.A.</text:p>
          </table:table-cell>
          <table:table-cell office:value-type="string" calcext:value-type="string">
            <text:p>XHVS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4/06</text:p>
          </table:table-cell>
          <table:table-cell office:value-type="string" calcext:value-type="string">
            <text:p>24/04/18</text:p>
          </table:table-cell>
          <table:table-cell office:value-type="float" office:value="290556" calcext:value-type="float">
            <text:p>290556</text:p>
          </table:table-cell>
          <table:table-cell office:value-type="float" office:value="1105715" calcext:value-type="float">
            <text:p>110571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IMURI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MU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4641" calcext:value-type="float">
            <text:p>304641</text:p>
          </table:table-cell>
          <table:table-cell office:value-type="float" office:value="1105123" calcext:value-type="float">
            <text:p>1105123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LA PALOM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HOS, S.A. DE C.V.</text:p>
          </table:table-cell>
          <table:table-cell office:value-type="string" calcext:value-type="string">
            <text:p>XHH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29/09/09</text:p>
          </table:table-cell>
          <table:table-cell office:value-type="string" calcext:value-type="string">
            <text:p>28/09/19</text:p>
          </table:table-cell>
          <table:table-cell office:value-type="float" office:value="290400" calcext:value-type="float">
            <text:p>290400</text:p>
          </table:table-cell>
          <table:table-cell office:value-type="float" office:value="1105801" calcext:value-type="float">
            <text:p>1105801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MAGDALENA DE KIN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KI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9/11/10</text:p>
          </table:table-cell>
          <table:table-cell office:value-type="string" calcext:value-type="string">
            <text:p>08/11/22</text:p>
          </table:table-cell>
          <table:table-cell office:value-type="float" office:value="303737" calcext:value-type="float">
            <text:p>303737</text:p>
          </table:table-cell>
          <table:table-cell office:value-type="float" office:value="1105803" calcext:value-type="float">
            <text:p>1105803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MAGDALENA DE KIN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LD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6/08/09</text:p>
          </table:table-cell>
          <table:table-cell office:value-type="string" calcext:value-type="string">
            <text:p>15/08/21</text:p>
          </table:table-cell>
          <table:table-cell office:value-type="float" office:value="303737" calcext:value-type="float">
            <text:p>303737</text:p>
          </table:table-cell>
          <table:table-cell office:value-type="float" office:value="1105803" calcext:value-type="float">
            <text:p>1105803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MOCTEZUM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MO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4810" calcext:value-type="float">
            <text:p>294810</text:p>
          </table:table-cell>
          <table:table-cell office:value-type="float" office:value="1094049" calcext:value-type="float">
            <text:p>1094049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NAC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NN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311937" calcext:value-type="float">
            <text:p>311937</text:p>
          </table:table-cell>
          <table:table-cell office:value-type="float" office:value="1095652" calcext:value-type="float">
            <text:p>1095652</text:p>
          </table:table-cell>
          <table:table-cell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string" calcext:value-type="string">
            <text:p>NACORI CHIC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CH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0340" calcext:value-type="float">
            <text:p>290340</text:p>
          </table:table-cell>
          <table:table-cell office:value-type="float" office:value="1100330" calcext:value-type="float">
            <text:p>1100330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NACOZARI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AR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2227" calcext:value-type="float">
            <text:p>302227</text:p>
          </table:table-cell>
          <table:table-cell office:value-type="float" office:value="1094108" calcext:value-type="float">
            <text:p>1094108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NACOZARI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LAUDIA ELENA LIZÁRRAGA VERDUGO</text:p>
          </table:table-cell>
          <table:table-cell office:value-type="string" calcext:value-type="string">
            <text:p>XHNZ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302227" calcext:value-type="float">
            <text:p>302227</text:p>
          </table:table-cell>
          <table:table-cell office:value-type="float" office:value="1094108" calcext:value-type="float">
            <text:p>1094108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NAS-AM, S.A. DE C.V.</text:p>
          </table:table-cell>
          <table:table-cell office:value-type="string" calcext:value-type="string">
            <text:p>XHN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10/04</text:p>
          </table:table-cell>
          <table:table-cell office:value-type="string" calcext:value-type="string">
            <text:p>03/10/16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ROMOTORA RADIOVISIÓN, S.A. DE C.V.</text:p>
          </table:table-cell>
          <table:table-cell office:value-type="string" calcext:value-type="string">
            <text:p>XHEN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22900" calcext:value-type="float">
            <text:p>229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ROMOTORA UNIMEDIOS, S.A. DE C.V.</text:p>
          </table:table-cell>
          <table:table-cell office:value-type="string" calcext:value-type="string">
            <text:p>XHK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2900" calcext:value-type="float">
            <text:p>229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NA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VOJO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SONORA</text:p>
          </table:table-cell>
          <table:table-cell office:value-type="string" calcext:value-type="string">
            <text:p>XHNV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02/03/05</text:p>
          </table:table-cell>
          <table:table-cell office:value-type="string" calcext:value-type="string">
            <text:p>01/03/17</text:p>
          </table:table-cell>
          <table:table-cell office:value-type="float" office:value="270451" calcext:value-type="float">
            <text:p>270451</text:p>
          </table:table-cell>
          <table:table-cell office:value-type="float" office:value="1092643" calcext:value-type="float">
            <text:p>10926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ERCIAL LIBERTAS, S.A. DE C.V.</text:p>
          </table:table-cell>
          <table:table-cell office:value-type="string" calcext:value-type="string">
            <text:p>XHAZ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5/10/04</text:p>
          </table:table-cell>
          <table:table-cell office:value-type="string" calcext:value-type="string">
            <text:p>04/10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Q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9653" calcext:value-type="float">
            <text:p>9653</text:p>
          </table:table-cell>
          <table:table-cell office:value-type="string" calcext:value-type="string">
            <text:p>07/12/12</text:p>
          </table:table-cell>
          <table:table-cell office:value-type="string" calcext:value-type="string">
            <text:p>06/12/24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N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8/11/11</text:p>
          </table:table-cell>
          <table:table-cell office:value-type="string" calcext:value-type="string">
            <text:p>07/11/23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NG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30380" calcext:value-type="float">
            <text:p>30380</text:p>
          </table:table-cell>
          <table:table-cell office:value-type="string" calcext:value-type="string">
            <text:p>31/05/06</text:p>
          </table:table-cell>
          <table:table-cell office:value-type="string" calcext:value-type="string">
            <text:p>30/05/18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ARÍA DEL CARMEN GUZMÁN MUÑOZ</text:p>
          </table:table-cell>
          <table:table-cell office:value-type="string" calcext:value-type="string">
            <text:p>XHN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3/06/09</text:p>
          </table:table-cell>
          <table:table-cell office:value-type="string" calcext:value-type="string">
            <text:p>22/06/19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S KINO, S.A. DE C.V.</text:p>
          </table:table-cell>
          <table:table-cell office:value-type="string" calcext:value-type="string">
            <text:p>XHNO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04/03/08</text:p>
          </table:table-cell>
          <table:table-cell office:value-type="string" calcext:value-type="string">
            <text:p>03/03/20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Z-FM, S.A. DE C.V.</text:p>
          </table:table-cell>
          <table:table-cell office:value-type="string" calcext:value-type="string">
            <text:p>XHR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0850" calcext:value-type="float">
            <text:p>20850</text:p>
          </table:table-cell>
          <table:table-cell office:value-type="string" calcext:value-type="string">
            <text:p>30/11/03</text:p>
          </table:table-cell>
          <table:table-cell office:value-type="string" calcext:value-type="string">
            <text:p>29/11/15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SN-FM, S.A. DE C.V.</text:p>
          </table:table-cell>
          <table:table-cell office:value-type="string" calcext:value-type="string">
            <text:p>XHS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311907" calcext:value-type="float">
            <text:p>311907</text:p>
          </table:table-cell>
          <table:table-cell office:value-type="float" office:value="1105645" calcext:value-type="float">
            <text:p>1105645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PUERTO PEÑASC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ÁNGEL TANORI CRUZ</text:p>
          </table:table-cell>
          <table:table-cell office:value-type="string" calcext:value-type="string">
            <text:p>XHEQ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6/06/02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11900" calcext:value-type="float">
            <text:p>311900</text:p>
          </table:table-cell>
          <table:table-cell office:value-type="float" office:value="1133213" calcext:value-type="float">
            <text:p>11332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UERTO PEÑASC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P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311900" calcext:value-type="float">
            <text:p>311900</text:p>
          </table:table-cell>
          <table:table-cell office:value-type="float" office:value="1133213" calcext:value-type="float">
            <text:p>11332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UERTO PEÑASC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PP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11900" calcext:value-type="float">
            <text:p>311900</text:p>
          </table:table-cell>
          <table:table-cell office:value-type="float" office:value="1133213" calcext:value-type="float">
            <text:p>113321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HUARIP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IP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0319" calcext:value-type="float">
            <text:p>290319</text:p>
          </table:table-cell>
          <table:table-cell office:value-type="float" office:value="1091358" calcext:value-type="float">
            <text:p>1091358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SAN FELIPE DE JESÚ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FE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9/11/10</text:p>
          </table:table-cell>
          <table:table-cell office:value-type="string" calcext:value-type="string">
            <text:p>08/11/22</text:p>
          </table:table-cell>
          <table:table-cell office:value-type="float" office:value="295135" calcext:value-type="float">
            <text:p>295135</text:p>
          </table:table-cell>
          <table:table-cell office:value-type="float" office:value="1101423" calcext:value-type="float">
            <text:p>1101423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C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6/03/12</text:p>
          </table:table-cell>
          <table:table-cell office:value-type="string" calcext:value-type="string">
            <text:p>07/03/24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RC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6/08/04</text:p>
          </table:table-cell>
          <table:table-cell office:value-type="string" calcext:value-type="string">
            <text:p>15/08/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Y TELEVISIÓN INTERNACIONAL, S.A. DE C.V.</text:p>
          </table:table-cell>
          <table:table-cell office:value-type="string" calcext:value-type="string">
            <text:p>XHSL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9/06</text:p>
          </table:table-cell>
          <table:table-cell office:value-type="string" calcext:value-type="string">
            <text:p>03/09/18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LUIS RIO COLORADO (COLONIA LADRILLERA, B.C.)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LPS,FM, S.A. DE C.V. </text:p>
          </table:table-cell>
          <table:table-cell office:value-type="string" calcext:value-type="string">
            <text:p>XHLP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1/10/04</text:p>
          </table:table-cell>
          <table:table-cell office:value-type="string" calcext:value-type="string">
            <text:p>20/10/16</text:p>
          </table:table-cell>
          <table:table-cell office:value-type="float" office:value="322836" calcext:value-type="float">
            <text:p>322836</text:p>
          </table:table-cell>
          <table:table-cell office:value-type="float" office:value="1144545" calcext:value-type="float">
            <text:p>11445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N PEDRO DE LA CUEV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SP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1712" calcext:value-type="float">
            <text:p>291712</text:p>
          </table:table-cell>
          <table:table-cell office:value-type="float" office:value="1094412" calcext:value-type="float">
            <text:p>1094412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RLOS DE JESÚS QUIÑONES ARMENDÁRIZ</text:p>
          </table:table-cell>
          <table:table-cell office:value-type="string" calcext:value-type="string">
            <text:p>XH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6/07/03</text:p>
          </table:table-cell>
          <table:table-cell office:value-type="string" calcext:value-type="string">
            <text:p>05/07/15</text:p>
          </table:table-cell>
          <table:table-cell office:value-type="float" office:value="303233" calcext:value-type="float">
            <text:p>303233</text:p>
          </table:table-cell>
          <table:table-cell office:value-type="float" office:value="1110717" calcext:value-type="float">
            <text:p>1110717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DE SONORA</text:p>
          </table:table-cell>
          <table:table-cell office:value-type="string" calcext:value-type="string">
            <text:p>XHN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/03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3233" calcext:value-type="float">
            <text:p>303233</text:p>
          </table:table-cell>
          <table:table-cell office:value-type="float" office:value="1110717" calcext:value-type="float">
            <text:p>1110717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ST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03233" calcext:value-type="float">
            <text:p>303233</text:p>
          </table:table-cell>
          <table:table-cell office:value-type="float" office:value="1110717" calcext:value-type="float">
            <text:p>1110717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SONOI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IT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10/11/03</text:p>
          </table:table-cell>
          <table:table-cell office:value-type="string" calcext:value-type="string">
            <text:p>09/11/15</text:p>
          </table:table-cell>
          <table:table-cell office:value-type="float" office:value="315141" calcext:value-type="float">
            <text:p>315141</text:p>
          </table:table-cell>
          <table:table-cell office:value-type="float" office:value="1125116" calcext:value-type="float">
            <text:p>1125116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SONOIT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SS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315141" calcext:value-type="float">
            <text:p>315141</text:p>
          </table:table-cell>
          <table:table-cell office:value-type="float" office:value="1125116" calcext:value-type="float">
            <text:p>1125116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TEPACHE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MZ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3200" calcext:value-type="float">
            <text:p>293200</text:p>
          </table:table-cell>
          <table:table-cell office:value-type="float" office:value="1093144" calcext:value-type="float">
            <text:p>1093144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URES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U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92553" calcext:value-type="float">
            <text:p>292553</text:p>
          </table:table-cell>
          <table:table-cell office:value-type="float" office:value="1102201" calcext:value-type="float">
            <text:p>1102201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VILLA JUÁREZ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UIS FELIPE GARCÍA DE LEÓN MARTÍNEZ</text:p>
          </table:table-cell>
          <table:table-cell office:value-type="string" calcext:value-type="string">
            <text:p>XHVJ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41250" calcext:value-type="float">
            <text:p>41250</text:p>
          </table:table-cell>
          <table:table-cell office:value-type="string" calcext:value-type="string">
            <text:p>16/08/09</text:p>
          </table:table-cell>
          <table:table-cell office:value-type="string" calcext:value-type="string">
            <text:p>15/08/21</text:p>
          </table:table-cell>
          <table:table-cell office:value-type="float" office:value="270744" calcext:value-type="float">
            <text:p>270744</text:p>
          </table:table-cell>
          <table:table-cell office:value-type="float" office:value="1095030" calcext:value-type="float">
            <text:p>10950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ECORA</text:p>
          </table:table-cell>
          <table:table-cell office:value-type="string" calcext:value-type="string">
            <text:p>SON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SONORA</text:p>
          </table:table-cell>
          <table:table-cell office:value-type="string" calcext:value-type="string">
            <text:p>XHY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7/03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82216" calcext:value-type="float">
            <text:p>282216</text:p>
          </table:table-cell>
          <table:table-cell office:value-type="float" office:value="1085532" calcext:value-type="float">
            <text:p>1085532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string" calcext:value-type="string">
            <text:p>CÁRDENAS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ASOCIADA CALDERÓN LARA ARMANDO, S.A.</text:p>
          </table:table-cell>
          <table:table-cell office:value-type="string" calcext:value-type="string">
            <text:p>XHA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0004" calcext:value-type="float">
            <text:p>180004</text:p>
          </table:table-cell>
          <table:table-cell office:value-type="float" office:value="932235" calcext:value-type="float">
            <text:p>93223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ÁRDENAS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HC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0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80004" calcext:value-type="float">
            <text:p>180004</text:p>
          </table:table-cell>
          <table:table-cell office:value-type="float" office:value="932235" calcext:value-type="float">
            <text:p>93223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ALCALCO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OISÉS FÉLIX DAGDUG LUTZOW</text:p>
          </table:table-cell>
          <table:table-cell office:value-type="string" calcext:value-type="string">
            <text:p>XHV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1618" calcext:value-type="float">
            <text:p>181618</text:p>
          </table:table-cell>
          <table:table-cell office:value-type="float" office:value="931329" calcext:value-type="float">
            <text:p>9313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NDUACÁN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ARÍA DE LOS ÁNGELES ESPINOSA DE LOS MONTEROS DE LA CRUZ, OSCAR Y CARLOS ZERECERO ESPINOSA DE LOS MONTEROS</text:p>
          </table:table-cell>
          <table:table-cell office:value-type="string" calcext:value-type="string">
            <text:p>XHZ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8/10/05</text:p>
          </table:table-cell>
          <table:table-cell office:value-type="string" calcext:value-type="string">
            <text:p>27/10/17</text:p>
          </table:table-cell>
          <table:table-cell office:value-type="float" office:value="180402" calcext:value-type="float">
            <text:p>180402</text:p>
          </table:table-cell>
          <table:table-cell office:value-type="float" office:value="931032" calcext:value-type="float">
            <text:p>9310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ILIANO ZAPAT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NORA MARÍA CANTÓN MARTÍNEZ DE ESCOBAR</text:p>
          </table:table-cell>
          <table:table-cell office:value-type="string" calcext:value-type="string">
            <text:p>XHEM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9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4/08/07</text:p>
          </table:table-cell>
          <table:table-cell office:value-type="string" calcext:value-type="string">
            <text:p>03/08/19</text:p>
          </table:table-cell>
          <table:table-cell office:value-type="float" office:value="174429" calcext:value-type="float">
            <text:p>174429</text:p>
          </table:table-cell>
          <table:table-cell office:value-type="float" office:value="914549" calcext:value-type="float">
            <text:p>9145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ILIANO ZAPAT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TECNOLÓGICA DEL USUMACINTA</text:p>
          </table:table-cell>
          <table:table-cell office:value-type="string" calcext:value-type="string">
            <text:p>XHUT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74429" calcext:value-type="float">
            <text:p>174429</text:p>
          </table:table-cell>
          <table:table-cell office:value-type="float" office:value="914549" calcext:value-type="float">
            <text:p>9145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XTACOMITAN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CAPITAL, S.A. DE C.V.</text:p>
          </table:table-cell>
          <table:table-cell office:value-type="string" calcext:value-type="string">
            <text:p>XHRV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04/07</text:p>
          </table:table-cell>
          <table:table-cell office:value-type="string" calcext:value-type="string">
            <text:p>13/04/19</text:p>
          </table:table-cell>
          <table:table-cell office:value-type="float" office:value="175901" calcext:value-type="float">
            <text:p>175901</text:p>
          </table:table-cell>
          <table:table-cell office:value-type="float" office:value="925500" calcext:value-type="float">
            <text:p>9255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XTACOMITAN 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IPLE Q RADIO, S.A. DE C.V.</text:p>
          </table:table-cell>
          <table:table-cell office:value-type="string" calcext:value-type="string">
            <text:p>XHQQ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4/13</text:p>
          </table:table-cell>
          <table:table-cell office:value-type="string" calcext:value-type="string">
            <text:p>20/04/25</text:p>
          </table:table-cell>
          <table:table-cell office:value-type="float" office:value="175901" calcext:value-type="float">
            <text:p>175901</text:p>
          </table:table-cell>
          <table:table-cell office:value-type="float" office:value="925500" calcext:value-type="float">
            <text:p>9255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ONUT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HJ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80525" calcext:value-type="float">
            <text:p>180525</text:p>
          </table:table-cell>
          <table:table-cell office:value-type="float" office:value="920812" calcext:value-type="float">
            <text:p>920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USPAN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Y TELEVISIÓN DE CALIDAD, S.A. DE C.V.</text:p>
          </table:table-cell>
          <table:table-cell office:value-type="string" calcext:value-type="string">
            <text:p>XHRT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4536" calcext:value-type="float">
            <text:p>174536</text:p>
          </table:table-cell>
          <table:table-cell office:value-type="float" office:value="923551" calcext:value-type="float">
            <text:p>923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GUEL HIDALGO PRIMERA SECCIÓN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REC-AM, S.A. DE C.V.</text:p>
          </table:table-cell>
          <table:table-cell office:value-type="string" calcext:value-type="string">
            <text:p>XHRE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4/06</text:p>
          </table:table-cell>
          <table:table-cell office:value-type="string" calcext:value-type="string">
            <text:p>24/04/18</text:p>
          </table:table-cell>
          <table:table-cell office:value-type="float" office:value="175901" calcext:value-type="float">
            <text:p>175901</text:p>
          </table:table-cell>
          <table:table-cell office:value-type="float" office:value="925500" calcext:value-type="float">
            <text:p>9255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GUEL HIDALGO PRIMERA SECCIÓN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UNIDO, S.A.</text:p>
          </table:table-cell>
          <table:table-cell office:value-type="string" calcext:value-type="string">
            <text:p>XHVH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09/07</text:p>
          </table:table-cell>
          <table:table-cell office:value-type="string" calcext:value-type="string">
            <text:p>29/09/19</text:p>
          </table:table-cell>
          <table:table-cell office:value-type="float" office:value="175901" calcext:value-type="float">
            <text:p>175901</text:p>
          </table:table-cell>
          <table:table-cell office:value-type="float" office:value="925500" calcext:value-type="float">
            <text:p>9255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ENOSIQUE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ZX, VOZ DEL USUMACINTA, S.A. DE C.V.</text:p>
          </table:table-cell>
          <table:table-cell office:value-type="string" calcext:value-type="string">
            <text:p>XHZ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2821" calcext:value-type="float">
            <text:p>172821</text:p>
          </table:table-cell>
          <table:table-cell office:value-type="float" office:value="912536" calcext:value-type="float">
            <text:p>91253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ENOSIQUE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HTQ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72821" calcext:value-type="float">
            <text:p>172821</text:p>
          </table:table-cell>
          <table:table-cell office:value-type="float" office:value="912536" calcext:value-type="float">
            <text:p>91253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ILLA LA VENT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HVE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80548" calcext:value-type="float">
            <text:p>180548</text:p>
          </table:table-cell>
          <table:table-cell office:value-type="float" office:value="940245" calcext:value-type="float">
            <text:p>94024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HG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ROMOTORA DE TABASCO, S.A. DE C.V.</text:p>
          </table:table-cell>
          <table:table-cell office:value-type="string" calcext:value-type="string">
            <text:p>XHEP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6/08</text:p>
          </table:table-cell>
          <table:table-cell office:value-type="string" calcext:value-type="string">
            <text:p>07/06/20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UNICACIONES GRIJALVA, S.A. DE C.V.</text:p>
          </table:table-cell>
          <table:table-cell office:value-type="string" calcext:value-type="string">
            <text:p>XHJ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7/11/07</text:p>
          </table:table-cell>
          <table:table-cell office:value-type="string" calcext:value-type="string">
            <text:p>16/11/19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DINÁMICA DEL SURESTE, S.A. DE C.V. <text:s/></text:p>
          </table:table-cell>
          <table:table-cell office:value-type="string" calcext:value-type="string">
            <text:p>XHK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2747" calcext:value-type="float">
            <text:p>2747</text:p>
          </table:table-cell>
          <table:table-cell table:style-name="Default" office:value-type="string" calcext:value-type="string">
            <text:p>Es frecuencia adicional de la XEKV-AM</text:p>
          </table:table-cell>
          <table:table-cell table:style-name="Default"/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SISTEMA, S.A.</text:p>
          </table:table-cell>
          <table:table-cell office:value-type="string" calcext:value-type="string">
            <text:p>XHL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23/09/07</text:p>
          </table:table-cell>
          <table:table-cell office:value-type="string" calcext:value-type="string">
            <text:p>22/09/19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O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50050" calcext:value-type="float">
            <text:p>50050</text:p>
          </table:table-cell>
          <table:table-cell office:value-type="string" calcext:value-type="string">
            <text:p>31/08/09</text:p>
          </table:table-cell>
          <table:table-cell office:value-type="string" calcext:value-type="string">
            <text:p>30/08/19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S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6/06/13</text:p>
          </table:table-cell>
          <table:table-cell office:value-type="string" calcext:value-type="string">
            <text:p>07/06/25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DE TABASCO, S.A. DE C.V.</text:p>
          </table:table-cell>
          <table:table-cell office:value-type="string" calcext:value-type="string">
            <text:p>XHTA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EPONAZTLI, S.A.</text:p>
          </table:table-cell>
          <table:table-cell office:value-type="string" calcext:value-type="string">
            <text:p>XHT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14490" calcext:value-type="float">
            <text:p>14490</text:p>
          </table:table-cell>
          <table:table-cell office:value-type="string" calcext:value-type="string">
            <text:p>26/02/06</text:p>
          </table:table-cell>
          <table:table-cell office:value-type="string" calcext:value-type="string">
            <text:p>25/02/18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TECNOLÓGICA DE TABASCO</text:p>
          </table:table-cell>
          <table:table-cell office:value-type="string" calcext:value-type="string">
            <text:p>XHUT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9/12/12</text:p>
          </table:table-cell>
          <table:table-cell office:value-type="string" calcext:value-type="string">
            <text:p>18/12/24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ABASCO, S.A.</text:p>
          </table:table-cell>
          <table:table-cell office:value-type="string" calcext:value-type="string">
            <text:p>XHV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ASZ RADIO, S.A. DE C.V.</text:p>
          </table:table-cell>
          <table:table-cell office:value-type="string" calcext:value-type="string">
            <text:p>XHV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BASCO</text:p>
          </table:table-cell>
          <table:table-cell office:value-type="string" calcext:value-type="string">
            <text:p>XHTV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9/10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STEREO DE TABASCO, S.A. DE C.V.</text:p>
          </table:table-cell>
          <table:table-cell office:value-type="string" calcext:value-type="string">
            <text:p>XHV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14291" calcext:value-type="float">
            <text:p>14291</text:p>
          </table:table-cell>
          <table:table-cell office:value-type="string" calcext:value-type="string">
            <text:p>09/10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VILL, S.A. DE C.V.</text:p>
          </table:table-cell>
          <table:table-cell office:value-type="string" calcext:value-type="string">
            <text:p>XHVIL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3/12/03</text:p>
          </table:table-cell>
          <table:table-cell office:value-type="string" calcext:value-type="string">
            <text:p>12/12/15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string" calcext:value-type="string">
            <text:p>TAB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JUÁREZ AUTÓNOMA DE TABASCO</text:p>
          </table:table-cell>
          <table:table-cell office:value-type="string" calcext:value-type="string">
            <text:p>XHUJA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01/11</text:p>
          </table:table-cell>
          <table:table-cell office:value-type="string" calcext:value-type="string">
            <text:p>18/01/23</text:p>
          </table:table-cell>
          <table:table-cell office:value-type="float" office:value="175921" calcext:value-type="float">
            <text:p>175921</text:p>
          </table:table-cell>
          <table:table-cell office:value-type="float" office:value="925541" calcext:value-type="float">
            <text:p>92554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ENITO JUÁREZ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ELEVISORA DE CIUDAD VICTORIA, S.A. DE C.V.</text:p>
          </table:table-cell>
          <table:table-cell office:value-type="string" calcext:value-type="string">
            <text:p>XHRP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06/04/10</text:p>
          </table:table-cell>
          <table:table-cell office:value-type="string" calcext:value-type="string">
            <text:p>05/04/20</text:p>
          </table:table-cell>
          <table:table-cell office:value-type="float" office:value="234645" calcext:value-type="float">
            <text:p>234645</text:p>
          </table:table-cell>
          <table:table-cell office:value-type="float" office:value="990807" calcext:value-type="float">
            <text:p>99080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BENITO JUÁREZ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ELEVISORA DE CIUDAD VICTORIA, S.A. DE C.V.</text:p>
          </table:table-cell>
          <table:table-cell office:value-type="string" calcext:value-type="string">
            <text:p>XHBJ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34645" calcext:value-type="float">
            <text:p>234645</text:p>
          </table:table-cell>
          <table:table-cell office:value-type="float" office:value="990807" calcext:value-type="float">
            <text:p>99080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CD. ALEMÁ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OLANDO RAMIRO GONZÁLEZ TREVIÑO</text:p>
          </table:table-cell>
          <table:table-cell office:value-type="string" calcext:value-type="string">
            <text:p>XHRA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62401" calcext:value-type="float">
            <text:p>262401</text:p>
          </table:table-cell>
          <table:table-cell office:value-type="float" office:value="990131" calcext:value-type="float">
            <text:p>9901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D. CAMARG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BMP DE CD. CAMARGO, S.A. DE C.V.</text:p>
          </table:table-cell>
          <table:table-cell office:value-type="string" calcext:value-type="string">
            <text:p>XHCA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6/08/09</text:p>
          </table:table-cell>
          <table:table-cell office:value-type="string" calcext:value-type="string">
            <text:p>15/08/21</text:p>
          </table:table-cell>
          <table:table-cell office:value-type="float" office:value="261511" calcext:value-type="float">
            <text:p>261511</text:p>
          </table:table-cell>
          <table:table-cell office:value-type="float" office:value="985039" calcext:value-type="float">
            <text:p>98503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D. CAMARG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C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61511" calcext:value-type="float">
            <text:p>261511</text:p>
          </table:table-cell>
          <table:table-cell office:value-type="float" office:value="985039" calcext:value-type="float">
            <text:p>98503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D. MADER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MD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2/10/05</text:p>
          </table:table-cell>
          <table:table-cell office:value-type="string" calcext:value-type="string">
            <text:p>01/10/17</text:p>
          </table:table-cell>
          <table:table-cell office:value-type="float" office:value="221729" calcext:value-type="float">
            <text:p>221729</text:p>
          </table:table-cell>
          <table:table-cell office:value-type="float" office:value="974923" calcext:value-type="float">
            <text:p>97492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ISTEMA DEL CENTRO, S.A. DE C.V.</text:p>
          </table:table-cell>
          <table:table-cell office:value-type="string" calcext:value-type="string">
            <text:p>XHEC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0/11/10</text:p>
          </table:table-cell>
          <table:table-cell office:value-type="string" calcext:value-type="string">
            <text:p>09/11/20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AMAULIPAS, S.A. DE C.V.</text:p>
          </table:table-cell>
          <table:table-cell office:value-type="string" calcext:value-type="string">
            <text:p>XHEM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MA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MT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04/06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NRIQUE CÁRDENAS GONZÁLEZ</text:p>
          </table:table-cell>
          <table:table-cell office:value-type="string" calcext:value-type="string">
            <text:p>XHRL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10/05/08</text:p>
          </table:table-cell>
          <table:table-cell office:value-type="string" calcext:value-type="string">
            <text:p>09/05/20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MANTE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ISTEMA RADIOFÓNICO DE TAMAULIPAS, S.A. DE C.V.</text:p>
          </table:table-cell>
          <table:table-cell office:value-type="string" calcext:value-type="string">
            <text:p>XHX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5/12/07</text:p>
          </table:table-cell>
          <table:table-cell office:value-type="string" calcext:value-type="string">
            <text:p>14/12/19</text:p>
          </table:table-cell>
          <table:table-cell office:value-type="float" office:value="224433" calcext:value-type="float">
            <text:p>224433</text:p>
          </table:table-cell>
          <table:table-cell office:value-type="float" office:value="985820" calcext:value-type="float">
            <text:p>9858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SISTEMA DE VICTORIA, S.A. DE C.V.</text:p>
          </table:table-cell>
          <table:table-cell office:value-type="string" calcext:value-type="string">
            <text:p>XHG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VICTORIA RADIO PUBLICIDAD, S.A. DE C.V.</text:p>
          </table:table-cell>
          <table:table-cell office:value-type="string" calcext:value-type="string">
            <text:p>XHH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5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TAM-AM, <text:s/>S.A. DE C.V.</text:p>
          </table:table-cell>
          <table:table-cell office:value-type="string" calcext:value-type="string">
            <text:p>XHT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AM-AM</text:p>
          </table:table-cell>
          <table:table-cell table:style-name="Default"/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UN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9/11/91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V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14860" calcext:value-type="float">
            <text:p>1486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CD. VICTORI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RGANIZACIÓN RADIODIFUSORA TAMAULIPECA, S.A. DE C.V.</text:p>
          </table:table-cell>
          <table:table-cell office:value-type="string" calcext:value-type="string">
            <text:p>XHVI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6/08/04</text:p>
          </table:table-cell>
          <table:table-cell office:value-type="string" calcext:value-type="string">
            <text:p>25/08/16</text:p>
          </table:table-cell>
          <table:table-cell office:value-type="float" office:value="234410" calcext:value-type="float">
            <text:p>234410</text:p>
          </table:table-cell>
          <table:table-cell office:value-type="float" office:value="990846" calcext:value-type="float">
            <text:p>990846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EL LIMÓ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DEL SUR, S.A. DE C.V.</text:p>
          </table:table-cell>
          <table:table-cell office:value-type="string" calcext:value-type="string">
            <text:p>XHY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11/09</text:p>
          </table:table-cell>
          <table:table-cell office:value-type="string" calcext:value-type="string">
            <text:p>25/11/19</text:p>
          </table:table-cell>
          <table:table-cell office:value-type="float" office:value="224929" calcext:value-type="float">
            <text:p>224929</text:p>
          </table:table-cell>
          <table:table-cell office:value-type="float" office:value="990035" calcext:value-type="float">
            <text:p>9900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UCN. DE JORGE CÁRDENAS GONZÁLEZ</text:p>
          </table:table-cell>
          <table:table-cell office:value-type="string" calcext:value-type="string">
            <text:p>XEE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23/11/7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MA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04/06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S GAL DE MATAMOROS, S.A. DE C.V.</text:p>
          </table:table-cell>
          <table:table-cell office:value-type="string" calcext:value-type="string">
            <text:p>XHML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49720" calcext:value-type="float">
            <text:p>4972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M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7/08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NA-FM, S.A. DE C.V.</text:p>
          </table:table-cell>
          <table:table-cell office:value-type="string" calcext:value-type="string">
            <text:p>XHN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55247" calcext:value-type="float">
            <text:p>255247</text:p>
          </table:table-cell>
          <table:table-cell office:value-type="float" office:value="973015" calcext:value-type="float">
            <text:p>9730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TAMOROS (EL CONTROL)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VT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7/10/05</text:p>
          </table:table-cell>
          <table:table-cell office:value-type="string" calcext:value-type="string">
            <text:p>16/10/17</text:p>
          </table:table-cell>
          <table:table-cell office:value-type="float" office:value="255155" calcext:value-type="float">
            <text:p>255155</text:p>
          </table:table-cell>
          <table:table-cell office:value-type="float" office:value="973014" calcext:value-type="float">
            <text:p>9730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PUBLICIDAD RADIOFÓNICA DE NUEVO LAREDO, S.A. DE C.V. </text:p>
          </table:table-cell>
          <table:table-cell office:value-type="string" calcext:value-type="string">
            <text:p>XHA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s frecuencia adicional de la XEAS-AM</text:p>
          </table:table-cell>
          <table:table-cell table:style-name="Default"/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USTAVO ALONSO CORTEZ MONTIEL</text:p>
          </table:table-cell>
          <table:table-cell office:value-type="string" calcext:value-type="string">
            <text:p>XHB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2770" calcext:value-type="float">
            <text:p>2770</text:p>
          </table:table-cell>
          <table:table-cell table:style-name="Default" office:value-type="string" calcext:value-type="string">
            <text:p>Es frecuencia adicional de la XEBK-AM</text:p>
          </table:table-cell>
          <table:table-cell table:style-name="Default"/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BMP DE NUEVO LAREDO, S.A. DE C.V.</text:p>
          </table:table-cell>
          <table:table-cell office:value-type="string" calcext:value-type="string">
            <text:p>XHG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06/10/04</text:p>
          </table:table-cell>
          <table:table-cell office:value-type="string" calcext:value-type="string">
            <text:p>05/10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LD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MW-FM, S.A. DE C.V.</text:p>
          </table:table-cell>
          <table:table-cell office:value-type="string" calcext:value-type="string">
            <text:p>XHM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13550" calcext:value-type="float">
            <text:p>13550</text:p>
          </table:table-cell>
          <table:table-cell office:value-type="string" calcext:value-type="string">
            <text:p>17/03/02</text:p>
          </table:table-cell>
          <table:table-cell office:value-type="string" calcext:value-type="string">
            <text:p>16/03/14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NK, S.A.</text:p>
          </table:table-cell>
          <table:table-cell office:value-type="string" calcext:value-type="string">
            <text:p>XHN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4330" calcext:value-type="float">
            <text:p>14330</text:p>
          </table:table-cell>
          <table:table-cell office:value-type="string" calcext:value-type="string">
            <text:p>24/11/08</text:p>
          </table:table-cell>
          <table:table-cell office:value-type="string" calcext:value-type="string">
            <text:p>23/11/20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NL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23/07/06</text:p>
          </table:table-cell>
          <table:table-cell office:value-type="string" calcext:value-type="string">
            <text:p>22/07/18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NL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04/06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.H.N.O.E. FM, S.A. DE C.V.</text:p>
          </table:table-cell>
          <table:table-cell office:value-type="string" calcext:value-type="string">
            <text:p>XHNO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NUEVO LARE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IMAGEN MONTERREY, S.A. DE C.V.</text:p>
          </table:table-cell>
          <table:table-cell office:value-type="string" calcext:value-type="string">
            <text:p>XHTL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9/11/03</text:p>
          </table:table-cell>
          <table:table-cell office:value-type="string" calcext:value-type="string">
            <text:p>28/11/15</text:p>
          </table:table-cell>
          <table:table-cell office:value-type="float" office:value="272911" calcext:value-type="float">
            <text:p>272911</text:p>
          </table:table-cell>
          <table:table-cell office:value-type="float" office:value="993029" calcext:value-type="float">
            <text:p>99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VOZ DE LINARES, S.A.</text:p>
          </table:table-cell>
          <table:table-cell office:value-type="string" calcext:value-type="string">
            <text:p>XHAA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3/11/09</text:p>
          </table:table-cell>
          <table:table-cell office:value-type="string" calcext:value-type="string">
            <text:p>22/11/19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BMP DE CIUDAD CAMARGO, S.A. DE C.V. </text:p>
          </table:table-cell>
          <table:table-cell office:value-type="string" calcext:value-type="string">
            <text:p>XH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1/07/10</text:p>
          </table:table-cell>
          <table:table-cell office:value-type="string" calcext:value-type="string">
            <text:p>10/07/20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T-FM, S.A. DE C.V.</text:p>
          </table:table-cell>
          <table:table-cell office:value-type="string" calcext:value-type="string">
            <text:p>XHR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8/11/03</text:p>
          </table:table-cell>
          <table:table-cell office:value-type="string" calcext:value-type="string">
            <text:p>27/11/15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PATRONATO PRO-RADIO CULTURAL DE REYNOSA, A.C.</text:p>
          </table:table-cell>
          <table:table-cell office:value-type="string" calcext:value-type="string">
            <text:p>XHRY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2/11/88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RY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04/06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YNOS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RY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82500" calcext:value-type="float">
            <text:p>82500</text:p>
          </table:table-cell>
          <table:table-cell office:value-type="string" calcext:value-type="string">
            <text:p>10/08/03</text:p>
          </table:table-cell>
          <table:table-cell office:value-type="string" calcext:value-type="string">
            <text:p>09/08/15</text:p>
          </table:table-cell>
          <table:table-cell office:value-type="float" office:value="260532" calcext:value-type="float">
            <text:p>260532</text:p>
          </table:table-cell>
          <table:table-cell office:value-type="float" office:value="981640" calcext:value-type="float">
            <text:p>98164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IO BRAV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BMP DE REYNOSA, S.A. DE C.V.</text:p>
          </table:table-cell>
          <table:table-cell office:value-type="string" calcext:value-type="string">
            <text:p>XHAV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2/02/07</text:p>
          </table:table-cell>
          <table:table-cell office:value-type="string" calcext:value-type="string">
            <text:p>21/02/19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001" calcext:value-type="float">
            <text:p>9804310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SA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7/08/98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60044" calcext:value-type="float">
            <text:p>260044</text:p>
          </table:table-cell>
          <table:table-cell office:value-type="float" office:value="980431001" calcext:value-type="float">
            <text:p>9804310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AURO, S.A. DE C.V.</text:p>
          </table:table-cell>
          <table:table-cell office:value-type="string" calcext:value-type="string">
            <text:p>XHSF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6000" calcext:value-type="float">
            <text:p>6000</text:p>
          </table:table-cell>
          <table:table-cell table:style-name="Default" office:value-type="string" calcext:value-type="string">
            <text:p>Cambio de frecuencia de la estación XESFT-AM</text:p>
          </table:table-cell>
          <table:table-cell table:style-name="Default"/>
          <table:table-cell office:value-type="float" office:value="260044" calcext:value-type="float">
            <text:p>260044</text:p>
          </table:table-cell>
          <table:table-cell office:value-type="float" office:value="980431001" calcext:value-type="float">
            <text:p>9804310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OTO LA MARINA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SO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34603" calcext:value-type="float">
            <text:p>234603</text:p>
          </table:table-cell>
          <table:table-cell office:value-type="float" office:value="981228" calcext:value-type="float">
            <text:p>98122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ÚSICA RADIOFÓNICA, S.A.</text:p>
          </table:table-cell>
          <table:table-cell office:value-type="string" calcext:value-type="string">
            <text:p>XHEOL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IÓN HUASTECA, S.A. </text:p>
          </table:table-cell>
          <table:table-cell office:value-type="string" calcext:value-type="string">
            <text:p>XHER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LORES, S.A. DE C.V.</text:p>
          </table:table-cell>
          <table:table-cell office:value-type="string" calcext:value-type="string">
            <text:p>XHF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FW-AM</text:p>
          </table:table-cell>
          <table:table-cell table:style-name="Default"/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O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30410" calcext:value-type="float">
            <text:p>30410</text:p>
          </table:table-cell>
          <table:table-cell office:value-type="string" calcext:value-type="string">
            <text:p>29/06/07</text:p>
          </table:table-cell>
          <table:table-cell office:value-type="string" calcext:value-type="string">
            <text:p>28/06/19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GRUPO RADIAL DE TAMPICO, S.A. DE C.V.</text:p>
          </table:table-cell>
          <table:table-cell office:value-type="string" calcext:value-type="string">
            <text:p>XHH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8780" calcext:value-type="float">
            <text:p>28780</text:p>
          </table:table-cell>
          <table:table-cell office:value-type="string" calcext:value-type="string">
            <text:p>15/02/10</text:p>
          </table:table-cell>
          <table:table-cell office:value-type="string" calcext:value-type="string">
            <text:p>14/02/20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J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30400" calcext:value-type="float">
            <text:p>30400</text:p>
          </table:table-cell>
          <table:table-cell office:value-type="string" calcext:value-type="string">
            <text:p>23/11/09</text:p>
          </table:table-cell>
          <table:table-cell office:value-type="string" calcext:value-type="string">
            <text:p>22/11/19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ÓRMULA RADIOFÓNICA, S.A. DE C.V.</text:p>
          </table:table-cell>
          <table:table-cell office:value-type="string" calcext:value-type="string">
            <text:p>XHM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8/04/13</text:p>
          </table:table-cell>
          <table:table-cell office:value-type="string" calcext:value-type="string">
            <text:p>17/04/25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VIDA DE TAMPICO, S.A. DE C.V.</text:p>
          </table:table-cell>
          <table:table-cell office:value-type="string" calcext:value-type="string">
            <text:p>XHM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3880" calcext:value-type="float">
            <text:p>23880</text:p>
          </table:table-cell>
          <table:table-cell office:value-type="string" calcext:value-type="string">
            <text:p>18/04/13</text:p>
          </table:table-cell>
          <table:table-cell office:value-type="string" calcext:value-type="string">
            <text:p>17/04/25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ORMULA FLORES, S.A. DE C.V.</text:p>
          </table:table-cell>
          <table:table-cell office:value-type="string" calcext:value-type="string">
            <text:p>XHO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12/07/10</text:p>
          </table:table-cell>
          <table:table-cell office:value-type="string" calcext:value-type="string">
            <text:p>11/07/20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ANSMISORA TAMAULIPECA, S.A.</text:p>
          </table:table-cell>
          <table:table-cell office:value-type="string" calcext:value-type="string">
            <text:p>XHRR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RW FM-TAMPICO, S.A. DE C.V.</text:p>
          </table:table-cell>
          <table:table-cell office:value-type="string" calcext:value-type="string">
            <text:p>XHR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29190" calcext:value-type="float">
            <text:p>29190</text:p>
          </table:table-cell>
          <table:table-cell office:value-type="string" calcext:value-type="string">
            <text:p>01/08/04</text:p>
          </table:table-cell>
          <table:table-cell office:value-type="string" calcext:value-type="string">
            <text:p>31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ELEVISORA DE TAMPICO, S.A.</text:p>
          </table:table-cell>
          <table:table-cell office:value-type="string" calcext:value-type="string">
            <text:p>XH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2/09/07</text:p>
          </table:table-cell>
          <table:table-cell office:value-type="string" calcext:value-type="string">
            <text:p>01/09/19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AMAULIPAS</text:p>
          </table:table-cell>
          <table:table-cell office:value-type="string" calcext:value-type="string">
            <text:p>XHTI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/06/07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TAMAULIPAS</text:p>
          </table:table-cell>
          <table:table-cell office:value-type="string" calcext:value-type="string">
            <text:p>XHTP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OS RADIO S.A. DE C.V.</text:p>
          </table:table-cell>
          <table:table-cell office:value-type="string" calcext:value-type="string">
            <text:p>XHTP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5/10/05</text:p>
          </table:table-cell>
          <table:table-cell office:value-type="string" calcext:value-type="string">
            <text:p>14/10/17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FLORES, S.A. DE C.V.</text:p>
          </table:table-cell>
          <table:table-cell office:value-type="string" calcext:value-type="string">
            <text:p>XHT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MPIC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IEMPO, S.A. DE C.V.</text:p>
          </table:table-cell>
          <table:table-cell office:value-type="string" calcext:value-type="string">
            <text:p>XHET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1/08</text:p>
          </table:table-cell>
          <table:table-cell office:value-type="string" calcext:value-type="string">
            <text:p>03/01/18</text:p>
          </table:table-cell>
          <table:table-cell office:value-type="float" office:value="221519" calcext:value-type="float">
            <text:p>221519</text:p>
          </table:table-cell>
          <table:table-cell office:value-type="float" office:value="975207" calcext:value-type="float">
            <text:p>9752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VALLE HERMOSO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ERCIAL LIBERTAS, S.A. DE C.V.</text:p>
          </table:table-cell>
          <table:table-cell office:value-type="string" calcext:value-type="string">
            <text:p>XHR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3/11/04</text:p>
          </table:table-cell>
          <table:table-cell office:value-type="string" calcext:value-type="string">
            <text:p>22/11/16</text:p>
          </table:table-cell>
          <table:table-cell office:value-type="float" office:value="254025" calcext:value-type="float">
            <text:p>254025</text:p>
          </table:table-cell>
          <table:table-cell office:value-type="float" office:value="974852" calcext:value-type="float">
            <text:p>97485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ILLAGRÁ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AMAULIPAS</text:p>
          </table:table-cell>
          <table:table-cell office:value-type="string" calcext:value-type="string">
            <text:p>XHVL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/12/05</text:p>
          </table:table-cell>
          <table:table-cell office:value-type="string" calcext:value-type="string">
            <text:p>18/12/17</text:p>
          </table:table-cell>
          <table:table-cell office:value-type="float" office:value="242825" calcext:value-type="float">
            <text:p>242825</text:p>
          </table:table-cell>
          <table:table-cell office:value-type="float" office:value="992925" calcext:value-type="float">
            <text:p>99292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VILLAGRÁN</text:p>
          </table:table-cell>
          <table:table-cell office:value-type="string" calcext:value-type="string">
            <text:p>TAMPS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FORMATIVA, S.A. DE C.V.</text:p>
          </table:table-cell>
          <table:table-cell office:value-type="string" calcext:value-type="string">
            <text:p>XHL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8/10/04</text:p>
          </table:table-cell>
          <table:table-cell office:value-type="string" calcext:value-type="string">
            <text:p>27/10/16</text:p>
          </table:table-cell>
          <table:table-cell office:value-type="float" office:value="242825" calcext:value-type="float">
            <text:p>242825</text:p>
          </table:table-cell>
          <table:table-cell office:value-type="float" office:value="992925" calcext:value-type="float">
            <text:p>99292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APIZACO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APIZACO, S.A. DE C.V.</text:p>
          </table:table-cell>
          <table:table-cell office:value-type="string" calcext:value-type="string">
            <text:p>XHX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20711" calcext:value-type="float">
            <text:p>20711</text:p>
          </table:table-cell>
          <table:table-cell office:value-type="string" calcext:value-type="string">
            <text:p>04/04/10</text:p>
          </table:table-cell>
          <table:table-cell office:value-type="string" calcext:value-type="string">
            <text:p>03/04/20</text:p>
          </table:table-cell>
          <table:table-cell office:value-type="float" office:value="192456" calcext:value-type="float">
            <text:p>192456</text:p>
          </table:table-cell>
          <table:table-cell office:value-type="float" office:value="980824" calcext:value-type="float">
            <text:p>980824</text:p>
          </table:table-cell>
          <table:table-cell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string" calcext:value-type="string">
            <text:p>CALPULALPAN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TLAXCALA</text:p>
          </table:table-cell>
          <table:table-cell office:value-type="string" calcext:value-type="string">
            <text:p>XHC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5/10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193516" calcext:value-type="float">
            <text:p>193516</text:p>
          </table:table-cell>
          <table:table-cell office:value-type="float" office:value="983409" calcext:value-type="float">
            <text:p>983409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string" calcext:value-type="string">
            <text:p>IGNACIO ZARAGOZA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HUAMANTLA, S.A. DE C.V.</text:p>
          </table:table-cell>
          <table:table-cell office:value-type="string" calcext:value-type="string">
            <text:p>XHH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Cambio de frecuencia de la estación XEHT-AM</text:p>
          </table:table-cell>
          <table:table-cell table:style-name="Default"/>
          <table:table-cell office:value-type="float" office:value="191729" calcext:value-type="float">
            <text:p>191729</text:p>
          </table:table-cell>
          <table:table-cell office:value-type="float" office:value="975512" calcext:value-type="float">
            <text:p>975512</text:p>
          </table:table-cell>
          <table:table-cell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LTIPLANO F.M., S.A. DE C.V.</text:p>
          </table:table-cell>
          <table:table-cell office:value-type="string" calcext:value-type="string">
            <text:p>XHTL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21/10/04</text:p>
          </table:table-cell>
          <table:table-cell office:value-type="string" calcext:value-type="string">
            <text:p>20/10/16</text:p>
          </table:table-cell>
          <table:table-cell office:value-type="float" office:value="191900" calcext:value-type="float">
            <text:p>191900</text:p>
          </table:table-cell>
          <table:table-cell office:value-type="float" office:value="981419" calcext:value-type="float">
            <text:p>981419</text:p>
          </table:table-cell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TLAX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TLAXCALA</text:p>
          </table:table-cell>
          <table:table-cell office:value-type="string" calcext:value-type="string">
            <text:p>XHUT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/08/12</text:p>
          </table:table-cell>
          <table:table-cell office:value-type="string" calcext:value-type="string">
            <text:p>01/08/24</text:p>
          </table:table-cell>
          <table:table-cell office:value-type="float" office:value="191900" calcext:value-type="float">
            <text:p>191900</text:p>
          </table:table-cell>
          <table:table-cell office:value-type="float" office:value="981419" calcext:value-type="float">
            <text:p>981419</text:p>
          </table:table-cell>
          <table:table-cell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string" calcext:value-type="string">
            <text:p>ACAYUC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LA VERAZ, S.A. DE C.V.</text:p>
          </table:table-cell>
          <table:table-cell office:value-type="string" calcext:value-type="string">
            <text:p>XHEV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703" calcext:value-type="float">
            <text:p>175703</text:p>
          </table:table-cell>
          <table:table-cell office:value-type="float" office:value="945447" calcext:value-type="float">
            <text:p>94544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ÁLAM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OMUNICACIÓN DE ÁLAMO, S.A. DE C.V.</text:p>
          </table:table-cell>
          <table:table-cell office:value-type="string" calcext:value-type="string">
            <text:p>XHI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5/05/08</text:p>
          </table:table-cell>
          <table:table-cell office:value-type="string" calcext:value-type="string">
            <text:p>24/05/20</text:p>
          </table:table-cell>
          <table:table-cell office:value-type="float" office:value="205433" calcext:value-type="float">
            <text:p>205433</text:p>
          </table:table-cell>
          <table:table-cell office:value-type="float" office:value="974032" calcext:value-type="float">
            <text:p>97403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ÁLAMO-TEMAPACH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LEJANDRO SOLÍS BARRERA</text:p>
          </table:table-cell>
          <table:table-cell office:value-type="string" calcext:value-type="string">
            <text:p>XHC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12/11/08</text:p>
          </table:table-cell>
          <table:table-cell office:value-type="string" calcext:value-type="string">
            <text:p>11/11/20</text:p>
          </table:table-cell>
          <table:table-cell office:value-type="float" office:value="210401" calcext:value-type="float">
            <text:p>210401</text:p>
          </table:table-cell>
          <table:table-cell office:value-type="float" office:value="973829" calcext:value-type="float">
            <text:p>973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ÁLAMO-TEMAPACH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EL APRENDIZAJE ES PARA TODOS, A.C.</text:p>
          </table:table-cell>
          <table:table-cell office:value-type="string" calcext:value-type="string">
            <text:p>XHALA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210401" calcext:value-type="float">
            <text:p>210401</text:p>
          </table:table-cell>
          <table:table-cell office:value-type="float" office:value="973829" calcext:value-type="float">
            <text:p>97382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VARAD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AV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8/06/10</text:p>
          </table:table-cell>
          <table:table-cell office:value-type="string" calcext:value-type="string">
            <text:p>27/06/20</text:p>
          </table:table-cell>
          <table:table-cell office:value-type="float" office:value="184634" calcext:value-type="float">
            <text:p>184634</text:p>
          </table:table-cell>
          <table:table-cell office:value-type="float" office:value="954559" calcext:value-type="float">
            <text:p>95455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ANDERIL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LUJO, S.A. DE C.V.</text:p>
          </table:table-cell>
          <table:table-cell office:value-type="string" calcext:value-type="string">
            <text:p>XHB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7/12/06</text:p>
          </table:table-cell>
          <table:table-cell office:value-type="string" calcext:value-type="string">
            <text:p>16/12/18</text:p>
          </table:table-cell>
          <table:table-cell office:value-type="float" office:value="193526" calcext:value-type="float">
            <text:p>193526</text:p>
          </table:table-cell>
          <table:table-cell office:value-type="float" office:value="965620" calcext:value-type="float">
            <text:p>965620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BANDERIL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OSÉ LUIS OLIVA MEZA </text:p>
          </table:table-cell>
          <table:table-cell office:value-type="string" calcext:value-type="string">
            <text:p>XHT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5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TP-AM</text:p>
          </table:table-cell>
          <table:table-cell table:style-name="Default"/>
          <table:table-cell office:value-type="float" office:value="193526" calcext:value-type="float">
            <text:p>193526</text:p>
          </table:table-cell>
          <table:table-cell office:value-type="float" office:value="965620" calcext:value-type="float">
            <text:p>965620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BOCA DEL RI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HEROICA, S.A.</text:p>
          </table:table-cell>
          <table:table-cell office:value-type="string" calcext:value-type="string">
            <text:p>XHH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620" calcext:value-type="float">
            <text:p>190620</text:p>
          </table:table-cell>
          <table:table-cell office:value-type="float" office:value="960628" calcext:value-type="float">
            <text:p>9606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OCA DEL RI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JAROCHA, S.A.</text:p>
          </table:table-cell>
          <table:table-cell office:value-type="string" calcext:value-type="string">
            <text:p>XHL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620" calcext:value-type="float">
            <text:p>190620</text:p>
          </table:table-cell>
          <table:table-cell office:value-type="float" office:value="960628" calcext:value-type="float">
            <text:p>9606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OCA DEL RI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ECO DE SOTAVENTO, S.A.</text:p>
          </table:table-cell>
          <table:table-cell office:value-type="string" calcext:value-type="string">
            <text:p>XH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620" calcext:value-type="float">
            <text:p>190620</text:p>
          </table:table-cell>
          <table:table-cell office:value-type="float" office:value="960628" calcext:value-type="float">
            <text:p>9606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ERRO AZUL (C. CRUSTEPEC)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ZU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4/05/10</text:p>
          </table:table-cell>
          <table:table-cell office:value-type="string" calcext:value-type="string">
            <text:p>03/05/15</text:p>
          </table:table-cell>
          <table:table-cell office:value-type="float" office:value="211116" calcext:value-type="float">
            <text:p>211116</text:p>
          </table:table-cell>
          <table:table-cell office:value-type="float" office:value="974423" calcext:value-type="float">
            <text:p>97442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EO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9/05/10</text:p>
          </table:table-cell>
          <table:table-cell office:value-type="string" calcext:value-type="string">
            <text:p>18/05/20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 VERACRUZ, S.A. DE C.V.</text:p>
          </table:table-cell>
          <table:table-cell office:value-type="string" calcext:value-type="string">
            <text:p>XHCS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1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CSV-AM</text:p>
          </table:table-cell>
          <table:table-cell table:style-name="Default"/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N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52470" calcext:value-type="float">
            <text:p>52470</text:p>
          </table:table-cell>
          <table:table-cell office:value-type="string" calcext:value-type="string">
            <text:p>06/10/09</text:p>
          </table:table-cell>
          <table:table-cell office:value-type="string" calcext:value-type="string">
            <text:p>05/10/19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O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52195" calcext:value-type="float">
            <text:p>52195</text:p>
          </table:table-cell>
          <table:table-cell office:value-type="string" calcext:value-type="string">
            <text:p>20/11/09</text:p>
          </table:table-cell>
          <table:table-cell office:value-type="string" calcext:value-type="string">
            <text:p>19/11/19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COATZACOALCOS, S.A. DE C.V.</text:p>
          </table:table-cell>
          <table:table-cell office:value-type="string" calcext:value-type="string">
            <text:p>XHT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61520" calcext:value-type="float">
            <text:p>61520</text:p>
          </table:table-cell>
          <table:table-cell office:value-type="string" calcext:value-type="string">
            <text:p>28/09/09</text:p>
          </table:table-cell>
          <table:table-cell office:value-type="string" calcext:value-type="string">
            <text:p>27/09/19</text:p>
          </table:table-cell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ATZACOALCO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MISORAS MEXICANAS DE VERACRUZ, S.A. DE C.V.</text:p>
          </table:table-cell>
          <table:table-cell office:value-type="string" calcext:value-type="string">
            <text:p>XHZ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ZS-AM</text:p>
          </table:table-cell>
          <table:table-cell table:style-name="Default"/>
          <table:table-cell office:value-type="float" office:value="180809" calcext:value-type="float">
            <text:p>180809</text:p>
          </table:table-cell>
          <table:table-cell office:value-type="float" office:value="942748" calcext:value-type="float">
            <text:p>942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AG, S.A.</text:p>
          </table:table-cell>
          <table:table-cell office:value-type="string" calcext:value-type="string">
            <text:p>XHA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85325" calcext:value-type="float">
            <text:p>185325</text:p>
          </table:table-cell>
          <table:table-cell office:value-type="float" office:value="965624" calcext:value-type="float">
            <text:p>96562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ELES, S.A.</text:p>
          </table:table-cell>
          <table:table-cell office:value-type="string" calcext:value-type="string">
            <text:p>XHD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8/09/10</text:p>
          </table:table-cell>
          <table:table-cell office:value-type="string" calcext:value-type="string">
            <text:p>17/09/20</text:p>
          </table:table-cell>
          <table:table-cell office:value-type="float" office:value="185325" calcext:value-type="float">
            <text:p>185325</text:p>
          </table:table-cell>
          <table:table-cell office:value-type="float" office:value="965624" calcext:value-type="float">
            <text:p>96562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G-FM, S.A. DE C.V.</text:p>
          </table:table-cell>
          <table:table-cell office:value-type="string" calcext:value-type="string">
            <text:p>XHP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49950" calcext:value-type="float">
            <text:p>49950</text:p>
          </table:table-cell>
          <table:table-cell office:value-type="string" calcext:value-type="string">
            <text:p>27/08/10</text:p>
          </table:table-cell>
          <table:table-cell office:value-type="string" calcext:value-type="string">
            <text:p>26/08/20</text:p>
          </table:table-cell>
          <table:table-cell office:value-type="float" office:value="185325" calcext:value-type="float">
            <text:p>185325</text:p>
          </table:table-cell>
          <table:table-cell office:value-type="float" office:value="965624" calcext:value-type="float">
            <text:p>96562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ÉREO SISTEMA, S.A.</text:p>
          </table:table-cell>
          <table:table-cell office:value-type="string" calcext:value-type="string">
            <text:p>XHP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3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23/01/13</text:p>
          </table:table-cell>
          <table:table-cell office:value-type="string" calcext:value-type="string">
            <text:p>22/01/25</text:p>
          </table:table-cell>
          <table:table-cell office:value-type="float" office:value="185325" calcext:value-type="float">
            <text:p>185325</text:p>
          </table:table-cell>
          <table:table-cell office:value-type="float" office:value="965624" calcext:value-type="float">
            <text:p>96562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S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11/03</text:p>
          </table:table-cell>
          <table:table-cell office:value-type="string" calcext:value-type="string">
            <text:p>20/11/15</text:p>
          </table:table-cell>
          <table:table-cell office:value-type="float" office:value="185325" calcext:value-type="float">
            <text:p>185325</text:p>
          </table:table-cell>
          <table:table-cell office:value-type="float" office:value="965624" calcext:value-type="float">
            <text:p>96562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COSAMALOA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VOZ AMIGA DE LA CUENCA DEL PAPALOAPAN, S.A. DE C.V.</text:p>
          </table:table-cell>
          <table:table-cell office:value-type="string" calcext:value-type="string">
            <text:p>XHF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2760" calcext:value-type="float">
            <text:p>2760</text:p>
          </table:table-cell>
          <table:table-cell table:style-name="Default" office:value-type="string" calcext:value-type="string">
            <text:p>Es frecuencia adicional de la XEFU-AM</text:p>
          </table:table-cell>
          <table:table-cell table:style-name="Default"/>
          <table:table-cell office:value-type="float" office:value="182236" calcext:value-type="float">
            <text:p>182236</text:p>
          </table:table-cell>
          <table:table-cell office:value-type="float" office:value="954727" calcext:value-type="float">
            <text:p>9547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SAMALOA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VOZ AMIGA DE LA CUENCA DEL PAPALOAPAN, S.A. DE C.V.</text:p>
          </table:table-cell>
          <table:table-cell office:value-type="string" calcext:value-type="string">
            <text:p>XHQ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11/02</text:p>
          </table:table-cell>
          <table:table-cell office:value-type="string" calcext:value-type="string">
            <text:p>10/11/14</text:p>
          </table:table-cell>
          <table:table-cell office:value-type="float" office:value="182236" calcext:value-type="float">
            <text:p>182236</text:p>
          </table:table-cell>
          <table:table-cell office:value-type="float" office:value="954727" calcext:value-type="float">
            <text:p>9547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SOLEACAQU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URA ESCAMILLA DECUIR</text:p>
          </table:table-cell>
          <table:table-cell office:value-type="string" calcext:value-type="string">
            <text:p>XHAF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75958" calcext:value-type="float">
            <text:p>175958</text:p>
          </table:table-cell>
          <table:table-cell office:value-type="float" office:value="943811" calcext:value-type="float">
            <text:p>94381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OSOLEACAQU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MI, S.A. DE C.V.</text:p>
          </table:table-cell>
          <table:table-cell office:value-type="string" calcext:value-type="string">
            <text:p>XHEM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75958" calcext:value-type="float">
            <text:p>175958</text:p>
          </table:table-cell>
          <table:table-cell office:value-type="float" office:value="943811" calcext:value-type="float">
            <text:p>94381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L PAND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OSTERA, S.A.</text:p>
          </table:table-cell>
          <table:table-cell office:value-type="string" calcext:value-type="string">
            <text:p>XHQR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7/02/02</text:p>
          </table:table-cell>
          <table:table-cell office:value-type="string" calcext:value-type="string">
            <text:p>16/02/14</text:p>
          </table:table-cell>
          <table:table-cell office:value-type="float" office:value="191028" calcext:value-type="float">
            <text:p>191028</text:p>
          </table:table-cell>
          <table:table-cell office:value-type="float" office:value="960829" calcext:value-type="float">
            <text:p>9608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L PROGRES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ÚL CESAR <text:s/>Y LUIS MANUEL MOLINA OVANDO</text:p>
          </table:table-cell>
          <table:table-cell office:value-type="string" calcext:value-type="string">
            <text:p>XHB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/09/10</text:p>
          </table:table-cell>
          <table:table-cell office:value-type="string" calcext:value-type="string">
            <text:p>09/09/20</text:p>
          </table:table-cell>
          <table:table-cell office:value-type="float" office:value="193203" calcext:value-type="float">
            <text:p>193203</text:p>
          </table:table-cell>
          <table:table-cell office:value-type="float" office:value="965459" calcext:value-type="float">
            <text:p>96545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ORT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FORTÍN, S.A. DE C.V.</text:p>
          </table:table-cell>
          <table:table-cell office:value-type="string" calcext:value-type="string">
            <text:p>XHFT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5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31/01/09</text:p>
          </table:table-cell>
          <table:table-cell office:value-type="string" calcext:value-type="string">
            <text:p>30/01/21</text:p>
          </table:table-cell>
          <table:table-cell office:value-type="float" office:value="185429" calcext:value-type="float">
            <text:p>185429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FORT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P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3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PP-AM</text:p>
          </table:table-cell>
          <table:table-cell table:style-name="Default"/>
          <table:table-cell office:value-type="float" office:value="185429" calcext:value-type="float">
            <text:p>185429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FORT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VC, S.A.</text:p>
          </table:table-cell>
          <table:table-cell office:value-type="string" calcext:value-type="string">
            <text:p>XHEV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429" calcext:value-type="float">
            <text:p>185429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FORT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FORTÍN, S.A.</text:p>
          </table:table-cell>
          <table:table-cell office:value-type="string" calcext:value-type="string">
            <text:p>XHK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429" calcext:value-type="float">
            <text:p>185429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FORT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VARIEDADES, S.A. DE C.V.</text:p>
          </table:table-cell>
          <table:table-cell office:value-type="string" calcext:value-type="string">
            <text:p>XHY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5/08/04</text:p>
          </table:table-cell>
          <table:table-cell office:value-type="string" calcext:value-type="string">
            <text:p>14/08/16</text:p>
          </table:table-cell>
          <table:table-cell office:value-type="float" office:value="185429" calcext:value-type="float">
            <text:p>185429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GUTIERREZ ZAMOR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GF, S.A.</text:p>
          </table:table-cell>
          <table:table-cell office:value-type="string" calcext:value-type="string">
            <text:p>XHG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713" calcext:value-type="float">
            <text:p>202713</text:p>
          </table:table-cell>
          <table:table-cell office:value-type="float" office:value="970523" calcext:value-type="float">
            <text:p>97052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UAYACOCO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TA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04/05/12</text:p>
          </table:table-cell>
          <table:table-cell office:value-type="string" calcext:value-type="string">
            <text:p>03/05/24</text:p>
          </table:table-cell>
          <table:table-cell office:value-type="float" office:value="203207" calcext:value-type="float">
            <text:p>203207</text:p>
          </table:table-cell>
          <table:table-cell office:value-type="float" office:value="982853" calcext:value-type="float">
            <text:p>98285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HUAYACOCO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FOMENTO CULTURAL Y EDUCATIVO, A.C.</text:p>
          </table:table-cell>
          <table:table-cell office:value-type="string" calcext:value-type="string">
            <text:p>XHFC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4/02/05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3207" calcext:value-type="float">
            <text:p>203207</text:p>
          </table:table-cell>
          <table:table-cell office:value-type="float" office:value="982853" calcext:value-type="float">
            <text:p>98285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IXHUATLAN DE MADER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IX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4/05/10</text:p>
          </table:table-cell>
          <table:table-cell office:value-type="string" calcext:value-type="string">
            <text:p>03/05/15</text:p>
          </table:table-cell>
          <table:table-cell office:value-type="float" office:value="204116" calcext:value-type="float">
            <text:p>204116</text:p>
          </table:table-cell>
          <table:table-cell office:value-type="float" office:value="980049" calcext:value-type="float">
            <text:p>98004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IXHUATLANCILL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OV, S.A.</text:p>
          </table:table-cell>
          <table:table-cell office:value-type="string" calcext:value-type="string">
            <text:p>XHO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185352" calcext:value-type="float">
            <text:p>185352</text:p>
          </table:table-cell>
          <table:table-cell office:value-type="float" office:value="970857" calcext:value-type="float">
            <text:p>970857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string" calcext:value-type="string">
            <text:p>IXHUATLANCILL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ORIZABA, S.A.</text:p>
          </table:table-cell>
          <table:table-cell office:value-type="string" calcext:value-type="string">
            <text:p>XHT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5352" calcext:value-type="float">
            <text:p>185352</text:p>
          </table:table-cell>
          <table:table-cell office:value-type="float" office:value="970857" calcext:value-type="float">
            <text:p>970857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string" calcext:value-type="string">
            <text:p>MARTÍNEZ DE LA TORR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DIEGO ARRAZOLA BECERRA</text:p>
          </table:table-cell>
          <table:table-cell office:value-type="string" calcext:value-type="string">
            <text:p>XHHT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0407" calcext:value-type="float">
            <text:p>200407</text:p>
          </table:table-cell>
          <table:table-cell office:value-type="float" office:value="970310" calcext:value-type="float">
            <text:p>97031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MARTÍNEZ DE LA TORR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OPICAL, S.A. DE C.V.</text:p>
          </table:table-cell>
          <table:table-cell office:value-type="string" calcext:value-type="string">
            <text:p>XHH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0407" calcext:value-type="float">
            <text:p>200407</text:p>
          </table:table-cell>
          <table:table-cell office:value-type="float" office:value="970310" calcext:value-type="float">
            <text:p>97031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MARTÍNEZ DE LA TORR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<text:s/>PEDRO, MARÍA <text:s/>ELISA, MARÍA TERESA, JOSÉ MANUEL Y LUIS MIGUEL MANTEROLA SAINZ</text:p>
          </table:table-cell>
          <table:table-cell office:value-type="string" calcext:value-type="string">
            <text:p>XEH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5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30/06/02</text:p>
          </table:table-cell>
          <table:table-cell office:value-type="string" calcext:value-type="string">
            <text:p>29/06/14</text:p>
          </table:table-cell>
          <table:table-cell office:value-type="float" office:value="200407" calcext:value-type="float">
            <text:p>200407</text:p>
          </table:table-cell>
          <table:table-cell office:value-type="float" office:value="970310" calcext:value-type="float">
            <text:p>97031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MECAYA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OT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4/05/12</text:p>
          </table:table-cell>
          <table:table-cell office:value-type="string" calcext:value-type="string">
            <text:p>03/05/24</text:p>
          </table:table-cell>
          <table:table-cell office:value-type="float" office:value="181310" calcext:value-type="float">
            <text:p>181310</text:p>
          </table:table-cell>
          <table:table-cell office:value-type="float" office:value="945012" calcext:value-type="float">
            <text:p>945012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MEDELL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LE DEL GOLFO, S.A. DE C.V.</text:p>
          </table:table-cell>
          <table:table-cell office:value-type="string" calcext:value-type="string">
            <text:p>XHL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0342" calcext:value-type="float">
            <text:p>190342</text:p>
          </table:table-cell>
          <table:table-cell office:value-type="float" office:value="960944" calcext:value-type="float">
            <text:p>9609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DELLÍ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MCA DEL GOLFO, S.A. DE C.V.</text:p>
          </table:table-cell>
          <table:table-cell office:value-type="string" calcext:value-type="string">
            <text:p>XHMC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3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29/11/04</text:p>
          </table:table-cell>
          <table:table-cell office:value-type="string" calcext:value-type="string">
            <text:p>28/11/16</text:p>
          </table:table-cell>
          <table:table-cell office:value-type="float" office:value="190342" calcext:value-type="float">
            <text:p>190342</text:p>
          </table:table-cell>
          <table:table-cell office:value-type="float" office:value="960944" calcext:value-type="float">
            <text:p>9609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ATITLÁ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INA, S.A.</text:p>
          </table:table-cell>
          <table:table-cell office:value-type="string" calcext:value-type="string">
            <text:p>XHK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0102" calcext:value-type="float">
            <text:p>180102</text:p>
          </table:table-cell>
          <table:table-cell office:value-type="float" office:value="943338" calcext:value-type="float">
            <text:p>943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ATITLÁ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OSCAR BRAVO, S.A. DE C.V.</text:p>
          </table:table-cell>
          <table:table-cell office:value-type="string" calcext:value-type="string">
            <text:p>XHMT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MTV-AM</text:p>
          </table:table-cell>
          <table:table-cell table:style-name="Default"/>
          <table:table-cell office:value-type="float" office:value="180102" calcext:value-type="float">
            <text:p>180102</text:p>
          </table:table-cell>
          <table:table-cell office:value-type="float" office:value="943338" calcext:value-type="float">
            <text:p>943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SAN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PT, S.A.</text:p>
          </table:table-cell>
          <table:table-cell office:value-type="string" calcext:value-type="string">
            <text:p>XHEP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5535" calcext:value-type="float">
            <text:p>195535</text:p>
          </table:table-cell>
          <table:table-cell office:value-type="float" office:value="965118" calcext:value-type="float">
            <text:p>965118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NANCHITAL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LBERTO ELORZA GARCÍA</text:p>
          </table:table-cell>
          <table:table-cell office:value-type="string" calcext:value-type="string">
            <text:p>XHAF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10/13</text:p>
          </table:table-cell>
          <table:table-cell office:value-type="string" calcext:value-type="string">
            <text:p>29/10/25</text:p>
          </table:table-cell>
          <table:table-cell office:value-type="float" office:value="180353" calcext:value-type="float">
            <text:p>180353</text:p>
          </table:table-cell>
          <table:table-cell office:value-type="float" office:value="942434" calcext:value-type="float">
            <text:p>9424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NCHITAL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GB, S.A. DE C.V.</text:p>
          </table:table-cell>
          <table:table-cell office:value-type="string" calcext:value-type="string">
            <text:p>XHG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9/12/12</text:p>
          </table:table-cell>
          <table:table-cell office:value-type="string" calcext:value-type="string">
            <text:p>08/12/24</text:p>
          </table:table-cell>
          <table:table-cell office:value-type="float" office:value="180353" calcext:value-type="float">
            <text:p>180353</text:p>
          </table:table-cell>
          <table:table-cell office:value-type="float" office:value="942434" calcext:value-type="float">
            <text:p>9424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IZA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A CRISTINA PELÁEZ DOMÍNGUEZ</text:p>
          </table:table-cell>
          <table:table-cell office:value-type="string" calcext:value-type="string">
            <text:p>XHO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07/07/08</text:p>
          </table:table-cell>
          <table:table-cell office:value-type="string" calcext:value-type="string">
            <text:p>06/07/20</text:p>
          </table:table-cell>
          <table:table-cell office:value-type="float" office:value="185131" calcext:value-type="float">
            <text:p>185131</text:p>
          </table:table-cell>
          <table:table-cell office:value-type="float" office:value="970548" calcext:value-type="float">
            <text:p>970548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ORIZAB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OB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04/05/12</text:p>
          </table:table-cell>
          <table:table-cell office:value-type="string" calcext:value-type="string">
            <text:p>03/05/24</text:p>
          </table:table-cell>
          <table:table-cell office:value-type="float" office:value="185131" calcext:value-type="float">
            <text:p>185131</text:p>
          </table:table-cell>
          <table:table-cell office:value-type="float" office:value="970548" calcext:value-type="float">
            <text:p>970548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PANUC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PP-FM, S.A. DE C.V.</text:p>
          </table:table-cell>
          <table:table-cell office:value-type="string" calcext:value-type="string">
            <text:p>XHP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5</text:p>
          </table:table-cell>
          <table:table-cell office:value-type="float" office:value="20390" calcext:value-type="float">
            <text:p>20390</text:p>
          </table:table-cell>
          <table:table-cell office:value-type="string" calcext:value-type="string">
            <text:p>31/05/05</text:p>
          </table:table-cell>
          <table:table-cell office:value-type="string" calcext:value-type="string">
            <text:p>30/05/17</text:p>
          </table:table-cell>
          <table:table-cell office:value-type="float" office:value="220307" calcext:value-type="float">
            <text:p>220307</text:p>
          </table:table-cell>
          <table:table-cell office:value-type="float" office:value="981114" calcext:value-type="float">
            <text:p>9811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APANTLA DE OLART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AJÍN, S.A.</text:p>
          </table:table-cell>
          <table:table-cell office:value-type="string" calcext:value-type="string">
            <text:p>XHP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1/05/07</text:p>
          </table:table-cell>
          <table:table-cell office:value-type="string" calcext:value-type="string">
            <text:p>10/05/19</text:p>
          </table:table-cell>
          <table:table-cell office:value-type="float" office:value="202656" calcext:value-type="float">
            <text:p>202656</text:p>
          </table:table-cell>
          <table:table-cell office:value-type="float" office:value="971928" calcext:value-type="float">
            <text:p>97192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APANTLA DE OLART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CLUB, S.A.</text:p>
          </table:table-cell>
          <table:table-cell office:value-type="string" calcext:value-type="string">
            <text:p>XHRR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2656" calcext:value-type="float">
            <text:p>202656</text:p>
          </table:table-cell>
          <table:table-cell office:value-type="float" office:value="971928" calcext:value-type="float">
            <text:p>97192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APANTLA DE OLARTE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EL APRENDIZAJE ES PARA TODOS, A.C.</text:p>
          </table:table-cell>
          <table:table-cell office:value-type="string" calcext:value-type="string">
            <text:p>XHPAP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202656" calcext:value-type="float">
            <text:p>202656</text:p>
          </table:table-cell>
          <table:table-cell office:value-type="float" office:value="971928" calcext:value-type="float">
            <text:p>97192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IEDRAS NEGRAS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EMISORA COMERCIAL XEGN, S.A.</text:p>
          </table:table-cell>
          <table:table-cell office:value-type="string" calcext:value-type="string">
            <text:p>XHG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5/03/03</text:p>
          </table:table-cell>
          <table:table-cell office:value-type="string" calcext:value-type="string">
            <text:p>04/03/15</text:p>
          </table:table-cell>
          <table:table-cell office:value-type="float" office:value="191200" calcext:value-type="float">
            <text:p>191200</text:p>
          </table:table-cell>
          <table:table-cell office:value-type="float" office:value="960802" calcext:value-type="float">
            <text:p>96080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COV-AM, S.A. DE C.V.</text:p>
          </table:table-cell>
          <table:table-cell office:value-type="string" calcext:value-type="string">
            <text:p>XHCO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5/04/09</text:p>
          </table:table-cell>
          <table:table-cell office:value-type="string" calcext:value-type="string">
            <text:p>04/04/21</text:p>
          </table:table-cell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TROPICANA, S.A.</text:p>
          </table:table-cell>
          <table:table-cell office:value-type="string" calcext:value-type="string">
            <text:p>XHEJ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OMPAÑÍA RADIOFÓNICA DE POZA RICA, S.A.</text:p>
          </table:table-cell>
          <table:table-cell office:value-type="string" calcext:value-type="string">
            <text:p>XEP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PR-AM</text:p>
          </table:table-cell>
          <table:table-cell table:style-name="Default"/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PW, S.A.</text:p>
          </table:table-cell>
          <table:table-cell office:value-type="string" calcext:value-type="string">
            <text:p>XHP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ESTUDIO 101.9, S.A. DE C.V.</text:p>
          </table:table-cell>
          <table:table-cell office:value-type="string" calcext:value-type="string">
            <text:p>XHRI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9</text:p>
          </table:table-cell>
          <table:table-cell office:value-type="float" office:value="46300" calcext:value-type="float">
            <text:p>46300</text:p>
          </table:table-cell>
          <table:table-cell office:value-type="string" calcext:value-type="string">
            <text:p>02/07/08</text:p>
          </table:table-cell>
          <table:table-cell office:value-type="string" calcext:value-type="string">
            <text:p>01/07/20</text:p>
          </table:table-cell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OZA RI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X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/01/02</text:p>
          </table:table-cell>
          <table:table-cell office:value-type="string" calcext:value-type="string">
            <text:p>19/01/14</text:p>
          </table:table-cell>
          <table:table-cell office:value-type="float" office:value="203203" calcext:value-type="float">
            <text:p>203203</text:p>
          </table:table-cell>
          <table:table-cell office:value-type="float" office:value="972637" calcext:value-type="float">
            <text:p>97263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UEBLO VIEJ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ERCIALIZADORA DE EVENTOS RADIOFÓNICOS, S.A. DE C.V.</text:p>
          </table:table-cell>
          <table:table-cell office:value-type="string" calcext:value-type="string">
            <text:p>XHA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12/07/10</text:p>
          </table:table-cell>
          <table:table-cell office:value-type="string" calcext:value-type="string">
            <text:p>11/07/20</text:p>
          </table:table-cell>
          <table:table-cell office:value-type="float" office:value="221103" calcext:value-type="float">
            <text:p>221103</text:p>
          </table:table-cell>
          <table:table-cell office:value-type="float" office:value="974957" calcext:value-type="float">
            <text:p>97495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UEBLO VIEJ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IMPULSORA MODERNA DEL RADIO, S.A.</text:p>
          </table:table-cell>
          <table:table-cell office:value-type="string" calcext:value-type="string">
            <text:p>XHET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1103" calcext:value-type="float">
            <text:p>221103</text:p>
          </table:table-cell>
          <table:table-cell office:value-type="float" office:value="974957" calcext:value-type="float">
            <text:p>97495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UEBLO VIEJ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PAV-AM, S.A. DE C.V.</text:p>
          </table:table-cell>
          <table:table-cell office:value-type="string" calcext:value-type="string">
            <text:p>XHPA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4/10/04</text:p>
          </table:table-cell>
          <table:table-cell office:value-type="string" calcext:value-type="string">
            <text:p>03/10/16</text:p>
          </table:table-cell>
          <table:table-cell office:value-type="float" office:value="221103" calcext:value-type="float">
            <text:p>221103</text:p>
          </table:table-cell>
          <table:table-cell office:value-type="float" office:value="974957" calcext:value-type="float">
            <text:p>97495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UEBLO VIEJO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ODEROSA DE TAMAULIPAS, S.A. DE C.V.</text:p>
          </table:table-cell>
          <table:table-cell office:value-type="string" calcext:value-type="string">
            <text:p>XHTO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7/11/01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21103" calcext:value-type="float">
            <text:p>221103</text:p>
          </table:table-cell>
          <table:table-cell office:value-type="float" office:value="974957" calcext:value-type="float">
            <text:p>97495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N ANDRÉS TUX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ONDAS DE LOS TUXTLAS, S.A. DE C.V.</text:p>
          </table:table-cell>
          <table:table-cell office:value-type="string" calcext:value-type="string">
            <text:p>XHD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629" calcext:value-type="float">
            <text:p>182629</text:p>
          </table:table-cell>
          <table:table-cell office:value-type="float" office:value="951251" calcext:value-type="float">
            <text:p>95125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SAN ANDRÉS TUX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PRIMERÍSIMA, S.A. DE C.V.</text:p>
          </table:table-cell>
          <table:table-cell office:value-type="string" calcext:value-type="string">
            <text:p>XHSA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49980" calcext:value-type="float">
            <text:p>49980</text:p>
          </table:table-cell>
          <table:table-cell office:value-type="string" calcext:value-type="string">
            <text:p>13/06/06</text:p>
          </table:table-cell>
          <table:table-cell office:value-type="string" calcext:value-type="string">
            <text:p>12/06/18</text:p>
          </table:table-cell>
          <table:table-cell office:value-type="float" office:value="182629" calcext:value-type="float">
            <text:p>182629</text:p>
          </table:table-cell>
          <table:table-cell office:value-type="float" office:value="951251" calcext:value-type="float">
            <text:p>95125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SAN RAFAEL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.E.V.O., S.A. DE C.V.</text:p>
          </table:table-cell>
          <table:table-cell office:value-type="string" calcext:value-type="string">
            <text:p>XHV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3/06/05</text:p>
          </table:table-cell>
          <table:table-cell office:value-type="string" calcext:value-type="string">
            <text:p>22/06/17</text:p>
          </table:table-cell>
          <table:table-cell office:value-type="float" office:value="201117" calcext:value-type="float">
            <text:p>201117</text:p>
          </table:table-cell>
          <table:table-cell office:value-type="float" office:value="965215" calcext:value-type="float">
            <text:p>9652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NTIAGO TUXTL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ST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4/05/10</text:p>
          </table:table-cell>
          <table:table-cell office:value-type="string" calcext:value-type="string">
            <text:p>03/05/15</text:p>
          </table:table-cell>
          <table:table-cell office:value-type="float" office:value="182803" calcext:value-type="float">
            <text:p>182803</text:p>
          </table:table-cell>
          <table:table-cell office:value-type="float" office:value="951805" calcext:value-type="float">
            <text:p>95180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TEMPOAL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IÓN, S.A.</text:p>
          </table:table-cell>
          <table:table-cell office:value-type="string" calcext:value-type="string">
            <text:p>XHT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3121" calcext:value-type="float">
            <text:p>213121</text:p>
          </table:table-cell>
          <table:table-cell office:value-type="float" office:value="982317" calcext:value-type="float">
            <text:p>98231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IERRA BLAN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ILBERTO ROLDAN HAZZ</text:p>
          </table:table-cell>
          <table:table-cell office:value-type="string" calcext:value-type="string">
            <text:p>XHJ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82656" calcext:value-type="float">
            <text:p>182656</text:p>
          </table:table-cell>
          <table:table-cell office:value-type="float" office:value="962126" calcext:value-type="float">
            <text:p>96212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IERRA BLANC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TBV-AM, S.A. DE C.V.</text:p>
          </table:table-cell>
          <table:table-cell office:value-type="string" calcext:value-type="string">
            <text:p>XHTB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6/07/09</text:p>
          </table:table-cell>
          <table:table-cell office:value-type="string" calcext:value-type="string">
            <text:p>05/07/21</text:p>
          </table:table-cell>
          <table:table-cell office:value-type="float" office:value="182656" calcext:value-type="float">
            <text:p>182656</text:p>
          </table:table-cell>
          <table:table-cell office:value-type="float" office:value="962126" calcext:value-type="float">
            <text:p>96212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LACOTAL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LA COMUNIDAD UNIDA POR SU CULTURA, A.C.</text:p>
          </table:table-cell>
          <table:table-cell office:value-type="string" calcext:value-type="string">
            <text:p>XHTLA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183647" calcext:value-type="float">
            <text:p>183647</text:p>
          </table:table-cell>
          <table:table-cell office:value-type="float" office:value="953923" calcext:value-type="float">
            <text:p>953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BY, S.A. DE C.V.</text:p>
          </table:table-cell>
          <table:table-cell office:value-type="string" calcext:value-type="string">
            <text:p>XHB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CALIXTO ALMAZÁN Y FERRER</text:p>
          </table:table-cell>
          <table:table-cell office:value-type="string" calcext:value-type="string">
            <text:p>XHT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L-AM</text:p>
          </table:table-cell>
          <table:table-cell table:style-name="Default"/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TU-FM, S.A. DE C.V.</text:p>
          </table:table-cell>
          <table:table-cell office:value-type="string" calcext:value-type="string">
            <text:p>XHT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3</text:p>
          </table:table-cell>
          <table:table-cell office:value-type="float" office:value="20680" calcext:value-type="float">
            <text:p>20680</text:p>
          </table:table-cell>
          <table:table-cell office:value-type="string" calcext:value-type="string">
            <text:p>25/08/08</text:p>
          </table:table-cell>
          <table:table-cell office:value-type="string" calcext:value-type="string">
            <text:p>24/08/20</text:p>
          </table:table-cell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UXPAN, S.A. DE C.V.</text:p>
          </table:table-cell>
          <table:table-cell office:value-type="string" calcext:value-type="string">
            <text:p>XHTV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TVR-AM</text:p>
          </table:table-cell>
          <table:table-cell table:style-name="Default"/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UXPAN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TUXPAM, S.A. <text:s/>DE C.V.</text:p>
          </table:table-cell>
          <table:table-cell office:value-type="string" calcext:value-type="string">
            <text:p>XHTX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9</text:p>
          </table:table-cell>
          <table:table-cell office:value-type="float" office:value="14490" calcext:value-type="float">
            <text:p>14490</text:p>
          </table:table-cell>
          <table:table-cell office:value-type="string" calcext:value-type="string">
            <text:p>03/06/09</text:p>
          </table:table-cell>
          <table:table-cell office:value-type="string" calcext:value-type="string">
            <text:p>02/06/21</text:p>
          </table:table-cell>
          <table:table-cell office:value-type="float" office:value="205731" calcext:value-type="float">
            <text:p>205731</text:p>
          </table:table-cell>
          <table:table-cell office:value-type="float" office:value="972251" calcext:value-type="float">
            <text:p>972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L PUERTO, S.A. DE C.V.</text:p>
          </table:table-cell>
          <table:table-cell office:value-type="string" calcext:value-type="string">
            <text:p>XHC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30/09/10</text:p>
          </table:table-cell>
          <table:table-cell office:value-type="string" calcext:value-type="string">
            <text:p>29/09/20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EGIONAL RADIO FORMULA, S.A. DE C.V.</text:p>
          </table:table-cell>
          <table:table-cell office:value-type="string" calcext:value-type="string">
            <text:p>XHET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FM, S.A.</text:p>
          </table:table-cell>
          <table:table-cell office:value-type="string" calcext:value-type="string">
            <text:p>XHF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0/06/03</text:p>
          </table:table-cell>
          <table:table-cell office:value-type="string" calcext:value-type="string">
            <text:p>09/06/15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INTEGRAL, S.A. DE C.V.</text:p>
          </table:table-cell>
          <table:table-cell office:value-type="string" calcext:value-type="string">
            <text:p>XHI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P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30937" calcext:value-type="float">
            <text:p>30937</text:p>
          </table:table-cell>
          <table:table-cell office:value-type="string" calcext:value-type="string">
            <text:p>10/11/07</text:p>
          </table:table-cell>
          <table:table-cell office:value-type="string" calcext:value-type="string">
            <text:p>09/11/19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E VERACRUZ, S.A. DE C.V.</text:p>
          </table:table-cell>
          <table:table-cell office:value-type="string" calcext:value-type="string">
            <text:p>XHP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7</text:p>
          </table:table-cell>
          <table:table-cell office:value-type="float" office:value="49503" calcext:value-type="float">
            <text:p>49503</text:p>
          </table:table-cell>
          <table:table-cell office:value-type="string" calcext:value-type="string">
            <text:p>11/03/05</text:p>
          </table:table-cell>
          <table:table-cell office:value-type="string" calcext:value-type="string">
            <text:p>10/03/17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DIGITAL DE VERACRUZ, S.A. DE C.V.</text:p>
          </table:table-cell>
          <table:table-cell office:value-type="string" calcext:value-type="string">
            <text:p>XHP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7</text:p>
          </table:table-cell>
          <table:table-cell office:value-type="float" office:value="80640" calcext:value-type="float">
            <text:p>80640</text:p>
          </table:table-cell>
          <table:table-cell office:value-type="string" calcext:value-type="string">
            <text:p>26/01/03</text:p>
          </table:table-cell>
          <table:table-cell office:value-type="string" calcext:value-type="string">
            <text:p>25/01/15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EQT, S.A.</text:p>
          </table:table-cell>
          <table:table-cell office:value-type="string" calcext:value-type="string">
            <text:p>XHQ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9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QT-AM</text:p>
          </table:table-cell>
          <table:table-cell table:style-name="Default"/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MODULADA TROPICAL, S.A. DE C.V.</text:p>
          </table:table-cell>
          <table:table-cell office:value-type="string" calcext:value-type="string">
            <text:p>XHR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39330" calcext:value-type="float">
            <text:p>39330</text:p>
          </table:table-cell>
          <table:table-cell office:value-type="string" calcext:value-type="string">
            <text:p>21/07/06</text:p>
          </table:table-cell>
          <table:table-cell office:value-type="string" calcext:value-type="string">
            <text:p>20/07/18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IPO, S.A.</text:p>
          </table:table-cell>
          <table:table-cell office:value-type="string" calcext:value-type="string">
            <text:p>XH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3/06/02</text:p>
          </table:table-cell>
          <table:table-cell office:value-type="string" calcext:value-type="string">
            <text:p>12/06/14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REY MÉXICO, S.A.</text:p>
          </table:table-cell>
          <table:table-cell office:value-type="string" calcext:value-type="string">
            <text:p>XHV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92070" calcext:value-type="float">
            <text:p>92070</text:p>
          </table:table-cell>
          <table:table-cell office:value-type="string" calcext:value-type="string">
            <text:p>15/06/08</text:p>
          </table:table-cell>
          <table:table-cell office:value-type="string" calcext:value-type="string">
            <text:p>14/06/20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ADENA RADIODIFUSORA MEXICANA, S.A. DE C.V.</text:p>
          </table:table-cell>
          <table:table-cell office:value-type="string" calcext:value-type="string">
            <text:p>XHWB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ERACRUZ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SIMÓN VALANCI BUZALI</text:p>
          </table:table-cell>
          <table:table-cell office:value-type="string" calcext:value-type="string">
            <text:p>XHV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11/11</text:p>
          </table:table-cell>
          <table:table-cell office:value-type="string" calcext:value-type="string">
            <text:p>31/10/23</text:p>
          </table:table-cell>
          <table:table-cell office:value-type="float" office:value="191125" calcext:value-type="float">
            <text:p>191125</text:p>
          </table:table-cell>
          <table:table-cell office:value-type="float" office:value="960912" calcext:value-type="float">
            <text:p>960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XEJH, S.A. DE C.V.</text:p>
          </table:table-cell>
          <table:table-cell office:value-type="string" calcext:value-type="string">
            <text:p>XHJ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7/03/10</text:p>
          </table:table-cell>
          <table:table-cell office:value-type="string" calcext:value-type="string">
            <text:p>26/03/20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FAVORITA, S.A.</text:p>
          </table:table-cell>
          <table:table-cell office:value-type="string" calcext:value-type="string">
            <text:p>XHG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4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JA, S.A.</text:p>
          </table:table-cell>
          <table:table-cell office:value-type="string" calcext:value-type="string">
            <text:p>XHJ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KL, S.A.</text:p>
          </table:table-cell>
          <table:table-cell office:value-type="string" calcext:value-type="string">
            <text:p>XHK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LA MAQUINA TROPICAL, S.A. DE C.V.</text:p>
          </table:table-cell>
          <table:table-cell office:value-type="string" calcext:value-type="string">
            <text:p>XHO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/04/02</text:p>
          </table:table-cell>
          <table:table-cell office:value-type="string" calcext:value-type="string">
            <text:p>13/04/14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XEOZ, S.A. DE C.V.</text:p>
          </table:table-cell>
          <table:table-cell office:value-type="string" calcext:value-type="string">
            <text:p>XHO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7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OZ-AM</text:p>
          </table:table-cell>
          <table:table-cell table:style-name="Default"/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XHTZ-FM, S.A.</text:p>
          </table:table-cell>
          <table:table-cell office:value-type="string" calcext:value-type="string">
            <text:p>XHT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8/02/04</text:p>
          </table:table-cell>
          <table:table-cell office:value-type="string" calcext:value-type="string">
            <text:p>07/02/16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FRECUENCIA 98, S.A. DE C.V.</text:p>
          </table:table-cell>
          <table:table-cell office:value-type="string" calcext:value-type="string">
            <text:p>XHW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14/04/02</text:p>
          </table:table-cell>
          <table:table-cell office:value-type="string" calcext:value-type="string">
            <text:p>13/04/14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VERACRUZ</text:p>
          </table:table-cell>
          <table:table-cell office:value-type="string" calcext:value-type="string">
            <text:p>XHXA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7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4/05/10</text:p>
          </table:table-cell>
          <table:table-cell office:value-type="string" calcext:value-type="string">
            <text:p>03/05/15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IÓN MODERNA, S.A. DE C.V.</text:p>
          </table:table-cell>
          <table:table-cell office:value-type="string" calcext:value-type="string">
            <text:p>XHZ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XALAPA</text:p>
          </table:table-cell>
          <table:table-cell office:value-type="string" calcext:value-type="string">
            <text:p>VER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UNIVERSIDAD VERACRUZANA</text:p>
          </table:table-cell>
          <table:table-cell office:value-type="string" calcext:value-type="string">
            <text:p>XHRU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8/13</text:p>
          </table:table-cell>
          <table:table-cell office:value-type="string" calcext:value-type="string">
            <text:p>13/08/25</text:p>
          </table:table-cell>
          <table:table-cell office:value-type="float" office:value="193217" calcext:value-type="float">
            <text:p>193217</text:p>
          </table:table-cell>
          <table:table-cell office:value-type="float" office:value="965433" calcext:value-type="float">
            <text:p>965433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string" calcext:value-type="string">
            <text:p>CHEMAX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CH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/07/09</text:p>
          </table:table-cell>
          <table:table-cell office:value-type="string" calcext:value-type="string">
            <text:p>28/07/21</text:p>
          </table:table-cell>
          <table:table-cell office:value-type="float" office:value="203918" calcext:value-type="float">
            <text:p>203918</text:p>
          </table:table-cell>
          <table:table-cell office:value-type="float" office:value="875614" calcext:value-type="float">
            <text:p>87561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ONKA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PUBLICIDAD Y PROMOCIÓN DEL SURESTE, S.A. DE C.V.</text:p>
          </table:table-cell>
          <table:table-cell office:value-type="string" calcext:value-type="string">
            <text:p>XHRR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424" calcext:value-type="float">
            <text:p>210424</text:p>
          </table:table-cell>
          <table:table-cell office:value-type="float" office:value="893115" calcext:value-type="float">
            <text:p>8931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KA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GRUPO RADIODIGITAL SIGLO XXI, S.A. DE C.V.</text:p>
          </table:table-cell>
          <table:table-cell office:value-type="string" calcext:value-type="string">
            <text:p>XHY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1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8/09/13</text:p>
          </table:table-cell>
          <table:table-cell office:value-type="string" calcext:value-type="string">
            <text:p>07/09/25</text:p>
          </table:table-cell>
          <table:table-cell office:value-type="float" office:value="210424" calcext:value-type="float">
            <text:p>210424</text:p>
          </table:table-cell>
          <table:table-cell office:value-type="float" office:value="893115" calcext:value-type="float">
            <text:p>8931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NASIN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ULTIMEDIA DEL SURESTE, S.A. DE C.V.</text:p>
          </table:table-cell>
          <table:table-cell office:value-type="string" calcext:value-type="string">
            <text:p>XHMI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4/09/07</text:p>
          </table:table-cell>
          <table:table-cell office:value-type="string" calcext:value-type="string">
            <text:p>23/09/19</text:p>
          </table:table-cell>
          <table:table-cell office:value-type="float" office:value="205604" calcext:value-type="float">
            <text:p>205604</text:p>
          </table:table-cell>
          <table:table-cell office:value-type="float" office:value="893328" calcext:value-type="float">
            <text:p>8933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NASIN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EN YUCATÁN DEL RADIO, S.A. DE C.V.</text:p>
          </table:table-cell>
          <table:table-cell office:value-type="string" calcext:value-type="string">
            <text:p>XHFC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604" calcext:value-type="float">
            <text:p>205604</text:p>
          </table:table-cell>
          <table:table-cell office:value-type="float" office:value="893328" calcext:value-type="float">
            <text:p>8933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ÉRIDA, S.A.</text:p>
          </table:table-cell>
          <table:table-cell office:value-type="string" calcext:value-type="string">
            <text:p>XHM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3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Es frecuencia adicional de la XEMH-AM</text:p>
          </table:table-cell>
          <table:table-cell table:style-name="Default"/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MVS RADIO DE MÉRIDA, S.A. DE C.V.</text:p>
          </table:table-cell>
          <table:table-cell office:value-type="string" calcext:value-type="string">
            <text:p>XHM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98580" calcext:value-type="float">
            <text:p>98580</text:p>
          </table:table-cell>
          <table:table-cell office:value-type="string" calcext:value-type="string">
            <text:p>25/08/07</text:p>
          </table:table-cell>
          <table:table-cell office:value-type="string" calcext:value-type="string">
            <text:p>24/08/19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MIL DEL SUR, S.A. DE C.V.</text:p>
          </table:table-cell>
          <table:table-cell office:value-type="string" calcext:value-type="string">
            <text:p>XHMY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1</text:p>
          </table:table-cell>
          <table:table-cell office:value-type="float" office:value="2850" calcext:value-type="float">
            <text:p>2850</text:p>
          </table:table-cell>
          <table:table-cell table:style-name="Default" office:value-type="string" calcext:value-type="string">
            <text:p>Es frecuencia adicional de la XEMYL-AM</text:p>
          </table:table-cell>
          <table:table-cell table:style-name="Default"/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TEREO MAYA, S.A. DE C.V.</text:p>
          </table:table-cell>
          <table:table-cell office:value-type="string" calcext:value-type="string">
            <text:p>XHG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7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PARA LA PROTECCIÓN DEL MEDIO NATURAL, A.C.</text:p>
          </table:table-cell>
          <table:table-cell office:value-type="string" calcext:value-type="string">
            <text:p>XHIP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2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1/08/99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MAYAB, S.A.</text:p>
          </table:table-cell>
          <table:table-cell office:value-type="string" calcext:value-type="string">
            <text:p>XHMQ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ÚPER ESTERO PENINSULAR, S.A. DE C.V.</text:p>
          </table:table-cell>
          <table:table-cell office:value-type="string" calcext:value-type="string">
            <text:p>XHMRI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7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3/07/06</text:p>
          </table:table-cell>
          <table:table-cell office:value-type="string" calcext:value-type="string">
            <text:p>22/07/18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IPSE, S.A. DE C.V. </text:p>
          </table:table-cell>
          <table:table-cell office:value-type="string" calcext:value-type="string">
            <text:p>XHM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7/01/10</text:p>
          </table:table-cell>
          <table:table-cell office:value-type="string" calcext:value-type="string">
            <text:p>16/01/20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DEL MAYAB, S.A.</text:p>
          </table:table-cell>
          <table:table-cell office:value-type="string" calcext:value-type="string">
            <text:p>XHPY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ODEROSA, S.A. DE C.V.</text:p>
          </table:table-cell>
          <table:table-cell office:value-type="string" calcext:value-type="string">
            <text:p>XHQ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6/10/10</text:p>
          </table:table-cell>
          <table:table-cell office:value-type="string" calcext:value-type="string">
            <text:p>15/10/20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YUCATÁN</text:p>
          </table:table-cell>
          <table:table-cell office:value-type="string" calcext:value-type="string">
            <text:p>XHRU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9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15/04/03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ROGRESO DE YUCATÁN, S.A. DE C.V.</text:p>
          </table:table-cell>
          <table:table-cell office:value-type="string" calcext:value-type="string">
            <text:p>XHU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1/09/13</text:p>
          </table:table-cell>
          <table:table-cell office:value-type="string" calcext:value-type="string">
            <text:p>31/08/25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TRANSMISORA DEL PACIFICO, S.A. DE C.V.</text:p>
          </table:table-cell>
          <table:table-cell office:value-type="string" calcext:value-type="string">
            <text:p>XHVG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s frecuencia adicional de la XEVG-AM</text:p>
          </table:table-cell>
          <table:table-cell table:style-name="Default"/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INSTITUTO MEXICANO DE LA RADIO</text:p>
          </table:table-cell>
          <table:table-cell office:value-type="string" calcext:value-type="string">
            <text:p>XHYU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9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4/04/11</text:p>
          </table:table-cell>
          <table:table-cell office:value-type="string" calcext:value-type="string">
            <text:p>13/04/23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SIPSE, S.A. DE C.V.</text:p>
          </table:table-cell>
          <table:table-cell office:value-type="string" calcext:value-type="string">
            <text:p>XHYU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9/02/08</text:p>
          </table:table-cell>
          <table:table-cell office:value-type="string" calcext:value-type="string">
            <text:p>18/02/20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TRANSMISORA REGIONAL RADIO FORMULA, S.A. DE C.V.</text:p>
          </table:table-cell>
          <table:table-cell office:value-type="string" calcext:value-type="string">
            <text:p>XH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Z-AM</text:p>
          </table:table-cell>
          <table:table-cell table:style-name="Default"/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ÉRIDA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ECRETARÍA DE EDUCACIÓN PÚBLICA</text:p>
          </table:table-cell>
          <table:table-cell office:value-type="string" calcext:value-type="string">
            <text:p>XHY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2/06/13</text:p>
          </table:table-cell>
          <table:table-cell office:value-type="string" calcext:value-type="string">
            <text:p>11/06/25</text:p>
          </table:table-cell>
          <table:table-cell office:value-type="float" office:value="205804" calcext:value-type="float">
            <text:p>205804</text:p>
          </table:table-cell>
          <table:table-cell office:value-type="float" office:value="893718" calcext:value-type="float">
            <text:p>893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OTU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YUCATÁN</text:p>
          </table:table-cell>
          <table:table-cell office:value-type="string" calcext:value-type="string">
            <text:p>XHMO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12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542" calcext:value-type="float">
            <text:p>210542</text:p>
          </table:table-cell>
          <table:table-cell office:value-type="float" office:value="891659" calcext:value-type="float">
            <text:p>8916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TO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**</text:p>
          </table:table-cell>
          <table:table-cell office:value-type="string" calcext:value-type="string">
            <text:p>COMISIÓN NACIONAL PARA EL DESARROLLO DE LOS PUEBLOS INDIGENAS</text:p>
          </table:table-cell>
          <table:table-cell office:value-type="string" calcext:value-type="string">
            <text:p>XHPE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5.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4/08/87</text:p>
          </table:table-cell>
          <table:table-cell table:style-name="Default" office:value-type="string" calcext:value-type="string">
            <text:p>N.D.</text:p>
          </table:table-cell>
          <table:table-cell office:value-type="float" office:value="200732" calcext:value-type="float">
            <text:p>200732</text:p>
          </table:table-cell>
          <table:table-cell office:value-type="float" office:value="885517" calcext:value-type="float">
            <text:p>88551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MAHI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SM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/07/00</text:p>
          </table:table-cell>
          <table:table-cell office:value-type="string" calcext:value-type="string">
            <text:p>28/07/21</text:p>
          </table:table-cell>
          <table:table-cell office:value-type="float" office:value="205309" calcext:value-type="float">
            <text:p>205309</text:p>
          </table:table-cell>
          <table:table-cell office:value-type="float" office:value="895322" calcext:value-type="float">
            <text:p>8953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N ANTONIO ZODZI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SA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/07/02</text:p>
          </table:table-cell>
          <table:table-cell office:value-type="string" calcext:value-type="string">
            <text:p>28/07/21</text:p>
          </table:table-cell>
          <table:table-cell office:value-type="float" office:value="205256" calcext:value-type="float">
            <text:p>205256</text:p>
          </table:table-cell>
          <table:table-cell office:value-type="float" office:value="893818" calcext:value-type="float">
            <text:p>8938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N PEDRO NOHPAT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TROPIRADIO DEL SURESTE, S.A. DE C.V.</text:p>
          </table:table-cell>
          <table:table-cell office:value-type="string" calcext:value-type="string">
            <text:p>XHYW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7/02/08</text:p>
          </table:table-cell>
          <table:table-cell office:value-type="string" calcext:value-type="string">
            <text:p>06/02/18</text:p>
          </table:table-cell>
          <table:table-cell office:value-type="float" office:value="205657" calcext:value-type="float">
            <text:p>205657</text:p>
          </table:table-cell>
          <table:table-cell office:value-type="float" office:value="893313" calcext:value-type="float">
            <text:p>8933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EMOZON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VALLADOLID, S.A. DE C.V.</text:p>
          </table:table-cell>
          <table:table-cell office:value-type="string" calcext:value-type="string">
            <text:p>XHME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30/11/02</text:p>
          </table:table-cell>
          <table:table-cell office:value-type="string" calcext:value-type="string">
            <text:p>29/11/14</text:p>
          </table:table-cell>
          <table:table-cell office:value-type="float" office:value="204815" calcext:value-type="float">
            <text:p>204815</text:p>
          </table:table-cell>
          <table:table-cell office:value-type="float" office:value="881210" calcext:value-type="float">
            <text:p>88121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IZIMIN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UNIVERSIDAD AUTÓNOMA DE YUCATÁN</text:p>
          </table:table-cell>
          <table:table-cell office:value-type="string" calcext:value-type="string">
            <text:p>XHMI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6/12/00</text:p>
          </table:table-cell>
          <table:table-cell table:style-name="Default" office:value-type="string" calcext:value-type="string">
            <text:p>R</text:p>
          </table:table-cell>
          <table:table-cell office:value-type="float" office:value="210833" calcext:value-type="float">
            <text:p>210833</text:p>
          </table:table-cell>
          <table:table-cell office:value-type="float" office:value="880953" calcext:value-type="float">
            <text:p>88095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IZIMIN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LA VOZ DEL CARIBE, S.A.</text:p>
          </table:table-cell>
          <table:table-cell office:value-type="string" calcext:value-type="string">
            <text:p>XHU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10833" calcext:value-type="float">
            <text:p>210833</text:p>
          </table:table-cell>
          <table:table-cell office:value-type="float" office:value="880953" calcext:value-type="float">
            <text:p>88095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MEDIOS ELECTRÓNICOS DE VALLADOLID, S.A. DE C.V.</text:p>
          </table:table-cell>
          <table:table-cell office:value-type="string" calcext:value-type="string">
            <text:p>XHU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2.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4/02/04</text:p>
          </table:table-cell>
          <table:table-cell office:value-type="string" calcext:value-type="string">
            <text:p>13/02/16</text:p>
          </table:table-cell>
          <table:table-cell office:value-type="float" office:value="204122" calcext:value-type="float">
            <text:p>204122</text:p>
          </table:table-cell>
          <table:table-cell office:value-type="float" office:value="881206" calcext:value-type="float">
            <text:p>8812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YAXCOPOIL</text:p>
          </table:table-cell>
          <table:table-cell office:value-type="string" calcext:value-type="string">
            <text:p>YU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COMISIÓN NACIONAL PARA EL DESARROLLO DE LOS PUEBLOS INDÍGENAS</text:p>
          </table:table-cell>
          <table:table-cell office:value-type="string" calcext:value-type="string">
            <text:p>XHYAX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/07/02</text:p>
          </table:table-cell>
          <table:table-cell office:value-type="string" calcext:value-type="string">
            <text:p>28/07/21</text:p>
          </table:table-cell>
          <table:table-cell office:value-type="float" office:value="204407" calcext:value-type="float">
            <text:p>204407</text:p>
          </table:table-cell>
          <table:table-cell office:value-type="float" office:value="894400" calcext:value-type="float">
            <text:p>8944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EMA 690 AM, S.A. DE C.V.</text:p>
          </table:table-cell>
          <table:table-cell office:value-type="string" calcext:value-type="string">
            <text:p>XHEM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7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MA-AM</text:p>
          </table:table-cell>
          <table:table-cell table:style-name="Default"/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 XEQS 930 AM, S.A. DE C.V.</text:p>
          </table:table-cell>
          <table:table-cell office:value-type="string" calcext:value-type="string">
            <text:p>XHQ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11/08/08</text:p>
          </table:table-cell>
          <table:table-cell office:value-type="string" calcext:value-type="string">
            <text:p>10/08/20</text:p>
          </table:table-cell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JUANA GALLEGOS ROJAS</text:p>
          </table:table-cell>
          <table:table-cell office:value-type="string" calcext:value-type="string">
            <text:p>XHE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3/07/04</text:p>
          </table:table-cell>
          <table:table-cell office:value-type="string" calcext:value-type="string">
            <text:p>02/07/16</text:p>
          </table:table-cell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DIFUSORA XHFRE 100.5 FM, S.A. DE C.V.</text:p>
          </table:table-cell>
          <table:table-cell office:value-type="string" calcext:value-type="string">
            <text:p>XHFR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0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7/07/08</text:p>
          </table:table-cell>
          <table:table-cell office:value-type="string" calcext:value-type="string">
            <text:p>26/07/20</text:p>
          </table:table-cell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SUCN. DE JUANA GALLEGOS ROJAS</text:p>
          </table:table-cell>
          <table:table-cell office:value-type="string" calcext:value-type="string">
            <text:p>XHI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3.3</text:p>
          </table:table-cell>
          <table:table-cell office:value-type="float" office:value="32270" calcext:value-type="float">
            <text:p>32270</text:p>
          </table:table-cell>
          <table:table-cell office:value-type="string" calcext:value-type="string">
            <text:p>20/07/10</text:p>
          </table:table-cell>
          <table:table-cell office:value-type="string" calcext:value-type="string">
            <text:p>19/07/20</text:p>
          </table:table-cell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LLA ZACATECANA, S.A. DE C.V.</text:p>
          </table:table-cell>
          <table:table-cell office:value-type="string" calcext:value-type="string">
            <text:p>XHYQ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5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1/09/08</text:p>
          </table:table-cell>
          <table:table-cell office:value-type="string" calcext:value-type="string">
            <text:p>20/09/20</text:p>
          </table:table-cell>
          <table:table-cell office:value-type="float" office:value="231032" calcext:value-type="float">
            <text:p>231032</text:p>
          </table:table-cell>
          <table:table-cell office:value-type="float" office:value="1025203" calcext:value-type="float">
            <text:p>1025203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FRESNILLO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JOSEFINA REYES SAHAGÚN</text:p>
          </table:table-cell>
          <table:table-cell office:value-type="string" calcext:value-type="string">
            <text:p>XHRRA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224510" calcext:value-type="float">
            <text:p>224510</text:p>
          </table:table-cell>
          <table:table-cell office:value-type="float" office:value="1023028" calcext:value-type="float">
            <text:p>1023028</text:p>
          </table:table-cell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UAN ENRÍQUEZ RIVERA</text:p>
          </table:table-cell>
          <table:table-cell office:value-type="string" calcext:value-type="string">
            <text:p>XHGA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4.7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/04/06</text:p>
          </table:table-cell>
          <table:table-cell office:value-type="string" calcext:value-type="string">
            <text:p>25/04/18</text:p>
          </table:table-cell>
          <table:table-cell office:value-type="float" office:value="224510" calcext:value-type="float">
            <text:p>224510</text:p>
          </table:table-cell>
          <table:table-cell office:value-type="float" office:value="1023028" calcext:value-type="float">
            <text:p>1023028</text:p>
          </table:table-cell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GUADALUPE VICTORIA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RADIO ALEGRÍA DE TLALTENANGO, S.A. DE C.V.</text:p>
          </table:table-cell>
          <table:table-cell office:value-type="string" calcext:value-type="string">
            <text:p>XHTGO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1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string" calcext:value-type="string">
            <text:p>Cambio de frecuencia de la estación XETGO-AM</text:p>
          </table:table-cell>
          <table:table-cell table:style-name="Default"/>
          <table:table-cell office:value-type="float" office:value="214943" calcext:value-type="float">
            <text:p>214943</text:p>
          </table:table-cell>
          <table:table-cell office:value-type="float" office:value="1031700" calcext:value-type="float">
            <text:p>1031700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JALPA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COMUNICACIÓN INSTANTÁNEA, S.A. DE C.V.</text:p>
          </table:table-cell>
          <table:table-cell office:value-type="string" calcext:value-type="string">
            <text:p>XHFP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8.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6/11/04</text:p>
          </table:table-cell>
          <table:table-cell office:value-type="string" calcext:value-type="string">
            <text:p>25/11/16</text:p>
          </table:table-cell>
          <table:table-cell office:value-type="float" office:value="213753" calcext:value-type="float">
            <text:p>213753</text:p>
          </table:table-cell>
          <table:table-cell office:value-type="float" office:value="1025846" calcext:value-type="float">
            <text:p>1025846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JALPA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P)*</text:p>
          </table:table-cell>
          <table:table-cell office:value-type="string" calcext:value-type="string">
            <text:p>JOSEFINA REYES SAHAGÚN</text:p>
          </table:table-cell>
          <table:table-cell office:value-type="string" calcext:value-type="string">
            <text:p>XHJR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5.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/11/11</text:p>
          </table:table-cell>
          <table:table-cell office:value-type="string" calcext:value-type="string">
            <text:p>29/11/23</text:p>
          </table:table-cell>
          <table:table-cell office:value-type="float" office:value="213753" calcext:value-type="float">
            <text:p>213753</text:p>
          </table:table-cell>
          <table:table-cell office:value-type="float" office:value="1025846" calcext:value-type="float">
            <text:p>1025846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string" calcext:value-type="string">
            <text:p>JEREZ DE GARCÍA SALINAS 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ARNOLDO RODRÍGUEZ ZERMEÑO </text:p>
          </table:table-cell>
          <table:table-cell office:value-type="string" calcext:value-type="string">
            <text:p>XHXM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9/03/08</text:p>
          </table:table-cell>
          <table:table-cell office:value-type="string" calcext:value-type="string">
            <text:p>08/03/18</text:p>
          </table:table-cell>
          <table:table-cell office:value-type="float" office:value="223855" calcext:value-type="float">
            <text:p>223855</text:p>
          </table:table-cell>
          <table:table-cell office:value-type="float" office:value="1025925" calcext:value-type="float">
            <text:p>102592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JEREZ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JR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0.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1/08/12</text:p>
          </table:table-cell>
          <table:table-cell office:value-type="string" calcext:value-type="string">
            <text:p>31/07/24</text:p>
          </table:table-cell>
          <table:table-cell office:value-type="float" office:value="223855" calcext:value-type="float">
            <text:p>223855</text:p>
          </table:table-cell>
          <table:table-cell office:value-type="float" office:value="1025925" calcext:value-type="float">
            <text:p>102592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DIFUSORAS DE ZACATECAS, S.A.</text:p>
          </table:table-cell>
          <table:table-cell office:value-type="string" calcext:value-type="string">
            <text:p>XHZ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34921" calcext:value-type="float">
            <text:p>234921</text:p>
          </table:table-cell>
          <table:table-cell office:value-type="float" office:value="1030211" calcext:value-type="float">
            <text:p>1030211</text:p>
          </table:table-cell>
          <table:table-cell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JOSÉ JESÚS JAQUEZ ACUÑA</text:p>
          </table:table-cell>
          <table:table-cell office:value-type="string" calcext:value-type="string">
            <text:p>XHEP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9.9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16/11/07</text:p>
          </table:table-cell>
          <table:table-cell office:value-type="string" calcext:value-type="string">
            <text:p>15/11/17</text:p>
          </table:table-cell>
          <table:table-cell office:value-type="float" office:value="224618" calcext:value-type="float">
            <text:p>224618</text:p>
          </table:table-cell>
          <table:table-cell office:value-type="float" office:value="1023431" calcext:value-type="float">
            <text:p>1023431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DIO PUBLICIDAD ZACATECANA, S.A. DE C.V.</text:p>
          </table:table-cell>
          <table:table-cell office:value-type="string" calcext:value-type="string">
            <text:p>XHL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106.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4/07/04</text:p>
          </table:table-cell>
          <table:table-cell office:value-type="string" calcext:value-type="string">
            <text:p>03/07/16</text:p>
          </table:table-cell>
          <table:table-cell office:value-type="float" office:value="224618" calcext:value-type="float">
            <text:p>224618</text:p>
          </table:table-cell>
          <table:table-cell office:value-type="float" office:value="1023431" calcext:value-type="float">
            <text:p>1023431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XEZAZ-AM, S.A. DE C.V.</text:p>
          </table:table-cell>
          <table:table-cell office:value-type="string" calcext:value-type="string">
            <text:p>XHZA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9.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30/11/04</text:p>
          </table:table-cell>
          <table:table-cell office:value-type="string" calcext:value-type="string">
            <text:p>29/11/16</text:p>
          </table:table-cell>
          <table:table-cell office:value-type="float" office:value="224618" calcext:value-type="float">
            <text:p>224618</text:p>
          </table:table-cell>
          <table:table-cell office:value-type="float" office:value="1023431" calcext:value-type="float">
            <text:p>1023431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**</text:p>
          </table:table-cell>
          <table:table-cell office:value-type="string" calcext:value-type="string">
            <text:p>RAZA PUBLICIDAD, S.A. DE C.V.</text:p>
          </table:table-cell>
          <table:table-cell office:value-type="string" calcext:value-type="string">
            <text:p>XHEX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3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/03/10</text:p>
          </table:table-cell>
          <table:table-cell office:value-type="string" calcext:value-type="string">
            <text:p>01/03/20</text:p>
          </table:table-cell>
          <table:table-cell office:value-type="float" office:value="224618" calcext:value-type="float">
            <text:p>224618</text:p>
          </table:table-cell>
          <table:table-cell office:value-type="float" office:value="1023431" calcext:value-type="float">
            <text:p>1023431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ZACATECAS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JUAN ENRÍQUEZ RIVERA</text:p>
          </table:table-cell>
          <table:table-cell office:value-type="string" calcext:value-type="string">
            <text:p>XHZ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1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/04/06</text:p>
          </table:table-cell>
          <table:table-cell office:value-type="string" calcext:value-type="string">
            <text:p>25/04/18</text:p>
          </table:table-cell>
          <table:table-cell office:value-type="float" office:value="224618" calcext:value-type="float">
            <text:p>224618</text:p>
          </table:table-cell>
          <table:table-cell office:value-type="float" office:value="1023431" calcext:value-type="float">
            <text:p>1023431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string" calcext:value-type="string">
            <text:p>ZACATECAS (CERRO DE LA VIRGEN)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RNOLDO RODRÍGUEZ ZERMEÑO</text:p>
          </table:table-cell>
          <table:table-cell office:value-type="string" calcext:value-type="string">
            <text:p>XHZ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6.5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4/06/05</text:p>
          </table:table-cell>
          <table:table-cell office:value-type="string" calcext:value-type="string">
            <text:p>03/06/17</text:p>
          </table:table-cell>
          <table:table-cell office:value-type="float" office:value="224406" calcext:value-type="float">
            <text:p>224406</text:p>
          </table:table-cell>
          <table:table-cell office:value-type="float" office:value="1023355" calcext:value-type="float">
            <text:p>1023355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wiki</text:p>
          </table:table-cell>
        </table:table-row>
        <table:table-row table:style-name="ro1">
          <table:table-cell office:value-type="string" calcext:value-type="string">
            <text:p>ZACATECAS (CERRO DE LA VIRGEN)</text:p>
          </table:table-cell>
          <table:table-cell office:value-type="string" calcext:value-type="string">
            <text:p>ZAC.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GOBIERNO DEL ESTADO DE ZACATECAS</text:p>
          </table:table-cell>
          <table:table-cell office:value-type="string" calcext:value-type="string">
            <text:p>XHZH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97.9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15/11/05</text:p>
          </table:table-cell>
          <table:table-cell office:value-type="string" calcext:value-type="string">
            <text:p>14/11/17</text:p>
          </table:table-cell>
          <table:table-cell office:value-type="float" office:value="224406" calcext:value-type="float">
            <text:p>224406</text:p>
          </table:table-cell>
          <table:table-cell office:value-type="float" office:value="1023355" calcext:value-type="float">
            <text:p>1023355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wi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17311" meta:object-count="0"/>
  </office:meta>
</office:document-meta>
</file>